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5.111cm" style:rel-column-width="58251*"/>
    </style:style>
    <style:style style:name="Tabela1.B" style:family="table-column">
      <style:table-column-properties style:column-width="1.889cm" style:rel-column-width="7284*"/>
    </style:style>
    <style:style style:name="Tabela1.A1" style:family="table-cell">
      <style:table-cell-properties style:vertical-align="middle"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5.111cm" style:rel-column-width="58251*"/>
    </style:style>
    <style:style style:name="Tabela2.B" style:family="table-column">
      <style:table-column-properties style:column-width="1.889cm" style:rel-column-width="7284*"/>
    </style:style>
    <style:style style:name="Tabela2.A1" style:family="table-cell">
      <style:table-cell-properties style:vertical-align="middle"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5.111cm" style:rel-column-width="58251*"/>
    </style:style>
    <style:style style:name="Tabela3.B" style:family="table-column">
      <style:table-column-properties style:column-width="1.889cm" style:rel-column-width="7284*"/>
    </style:style>
    <style:style style:name="Tabela3.A1" style:family="table-cell">
      <style:table-cell-properties style:vertical-align="middle" fo:padding="0.097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5.111cm" style:rel-column-width="58251*"/>
    </style:style>
    <style:style style:name="Tabela4.B" style:family="table-column">
      <style:table-column-properties style:column-width="1.889cm" style:rel-column-width="7284*"/>
    </style:style>
    <style:style style:name="Tabela4.A1" style:family="table-cell">
      <style:table-cell-properties style:vertical-align="middle" fo:padding="0.097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5.111cm" style:rel-column-width="58251*"/>
    </style:style>
    <style:style style:name="Tabela5.B" style:family="table-column">
      <style:table-column-properties style:column-width="1.889cm" style:rel-column-width="7284*"/>
    </style:style>
    <style:style style:name="Tabela5.A1" style:family="table-cell">
      <style:table-cell-properties style:vertical-align="middle" fo:padding="0.097cm" fo:border="non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5.111cm" style:rel-column-width="58251*"/>
    </style:style>
    <style:style style:name="Tabela6.B" style:family="table-column">
      <style:table-column-properties style:column-width="1.889cm" style:rel-column-width="7284*"/>
    </style:style>
    <style:style style:name="Tabela6.A1" style:family="table-cell">
      <style:table-cell-properties style:vertical-align="middle" fo:padding="0.097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5.111cm" style:rel-column-width="58251*"/>
    </style:style>
    <style:style style:name="Tabela7.B" style:family="table-column">
      <style:table-column-properties style:column-width="1.889cm" style:rel-column-width="7284*"/>
    </style:style>
    <style:style style:name="Tabela7.A1" style:family="table-cell">
      <style:table-cell-properties style:vertical-align="middle" fo:padding="0.097cm" fo:border="non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5.111cm" style:rel-column-width="58251*"/>
    </style:style>
    <style:style style:name="Tabela8.B" style:family="table-column">
      <style:table-column-properties style:column-width="1.889cm" style:rel-column-width="7284*"/>
    </style:style>
    <style:style style:name="Tabela8.A1" style:family="table-cell">
      <style:table-cell-properties style:vertical-align="middle" fo:padding="0.097cm" fo:border="non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5.111cm" style:rel-column-width="58251*"/>
    </style:style>
    <style:style style:name="Tabela9.B" style:family="table-column">
      <style:table-column-properties style:column-width="1.889cm" style:rel-column-width="7284*"/>
    </style:style>
    <style:style style:name="Tabela9.A1" style:family="table-cell">
      <style:table-cell-properties style:vertical-align="middle" fo:padding="0.097cm" fo:border="non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5.111cm" style:rel-column-width="58251*"/>
    </style:style>
    <style:style style:name="Tabela10.B" style:family="table-column">
      <style:table-column-properties style:column-width="1.889cm" style:rel-column-width="7284*"/>
    </style:style>
    <style:style style:name="Tabela10.A1" style:family="table-cell">
      <style:table-cell-properties style:vertical-align="middle" fo:padding="0.097cm" fo:border="non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5.111cm" style:rel-column-width="58251*"/>
    </style:style>
    <style:style style:name="Tabela11.B" style:family="table-column">
      <style:table-column-properties style:column-width="1.889cm" style:rel-column-width="7284*"/>
    </style:style>
    <style:style style:name="Tabela11.A1" style:family="table-cell">
      <style:table-cell-properties style:vertical-align="middle" fo:padding="0.097cm" fo:border="none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5.111cm" style:rel-column-width="58251*"/>
    </style:style>
    <style:style style:name="Tabela12.B" style:family="table-column">
      <style:table-column-properties style:column-width="1.889cm" style:rel-column-width="7284*"/>
    </style:style>
    <style:style style:name="Tabela12.A1" style:family="table-cell">
      <style:table-cell-properties style:vertical-align="middle" fo:padding="0.097cm" fo:border="none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5.111cm" style:rel-column-width="58251*"/>
    </style:style>
    <style:style style:name="Tabela13.B" style:family="table-column">
      <style:table-column-properties style:column-width="1.889cm" style:rel-column-width="7284*"/>
    </style:style>
    <style:style style:name="Tabela13.A1" style:family="table-cell">
      <style:table-cell-properties style:vertical-align="middle" fo:padding="0.097cm" fo:border="none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5.111cm" style:rel-column-width="58251*"/>
    </style:style>
    <style:style style:name="Tabela14.B" style:family="table-column">
      <style:table-column-properties style:column-width="1.889cm" style:rel-column-width="7284*"/>
    </style:style>
    <style:style style:name="Tabela14.A1" style:family="table-cell">
      <style:table-cell-properties style:vertical-align="middle" fo:padding="0.097cm" fo:border="none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5.111cm" style:rel-column-width="58251*"/>
    </style:style>
    <style:style style:name="Tabela15.B" style:family="table-column">
      <style:table-column-properties style:column-width="1.889cm" style:rel-column-width="7284*"/>
    </style:style>
    <style:style style:name="Tabela15.A1" style:family="table-cell">
      <style:table-cell-properties style:vertical-align="middle" fo:padding="0.097cm" fo:border="none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15.111cm" style:rel-column-width="58251*"/>
    </style:style>
    <style:style style:name="Tabela16.B" style:family="table-column">
      <style:table-column-properties style:column-width="1.889cm" style:rel-column-width="7284*"/>
    </style:style>
    <style:style style:name="Tabela16.A1" style:family="table-cell">
      <style:table-cell-properties style:vertical-align="middle" fo:padding="0.097cm" fo:border="none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5.111cm" style:rel-column-width="58251*"/>
    </style:style>
    <style:style style:name="Tabela17.B" style:family="table-column">
      <style:table-column-properties style:column-width="1.889cm" style:rel-column-width="7284*"/>
    </style:style>
    <style:style style:name="Tabela17.A1" style:family="table-cell">
      <style:table-cell-properties style:vertical-align="middle" fo:padding="0.097cm" fo:border="none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15.111cm" style:rel-column-width="58251*"/>
    </style:style>
    <style:style style:name="Tabela18.B" style:family="table-column">
      <style:table-column-properties style:column-width="1.889cm" style:rel-column-width="7284*"/>
    </style:style>
    <style:style style:name="Tabela18.A1" style:family="table-cell">
      <style:table-cell-properties style:vertical-align="middle" fo:padding="0.097cm" fo:border="none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15.111cm" style:rel-column-width="58251*"/>
    </style:style>
    <style:style style:name="Tabela19.B" style:family="table-column">
      <style:table-column-properties style:column-width="1.889cm" style:rel-column-width="7284*"/>
    </style:style>
    <style:style style:name="Tabela19.A1" style:family="table-cell">
      <style:table-cell-properties style:vertical-align="middle" fo:padding="0.097cm" fo:border="none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15.111cm" style:rel-column-width="58251*"/>
    </style:style>
    <style:style style:name="Tabela20.B" style:family="table-column">
      <style:table-column-properties style:column-width="1.889cm" style:rel-column-width="7284*"/>
    </style:style>
    <style:style style:name="Tabela20.A1" style:family="table-cell">
      <style:table-cell-properties style:vertical-align="middle" fo:padding="0.097cm" fo:border="none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15.111cm" style:rel-column-width="58251*"/>
    </style:style>
    <style:style style:name="Tabela21.B" style:family="table-column">
      <style:table-column-properties style:column-width="1.889cm" style:rel-column-width="7284*"/>
    </style:style>
    <style:style style:name="Tabela21.A1" style:family="table-cell">
      <style:table-cell-properties style:vertical-align="middle" fo:padding="0.097cm" fo:border="none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15.111cm" style:rel-column-width="58251*"/>
    </style:style>
    <style:style style:name="Tabela22.B" style:family="table-column">
      <style:table-column-properties style:column-width="1.889cm" style:rel-column-width="7284*"/>
    </style:style>
    <style:style style:name="Tabela22.A1" style:family="table-cell">
      <style:table-cell-properties style:vertical-align="middle" fo:padding="0.097cm" fo:border="none"/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15.111cm" style:rel-column-width="58251*"/>
    </style:style>
    <style:style style:name="Tabela23.B" style:family="table-column">
      <style:table-column-properties style:column-width="1.889cm" style:rel-column-width="7284*"/>
    </style:style>
    <style:style style:name="Tabela23.A1" style:family="table-cell">
      <style:table-cell-properties style:vertical-align="middle" fo:padding="0.097cm" fo:border="none"/>
    </style:style>
    <style:style style:name="Tabela24" style:family="table">
      <style:table-properties style:width="17cm" table:align="margins"/>
    </style:style>
    <style:style style:name="Tabela24.A" style:family="table-column">
      <style:table-column-properties style:column-width="15.111cm" style:rel-column-width="58251*"/>
    </style:style>
    <style:style style:name="Tabela24.B" style:family="table-column">
      <style:table-column-properties style:column-width="1.889cm" style:rel-column-width="7284*"/>
    </style:style>
    <style:style style:name="Tabela24.A1" style:family="table-cell">
      <style:table-cell-properties style:vertical-align="middle" fo:padding="0.097cm" fo:border="none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15.111cm" style:rel-column-width="58251*"/>
    </style:style>
    <style:style style:name="Tabela25.B" style:family="table-column">
      <style:table-column-properties style:column-width="1.889cm" style:rel-column-width="7284*"/>
    </style:style>
    <style:style style:name="Tabela25.A1" style:family="table-cell">
      <style:table-cell-properties style:vertical-align="middle" fo:padding="0.097cm" fo:border="none"/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15.111cm" style:rel-column-width="58251*"/>
    </style:style>
    <style:style style:name="Tabela26.B" style:family="table-column">
      <style:table-column-properties style:column-width="1.889cm" style:rel-column-width="7284*"/>
    </style:style>
    <style:style style:name="Tabela26.A1" style:family="table-cell">
      <style:table-cell-properties style:vertical-align="middle" fo:padding="0.097cm" fo:border="none"/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15.111cm" style:rel-column-width="58251*"/>
    </style:style>
    <style:style style:name="Tabela27.B" style:family="table-column">
      <style:table-column-properties style:column-width="1.889cm" style:rel-column-width="7284*"/>
    </style:style>
    <style:style style:name="Tabela27.A1" style:family="table-cell">
      <style:table-cell-properties style:vertical-align="middle" fo:padding="0.097cm" fo:border="none"/>
    </style:style>
    <style:style style:name="Tabela28" style:family="table">
      <style:table-properties style:width="17cm" table:align="margins"/>
    </style:style>
    <style:style style:name="Tabela28.A" style:family="table-column">
      <style:table-column-properties style:column-width="15.111cm" style:rel-column-width="58251*"/>
    </style:style>
    <style:style style:name="Tabela28.B" style:family="table-column">
      <style:table-column-properties style:column-width="1.889cm" style:rel-column-width="7284*"/>
    </style:style>
    <style:style style:name="Tabela28.A1" style:family="table-cell">
      <style:table-cell-properties style:vertical-align="middle" fo:padding="0.097cm" fo:border="none"/>
    </style:style>
    <style:style style:name="Tabela29" style:family="table">
      <style:table-properties style:width="17cm" table:align="margins"/>
    </style:style>
    <style:style style:name="Tabela29.A" style:family="table-column">
      <style:table-column-properties style:column-width="15.111cm" style:rel-column-width="58251*"/>
    </style:style>
    <style:style style:name="Tabela29.B" style:family="table-column">
      <style:table-column-properties style:column-width="1.889cm" style:rel-column-width="7284*"/>
    </style:style>
    <style:style style:name="Tabela29.A1" style:family="table-cell">
      <style:table-cell-properties style:vertical-align="middle" fo:padding="0.097cm" fo:border="none"/>
    </style:style>
    <style:style style:name="Tabela30" style:family="table">
      <style:table-properties style:width="17cm" table:align="margins"/>
    </style:style>
    <style:style style:name="Tabela30.A" style:family="table-column">
      <style:table-column-properties style:column-width="15.111cm" style:rel-column-width="58251*"/>
    </style:style>
    <style:style style:name="Tabela30.B" style:family="table-column">
      <style:table-column-properties style:column-width="1.889cm" style:rel-column-width="7284*"/>
    </style:style>
    <style:style style:name="Tabela30.A1" style:family="table-cell">
      <style:table-cell-properties style:vertical-align="middle" fo:padding="0.097cm" fo:border="none"/>
    </style:style>
    <style:style style:name="Tabela31" style:family="table">
      <style:table-properties style:width="17cm" table:align="margins"/>
    </style:style>
    <style:style style:name="Tabela31.A" style:family="table-column">
      <style:table-column-properties style:column-width="15.111cm" style:rel-column-width="58251*"/>
    </style:style>
    <style:style style:name="Tabela31.B" style:family="table-column">
      <style:table-column-properties style:column-width="1.889cm" style:rel-column-width="7284*"/>
    </style:style>
    <style:style style:name="Tabela31.A1" style:family="table-cell">
      <style:table-cell-properties style:vertical-align="middle" fo:padding="0.097cm" fo:border="none"/>
    </style:style>
    <style:style style:name="Tabela32" style:family="table">
      <style:table-properties style:width="17cm" table:align="margins"/>
    </style:style>
    <style:style style:name="Tabela32.A" style:family="table-column">
      <style:table-column-properties style:column-width="15.111cm" style:rel-column-width="58251*"/>
    </style:style>
    <style:style style:name="Tabela32.B" style:family="table-column">
      <style:table-column-properties style:column-width="1.889cm" style:rel-column-width="7284*"/>
    </style:style>
    <style:style style:name="Tabela32.A1" style:family="table-cell">
      <style:table-cell-properties style:vertical-align="middle" fo:padding="0.097cm" fo:border="none"/>
    </style:style>
    <style:style style:name="Tabela33" style:family="table">
      <style:table-properties style:width="17cm" table:align="margins"/>
    </style:style>
    <style:style style:name="Tabela33.A" style:family="table-column">
      <style:table-column-properties style:column-width="15.111cm" style:rel-column-width="58251*"/>
    </style:style>
    <style:style style:name="Tabela33.B" style:family="table-column">
      <style:table-column-properties style:column-width="1.889cm" style:rel-column-width="7284*"/>
    </style:style>
    <style:style style:name="Tabela33.A1" style:family="table-cell">
      <style:table-cell-properties style:vertical-align="middle" fo:padding="0.097cm" fo:border="none"/>
    </style:style>
    <style:style style:name="Tabela34" style:family="table">
      <style:table-properties style:width="17cm" table:align="margins"/>
    </style:style>
    <style:style style:name="Tabela34.A" style:family="table-column">
      <style:table-column-properties style:column-width="15.111cm" style:rel-column-width="58251*"/>
    </style:style>
    <style:style style:name="Tabela34.B" style:family="table-column">
      <style:table-column-properties style:column-width="1.889cm" style:rel-column-width="7284*"/>
    </style:style>
    <style:style style:name="Tabela34.A1" style:family="table-cell">
      <style:table-cell-properties style:vertical-align="middle" fo:padding="0.097cm" fo:border="none"/>
    </style:style>
    <style:style style:name="Tabela35" style:family="table">
      <style:table-properties style:width="17cm" table:align="margins"/>
    </style:style>
    <style:style style:name="Tabela35.A" style:family="table-column">
      <style:table-column-properties style:column-width="15.111cm" style:rel-column-width="58251*"/>
    </style:style>
    <style:style style:name="Tabela35.B" style:family="table-column">
      <style:table-column-properties style:column-width="1.889cm" style:rel-column-width="7284*"/>
    </style:style>
    <style:style style:name="Tabela35.A1" style:family="table-cell">
      <style:table-cell-properties style:vertical-align="middle" fo:padding="0.097cm" fo:border="none"/>
    </style:style>
    <style:style style:name="Tabela36" style:family="table">
      <style:table-properties style:width="17cm" table:align="margins"/>
    </style:style>
    <style:style style:name="Tabela36.A" style:family="table-column">
      <style:table-column-properties style:column-width="15.111cm" style:rel-column-width="58251*"/>
    </style:style>
    <style:style style:name="Tabela36.B" style:family="table-column">
      <style:table-column-properties style:column-width="1.889cm" style:rel-column-width="7284*"/>
    </style:style>
    <style:style style:name="Tabela36.A1" style:family="table-cell">
      <style:table-cell-properties style:vertical-align="middle" fo:padding="0.097cm" fo:border="none"/>
    </style:style>
    <style:style style:name="Tabela37" style:family="table">
      <style:table-properties style:width="17cm" table:align="margins"/>
    </style:style>
    <style:style style:name="Tabela37.A" style:family="table-column">
      <style:table-column-properties style:column-width="15.111cm" style:rel-column-width="58251*"/>
    </style:style>
    <style:style style:name="Tabela37.B" style:family="table-column">
      <style:table-column-properties style:column-width="1.889cm" style:rel-column-width="7284*"/>
    </style:style>
    <style:style style:name="Tabela37.A1" style:family="table-cell">
      <style:table-cell-properties style:vertical-align="middle" fo:padding="0.097cm" fo:border="none"/>
    </style:style>
    <style:style style:name="Tabela38" style:family="table">
      <style:table-properties style:width="17cm" table:align="margins"/>
    </style:style>
    <style:style style:name="Tabela38.A" style:family="table-column">
      <style:table-column-properties style:column-width="15.111cm" style:rel-column-width="58251*"/>
    </style:style>
    <style:style style:name="Tabela38.B" style:family="table-column">
      <style:table-column-properties style:column-width="1.889cm" style:rel-column-width="7284*"/>
    </style:style>
    <style:style style:name="Tabela38.A1" style:family="table-cell">
      <style:table-cell-properties style:vertical-align="middle" fo:padding="0.097cm" fo:border="none"/>
    </style:style>
    <style:style style:name="Tabela39" style:family="table">
      <style:table-properties style:width="17cm" table:align="margins"/>
    </style:style>
    <style:style style:name="Tabela39.A" style:family="table-column">
      <style:table-column-properties style:column-width="15.111cm" style:rel-column-width="58251*"/>
    </style:style>
    <style:style style:name="Tabela39.B" style:family="table-column">
      <style:table-column-properties style:column-width="1.889cm" style:rel-column-width="7284*"/>
    </style:style>
    <style:style style:name="Tabela39.A1" style:family="table-cell">
      <style:table-cell-properties style:vertical-align="middle" fo:padding="0.097cm" fo:border="none"/>
    </style:style>
    <style:style style:name="Tabela40" style:family="table">
      <style:table-properties style:width="17cm" table:align="margins"/>
    </style:style>
    <style:style style:name="Tabela40.A" style:family="table-column">
      <style:table-column-properties style:column-width="15.111cm" style:rel-column-width="58251*"/>
    </style:style>
    <style:style style:name="Tabela40.B" style:family="table-column">
      <style:table-column-properties style:column-width="1.889cm" style:rel-column-width="7284*"/>
    </style:style>
    <style:style style:name="Tabela40.A1" style:family="table-cell">
      <style:table-cell-properties style:vertical-align="middle" fo:padding="0.097cm" fo:border="none"/>
    </style:style>
    <style:style style:name="Tabela41" style:family="table">
      <style:table-properties style:width="17cm" table:align="margins"/>
    </style:style>
    <style:style style:name="Tabela41.A" style:family="table-column">
      <style:table-column-properties style:column-width="15.111cm" style:rel-column-width="58251*"/>
    </style:style>
    <style:style style:name="Tabela41.B" style:family="table-column">
      <style:table-column-properties style:column-width="1.889cm" style:rel-column-width="7284*"/>
    </style:style>
    <style:style style:name="Tabela41.A1" style:family="table-cell">
      <style:table-cell-properties style:vertical-align="middle" fo:padding="0.097cm" fo:border="none"/>
    </style:style>
    <style:style style:name="Tabela42" style:family="table">
      <style:table-properties style:width="17cm" table:align="margins"/>
    </style:style>
    <style:style style:name="Tabela42.A" style:family="table-column">
      <style:table-column-properties style:column-width="15.111cm" style:rel-column-width="58251*"/>
    </style:style>
    <style:style style:name="Tabela42.B" style:family="table-column">
      <style:table-column-properties style:column-width="1.889cm" style:rel-column-width="7284*"/>
    </style:style>
    <style:style style:name="Tabela42.A1" style:family="table-cell">
      <style:table-cell-properties style:vertical-align="middle" fo:padding="0.097cm" fo:border="none"/>
    </style:style>
    <style:style style:name="Tabela43" style:family="table">
      <style:table-properties style:width="17cm" table:align="margins"/>
    </style:style>
    <style:style style:name="Tabela43.A" style:family="table-column">
      <style:table-column-properties style:column-width="15.111cm" style:rel-column-width="58251*"/>
    </style:style>
    <style:style style:name="Tabela43.B" style:family="table-column">
      <style:table-column-properties style:column-width="1.889cm" style:rel-column-width="7284*"/>
    </style:style>
    <style:style style:name="Tabela43.A1" style:family="table-cell">
      <style:table-cell-properties style:vertical-align="middle" fo:padding="0.097cm" fo:border="none"/>
    </style:style>
    <style:style style:name="Tabela44" style:family="table">
      <style:table-properties style:width="17cm" table:align="margins"/>
    </style:style>
    <style:style style:name="Tabela44.A" style:family="table-column">
      <style:table-column-properties style:column-width="15.111cm" style:rel-column-width="58251*"/>
    </style:style>
    <style:style style:name="Tabela44.B" style:family="table-column">
      <style:table-column-properties style:column-width="1.889cm" style:rel-column-width="7284*"/>
    </style:style>
    <style:style style:name="Tabela44.A1" style:family="table-cell">
      <style:table-cell-properties style:vertical-align="middle" fo:padding="0.097cm" fo:border="none"/>
    </style:style>
    <style:style style:name="Tabela45" style:family="table">
      <style:table-properties style:width="17cm" table:align="margins"/>
    </style:style>
    <style:style style:name="Tabela45.A" style:family="table-column">
      <style:table-column-properties style:column-width="15.111cm" style:rel-column-width="58251*"/>
    </style:style>
    <style:style style:name="Tabela45.B" style:family="table-column">
      <style:table-column-properties style:column-width="1.889cm" style:rel-column-width="7284*"/>
    </style:style>
    <style:style style:name="Tabela45.A1" style:family="table-cell">
      <style:table-cell-properties style:vertical-align="middle" fo:padding="0.097cm" fo:border="none"/>
    </style:style>
    <style:style style:name="Tabela46" style:family="table">
      <style:table-properties style:width="17cm" table:align="margins"/>
    </style:style>
    <style:style style:name="Tabela46.A" style:family="table-column">
      <style:table-column-properties style:column-width="15.111cm" style:rel-column-width="58251*"/>
    </style:style>
    <style:style style:name="Tabela46.B" style:family="table-column">
      <style:table-column-properties style:column-width="1.889cm" style:rel-column-width="7284*"/>
    </style:style>
    <style:style style:name="Tabela46.A1" style:family="table-cell">
      <style:table-cell-properties style:vertical-align="middle" fo:padding="0.097cm" fo:border="none"/>
    </style:style>
    <style:style style:name="Tabela47" style:family="table">
      <style:table-properties style:width="17cm" table:align="margins"/>
    </style:style>
    <style:style style:name="Tabela47.A" style:family="table-column">
      <style:table-column-properties style:column-width="15.111cm" style:rel-column-width="58251*"/>
    </style:style>
    <style:style style:name="Tabela47.B" style:family="table-column">
      <style:table-column-properties style:column-width="1.889cm" style:rel-column-width="7284*"/>
    </style:style>
    <style:style style:name="Tabela47.A1" style:family="table-cell">
      <style:table-cell-properties style:vertical-align="middle" fo:padding="0.097cm" fo:border="none"/>
    </style:style>
    <style:style style:name="Tabela48" style:family="table">
      <style:table-properties style:width="17cm" table:align="margins"/>
    </style:style>
    <style:style style:name="Tabela48.A" style:family="table-column">
      <style:table-column-properties style:column-width="15.111cm" style:rel-column-width="58251*"/>
    </style:style>
    <style:style style:name="Tabela48.B" style:family="table-column">
      <style:table-column-properties style:column-width="1.889cm" style:rel-column-width="7284*"/>
    </style:style>
    <style:style style:name="Tabela48.A1" style:family="table-cell">
      <style:table-cell-properties style:vertical-align="middle" fo:padding="0.097cm" fo:border="none"/>
    </style:style>
    <style:style style:name="Tabela49" style:family="table">
      <style:table-properties style:width="17cm" table:align="margins"/>
    </style:style>
    <style:style style:name="Tabela49.A" style:family="table-column">
      <style:table-column-properties style:column-width="15.111cm" style:rel-column-width="58251*"/>
    </style:style>
    <style:style style:name="Tabela49.B" style:family="table-column">
      <style:table-column-properties style:column-width="1.889cm" style:rel-column-width="7284*"/>
    </style:style>
    <style:style style:name="Tabela49.A1" style:family="table-cell">
      <style:table-cell-properties style:vertical-align="middle" fo:padding="0.097cm" fo:border="none"/>
    </style:style>
    <style:style style:name="Tabela50" style:family="table">
      <style:table-properties style:width="17cm" table:align="margins"/>
    </style:style>
    <style:style style:name="Tabela50.A" style:family="table-column">
      <style:table-column-properties style:column-width="15.111cm" style:rel-column-width="58251*"/>
    </style:style>
    <style:style style:name="Tabela50.B" style:family="table-column">
      <style:table-column-properties style:column-width="1.889cm" style:rel-column-width="7284*"/>
    </style:style>
    <style:style style:name="Tabela50.A1" style:family="table-cell">
      <style:table-cell-properties style:vertical-align="middle" fo:padding="0.097cm" fo:border="none"/>
    </style:style>
    <style:style style:name="Tabela51" style:family="table">
      <style:table-properties style:width="17cm" table:align="margins"/>
    </style:style>
    <style:style style:name="Tabela51.A" style:family="table-column">
      <style:table-column-properties style:column-width="15.111cm" style:rel-column-width="58251*"/>
    </style:style>
    <style:style style:name="Tabela51.B" style:family="table-column">
      <style:table-column-properties style:column-width="1.889cm" style:rel-column-width="7284*"/>
    </style:style>
    <style:style style:name="Tabela51.A1" style:family="table-cell">
      <style:table-cell-properties style:vertical-align="middle" fo:padding="0.097cm" fo:border="none"/>
    </style:style>
    <style:style style:name="Tabela52" style:family="table">
      <style:table-properties style:width="17cm" table:align="margins"/>
    </style:style>
    <style:style style:name="Tabela52.A" style:family="table-column">
      <style:table-column-properties style:column-width="15.111cm" style:rel-column-width="58251*"/>
    </style:style>
    <style:style style:name="Tabela52.B" style:family="table-column">
      <style:table-column-properties style:column-width="1.889cm" style:rel-column-width="7284*"/>
    </style:style>
    <style:style style:name="Tabela52.A1" style:family="table-cell">
      <style:table-cell-properties style:vertical-align="middle" fo:padding="0.097cm" fo:border="none"/>
    </style:style>
    <style:style style:name="Tabela53" style:family="table">
      <style:table-properties style:width="17cm" table:align="margins"/>
    </style:style>
    <style:style style:name="Tabela53.A" style:family="table-column">
      <style:table-column-properties style:column-width="15.111cm" style:rel-column-width="58251*"/>
    </style:style>
    <style:style style:name="Tabela53.B" style:family="table-column">
      <style:table-column-properties style:column-width="1.889cm" style:rel-column-width="7284*"/>
    </style:style>
    <style:style style:name="Tabela53.A1" style:family="table-cell">
      <style:table-cell-properties style:vertical-align="middle" fo:padding="0.097cm" fo:border="none"/>
    </style:style>
    <style:style style:name="Tabela54" style:family="table">
      <style:table-properties style:width="17cm" table:align="margins"/>
    </style:style>
    <style:style style:name="Tabela54.A" style:family="table-column">
      <style:table-column-properties style:column-width="15.111cm" style:rel-column-width="58251*"/>
    </style:style>
    <style:style style:name="Tabela54.B" style:family="table-column">
      <style:table-column-properties style:column-width="1.889cm" style:rel-column-width="7284*"/>
    </style:style>
    <style:style style:name="Tabela54.A1" style:family="table-cell">
      <style:table-cell-properties style:vertical-align="middle" fo:padding="0.097cm" fo:border="none"/>
    </style:style>
    <style:style style:name="Tabela55" style:family="table">
      <style:table-properties style:width="17cm" table:align="margins"/>
    </style:style>
    <style:style style:name="Tabela55.A" style:family="table-column">
      <style:table-column-properties style:column-width="15.111cm" style:rel-column-width="58251*"/>
    </style:style>
    <style:style style:name="Tabela55.B" style:family="table-column">
      <style:table-column-properties style:column-width="1.889cm" style:rel-column-width="7284*"/>
    </style:style>
    <style:style style:name="Tabela55.A1" style:family="table-cell">
      <style:table-cell-properties style:vertical-align="middle" fo:padding="0.097cm" fo:border="none"/>
    </style:style>
    <style:style style:name="Tabela56" style:family="table">
      <style:table-properties style:width="17cm" table:align="margins"/>
    </style:style>
    <style:style style:name="Tabela56.A" style:family="table-column">
      <style:table-column-properties style:column-width="15.111cm" style:rel-column-width="58251*"/>
    </style:style>
    <style:style style:name="Tabela56.B" style:family="table-column">
      <style:table-column-properties style:column-width="1.889cm" style:rel-column-width="7284*"/>
    </style:style>
    <style:style style:name="Tabela56.A1" style:family="table-cell">
      <style:table-cell-properties style:vertical-align="middle" fo:padding="0.097cm" fo:border="none"/>
    </style:style>
    <style:style style:name="Tabela57" style:family="table">
      <style:table-properties style:width="17cm" table:align="margins"/>
    </style:style>
    <style:style style:name="Tabela57.A" style:family="table-column">
      <style:table-column-properties style:column-width="15.111cm" style:rel-column-width="58251*"/>
    </style:style>
    <style:style style:name="Tabela57.B" style:family="table-column">
      <style:table-column-properties style:column-width="1.889cm" style:rel-column-width="7284*"/>
    </style:style>
    <style:style style:name="Tabela57.A1" style:family="table-cell">
      <style:table-cell-properties style:vertical-align="middle" fo:padding="0.097cm" fo:border="none"/>
    </style:style>
    <style:style style:name="Tabela58" style:family="table">
      <style:table-properties style:width="17cm" table:align="margins"/>
    </style:style>
    <style:style style:name="Tabela58.A" style:family="table-column">
      <style:table-column-properties style:column-width="15.111cm" style:rel-column-width="58251*"/>
    </style:style>
    <style:style style:name="Tabela58.B" style:family="table-column">
      <style:table-column-properties style:column-width="1.889cm" style:rel-column-width="7284*"/>
    </style:style>
    <style:style style:name="Tabela58.A1" style:family="table-cell">
      <style:table-cell-properties style:vertical-align="middle" fo:padding="0.097cm" fo:border="none"/>
    </style:style>
    <style:style style:name="Tabela59" style:family="table">
      <style:table-properties style:width="17cm" table:align="margins"/>
    </style:style>
    <style:style style:name="Tabela59.A" style:family="table-column">
      <style:table-column-properties style:column-width="15.111cm" style:rel-column-width="58251*"/>
    </style:style>
    <style:style style:name="Tabela59.B" style:family="table-column">
      <style:table-column-properties style:column-width="1.889cm" style:rel-column-width="7284*"/>
    </style:style>
    <style:style style:name="Tabela59.A1" style:family="table-cell">
      <style:table-cell-properties style:vertical-align="middle" fo:padding="0.097cm" fo:border="none"/>
    </style:style>
    <style:style style:name="Tabela60" style:family="table">
      <style:table-properties style:width="17cm" table:align="margins"/>
    </style:style>
    <style:style style:name="Tabela60.A" style:family="table-column">
      <style:table-column-properties style:column-width="15.111cm" style:rel-column-width="58251*"/>
    </style:style>
    <style:style style:name="Tabela60.B" style:family="table-column">
      <style:table-column-properties style:column-width="1.889cm" style:rel-column-width="7284*"/>
    </style:style>
    <style:style style:name="Tabela60.A1" style:family="table-cell">
      <style:table-cell-properties style:vertical-align="middle" fo:padding="0.097cm" fo:border="none"/>
    </style:style>
    <style:style style:name="Tabela61" style:family="table">
      <style:table-properties style:width="17cm" table:align="margins"/>
    </style:style>
    <style:style style:name="Tabela61.A" style:family="table-column">
      <style:table-column-properties style:column-width="15.111cm" style:rel-column-width="58251*"/>
    </style:style>
    <style:style style:name="Tabela61.B" style:family="table-column">
      <style:table-column-properties style:column-width="1.889cm" style:rel-column-width="7284*"/>
    </style:style>
    <style:style style:name="Tabela61.A1" style:family="table-cell">
      <style:table-cell-properties style:vertical-align="middle" fo:padding="0.097cm" fo:border="none"/>
    </style:style>
    <style:style style:name="Tabela62" style:family="table">
      <style:table-properties style:width="17cm" table:align="margins"/>
    </style:style>
    <style:style style:name="Tabela62.A" style:family="table-column">
      <style:table-column-properties style:column-width="15.111cm" style:rel-column-width="58251*"/>
    </style:style>
    <style:style style:name="Tabela62.B" style:family="table-column">
      <style:table-column-properties style:column-width="1.889cm" style:rel-column-width="7284*"/>
    </style:style>
    <style:style style:name="Tabela62.A1" style:family="table-cell">
      <style:table-cell-properties style:vertical-align="middle" fo:padding="0.097cm" fo:border="none"/>
    </style:style>
    <style:style style:name="Tabela63" style:family="table">
      <style:table-properties style:width="17cm" table:align="margins"/>
    </style:style>
    <style:style style:name="Tabela63.A" style:family="table-column">
      <style:table-column-properties style:column-width="15.111cm" style:rel-column-width="58251*"/>
    </style:style>
    <style:style style:name="Tabela63.B" style:family="table-column">
      <style:table-column-properties style:column-width="1.889cm" style:rel-column-width="7284*"/>
    </style:style>
    <style:style style:name="Tabela63.A1" style:family="table-cell">
      <style:table-cell-properties style:vertical-align="middle" fo:padding="0.097cm" fo:border="none"/>
    </style:style>
    <style:style style:name="Tabela64" style:family="table">
      <style:table-properties style:width="17cm" table:align="margins"/>
    </style:style>
    <style:style style:name="Tabela64.A" style:family="table-column">
      <style:table-column-properties style:column-width="15.111cm" style:rel-column-width="58251*"/>
    </style:style>
    <style:style style:name="Tabela64.B" style:family="table-column">
      <style:table-column-properties style:column-width="1.889cm" style:rel-column-width="7284*"/>
    </style:style>
    <style:style style:name="Tabela64.A1" style:family="table-cell">
      <style:table-cell-properties style:vertical-align="middle" fo:padding="0.097cm" fo:border="none"/>
    </style:style>
    <style:style style:name="Tabela65" style:family="table">
      <style:table-properties style:width="17cm" table:align="margins"/>
    </style:style>
    <style:style style:name="Tabela65.A" style:family="table-column">
      <style:table-column-properties style:column-width="15.111cm" style:rel-column-width="58251*"/>
    </style:style>
    <style:style style:name="Tabela65.B" style:family="table-column">
      <style:table-column-properties style:column-width="1.889cm" style:rel-column-width="7284*"/>
    </style:style>
    <style:style style:name="Tabela65.A1" style:family="table-cell">
      <style:table-cell-properties style:vertical-align="middle" fo:padding="0.097cm" fo:border="none"/>
    </style:style>
    <style:style style:name="Tabela66" style:family="table">
      <style:table-properties style:width="17cm" table:align="margins"/>
    </style:style>
    <style:style style:name="Tabela66.A" style:family="table-column">
      <style:table-column-properties style:column-width="15.111cm" style:rel-column-width="58251*"/>
    </style:style>
    <style:style style:name="Tabela66.B" style:family="table-column">
      <style:table-column-properties style:column-width="1.889cm" style:rel-column-width="7284*"/>
    </style:style>
    <style:style style:name="Tabela66.A1" style:family="table-cell">
      <style:table-cell-properties style:vertical-align="middle" fo:padding="0.097cm" fo:border="none"/>
    </style:style>
    <style:style style:name="Tabela67" style:family="table">
      <style:table-properties style:width="17cm" table:align="margins"/>
    </style:style>
    <style:style style:name="Tabela67.A" style:family="table-column">
      <style:table-column-properties style:column-width="15.111cm" style:rel-column-width="58251*"/>
    </style:style>
    <style:style style:name="Tabela67.B" style:family="table-column">
      <style:table-column-properties style:column-width="1.889cm" style:rel-column-width="7284*"/>
    </style:style>
    <style:style style:name="Tabela67.A1" style:family="table-cell">
      <style:table-cell-properties style:vertical-align="middle" fo:padding="0.097cm" fo:border="none"/>
    </style:style>
    <style:style style:name="Tabela68" style:family="table">
      <style:table-properties style:width="17cm" table:align="margins"/>
    </style:style>
    <style:style style:name="Tabela68.A" style:family="table-column">
      <style:table-column-properties style:column-width="15.111cm" style:rel-column-width="58251*"/>
    </style:style>
    <style:style style:name="Tabela68.B" style:family="table-column">
      <style:table-column-properties style:column-width="1.889cm" style:rel-column-width="7284*"/>
    </style:style>
    <style:style style:name="Tabela68.A1" style:family="table-cell">
      <style:table-cell-properties style:vertical-align="middle" fo:padding="0.097cm" fo:border="none"/>
    </style:style>
    <style:style style:name="Tabela69" style:family="table">
      <style:table-properties style:width="17cm" table:align="margins"/>
    </style:style>
    <style:style style:name="Tabela69.A" style:family="table-column">
      <style:table-column-properties style:column-width="15.111cm" style:rel-column-width="58251*"/>
    </style:style>
    <style:style style:name="Tabela69.B" style:family="table-column">
      <style:table-column-properties style:column-width="1.889cm" style:rel-column-width="7284*"/>
    </style:style>
    <style:style style:name="Tabela69.A1" style:family="table-cell">
      <style:table-cell-properties style:vertical-align="middle" fo:padding="0.097cm" fo:border="none"/>
    </style:style>
    <style:style style:name="Tabela70" style:family="table">
      <style:table-properties style:width="17cm" table:align="margins"/>
    </style:style>
    <style:style style:name="Tabela70.A" style:family="table-column">
      <style:table-column-properties style:column-width="15.111cm" style:rel-column-width="58251*"/>
    </style:style>
    <style:style style:name="Tabela70.B" style:family="table-column">
      <style:table-column-properties style:column-width="1.889cm" style:rel-column-width="7284*"/>
    </style:style>
    <style:style style:name="Tabela70.A1" style:family="table-cell">
      <style:table-cell-properties style:vertical-align="middle" fo:padding="0.097cm" fo:border="none"/>
    </style:style>
    <style:style style:name="Tabela71" style:family="table">
      <style:table-properties style:width="17cm" table:align="margins"/>
    </style:style>
    <style:style style:name="Tabela71.A" style:family="table-column">
      <style:table-column-properties style:column-width="15.111cm" style:rel-column-width="58251*"/>
    </style:style>
    <style:style style:name="Tabela71.B" style:family="table-column">
      <style:table-column-properties style:column-width="1.889cm" style:rel-column-width="7284*"/>
    </style:style>
    <style:style style:name="Tabela71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56b698"/>
    </style:style>
    <style:style style:name="P3" style:family="paragraph" style:parent-style-name="Standard">
      <style:paragraph-properties fo:text-align="center" style:justify-single-word="false"/>
      <style:text-properties officeooo:paragraph-rsid="00732b8b"/>
    </style:style>
    <style:style style:name="P4" style:family="paragraph" style:parent-style-name="Standard">
      <style:text-properties officeooo:rsid="001f5b2a"/>
    </style:style>
    <style:style style:name="P5" style:family="paragraph" style:parent-style-name="Standard">
      <style:text-properties officeooo:rsid="001f5b2a" officeooo:paragraph-rsid="001f5b2a"/>
    </style:style>
    <style:style style:name="P6" style:family="paragraph" style:parent-style-name="Standard">
      <style:text-properties officeooo:rsid="001f5b2a" officeooo:paragraph-rsid="00234a67"/>
    </style:style>
    <style:style style:name="P7" style:family="paragraph" style:parent-style-name="Standard">
      <style:text-properties officeooo:rsid="001f5b2a" officeooo:paragraph-rsid="0024dc79"/>
    </style:style>
    <style:style style:name="P8" style:family="paragraph" style:parent-style-name="Standard">
      <style:text-properties officeooo:rsid="001f5b2a" officeooo:paragraph-rsid="002760e6"/>
    </style:style>
    <style:style style:name="P9" style:family="paragraph" style:parent-style-name="Standard">
      <style:text-properties officeooo:rsid="001f5b2a" officeooo:paragraph-rsid="002a7418"/>
    </style:style>
    <style:style style:name="P10" style:family="paragraph" style:parent-style-name="Standard">
      <style:text-properties officeooo:rsid="001f5b2a" officeooo:paragraph-rsid="002e0711"/>
    </style:style>
    <style:style style:name="P11" style:family="paragraph" style:parent-style-name="Standard">
      <style:text-properties officeooo:rsid="001f5b2a" officeooo:paragraph-rsid="00312c31"/>
    </style:style>
    <style:style style:name="P12" style:family="paragraph" style:parent-style-name="Standard">
      <style:text-properties officeooo:rsid="001f5b2a" officeooo:paragraph-rsid="00391b3b"/>
    </style:style>
    <style:style style:name="P13" style:family="paragraph" style:parent-style-name="Standard">
      <style:text-properties officeooo:rsid="001f5b2a" officeooo:paragraph-rsid="00415be2"/>
    </style:style>
    <style:style style:name="P14" style:family="paragraph" style:parent-style-name="Standard">
      <style:text-properties officeooo:rsid="001f5b2a" officeooo:paragraph-rsid="0045a614"/>
    </style:style>
    <style:style style:name="P15" style:family="paragraph" style:parent-style-name="Standard">
      <style:text-properties officeooo:rsid="001f5b2a" officeooo:paragraph-rsid="004da4b6"/>
    </style:style>
    <style:style style:name="P16" style:family="paragraph" style:parent-style-name="Standard">
      <style:text-properties officeooo:rsid="001f5b2a" officeooo:paragraph-rsid="0050c5b6"/>
    </style:style>
    <style:style style:name="P17" style:family="paragraph" style:parent-style-name="Standard">
      <style:text-properties officeooo:rsid="001f5b2a" officeooo:paragraph-rsid="0054d297"/>
    </style:style>
    <style:style style:name="P18" style:family="paragraph" style:parent-style-name="Standard">
      <style:text-properties officeooo:rsid="001f5b2a" officeooo:paragraph-rsid="0057756c"/>
    </style:style>
    <style:style style:name="P19" style:family="paragraph" style:parent-style-name="Standard">
      <style:text-properties officeooo:rsid="001f5b2a" officeooo:paragraph-rsid="0069b1a6"/>
    </style:style>
    <style:style style:name="P20" style:family="paragraph" style:parent-style-name="Standard">
      <style:text-properties officeooo:rsid="001f5b2a" officeooo:paragraph-rsid="00732b8b"/>
    </style:style>
    <style:style style:name="P21" style:family="paragraph" style:parent-style-name="Standard">
      <style:text-properties officeooo:rsid="001f5b2a" officeooo:paragraph-rsid="0082e2fe"/>
    </style:style>
    <style:style style:name="P22" style:family="paragraph" style:parent-style-name="Standard">
      <style:text-properties officeooo:rsid="00234a67" officeooo:paragraph-rsid="00234a67"/>
    </style:style>
    <style:style style:name="P23" style:family="paragraph" style:parent-style-name="Standard">
      <style:text-properties officeooo:rsid="0024dc79" officeooo:paragraph-rsid="0024dc79"/>
    </style:style>
    <style:style style:name="P24" style:family="paragraph" style:parent-style-name="Standard">
      <style:text-properties officeooo:rsid="002760e6" officeooo:paragraph-rsid="002760e6"/>
    </style:style>
    <style:style style:name="P25" style:family="paragraph" style:parent-style-name="Standard">
      <style:text-properties officeooo:rsid="002a7418" officeooo:paragraph-rsid="002a7418"/>
    </style:style>
    <style:style style:name="P26" style:family="paragraph" style:parent-style-name="Standard">
      <style:text-properties officeooo:rsid="002e0711" officeooo:paragraph-rsid="002e0711"/>
    </style:style>
    <style:style style:name="P27" style:family="paragraph" style:parent-style-name="Standard">
      <style:text-properties officeooo:rsid="00312c31" officeooo:paragraph-rsid="00312c31"/>
    </style:style>
    <style:style style:name="P28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9" style:family="paragraph" style:parent-style-name="Standard">
      <style:text-properties officeooo:rsid="00391b3b" officeooo:paragraph-rsid="00391b3b"/>
    </style:style>
    <style:style style:name="P30" style:family="paragraph" style:parent-style-name="Standard">
      <style:text-properties officeooo:rsid="00415be2" officeooo:paragraph-rsid="00415be2"/>
    </style:style>
    <style:style style:name="P31" style:family="paragraph" style:parent-style-name="Standard">
      <style:text-properties officeooo:rsid="0045a614" officeooo:paragraph-rsid="0045a614"/>
    </style:style>
    <style:style style:name="P32" style:family="paragraph" style:parent-style-name="Standard">
      <style:text-properties officeooo:rsid="004da4b6" officeooo:paragraph-rsid="004da4b6"/>
    </style:style>
    <style:style style:name="P33" style:family="paragraph" style:parent-style-name="Standard">
      <style:text-properties officeooo:rsid="0050c5b6" officeooo:paragraph-rsid="0050c5b6"/>
    </style:style>
    <style:style style:name="P34" style:family="paragraph" style:parent-style-name="Standard">
      <style:text-properties officeooo:rsid="0054d297" officeooo:paragraph-rsid="0054d297"/>
    </style:style>
    <style:style style:name="P35" style:family="paragraph" style:parent-style-name="Standard">
      <style:text-properties officeooo:paragraph-rsid="0054906f"/>
    </style:style>
    <style:style style:name="P36" style:family="paragraph" style:parent-style-name="Standard">
      <style:text-properties officeooo:rsid="0057756c" officeooo:paragraph-rsid="0057756c"/>
    </style:style>
    <style:style style:name="P37" style:family="paragraph" style:parent-style-name="Standard">
      <style:text-properties officeooo:rsid="0069b1a6" officeooo:paragraph-rsid="0069b1a6"/>
    </style:style>
    <style:style style:name="P38" style:family="paragraph" style:parent-style-name="Standard">
      <style:text-properties officeooo:rsid="00732b8b" officeooo:paragraph-rsid="00732b8b"/>
    </style:style>
    <style:style style:name="P39" style:family="paragraph" style:parent-style-name="Standard">
      <style:text-properties officeooo:rsid="0082e2fe" officeooo:paragraph-rsid="0082e2fe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able_20_Contents">
      <style:paragraph-properties fo:text-align="end" style:justify-single-word="false"/>
    </style:style>
    <style:style style:name="P42" style:family="paragraph" style:parent-style-name="Standard">
      <style:text-properties fo:font-size="16pt" style:font-size-asian="16pt" style:font-size-complex="16pt"/>
    </style:style>
    <style:style style:name="P4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4" style:family="paragraph" style:parent-style-name="Standard">
      <style:text-properties officeooo:rsid="001f5b2a" officeooo:paragraph-rsid="0082e2fe"/>
    </style:style>
    <style:style style:name="P45" style:family="paragraph" style:parent-style-name="Standard">
      <style:text-properties officeooo:rsid="001f5b2a" officeooo:paragraph-rsid="008f4d15"/>
    </style:style>
    <style:style style:name="P46" style:family="paragraph" style:parent-style-name="Standard">
      <style:text-properties officeooo:rsid="001f5b2a" officeooo:paragraph-rsid="00916ccb"/>
    </style:style>
    <style:style style:name="P47" style:family="paragraph" style:parent-style-name="Standard">
      <style:text-properties officeooo:rsid="001f5b2a" officeooo:paragraph-rsid="009268fb"/>
    </style:style>
    <style:style style:name="P48" style:family="paragraph" style:parent-style-name="Standard">
      <style:text-properties officeooo:rsid="001f5b2a" officeooo:paragraph-rsid="0096a26a"/>
    </style:style>
    <style:style style:name="P49" style:family="paragraph" style:parent-style-name="Standard">
      <style:text-properties officeooo:rsid="001f5b2a" officeooo:paragraph-rsid="00adc0bb"/>
    </style:style>
    <style:style style:name="P50" style:family="paragraph" style:parent-style-name="Standard">
      <style:text-properties officeooo:rsid="001f5b2a" officeooo:paragraph-rsid="00ae93dd"/>
    </style:style>
    <style:style style:name="P51" style:family="paragraph" style:parent-style-name="Standard">
      <style:text-properties officeooo:rsid="001f5b2a" officeooo:paragraph-rsid="00b1eb99"/>
    </style:style>
    <style:style style:name="P52" style:family="paragraph" style:parent-style-name="Standard">
      <style:text-properties officeooo:rsid="001f5b2a" officeooo:paragraph-rsid="00b3b3ca"/>
    </style:style>
    <style:style style:name="P53" style:family="paragraph" style:parent-style-name="Standard">
      <style:text-properties officeooo:rsid="001f5b2a" officeooo:paragraph-rsid="00b63933"/>
    </style:style>
    <style:style style:name="P54" style:family="paragraph" style:parent-style-name="Standard">
      <style:text-properties officeooo:rsid="001f5b2a" officeooo:paragraph-rsid="00b6f78d"/>
    </style:style>
    <style:style style:name="P55" style:family="paragraph" style:parent-style-name="Standard">
      <style:text-properties officeooo:rsid="001f5b2a" officeooo:paragraph-rsid="00b83127"/>
    </style:style>
    <style:style style:name="P56" style:family="paragraph" style:parent-style-name="Standard">
      <style:text-properties officeooo:rsid="001f5b2a" officeooo:paragraph-rsid="00be3f93"/>
    </style:style>
    <style:style style:name="P57" style:family="paragraph" style:parent-style-name="Standard">
      <style:text-properties officeooo:rsid="001f5b2a" officeooo:paragraph-rsid="00bf8fc3"/>
    </style:style>
    <style:style style:name="P58" style:family="paragraph" style:parent-style-name="Standard">
      <style:text-properties officeooo:rsid="001f5b2a" officeooo:paragraph-rsid="00c83047"/>
    </style:style>
    <style:style style:name="P59" style:family="paragraph" style:parent-style-name="Standard">
      <style:text-properties officeooo:rsid="001f5b2a" officeooo:paragraph-rsid="00cb67d2"/>
    </style:style>
    <style:style style:name="P60" style:family="paragraph" style:parent-style-name="Standard">
      <style:text-properties officeooo:rsid="001f5b2a" officeooo:paragraph-rsid="00cdab6c"/>
    </style:style>
    <style:style style:name="P61" style:family="paragraph" style:parent-style-name="Standard">
      <style:text-properties officeooo:rsid="001f5b2a" officeooo:paragraph-rsid="00d4ef6f"/>
    </style:style>
    <style:style style:name="P62" style:family="paragraph" style:parent-style-name="Standard">
      <style:text-properties officeooo:rsid="001f5b2a" officeooo:paragraph-rsid="00d6e027"/>
    </style:style>
    <style:style style:name="P63" style:family="paragraph" style:parent-style-name="Standard">
      <style:text-properties officeooo:rsid="001f5b2a" officeooo:paragraph-rsid="00d94050"/>
    </style:style>
    <style:style style:name="P64" style:family="paragraph" style:parent-style-name="Standard">
      <style:text-properties officeooo:rsid="001f5b2a" officeooo:paragraph-rsid="00df602a"/>
    </style:style>
    <style:style style:name="P65" style:family="paragraph" style:parent-style-name="Standard">
      <style:text-properties officeooo:rsid="001f5b2a" officeooo:paragraph-rsid="00e175db"/>
    </style:style>
    <style:style style:name="P66" style:family="paragraph" style:parent-style-name="Standard">
      <style:text-properties officeooo:rsid="001f5b2a" officeooo:paragraph-rsid="00e5897a"/>
    </style:style>
    <style:style style:name="P67" style:family="paragraph" style:parent-style-name="Standard">
      <style:text-properties officeooo:rsid="001f5b2a" officeooo:paragraph-rsid="00e69c86"/>
    </style:style>
    <style:style style:name="P68" style:family="paragraph" style:parent-style-name="Standard">
      <style:text-properties officeooo:rsid="001f5b2a" officeooo:paragraph-rsid="00edef25"/>
    </style:style>
    <style:style style:name="P69" style:family="paragraph" style:parent-style-name="Standard">
      <style:paragraph-properties fo:text-align="center" style:justify-single-word="false"/>
    </style:style>
    <style:style style:name="P70" style:family="paragraph" style:parent-style-name="Standard">
      <style:paragraph-properties fo:text-align="center" style:justify-single-word="false"/>
      <style:text-properties officeooo:paragraph-rsid="00edef25"/>
    </style:style>
    <style:style style:name="P71" style:family="paragraph" style:parent-style-name="Standard">
      <style:text-properties officeooo:rsid="008f4d15" officeooo:paragraph-rsid="008f4d15"/>
    </style:style>
    <style:style style:name="P72" style:family="paragraph" style:parent-style-name="Standard">
      <style:text-properties officeooo:rsid="00916ccb" officeooo:paragraph-rsid="00916ccb"/>
    </style:style>
    <style:style style:name="P73" style:family="paragraph" style:parent-style-name="Standard">
      <style:text-properties officeooo:rsid="009268fb" officeooo:paragraph-rsid="009268fb"/>
    </style:style>
    <style:style style:name="P74" style:family="paragraph" style:parent-style-name="Standard">
      <style:text-properties officeooo:rsid="0096a26a" officeooo:paragraph-rsid="0096a26a"/>
    </style:style>
    <style:style style:name="P75" style:family="paragraph" style:parent-style-name="Standard">
      <style:text-properties officeooo:rsid="00adc0bb" officeooo:paragraph-rsid="00adc0bb"/>
    </style:style>
    <style:style style:name="P76" style:family="paragraph" style:parent-style-name="Standard">
      <style:text-properties officeooo:rsid="00ae93dd" officeooo:paragraph-rsid="00ae93dd"/>
    </style:style>
    <style:style style:name="P77" style:family="paragraph" style:parent-style-name="Standard">
      <style:text-properties officeooo:rsid="00b1eb99" officeooo:paragraph-rsid="00b1eb99"/>
    </style:style>
    <style:style style:name="P78" style:family="paragraph" style:parent-style-name="Standard">
      <style:text-properties officeooo:rsid="00b3b3ca" officeooo:paragraph-rsid="00b3b3ca"/>
    </style:style>
    <style:style style:name="P79" style:family="paragraph" style:parent-style-name="Standard">
      <style:text-properties officeooo:rsid="00b63933" officeooo:paragraph-rsid="00b63933"/>
    </style:style>
    <style:style style:name="P80" style:family="paragraph" style:parent-style-name="Standard">
      <style:text-properties officeooo:rsid="00b6f78d" officeooo:paragraph-rsid="00b6f78d"/>
    </style:style>
    <style:style style:name="P81" style:family="paragraph" style:parent-style-name="Standard">
      <style:text-properties officeooo:rsid="00b83127" officeooo:paragraph-rsid="00b83127"/>
    </style:style>
    <style:style style:name="P82" style:family="paragraph" style:parent-style-name="Standard">
      <style:text-properties officeooo:rsid="00be3f93" officeooo:paragraph-rsid="00be3f93"/>
    </style:style>
    <style:style style:name="P83" style:family="paragraph" style:parent-style-name="Standard">
      <style:text-properties officeooo:rsid="00bf8fc3" officeooo:paragraph-rsid="00bf8fc3"/>
    </style:style>
    <style:style style:name="P84" style:family="paragraph" style:parent-style-name="Standard">
      <style:text-properties officeooo:rsid="00c83047" officeooo:paragraph-rsid="00c83047"/>
    </style:style>
    <style:style style:name="P85" style:family="paragraph" style:parent-style-name="Standard">
      <style:text-properties officeooo:rsid="00cb67d2" officeooo:paragraph-rsid="00cb67d2"/>
    </style:style>
    <style:style style:name="P86" style:family="paragraph" style:parent-style-name="Standard">
      <style:text-properties officeooo:rsid="00cdab6c" officeooo:paragraph-rsid="00cdab6c"/>
    </style:style>
    <style:style style:name="P87" style:family="paragraph" style:parent-style-name="Standard">
      <style:text-properties officeooo:rsid="00d4ef6f" officeooo:paragraph-rsid="00d4ef6f"/>
    </style:style>
    <style:style style:name="P88" style:family="paragraph" style:parent-style-name="Standard">
      <style:text-properties officeooo:rsid="00d6e027" officeooo:paragraph-rsid="00d6e027"/>
    </style:style>
    <style:style style:name="P89" style:family="paragraph" style:parent-style-name="Standard">
      <style:text-properties officeooo:rsid="00d94050" officeooo:paragraph-rsid="00d94050"/>
    </style:style>
    <style:style style:name="P90" style:family="paragraph" style:parent-style-name="Standard">
      <style:text-properties officeooo:rsid="00df602a" officeooo:paragraph-rsid="00df602a"/>
    </style:style>
    <style:style style:name="P91" style:family="paragraph" style:parent-style-name="Standard">
      <style:text-properties officeooo:rsid="00e175db" officeooo:paragraph-rsid="00e175db"/>
    </style:style>
    <style:style style:name="P92" style:family="paragraph" style:parent-style-name="Standard">
      <style:text-properties officeooo:rsid="00e5897a" officeooo:paragraph-rsid="00e5897a"/>
    </style:style>
    <style:style style:name="P93" style:family="paragraph" style:parent-style-name="Standard">
      <style:text-properties officeooo:rsid="00e69c86" officeooo:paragraph-rsid="00e69c86"/>
    </style:style>
    <style:style style:name="P94" style:family="paragraph" style:parent-style-name="Standard">
      <style:text-properties officeooo:paragraph-rsid="00e7edec"/>
    </style:style>
    <style:style style:name="P95" style:family="paragraph" style:parent-style-name="Standard">
      <style:text-properties officeooo:paragraph-rsid="00edef25"/>
    </style:style>
    <style:style style:name="P96" style:family="paragraph" style:parent-style-name="Standard">
      <style:text-properties officeooo:rsid="00edef25" officeooo:paragraph-rsid="00edef25"/>
    </style:style>
    <style:style style:name="P97" style:family="paragraph" style:parent-style-name="Standard">
      <style:text-properties officeooo:paragraph-rsid="00ef341d"/>
    </style:style>
    <style:style style:name="P98" style:family="paragraph" style:parent-style-name="Standard">
      <style:text-properties officeooo:paragraph-rsid="00f13f06"/>
    </style:style>
    <style:style style:name="P99" style:family="paragraph" style:parent-style-name="Standard">
      <style:text-properties officeooo:paragraph-rsid="00f9ca7c"/>
    </style:style>
    <style:style style:name="P100" style:family="paragraph" style:parent-style-name="Standard">
      <style:text-properties officeooo:rsid="00f9ca7c" officeooo:paragraph-rsid="00f9ca7c"/>
    </style:style>
    <style:style style:name="P101" style:family="paragraph" style:parent-style-name="Standard">
      <style:text-properties officeooo:paragraph-rsid="00fc4a25"/>
    </style:style>
    <style:style style:name="P102" style:family="paragraph" style:parent-style-name="Standard">
      <style:text-properties officeooo:paragraph-rsid="01006b51"/>
    </style:style>
    <style:style style:name="P103" style:family="paragraph" style:parent-style-name="Standard">
      <style:text-properties officeooo:paragraph-rsid="0102accc"/>
    </style:style>
    <style:style style:name="P104" style:family="paragraph" style:parent-style-name="Table_20_Contents">
      <style:paragraph-properties fo:text-align="center" style:justify-single-word="false"/>
    </style:style>
    <style:style style:name="P105" style:family="paragraph" style:parent-style-name="Table_20_Contents">
      <style:paragraph-properties fo:text-align="end" style:justify-single-word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e261a" style:font-size-asian="16pt" style:font-size-complex="16pt"/>
    </style:style>
    <style:style style:name="T3" style:family="text">
      <style:text-properties fo:font-size="16pt" officeooo:rsid="0026a884" style:font-size-asian="16pt" style:font-size-complex="16pt"/>
    </style:style>
    <style:style style:name="T4" style:family="text">
      <style:text-properties fo:font-size="16pt" officeooo:rsid="0028f24c" style:font-size-asian="16pt" style:font-size-complex="16pt"/>
    </style:style>
    <style:style style:name="T5" style:family="text">
      <style:text-properties fo:font-size="16pt" officeooo:rsid="002df928" style:font-size-asian="16pt" style:font-size-complex="16pt"/>
    </style:style>
    <style:style style:name="T6" style:family="text">
      <style:text-properties fo:font-size="16pt" officeooo:rsid="002fe724" style:font-size-asian="16pt" style:font-size-complex="16pt"/>
    </style:style>
    <style:style style:name="T7" style:family="text">
      <style:text-properties fo:font-size="16pt" officeooo:rsid="0038786c" style:font-size-asian="16pt" style:font-size-complex="16pt"/>
    </style:style>
    <style:style style:name="T8" style:family="text">
      <style:text-properties fo:font-size="16pt" officeooo:rsid="003e8b1c" style:font-size-asian="16pt" style:font-size-complex="16pt"/>
    </style:style>
    <style:style style:name="T9" style:family="text">
      <style:text-properties fo:font-size="16pt" officeooo:rsid="0042f04d" style:font-size-asian="16pt" style:font-size-complex="16pt"/>
    </style:style>
    <style:style style:name="T10" style:family="text">
      <style:text-properties fo:font-size="16pt" officeooo:rsid="004cbae9" style:font-size-asian="16pt" style:font-size-complex="16pt"/>
    </style:style>
    <style:style style:name="T11" style:family="text">
      <style:text-properties fo:font-size="16pt" officeooo:rsid="004efab6" style:font-size-asian="16pt" style:font-size-complex="16pt"/>
    </style:style>
    <style:style style:name="T12" style:family="text">
      <style:text-properties fo:font-size="16pt" officeooo:rsid="0052f969" style:font-size-asian="16pt" style:font-size-complex="16pt"/>
    </style:style>
    <style:style style:name="T13" style:family="text">
      <style:text-properties fo:font-size="16pt" officeooo:rsid="0056b698" style:font-size-asian="16pt" style:font-size-complex="16pt"/>
    </style:style>
    <style:style style:name="T14" style:family="text">
      <style:text-properties fo:font-size="16pt" officeooo:rsid="0067035d" style:font-size-asian="16pt" style:font-size-complex="16pt"/>
    </style:style>
    <style:style style:name="T15" style:family="text">
      <style:text-properties fo:font-size="16pt" officeooo:rsid="00732b8b" style:font-size-asian="16pt" style:font-size-complex="16pt"/>
    </style:style>
    <style:style style:name="T16" style:family="text">
      <style:text-properties fo:font-size="16pt" officeooo:rsid="0082ab85" style:font-size-asian="16pt" style:font-size-complex="16pt"/>
    </style:style>
    <style:style style:name="T17" style:family="text">
      <style:text-properties fo:font-size="16pt" officeooo:rsid="008df3d9" style:font-size-asian="16pt" style:font-size-complex="16pt"/>
    </style:style>
    <style:style style:name="T18" style:family="text">
      <style:text-properties fo:font-size="16pt" officeooo:rsid="00b1eb99" style:font-size-asian="16pt" style:font-size-complex="16pt"/>
    </style:style>
    <style:style style:name="T19" style:family="text">
      <style:text-properties fo:font-size="16pt" officeooo:rsid="00be3f93" style:font-size-asian="16pt" style:font-size-complex="16pt"/>
    </style:style>
    <style:style style:name="T20" style:family="text">
      <style:text-properties fo:font-size="16pt" officeooo:rsid="00d60c53" style:font-size-asian="16pt" style:font-size-complex="16pt"/>
    </style:style>
    <style:style style:name="T21" style:family="text">
      <style:text-properties fo:font-size="16pt" officeooo:rsid="00edef25" style:font-size-asian="16pt" style:font-size-complex="16pt"/>
    </style:style>
    <style:style style:name="T22" style:family="text">
      <style:text-properties officeooo:rsid="00234a67"/>
    </style:style>
    <style:style style:name="T23" style:family="text">
      <style:text-properties officeooo:rsid="0024dc79"/>
    </style:style>
    <style:style style:name="T24" style:family="text">
      <style:text-properties officeooo:rsid="0069b1a6"/>
    </style:style>
    <style:style style:name="T25" style:family="text">
      <style:text-properties officeooo:rsid="00732b8b"/>
    </style:style>
    <style:style style:name="T26" style:family="text">
      <style:text-properties officeooo:rsid="0082e2fe"/>
    </style:style>
    <style:style style:name="T27" style:family="text">
      <style:text-properties officeooo:rsid="001f5b2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rodução as Derivadas</text:span><text:span text:style-name="T2"> – </text:span><text:a xlink:type="simple" xlink:href="https://www.youtube.com/watch?v=s9OuXAQeM0U&amp;list=PL063E43EF2E298037&amp;index=1" text:style-name="Internet_20_link" text:visited-style-name="Visited_20_Internet_20_Link"><text:span text:style-name="T1">Aula 1</text:span></text:a></text:p>
      <text:p text:style-name="Standard"/>
      <text:p text:style-name="Standard"><draw:frame draw:style-name="fr1" draw:name="Objeto1" text:anchor-type="as-char" svg:y="-5.219cm" svg:width="10.603cm" svg:height="10.30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5">Exercício I</text:p>
      <text:p text:style-name="P5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40"><draw:frame draw:style-name="fr1" draw:name="Objeto2" text:anchor-type="as-char" svg:y="-1.321cm" svg:width="5.046cm" svg:height="2.494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  </table:table-cell>
            <table:table-cell table:style-name="Tabela1.A1" office:value-type="string">
              <text:p text:style-name="P41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P6">Exercício I<text:span text:style-name="T22">I</text:span></text:p>
      <text:p text:style-name="P22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40"><draw:frame draw:style-name="fr1" draw:name="Objeto3" text:anchor-type="as-char" svg:y="-1.408cm" svg:width="9.56cm" svg:height="2.663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ela2.A1" office:value-type="string">
              <text:p text:style-name="P41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/>
      <text:p text:style-name="P6">Exercício I<text:span text:style-name="T22">II</text:span></text:p>
      <text:p text:style-name="P22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40"><draw:frame draw:style-name="fr1" draw:name="Objeto4" text:anchor-type="as-char" svg:y="-0.377cm" svg:width="4.65cm" svg:height="0.485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/table:table-cell>
            <table:table-cell table:style-name="Tabela3.A1" office:value-type="string">
              <text:p text:style-name="P41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/>
      <text:p text:style-name="P7">Exercício <text:span text:style-name="T23">IV</text:span></text:p>
      <text:p text:style-name="P23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40"><draw:frame draw:style-name="fr1" draw:name="Objeto5" text:anchor-type="as-char" svg:y="-0.623cm" svg:width="5.9cm" svg:height="1.109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able:table-cell>
            <table:table-cell table:style-name="Tabela4.A1" office:value-type="string">
              <text:p text:style-name="P41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ext:p text:style-name="P1"><text:soft-page-break/><text:span text:style-name="T1">Derivada com X no Denominador</text:span><text:span text:style-name="T3"> – </text:span><text:a xlink:type="simple" xlink:href="https://www.youtube.com/watch?v=9Ac6t61f7XY&amp;list=PL063E43EF2E298037&amp;index=2" text:style-name="Internet_20_link" text:visited-style-name="Visited_20_Internet_20_Link"><text:span text:style-name="T1">Aula 2</text:span></text:a></text:p>
      <text:p text:style-name="Standard"/>
      <text:p text:style-name="P8">Exercício <text:span text:style-name="T23">I</text:span></text:p>
      <text:p text:style-name="P24"/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40"><draw:frame draw:style-name="fr1" draw:name="Objeto6" text:anchor-type="as-char" svg:y="-1.145cm" svg:width="6.369cm" svg:height="2.14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</table:table-cell>
            <table:table-cell table:style-name="Tabela5.A1" office:value-type="string">
              <text:p text:style-name="P41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4"/>
      <text:p text:style-name="P8">Exercício <text:span text:style-name="T23">II</text:span></text:p>
      <text:p text:style-name="P24"/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40"><draw:frame draw:style-name="fr1" draw:name="Objeto7" text:anchor-type="as-char" svg:y="-1.145cm" svg:width="9.59cm" svg:height="2.14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</table:table-cell>
            <table:table-cell table:style-name="Tabela6.A1" office:value-type="string">
              <text:p text:style-name="P41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Standard"/>
      <text:p text:style-name="P1"><text:span text:style-name="T1">Derivada de Função Raiz</text:span><text:span text:style-name="T4"> – </text:span><text:a xlink:type="simple" xlink:href="https://www.youtube.com/watch?v=zrrgc1JAo6s&amp;list=PL063E43EF2E298037&amp;index=3" text:style-name="Internet_20_link" text:visited-style-name="Visited_20_Internet_20_Link"><text:span text:style-name="T1">Aula 3</text:span></text:a></text:p>
      <text:p text:style-name="Standard"/>
      <text:p text:style-name="P9">Exercício <text:span text:style-name="T23">I</text:span></text:p>
      <text:p text:style-name="P25"/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40"><draw:frame draw:style-name="fr1" draw:name="Objeto8" text:anchor-type="as-char" svg:y="-1.042cm" svg:width="4.438cm" svg:height="1.937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</table:table-cell>
            <table:table-cell table:style-name="Tabela7.A1" office:value-type="string">
              <text:p text:style-name="P41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Standard"/>
      <text:p text:style-name="P9">Exercício <text:span text:style-name="T23">II</text:span></text:p>
      <text:p text:style-name="P25"/>
      <table:table table:name="Tabela8" table:style-name="Tabela8">
        <table:table-column table:style-name="Tabela8.A"/>
        <table:table-column table:style-name="Tabela8.B"/>
        <table:table-header-rows>
          <table:table-row>
            <table:table-cell table:style-name="Tabela8.A1" office:value-type="string">
              <text:p text:style-name="P40"><draw:frame draw:style-name="fr1" draw:name="Objeto9" text:anchor-type="as-char" svg:y="-1.251cm" svg:width="9.28cm" svg:height="2.351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  </table:table-cell>
            <table:table-cell table:style-name="Tabela8.A1" office:value-type="string">
              <text:p text:style-name="P41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Standard"/>
      <text:p text:style-name="P1"><text:span text:style-name="T1">Derivada de uma Função Potência</text:span><text:span text:style-name="T5"> – </text:span><text:a xlink:type="simple" xlink:href="https://www.youtube.com/watch?v=Gec8owlmlcw&amp;list=PL063E43EF2E298037&amp;index=4" text:style-name="Internet_20_link" text:visited-style-name="Visited_20_Internet_20_Link"><text:span text:style-name="T1">Aula 4</text:span></text:a><text:span text:style-name="T1"> </text:span></text:p>
      <text:p text:style-name="Standard"/>
      <text:p text:style-name="P10">Exercício <text:span text:style-name="T23">I</text:span></text:p>
      <text:p text:style-name="P26"/>
      <table:table table:name="Tabela9" table:style-name="Tabela9">
        <table:table-column table:style-name="Tabela9.A"/>
        <table:table-column table:style-name="Tabela9.B"/>
        <table:table-header-rows>
          <table:table-row>
            <table:table-cell table:style-name="Tabela9.A1" office:value-type="string">
              <text:p text:style-name="P40"><draw:frame draw:style-name="fr1" draw:name="Objeto10" text:anchor-type="as-char" svg:y="-0.437cm" svg:width="2.974cm" svg:height="0.529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  </table:table-cell>
            <table:table-cell table:style-name="Tabela9.A1" office:value-type="string">
              <text:p text:style-name="P41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/>
      <text:p text:style-name="P10">Exercício <text:span text:style-name="T23">II</text:span></text:p>
      <text:p text:style-name="P26"/>
      <table:table table:name="Tabela10" table:style-name="Tabela10">
        <table:table-column table:style-name="Tabela10.A"/>
        <table:table-column table:style-name="Tabela10.B"/>
        <table:table-header-rows>
          <table:table-row>
            <table:table-cell table:style-name="Tabela10.A1" office:value-type="string">
              <text:p text:style-name="P40"><draw:frame draw:style-name="fr1" draw:name="Objeto11" text:anchor-type="as-char" svg:y="-0.91cm" svg:width="4.533cm" svg:height="1.685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</table:table-cell>
            <table:table-cell table:style-name="Tabela10.A1" office:value-type="string">
              <text:p text:style-name="P41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Standard"/>
      <text:p text:style-name="P28"/>
      <text:p text:style-name="P28"/>
      <text:p text:style-name="P1"><text:soft-page-break/><text:span text:style-name="T1">Derivada de uma Função Potência</text:span><text:span text:style-name="T6"> – </text:span><text:a xlink:type="simple" xlink:href="https://www.youtube.com/watch?v=j4AfT341aBY&amp;list=PL063E43EF2E298037&amp;index=5" text:style-name="Internet_20_link" text:visited-style-name="Visited_20_Internet_20_Link"><text:span text:style-name="T1">Aula 5</text:span></text:a></text:p>
      <text:p text:style-name="Standard"/>
      <text:p text:style-name="P11">Exercício <text:span text:style-name="T23">I</text:span></text:p>
      <text:p text:style-name="P27"/>
      <table:table table:name="Tabela11" table:style-name="Tabela11">
        <table:table-column table:style-name="Tabela11.A"/>
        <table:table-column table:style-name="Tabela11.B"/>
        <table:table-header-rows>
          <table:table-row>
            <table:table-cell table:style-name="Tabela11.A1" office:value-type="string">
              <text:p text:style-name="P40"><draw:frame draw:style-name="fr1" draw:name="Objeto12" text:anchor-type="as-char" svg:y="-1.482cm" svg:width="6.9cm" svg:height="2.812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</table:table-cell>
            <table:table-cell table:style-name="Tabela11.A1" office:value-type="string">
              <text:p text:style-name="P41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P1"><text:span text:style-name="T1">Derivada de Função Exponencial e Logarítmica</text:span><text:span text:style-name="T7"> – </text:span><text:a xlink:type="simple" xlink:href="https://www.youtube.com/watch?v=hsyHjDhduNo&amp;list=PL063E43EF2E298037&amp;index=6" text:style-name="Internet_20_link" text:visited-style-name="Visited_20_Internet_20_Link"><text:span text:style-name="T1">Aula 6</text:span></text:a></text:p>
      <text:p text:style-name="Standard"/>
      <text:p text:style-name="P12">Exercício <text:span text:style-name="T23">I</text:span></text:p>
      <text:p text:style-name="P29"/>
      <table:table table:name="Tabela12" table:style-name="Tabela12">
        <table:table-column table:style-name="Tabela12.A"/>
        <table:table-column table:style-name="Tabela12.B"/>
        <table:table-header-rows>
          <table:table-row>
            <table:table-cell table:style-name="Tabela12.A1" office:value-type="string">
              <text:p text:style-name="P40"><draw:frame draw:style-name="fr1" draw:name="Objeto13" text:anchor-type="as-char" svg:y="-0.887cm" svg:width="4.863cm" svg:height="1.625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  </table:table-cell>
            <table:table-cell table:style-name="Tabela12.A1" office:value-type="string">
              <text:p text:style-name="P41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Standard"/>
      <text:p text:style-name="P12">Exercício <text:span text:style-name="T23">II</text:span></text:p>
      <text:p text:style-name="P29"/>
      <table:table table:name="Tabela13" table:style-name="Tabela13">
        <table:table-column table:style-name="Tabela13.A"/>
        <table:table-column table:style-name="Tabela13.B"/>
        <table:table-header-rows>
          <table:table-row>
            <table:table-cell table:style-name="Tabela13.A1" office:value-type="string">
              <text:p text:style-name="P40"><draw:frame draw:style-name="fr1" draw:name="Objeto14" text:anchor-type="as-char" svg:y="-0.887cm" svg:width="8.169cm" svg:height="1.625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  </table:table-cell>
            <table:table-cell table:style-name="Tabela13.A1" office:value-type="string">
              <text:p text:style-name="P41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Standard"/>
      <text:p text:style-name="P1"><text:span text:style-name="T1">Derivada de um Produto de Funções</text:span><text:span text:style-name="T8"> – </text:span><text:a xlink:type="simple" xlink:href="https://www.youtube.com/watch?v=vM4jGCrSZk4&amp;list=PL063E43EF2E298037&amp;index=7" text:style-name="Internet_20_link" text:visited-style-name="Visited_20_Internet_20_Link"><text:span text:style-name="T1">Aula 7</text:span></text:a></text:p>
      <text:p text:style-name="Standard"/>
      <text:p text:style-name="P13">Exercício <text:span text:style-name="T23">I</text:span></text:p>
      <text:p text:style-name="P30"/>
      <table:table table:name="Tabela14" table:style-name="Tabela14">
        <table:table-column table:style-name="Tabela14.A"/>
        <table:table-column table:style-name="Tabela14.B"/>
        <table:table-header-rows>
          <table:table-row>
            <table:table-cell table:style-name="Tabela14.A1" office:value-type="string">
              <text:p text:style-name="P40"><draw:frame draw:style-name="fr1" draw:name="Objeto15" text:anchor-type="as-char" svg:y="-1.695cm" svg:width="13.053cm" svg:height="3.24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</table:table-cell>
            <table:table-cell table:style-name="Tabela14.A1" office:value-type="string">
              <text:p text:style-name="P41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P42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"><text:soft-page-break/><text:span text:style-name="T1">Derivada de uma Divisão de Funções</text:span><text:span text:style-name="T9"> – </text:span><text:a xlink:type="simple" xlink:href="https://www.youtube.com/watch?v=chRqY_SOnyc&amp;list=PL063E43EF2E298037&amp;index=8" text:style-name="Internet_20_link" text:visited-style-name="Visited_20_Internet_20_Link"><text:span text:style-name="T1">Aula 8</text:span></text:a></text:p>
      <text:p text:style-name="Standard"/>
      <text:p text:style-name="P14">Exercício <text:span text:style-name="T23">I</text:span></text:p>
      <text:p text:style-name="P31"/>
      <table:table table:name="Tabela15" table:style-name="Tabela15">
        <table:table-column table:style-name="Tabela15.A"/>
        <table:table-column table:style-name="Tabela15.B"/>
        <table:table-header-rows>
          <table:table-row>
            <table:table-cell table:style-name="Tabela15.A1" office:value-type="string">
              <text:p text:style-name="P40"><draw:frame draw:style-name="fr1" draw:name="Objeto16" text:anchor-type="as-char" svg:y="-4.964cm" svg:width="9.01cm" svg:height="9.795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  </table:table-cell>
            <table:table-cell table:style-name="Tabela15.A1" office:value-type="string">
              <text:p text:style-name="P41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Standard"/>
      <text:p text:style-name="P1"><text:span text:style-name="T1">Derivadas Básicas</text:span><text:span text:style-name="T10"> – </text:span><text:a xlink:type="simple" xlink:href="https://www.youtube.com/watch?v=pOXLJbFk_u8&amp;list=PL063E43EF2E298037&amp;index=9" text:style-name="Internet_20_link" text:visited-style-name="Visited_20_Internet_20_Link"><text:span text:style-name="T1">Aula 9</text:span></text:a></text:p>
      <text:p text:style-name="Standard"/>
      <text:p text:style-name="P15">Exercício <text:span text:style-name="T23">I</text:span></text:p>
      <text:p text:style-name="P32"/>
      <table:table table:name="Tabela16" table:style-name="Tabela16">
        <table:table-column table:style-name="Tabela16.A"/>
        <table:table-column table:style-name="Tabela16.B"/>
        <table:table-header-rows>
          <table:table-row>
            <table:table-cell table:style-name="Tabela16.A1" office:value-type="string">
              <text:p text:style-name="P40"><draw:frame draw:style-name="fr1" draw:name="Objeto17" text:anchor-type="as-char" svg:y="-0.85cm" svg:width="5.57cm" svg:height="1.549c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  </table:table-cell>
            <table:table-cell table:style-name="Tabela16.A1" office:value-type="string">
              <text:p text:style-name="P41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Standard"/>
      <text:p text:style-name="P15">Exercício <text:span text:style-name="T23">II</text:span></text:p>
      <text:p text:style-name="P32"/>
      <table:table table:name="Tabela17" table:style-name="Tabela17">
        <table:table-column table:style-name="Tabela17.A"/>
        <table:table-column table:style-name="Tabela17.B"/>
        <table:table-header-rows>
          <table:table-row>
            <table:table-cell table:style-name="Tabela17.A1" office:value-type="string">
              <text:p text:style-name="P40"><draw:frame draw:style-name="fr1" draw:name="Objeto18" text:anchor-type="as-char" svg:y="-1.191cm" svg:width="8.177cm" svg:height="2.231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  </table:table-cell>
            <table:table-cell table:style-name="Tabela17.A1" office:value-type="string">
              <text:p text:style-name="P41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Standard"/>
      <text:p text:style-name="P1"><text:span text:style-name="T1">Exercícios de Derivada</text:span><text:span text:style-name="T11"> – </text:span><text:a xlink:type="simple" xlink:href="https://www.youtube.com/watch?v=Ck-f3kg5c0k&amp;list=PL063E43EF2E298037&amp;index=10" text:style-name="Internet_20_link" text:visited-style-name="Visited_20_Internet_20_Link"><text:span text:style-name="T1">Aula 10</text:span></text:a></text:p>
      <text:p text:style-name="Standard"/>
      <text:p text:style-name="P16">Exercício <text:span text:style-name="T23">I</text:span></text:p>
      <text:p text:style-name="P33"/>
      <table:table table:name="Tabela18" table:style-name="Tabela18">
        <table:table-column table:style-name="Tabela18.A"/>
        <table:table-column table:style-name="Tabela18.B"/>
        <table:table-header-rows>
          <table:table-row>
            <table:table-cell table:style-name="Tabela18.A1" office:value-type="string">
              <text:p text:style-name="P40"><draw:frame draw:style-name="fr1" draw:name="Objeto19" text:anchor-type="as-char" svg:y="-0.623cm" svg:width="5.803cm" svg:height="1.109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  </table:table-cell>
            <table:table-cell table:style-name="Tabela18.A1" office:value-type="string">
              <text:p text:style-name="P41">(<text:sequence text:ref-name="refText17" text:name="Text" text:formula="ooow:Text+1" style:num-format="1">18</text:sequence>)</text:p>
            </table:table-cell>
          </table:table-row>
        </table:table-header-rows>
      </table:table>
      <text:p text:style-name="Standard"/>
      <text:p text:style-name="P16"/>
      <text:p text:style-name="P16"/>
      <text:p text:style-name="P16"><text:soft-page-break/>Exercício <text:span text:style-name="T23">II</text:span></text:p>
      <text:p text:style-name="P33"/>
      <table:table table:name="Tabela19" table:style-name="Tabela19">
        <table:table-column table:style-name="Tabela19.A"/>
        <table:table-column table:style-name="Tabela19.B"/>
        <table:table-header-rows>
          <table:table-row>
            <table:table-cell table:style-name="Tabela19.A1" office:value-type="string">
              <text:p text:style-name="P40"><draw:frame draw:style-name="fr1" draw:name="Objeto20" text:anchor-type="as-char" svg:y="-0.623cm" svg:width="6.784cm" svg:height="1.109c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  </table:table-cell>
            <table:table-cell table:style-name="Tabela19.A1" office:value-type="string">
              <text:p text:style-name="P41">(<text:sequence text:ref-name="refText18" text:name="Text" text:formula="ooow:Text+1" style:num-format="1">19</text:sequence>)</text:p>
            </table:table-cell>
          </table:table-row>
        </table:table-header-rows>
      </table:table>
      <text:p text:style-name="Standard"/>
      <text:p text:style-name="P1"><text:span text:style-name="T1">Curso básico de derivadas</text:span><text:span text:style-name="T12"> – </text:span><text:a xlink:type="simple" xlink:href="https://www.youtube.com/watch?v=vVVL0bbfMhI&amp;list=PL063E43EF2E298037&amp;index=11" text:style-name="Internet_20_link" text:visited-style-name="Visited_20_Internet_20_Link"><text:span text:style-name="T1">Aula 12</text:span></text:a></text:p>
      <text:p text:style-name="Standard"/>
      <text:p text:style-name="P17">Exercício <text:span text:style-name="T23">I</text:span></text:p>
      <text:p text:style-name="P34"/>
      <table:table table:name="Tabela20" table:style-name="Tabela20">
        <table:table-column table:style-name="Tabela20.A"/>
        <table:table-column table:style-name="Tabela20.B"/>
        <table:table-header-rows>
          <table:table-row>
            <table:table-cell table:style-name="Tabela20.A1" office:value-type="string">
              <text:p text:style-name="P40"><draw:frame draw:style-name="fr1" draw:name="Objeto21" text:anchor-type="as-char" svg:y="-0.623cm" svg:width="5.232cm" svg:height="1.109cm" draw:z-index="20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  </table:table-cell>
            <table:table-cell table:style-name="Tabela20.A1" office:value-type="string">
              <text:p text:style-name="P41">(<text:sequence text:ref-name="refText19" text:name="Text" text:formula="ooow:Text+1" style:num-format="1">20</text:sequence>)</text:p>
            </table:table-cell>
          </table:table-row>
        </table:table-header-rows>
      </table:table>
      <text:p text:style-name="P35"/>
      <text:p text:style-name="P17">Exercício <text:span text:style-name="T23">II</text:span></text:p>
      <text:p text:style-name="P34"/>
      <table:table table:name="Tabela21" table:style-name="Tabela21">
        <table:table-column table:style-name="Tabela21.A"/>
        <table:table-column table:style-name="Tabela21.B"/>
        <table:table-header-rows>
          <table:table-row>
            <table:table-cell table:style-name="Tabela21.A1" office:value-type="string">
              <text:p text:style-name="P40"><draw:frame draw:style-name="fr1" draw:name="Objeto22" text:anchor-type="as-char" svg:y="-1.369cm" svg:width="10.814cm" svg:height="2.588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  </table:table-cell>
            <table:table-cell table:style-name="Tabela21.A1" office:value-type="string">
              <text:p text:style-name="P41">(<text:sequence text:ref-name="refText20" text:name="Text" text:formula="ooow:Text+1" style:num-format="1">21</text:sequence>)</text:p>
            </table:table-cell>
          </table:table-row>
        </table:table-header-rows>
      </table:table>
      <text:p text:style-name="Standard"/>
      <text:p text:style-name="P2"><text:span text:style-name="T1">Derivada de um Produto de Funções</text:span><text:span text:style-name="T13"> – </text:span><text:a xlink:type="simple" xlink:href="https://www.youtube.com/watch?v=KXQ-BRh_DRE&amp;list=PL063E43EF2E298037&amp;index=12" text:style-name="Internet_20_link" text:visited-style-name="Visited_20_Internet_20_Link"><text:span text:style-name="T1">Aula 13</text:span></text:a></text:p>
      <text:p text:style-name="Standard"/>
      <text:p text:style-name="P18">Exercício <text:span text:style-name="T23">I</text:span></text:p>
      <text:p text:style-name="P36"/>
      <table:table table:name="Tabela22" table:style-name="Tabela22">
        <table:table-column table:style-name="Tabela22.A"/>
        <table:table-column table:style-name="Tabela22.B"/>
        <table:table-header-rows>
          <table:table-row>
            <table:table-cell table:style-name="Tabela22.A1" office:value-type="string">
              <text:p text:style-name="P40"><draw:frame draw:style-name="fr1" draw:name="Objeto23" text:anchor-type="as-char" svg:y="-0.827cm" svg:width="7.913cm" svg:height="1.505cm" draw:z-index="22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  </table:table-cell>
            <table:table-cell table:style-name="Tabela22.A1" office:value-type="string">
              <text:p text:style-name="P41">(<text:sequence text:ref-name="refText21" text:name="Text" text:formula="ooow:Text+1" style:num-format="1">22</text:sequence>)</text:p>
            </table:table-cell>
          </table:table-row>
        </table:table-header-rows>
      </table:table>
      <text:p text:style-name="Standard"/>
      <text:p text:style-name="P1"><text:span text:style-name="T1">Derivada de função composta, raiz, polinomial</text:span><text:span text:style-name="T14"> – </text:span><text:a xlink:type="simple" xlink:href="https://www.youtube.com/watch?v=lJGbtSmXD18&amp;list=PL063E43EF2E298037&amp;index=13" text:style-name="Internet_20_link" text:visited-style-name="Visited_20_Internet_20_Link"><text:span text:style-name="T1">Aula 14</text:span></text:a></text:p>
      <text:p text:style-name="Standard"/>
      <text:p text:style-name="P19">Exercício <text:span text:style-name="T23">I</text:span></text:p>
      <text:p text:style-name="P37"/>
      <table:table table:name="Tabela23" table:style-name="Tabela23">
        <table:table-column table:style-name="Tabela23.A"/>
        <table:table-column table:style-name="Tabela23.B"/>
        <table:table-header-rows>
          <table:table-row>
            <table:table-cell table:style-name="Tabela23.A1" office:value-type="string">
              <text:p text:style-name="P40"><draw:frame draw:style-name="fr1" draw:name="Objeto24" text:anchor-type="as-char" svg:y="-0.437cm" svg:width="2.974cm" svg:height="0.529cm" draw:z-index="23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  </table:table-cell>
            <table:table-cell table:style-name="Tabela23.A1" office:value-type="string">
              <text:p text:style-name="P41">(<text:sequence text:ref-name="refText22" text:name="Text" text:formula="ooow:Text+1" style:num-format="1">23</text:sequence>)</text:p>
            </table:table-cell>
          </table:table-row>
        </table:table-header-rows>
      </table:table>
      <text:p text:style-name="Standard"/>
      <text:p text:style-name="P19">Exercício <text:span text:style-name="T23">II</text:span></text:p>
      <text:p text:style-name="P37"/>
      <table:table table:name="Tabela24" table:style-name="Tabela24">
        <table:table-column table:style-name="Tabela24.A"/>
        <table:table-column table:style-name="Tabela24.B"/>
        <table:table-header-rows>
          <table:table-row>
            <table:table-cell table:style-name="Tabela24.A1" office:value-type="string">
              <text:p text:style-name="P40"><draw:frame draw:style-name="fr1" draw:name="Objeto25" text:anchor-type="as-char" svg:y="-0.905cm" svg:width="12.197cm" svg:height="1.676cm" draw:z-index="24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      </table:table-cell>
            <table:table-cell table:style-name="Tabela24.A1" office:value-type="string">
              <text:p text:style-name="P41">(<text:sequence text:ref-name="refText23" text:name="Text" text:formula="ooow:Text+1" style:num-format="1">24</text:sequence>)</text:p>
            </table:table-cell>
          </table:table-row>
        </table:table-header-rows>
      </table:table>
      <text:p text:style-name="Standard"/>
      <text:p text:style-name="P19">Exercício <text:span text:style-name="T23">III</text:span></text:p>
      <text:p text:style-name="P37"/>
      <table:table table:name="Tabela25" table:style-name="Tabela25">
        <table:table-column table:style-name="Tabela25.A"/>
        <table:table-column table:style-name="Tabela25.B"/>
        <table:table-header-rows>
          <table:table-row>
            <table:table-cell table:style-name="Tabela25.A1" office:value-type="string">
              <text:p text:style-name="P40"><draw:frame draw:style-name="fr1" draw:name="Objeto26" text:anchor-type="as-char" svg:y="-0.623cm" svg:width="6.228cm" svg:height="1.109cm" draw:z-index="25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      </table:table-cell>
            <table:table-cell table:style-name="Tabela25.A1" office:value-type="string">
              <text:p text:style-name="P41">(<text:sequence text:ref-name="refText24" text:name="Text" text:formula="ooow:Text+1" style:num-format="1">25</text:sequence>)</text:p>
            </table:table-cell>
          </table:table-row>
        </table:table-header-rows>
      </table:table>
      <text:p text:style-name="Standard"/>
      <text:p text:style-name="P19"/>
      <text:p text:style-name="P19"/>
      <text:p text:style-name="P19"><text:soft-page-break/>Exercício <text:span text:style-name="T23">IV</text:span></text:p>
      <text:p text:style-name="P37"/>
      <table:table table:name="Tabela26" table:style-name="Tabela26">
        <table:table-column table:style-name="Tabela26.A"/>
        <table:table-column table:style-name="Tabela26.B"/>
        <table:table-header-rows>
          <table:table-row>
            <table:table-cell table:style-name="Tabela26.A1" office:value-type="string">
              <text:p text:style-name="P40"><draw:frame draw:style-name="fr1" draw:name="Objeto27" text:anchor-type="as-char" svg:y="-1.154cm" svg:width="10.017cm" svg:height="2.171cm" draw:z-index="26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    </table:table-cell>
            <table:table-cell table:style-name="Tabela26.A1" office:value-type="string">
              <text:p text:style-name="P41">(<text:sequence text:ref-name="refText25" text:name="Text" text:formula="ooow:Text+1" style:num-format="1">26</text:sequence>)</text:p>
            </table:table-cell>
          </table:table-row>
        </table:table-header-rows>
      </table:table>
      <text:p text:style-name="Standard"/>
      <text:p text:style-name="P19">Exercício <text:span text:style-name="T24">V</text:span></text:p>
      <text:p text:style-name="P37"/>
      <table:table table:name="Tabela27" table:style-name="Tabela27">
        <table:table-column table:style-name="Tabela27.A"/>
        <table:table-column table:style-name="Tabela27.B"/>
        <table:table-header-rows>
          <table:table-row>
            <table:table-cell table:style-name="Tabela27.A1" office:value-type="string">
              <text:p text:style-name="P40"><draw:frame draw:style-name="fr1" draw:name="Objeto28" text:anchor-type="as-char" svg:y="-1.051cm" svg:width="8.407cm" svg:height="1.953cm" draw:z-index="27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      </table:table-cell>
            <table:table-cell table:style-name="Tabela27.A1" office:value-type="string">
              <text:p text:style-name="P41">(<text:sequence text:ref-name="refText26" text:name="Text" text:formula="ooow:Text+1" style:num-format="1">27</text:sequence>)</text:p>
            </table:table-cell>
          </table:table-row>
        </table:table-header-rows>
      </table:table>
      <text:p text:style-name="Standard"/>
      <text:p text:style-name="P3"><text:span text:style-name="T1">Derivada de funções quociente, produto, polinomial</text:span><text:span text:style-name="T15"> – </text:span><text:a xlink:type="simple" xlink:href="https://www.youtube.com/watch?v=dLI2OJggJGI&amp;list=PL063E43EF2E298037&amp;index=14" text:style-name="Internet_20_link" text:visited-style-name="Visited_20_Internet_20_Link"><text:span text:style-name="T1">Aula 15</text:span></text:a></text:p>
      <text:p text:style-name="Standard"/>
      <text:p text:style-name="P20">Exercício <text:span text:style-name="T23">I</text:span></text:p>
      <text:p text:style-name="P38"/>
      <table:table table:name="Tabela28" table:style-name="Tabela28">
        <table:table-column table:style-name="Tabela28.A"/>
        <table:table-column table:style-name="Tabela28.B"/>
        <table:table-header-rows>
          <table:table-row>
            <table:table-cell table:style-name="Tabela28.A1" office:value-type="string">
              <text:p text:style-name="P40"><draw:frame draw:style-name="fr1" draw:name="Objeto29" text:anchor-type="as-char" svg:y="-0.614cm" svg:width="6.523cm" svg:height="1.094cm" draw:z-index="28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      </table:table-cell>
            <table:table-cell table:style-name="Tabela28.A1" office:value-type="string">
              <text:p text:style-name="P41">(<text:sequence text:ref-name="refText27" text:name="Text" text:formula="ooow:Text+1" style:num-format="1">28</text:sequence>)</text:p>
            </table:table-cell>
          </table:table-row>
        </table:table-header-rows>
      </table:table>
      <text:p text:style-name="Standard"/>
      <text:p text:style-name="P20">Exercício <text:span text:style-name="T23">II</text:span></text:p>
      <text:p text:style-name="P38"/>
      <table:table table:name="Tabela29" table:style-name="Tabela29">
        <table:table-column table:style-name="Tabela29.A"/>
        <table:table-column table:style-name="Tabela29.B"/>
        <table:table-header-rows>
          <table:table-row>
            <table:table-cell table:style-name="Tabela29.A1" office:value-type="string">
              <text:p text:style-name="P40"><draw:frame draw:style-name="fr1" draw:name="Objeto30" text:anchor-type="as-char" svg:y="-0.623cm" svg:width="12.388cm" svg:height="1.109cm" draw:z-index="29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  </table:table-cell>
            <table:table-cell table:style-name="Tabela29.A1" office:value-type="string">
              <text:p text:style-name="P41">(<text:sequence text:ref-name="refText28" text:name="Text" text:formula="ooow:Text+1" style:num-format="1">29</text:sequence>)</text:p>
            </table:table-cell>
          </table:table-row>
        </table:table-header-rows>
      </table:table>
      <text:p text:style-name="Standard"/>
      <text:p text:style-name="P20">Exercício <text:span text:style-name="T23">III</text:span></text:p>
      <text:p text:style-name="P38"/>
      <table:table table:name="Tabela30" table:style-name="Tabela30">
        <table:table-column table:style-name="Tabela30.A"/>
        <table:table-column table:style-name="Tabela30.B"/>
        <table:table-header-rows>
          <table:table-row>
            <table:table-cell table:style-name="Tabela30.A1" office:value-type="string">
              <text:p text:style-name="P40"><draw:frame draw:style-name="fr1" draw:name="Objeto31" text:anchor-type="as-char" svg:y="-3.037cm" svg:width="13.707cm" svg:height="5.939cm" draw:z-index="30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      </table:table-cell>
            <table:table-cell table:style-name="Tabela30.A1" office:value-type="string">
              <text:p text:style-name="P41">(<text:sequence text:ref-name="refText29" text:name="Text" text:formula="ooow:Text+1" style:num-format="1">30</text:sequence>)</text:p>
            </table:table-cell>
          </table:table-row>
        </table:table-header-rows>
      </table:table>
      <text:p text:style-name="Standard"/>
      <text:p text:style-name="P20">Exercício <text:span text:style-name="T23">IV</text:span></text:p>
      <text:p text:style-name="P38"/>
      <table:table table:name="Tabela31" table:style-name="Tabela31">
        <table:table-column table:style-name="Tabela31.A"/>
        <table:table-column table:style-name="Tabela31.B"/>
        <table:table-header-rows>
          <table:table-row>
            <table:table-cell table:style-name="Tabela31.A1" office:value-type="string">
              <text:p text:style-name="P40"><draw:frame draw:style-name="fr1" draw:name="Objeto32" text:anchor-type="as-char" svg:y="-0.621cm" svg:width="6.1cm" svg:height="1.06cm" draw:z-index="31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      </table:table-cell>
            <table:table-cell table:style-name="Tabela31.A1" office:value-type="string">
              <text:p text:style-name="P41">(<text:sequence text:ref-name="refText30" text:name="Text" text:formula="ooow:Text+1" style:num-format="1">31</text:sequence>)</text:p>
            </table:table-cell>
          </table:table-row>
        </table:table-header-rows>
      </table:table>
      <text:p text:style-name="Standard"/>
      <text:p text:style-name="P20"/>
      <text:p text:style-name="P20"/>
      <text:p text:style-name="P20"><text:soft-page-break/>Exercício <text:span text:style-name="T25">V</text:span></text:p>
      <text:p text:style-name="P38"/>
      <table:table table:name="Tabela32" table:style-name="Tabela32">
        <table:table-column table:style-name="Tabela32.A"/>
        <table:table-column table:style-name="Tabela32.B"/>
        <table:table-header-rows>
          <table:table-row>
            <table:table-cell table:style-name="Tabela32.A1" office:value-type="string">
              <text:p text:style-name="P40"><draw:frame draw:style-name="fr1" draw:name="Objeto33" text:anchor-type="as-char" svg:y="-0.621cm" svg:width="4.847cm" svg:height="1cm" draw:z-index="32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      </table:table-cell>
            <table:table-cell table:style-name="Tabela32.A1" office:value-type="string">
              <text:p text:style-name="P41">(<text:sequence text:ref-name="refText31" text:name="Text" text:formula="ooow:Text+1" style:num-format="1">32</text:sequence>)</text:p>
            </table:table-cell>
          </table:table-row>
        </table:table-header-rows>
      </table:table>
      <text:p text:style-name="Standard"/>
      <text:p text:style-name="P20">Exercício <text:span text:style-name="T25">VI</text:span></text:p>
      <text:p text:style-name="P38"/>
      <table:table table:name="Tabela33" table:style-name="Tabela33">
        <table:table-column table:style-name="Tabela33.A"/>
        <table:table-column table:style-name="Tabela33.B"/>
        <table:table-header-rows>
          <table:table-row>
            <table:table-cell table:style-name="Tabela33.A1" office:value-type="string">
              <text:p text:style-name="P40"><draw:frame draw:style-name="fr1" draw:name="Objeto34" text:anchor-type="as-char" svg:y="-0.633cm" svg:width="6.232cm" svg:height="1.109cm" draw:z-index="33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      </table:table-cell>
            <table:table-cell table:style-name="Tabela33.A1" office:value-type="string">
              <text:p text:style-name="P41">(<text:sequence text:ref-name="refText32" text:name="Text" text:formula="ooow:Text+1" style:num-format="1">33</text:sequence>)</text:p>
            </table:table-cell>
          </table:table-row>
        </table:table-header-rows>
      </table:table>
      <text:p text:style-name="Standard"/>
      <text:p text:style-name="P20">Exercício <text:span text:style-name="T25">VII</text:span></text:p>
      <text:p text:style-name="P38"/>
      <table:table table:name="Tabela34" table:style-name="Tabela34">
        <table:table-column table:style-name="Tabela34.A"/>
        <table:table-column table:style-name="Tabela34.B"/>
        <table:table-header-rows>
          <table:table-row>
            <table:table-cell table:style-name="Tabela34.A1" office:value-type="string">
              <text:p text:style-name="P40"><draw:frame draw:style-name="fr1" draw:name="Objeto35" text:anchor-type="as-char" svg:y="-0.623cm" svg:width="9.19cm" svg:height="1.109cm" draw:z-index="34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      </table:table-cell>
            <table:table-cell table:style-name="Tabela34.A1" office:value-type="string">
              <text:p text:style-name="P41">(<text:sequence text:ref-name="refText33" text:name="Text" text:formula="ooow:Text+1" style:num-format="1">34</text:sequence>)</text:p>
            </table:table-cell>
          </table:table-row>
        </table:table-header-rows>
      </table:table>
      <text:p text:style-name="Standard"/>
      <text:p text:style-name="P1"><text:span text:style-name="T1">Derivadas de função quociente e produto</text:span><text:span text:style-name="T16"> – </text:span><text:a xlink:type="simple" xlink:href="https://www.youtube.com/watch?v=sOZNKeEGAFQ&amp;list=PL063E43EF2E298037&amp;index=15" text:style-name="Internet_20_link" text:visited-style-name="Visited_20_Internet_20_Link"><text:span text:style-name="T1">Aula 16</text:span></text:a></text:p>
      <text:p text:style-name="Standard"/>
      <text:p text:style-name="P21">Exercício <text:span text:style-name="T23">I</text:span></text:p>
      <text:p text:style-name="P39"/>
      <table:table table:name="Tabela35" table:style-name="Tabela35">
        <table:table-column table:style-name="Tabela35.A"/>
        <table:table-column table:style-name="Tabela35.B"/>
        <table:table-header-rows>
          <table:table-row>
            <table:table-cell table:style-name="Tabela35.A1" office:value-type="string">
              <text:p text:style-name="P40"><draw:frame draw:style-name="fr1" draw:name="Objeto36" text:anchor-type="as-char" svg:y="-1.205cm" svg:width="10.61cm" svg:height="2.26cm" draw:z-index="35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      </table:table-cell>
            <table:table-cell table:style-name="Tabela35.A1" office:value-type="string">
              <text:p text:style-name="P41">(<text:sequence text:ref-name="refText34" text:name="Text" text:formula="ooow:Text+1" style:num-format="1">35</text:sequence>)</text:p>
            </table:table-cell>
          </table:table-row>
        </table:table-header-rows>
      </table:table>
      <text:p text:style-name="Standard"/>
      <text:p text:style-name="P21">Exercício <text:span text:style-name="T23">II</text:span></text:p>
      <text:p text:style-name="P39"/>
      <table:table table:name="Tabela36" table:style-name="Tabela36">
        <table:table-column table:style-name="Tabela36.A"/>
        <table:table-column table:style-name="Tabela36.B"/>
        <table:table-header-rows>
          <table:table-row>
            <table:table-cell table:style-name="Tabela36.A1" office:value-type="string">
              <text:p text:style-name="P40"><draw:frame draw:style-name="fr1" draw:name="Objeto37" text:anchor-type="as-char" svg:y="-1.124cm" svg:width="6.976cm" svg:height="2.111cm" draw:z-index="36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      </table:table-cell>
            <table:table-cell table:style-name="Tabela36.A1" office:value-type="string">
              <text:p text:style-name="P41">(<text:sequence text:ref-name="refText35" text:name="Text" text:formula="ooow:Text+1" style:num-format="1">36</text:sequence>)</text:p>
            </table:table-cell>
          </table:table-row>
        </table:table-header-rows>
      </table:table>
      <text:p text:style-name="Standard"/>
      <text:p text:style-name="Standard"/>
      <text:p text:style-name="P21">Exercício <text:span text:style-name="T23">III</text:span></text:p>
      <text:p text:style-name="P39"/>
      <table:table table:name="Tabela37" table:style-name="Tabela37">
        <table:table-column table:style-name="Tabela37.A"/>
        <table:table-column table:style-name="Tabela37.B"/>
        <table:table-header-rows>
          <table:table-row>
            <table:table-cell table:style-name="Tabela37.A1" office:value-type="string">
              <text:p text:style-name="P40"><draw:frame draw:style-name="fr1" draw:name="Objeto38" text:anchor-type="as-char" svg:y="-1.794cm" svg:width="11.853cm" svg:height="3.454cm" draw:z-index="37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      </table:table-cell>
            <table:table-cell table:style-name="Tabela37.A1" office:value-type="string">
              <text:p text:style-name="P41">(<text:sequence text:ref-name="refText36" text:name="Text" text:formula="ooow:Text+1" style:num-format="1">37</text:sequence>)</text:p>
            </table:table-cell>
          </table:table-row>
        </table:table-header-rows>
      </table:table>
      <text:p text:style-name="Standard"/>
      <text:p text:style-name="Standard"/>
      <text:p text:style-name="P21">Exercício <text:span text:style-name="T23">IV</text:span></text:p>
      <text:p text:style-name="P39"/>
      <table:table table:name="Tabela38" table:style-name="Tabela38">
        <table:table-column table:style-name="Tabela38.A"/>
        <table:table-column table:style-name="Tabela38.B"/>
        <table:table-header-rows>
          <table:table-row>
            <table:table-cell table:style-name="Tabela38.A1" office:value-type="string">
              <text:p text:style-name="P40"><draw:frame draw:style-name="fr1" draw:name="Objeto39" text:anchor-type="as-char" svg:y="-0.621cm" svg:width="7.424cm" svg:height="1cm" draw:z-index="38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      </table:table-cell>
            <table:table-cell table:style-name="Tabela38.A1" office:value-type="string">
              <text:p text:style-name="P41">(<text:sequence text:ref-name="refText37" text:name="Text" text:formula="ooow:Text+1" style:num-format="1">38</text:sequence>)</text:p>
            </table:table-cell>
          </table:table-row>
        </table:table-header-rows>
      </table:table>
      <text:p text:style-name="P21"><text:soft-page-break/>Exercício V</text:p>
      <text:p text:style-name="P39"/>
      <table:table table:name="Tabela39" table:style-name="Tabela39">
        <table:table-column table:style-name="Tabela39.A"/>
        <table:table-column table:style-name="Tabela39.B"/>
        <table:table-header-rows>
          <table:table-row>
            <table:table-cell table:style-name="Tabela39.A1" office:value-type="string">
              <text:p text:style-name="P40"><draw:frame draw:style-name="fr1" draw:name="Objeto40" text:anchor-type="as-char" svg:y="-1.175cm" svg:width="7.682cm" svg:height="2.2cm" draw:z-index="39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      </table:table-cell>
            <table:table-cell table:style-name="Tabela39.A1" office:value-type="string">
              <text:p text:style-name="P41">(<text:sequence text:ref-name="refText38" text:name="Text" text:formula="ooow:Text+1" style:num-format="1">39</text:sequence>)</text:p>
            </table:table-cell>
          </table:table-row>
        </table:table-header-rows>
      </table:table>
      <text:p text:style-name="Standard"/>
      <text:p text:style-name="P21">Exercício <text:span text:style-name="T26">VI</text:span></text:p>
      <text:p text:style-name="P39"/>
      <table:table table:name="Tabela40" table:style-name="Tabela40">
        <table:table-column table:style-name="Tabela40.A"/>
        <table:table-column table:style-name="Tabela40.B"/>
        <table:table-header-rows>
          <table:table-row>
            <table:table-cell table:style-name="Tabela40.A1" office:value-type="string">
              <text:p text:style-name="P40"><draw:frame draw:style-name="fr1" draw:name="Objeto41" text:anchor-type="as-char" svg:y="-0.681cm" svg:width="12.007cm" svg:height="1.12cm" draw:z-index="40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      </table:table-cell>
            <table:table-cell table:style-name="Tabela40.A1" office:value-type="string">
              <text:p text:style-name="P41">(<text:sequence text:ref-name="refText39" text:name="Text" text:formula="ooow:Text+1" style:num-format="1">40</text:sequence>)</text:p>
            </table:table-cell>
          </table:table-row>
        </table:table-header-rows>
      </table:table>
      <text:p text:style-name="Standard"/>
      <text:p text:style-name="P1"><text:span text:style-name="T1">Derivada de funções envolvendo raiz, quociente, produto</text:span><text:span text:style-name="T17"> – </text:span><text:a xlink:type="simple" xlink:href="https://www.youtube.com/watch?v=qdeI4GRFzR0&amp;list=PL063E43EF2E298037&amp;index=16" text:style-name="Internet_20_link" text:visited-style-name="Visited_20_Internet_20_Link"><text:span text:style-name="T1">Aula 17</text:span></text:a></text:p>
      <text:p text:style-name="Standard"/>
      <text:p text:style-name="P45">Exercício <text:span text:style-name="T23">I</text:span></text:p>
      <text:p text:style-name="P71"/>
      <table:table table:name="Tabela41" table:style-name="Tabela41">
        <table:table-column table:style-name="Tabela41.A"/>
        <table:table-column table:style-name="Tabela41.B"/>
        <table:table-header-rows>
          <table:table-row>
            <table:table-cell table:style-name="Tabela41.A1" office:value-type="string">
              <text:p text:style-name="P40"><draw:frame draw:style-name="fr1" draw:name="Objeto42" text:anchor-type="as-char" svg:y="-1.533cm" svg:width="6.119cm" svg:height="2.914cm" draw:z-index="41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      </table:table-cell>
            <table:table-cell table:style-name="Tabela41.A1" office:value-type="string">
              <text:p text:style-name="P41">(<text:sequence text:ref-name="refText40" text:name="Text" text:formula="ooow:Text+1" style:num-format="1">41</text:sequence>)</text:p>
            </table:table-cell>
          </table:table-row>
        </table:table-header-rows>
      </table:table>
      <text:p text:style-name="Standard"/>
      <text:p text:style-name="P46">Exercício <text:span text:style-name="T23">II</text:span></text:p>
      <text:p text:style-name="P72"/>
      <table:table table:name="Tabela42" table:style-name="Tabela42">
        <table:table-column table:style-name="Tabela42.A"/>
        <table:table-column table:style-name="Tabela42.B"/>
        <table:table-header-rows>
          <table:table-row>
            <table:table-cell table:style-name="Tabela42.A1" office:value-type="string">
              <text:p text:style-name="P40"><draw:frame draw:style-name="fr1" draw:name="Objeto43" text:anchor-type="as-char" svg:y="-1.224cm" svg:width="5.085cm" svg:height="2.297cm" draw:z-index="42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      </table:table-cell>
            <table:table-cell table:style-name="Tabela42.A1" office:value-type="string">
              <text:p text:style-name="P41">(<text:sequence text:ref-name="refText41" text:name="Text" text:formula="ooow:Text+1" style:num-format="1">42</text:sequence>)</text:p>
            </table:table-cell>
          </table:table-row>
        </table:table-header-rows>
      </table:table>
      <text:p text:style-name="Standard"/>
      <text:p text:style-name="P47">Exercício <text:span text:style-name="T23">III</text:span></text:p>
      <text:p text:style-name="P73"/>
      <table:table table:name="Tabela43" table:style-name="Tabela43">
        <table:table-column table:style-name="Tabela43.A"/>
        <table:table-column table:style-name="Tabela43.B"/>
        <table:table-header-rows>
          <table:table-row>
            <table:table-cell table:style-name="Tabela43.A1" office:value-type="string">
              <text:p text:style-name="P40"><draw:frame draw:style-name="fr1" draw:name="Objeto44" text:anchor-type="as-char" svg:y="-1.939cm" svg:width="11.426cm" svg:height="3.727cm" draw:z-index="43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      </table:table-cell>
            <table:table-cell table:style-name="Tabela43.A1" office:value-type="string">
              <text:p text:style-name="P41">(<text:sequence text:ref-name="refText42" text:name="Text" text:formula="ooow:Text+1" style:num-format="1">43</text:sequence>)</text:p>
            </table:table-cell>
          </table:table-row>
        </table:table-header-rows>
      </table:table>
      <text:p text:style-name="Standard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Exercício <text:span text:style-name="T23">IV</text:span></text:p>
      <text:p text:style-name="P74"/>
      <table:table table:name="Tabela44" table:style-name="Tabela44">
        <table:table-column table:style-name="Tabela44.A"/>
        <table:table-column table:style-name="Tabela44.B"/>
        <table:table-header-rows>
          <table:table-row>
            <table:table-cell table:style-name="Tabela44.A1" office:value-type="string">
              <text:p text:style-name="P40"><draw:frame draw:style-name="fr1" draw:name="Objeto45" text:anchor-type="as-char" svg:y="-7.38cm" svg:width="13.437cm" svg:height="14.609cm" draw:z-index="44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      </table:table-cell>
            <table:table-cell table:style-name="Tabela44.A1" office:value-type="string">
              <text:p text:style-name="P41">(<text:sequence text:ref-name="refText43" text:name="Text" text:formula="ooow:Text+1" style:num-format="1">44</text:sequence>)</text:p>
            </table:table-cell>
          </table:table-row>
        </table:table-header-rows>
      </table:table>
      <text:p text:style-name="Standard"/>
      <text:p text:style-name="P49">Exercício <text:span text:style-name="T23">V</text:span></text:p>
      <text:p text:style-name="P75"/>
      <table:table table:name="Tabela45" table:style-name="Tabela45">
        <table:table-column table:style-name="Tabela45.A"/>
        <table:table-column table:style-name="Tabela45.B"/>
        <table:table-header-rows>
          <table:table-row>
            <table:table-cell table:style-name="Tabela45.A1" office:value-type="string">
              <text:p text:style-name="P40"><draw:frame draw:style-name="fr1" draw:name="Objeto46" text:anchor-type="as-char" svg:y="-1.173cm" svg:width="6.23cm" svg:height="2.194cm" draw:z-index="45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      </table:table-cell>
            <table:table-cell table:style-name="Tabela45.A1" office:value-type="string">
              <text:p text:style-name="P41">(<text:sequence text:ref-name="refText44" text:name="Text" text:formula="ooow:Text+1" style:num-format="1">45</text:sequence>)</text:p>
            </table:table-cell>
          </table:table-row>
        </table:table-header-rows>
      </table:table>
      <text:p text:style-name="Standard"/>
      <text:p text:style-name="P50">Exercício <text:span text:style-name="T23">VI</text:span></text:p>
      <text:p text:style-name="P76"/>
      <table:table table:name="Tabela46" table:style-name="Tabela46">
        <table:table-column table:style-name="Tabela46.A"/>
        <table:table-column table:style-name="Tabela46.B"/>
        <table:table-header-rows>
          <table:table-row>
            <table:table-cell table:style-name="Tabela46.A1" office:value-type="string">
              <text:p text:style-name="P40"><draw:frame draw:style-name="fr1" draw:name="Objeto47" text:anchor-type="as-char" svg:y="-1.309cm" svg:width="6.227cm" svg:height="2.468cm" draw:z-index="46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      </table:table-cell>
            <table:table-cell table:style-name="Tabela46.A1" office:value-type="string">
              <text:p text:style-name="P41">(<text:sequence text:ref-name="refText45" text:name="Text" text:formula="ooow:Text+1" style:num-format="1">46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P1"><text:soft-page-break/><text:span text:style-name="T1">Derivadas envolvendo funções quociente, produto, raiz, logaritmo, exponencial</text:span><text:span text:style-name="T18"> – </text:span><text:a xlink:type="simple" xlink:href="https://www.youtube.com/watch?v=faqFCk_I-28&amp;list=PL063E43EF2E298037&amp;index=17" text:style-name="Internet_20_link" text:visited-style-name="Visited_20_Internet_20_Link"><text:span text:style-name="T1">Aula 18</text:span></text:a></text:p>
      <text:p text:style-name="Standard"/>
      <text:p text:style-name="P51">Exercício <text:span text:style-name="T23">I</text:span></text:p>
      <text:p text:style-name="P77"/>
      <table:table table:name="Tabela47" table:style-name="Tabela47">
        <table:table-column table:style-name="Tabela47.A"/>
        <table:table-column table:style-name="Tabela47.B"/>
        <table:table-header-rows>
          <table:table-row>
            <table:table-cell table:style-name="Tabela47.A1" office:value-type="string">
              <text:p text:style-name="P40"><draw:frame draw:style-name="fr1" draw:name="Objeto48" text:anchor-type="as-char" svg:y="-1.205cm" svg:width="9.015cm" svg:height="2.26cm" draw:z-index="47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      </table:table-cell>
            <table:table-cell table:style-name="Tabela47.A1" office:value-type="string">
              <text:p text:style-name="P41">(<text:sequence text:ref-name="refText46" text:name="Text" text:formula="ooow:Text+1" style:num-format="1">47</text:sequence>)</text:p>
            </table:table-cell>
          </table:table-row>
        </table:table-header-rows>
      </table:table>
      <text:p text:style-name="Standard"/>
      <text:p text:style-name="P52">Exercício <text:span text:style-name="T23">II</text:span></text:p>
      <text:p text:style-name="P78"/>
      <table:table table:name="Tabela48" table:style-name="Tabela48">
        <table:table-column table:style-name="Tabela48.A"/>
        <table:table-column table:style-name="Tabela48.B"/>
        <table:table-header-rows>
          <table:table-row>
            <table:table-cell table:style-name="Tabela48.A1" office:value-type="string">
              <text:p text:style-name="P40"><draw:frame draw:style-name="fr1" draw:name="Objeto49" text:anchor-type="as-char" svg:y="-1.482cm" svg:width="5.824cm" svg:height="2.812cm" draw:z-index="48"><draw:object xlink:href="./Object 49" xlink:type="simple" xlink:show="embed" xlink:actuate="onLoad"/><draw:image xlink:href="./ObjectReplacements/Object 49" xlink:type="simple" xlink:show="embed" xlink:actuate="onLoad"/><svg:desc>fórmula</svg:desc></draw:frame></text:p>
            </table:table-cell>
            <table:table-cell table:style-name="Tabela48.A1" office:value-type="string">
              <text:p text:style-name="P41">(<text:sequence text:ref-name="refText47" text:name="Text" text:formula="ooow:Text+1" style:num-format="1">48</text:sequence>)</text:p>
            </table:table-cell>
          </table:table-row>
        </table:table-header-rows>
      </table:table>
      <text:p text:style-name="Standard"/>
      <text:p text:style-name="P53">Exercício <text:span text:style-name="T23">III</text:span></text:p>
      <text:p text:style-name="P79"/>
      <table:table table:name="Tabela49" table:style-name="Tabela49">
        <table:table-column table:style-name="Tabela49.A"/>
        <table:table-column table:style-name="Tabela49.B"/>
        <table:table-header-rows>
          <table:table-row>
            <table:table-cell table:style-name="Tabela49.A1" office:value-type="string">
              <text:p text:style-name="P40"><draw:frame draw:style-name="fr1" draw:name="Objeto50" text:anchor-type="as-char" svg:y="-1.214cm" svg:width="9.075cm" svg:height="2.291cm" draw:z-index="49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      </table:table-cell>
            <table:table-cell table:style-name="Tabela49.A1" office:value-type="string">
              <text:p text:style-name="P41">(<text:sequence text:ref-name="refText48" text:name="Text" text:formula="ooow:Text+1" style:num-format="1">49</text:sequence>)</text:p>
            </table:table-cell>
          </table:table-row>
        </table:table-header-rows>
      </table:table>
      <text:p text:style-name="Standard"/>
      <text:p text:style-name="P54">Exercício <text:span text:style-name="T23">IV</text:span></text:p>
      <text:p text:style-name="P80"/>
      <table:table table:name="Tabela50" table:style-name="Tabela50">
        <table:table-column table:style-name="Tabela50.A"/>
        <table:table-column table:style-name="Tabela50.B"/>
        <table:table-header-rows>
          <table:table-row>
            <table:table-cell table:style-name="Tabela50.A1" office:value-type="string">
              <text:p text:style-name="P40"><draw:frame draw:style-name="fr1" draw:name="Objeto51" text:anchor-type="as-char" svg:y="-0.614cm" svg:width="5.449cm" svg:height="1.094cm" draw:z-index="50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      </table:table-cell>
            <table:table-cell table:style-name="Tabela50.A1" office:value-type="string">
              <text:p text:style-name="P41">(<text:sequence text:ref-name="refText49" text:name="Text" text:formula="ooow:Text+1" style:num-format="1">50</text:sequence>)</text:p>
            </table:table-cell>
          </table:table-row>
        </table:table-header-rows>
      </table:table>
      <text:p text:style-name="Standard"/>
      <text:p text:style-name="P55">Exercício <text:span text:style-name="T23">V</text:span></text:p>
      <text:p text:style-name="P81"/>
      <table:table table:name="Tabela51" table:style-name="Tabela51">
        <table:table-column table:style-name="Tabela51.A"/>
        <table:table-column table:style-name="Tabela51.B"/>
        <table:table-header-rows>
          <table:table-row>
            <table:table-cell table:style-name="Tabela51.A1" office:value-type="string">
              <text:p text:style-name="P40"><draw:frame draw:style-name="fr1" draw:name="Objeto52" text:anchor-type="as-char" svg:y="-1.954cm" svg:width="14.988cm" svg:height="3.805cm" draw:z-index="51"><draw:object xlink:href="./Object 52" xlink:type="simple" xlink:show="embed" xlink:actuate="onLoad"/><draw:image xlink:href="./ObjectReplacements/Object 52" xlink:type="simple" xlink:show="embed" xlink:actuate="onLoad"/><svg:desc>fórmula</svg:desc></draw:frame></text:p>
            </table:table-cell>
            <table:table-cell table:style-name="Tabela51.A1" office:value-type="string">
              <text:p text:style-name="P41">(<text:sequence text:ref-name="refText50" text:name="Text" text:formula="ooow:Text+1" style:num-format="1">51</text:sequence>)</text:p>
            </table:table-cell>
          </table:table-row>
        </table:table-header-rows>
      </table:table>
      <text:p text:style-name="Standard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Derivadas envolvendo funções quociente, produto, raiz, logaritmo, exponencial</text:span><text:span text:style-name="T19"> – </text:span><text:a xlink:type="simple" xlink:href="https://www.youtube.com/watch?v=tLip_hREUho&amp;list=PL063E43EF2E298037&amp;index=18" text:style-name="Internet_20_link" text:visited-style-name="Visited_20_Internet_20_Link"><text:span text:style-name="T1">Aula 19</text:span></text:a></text:p>
      <text:p text:style-name="Standard"/>
      <text:p text:style-name="P56">Exercício <text:span text:style-name="T23">I</text:span></text:p>
      <text:p text:style-name="P82"/>
      <table:table table:name="Tabela52" table:style-name="Tabela52">
        <table:table-column table:style-name="Tabela52.A"/>
        <table:table-column table:style-name="Tabela52.B"/>
        <table:table-header-rows>
          <table:table-row>
            <table:table-cell table:style-name="Tabela52.A1" office:value-type="string">
              <text:p text:style-name="P40"><draw:frame draw:style-name="fr1" draw:name="Objeto53" text:anchor-type="as-char" svg:y="-0.896cm" svg:width="11.472cm" svg:height="1.692cm" draw:z-index="52"><draw:object xlink:href="./Object 53" xlink:type="simple" xlink:show="embed" xlink:actuate="onLoad"/><draw:image xlink:href="./ObjectReplacements/Object 53" xlink:type="simple" xlink:show="embed" xlink:actuate="onLoad"/><svg:desc>fórmula</svg:desc></draw:frame></text:p>
            </table:table-cell>
            <table:table-cell table:style-name="Tabela52.A1" office:value-type="string">
              <text:p text:style-name="P41">(<text:sequence text:ref-name="refText51" text:name="Text" text:formula="ooow:Text+1" style:num-format="1">52</text:sequence>)</text:p>
            </table:table-cell>
          </table:table-row>
        </table:table-header-rows>
      </table:table>
      <text:p text:style-name="Standard"/>
      <text:p text:style-name="P57">Exercício <text:span text:style-name="T23">II</text:span></text:p>
      <text:p text:style-name="P83"/>
      <table:table table:name="Tabela53" table:style-name="Tabela53">
        <table:table-column table:style-name="Tabela53.A"/>
        <table:table-column table:style-name="Tabela53.B"/>
        <table:table-header-rows>
          <table:table-row>
            <table:table-cell table:style-name="Tabela53.A1" office:value-type="string">
              <text:p text:style-name="P40"><draw:frame draw:style-name="fr1" draw:name="Objeto54" text:anchor-type="as-char" svg:y="-5.165cm" svg:width="14.91cm" svg:height="10.209cm" draw:z-index="53"><draw:object xlink:href="./Object 54" xlink:type="simple" xlink:show="embed" xlink:actuate="onLoad"/><draw:image xlink:href="./ObjectReplacements/Object 54" xlink:type="simple" xlink:show="embed" xlink:actuate="onLoad"/><svg:desc>fórmula</svg:desc></draw:frame></text:p>
            </table:table-cell>
            <table:table-cell table:style-name="Tabela53.A1" office:value-type="string">
              <text:p text:style-name="P41">(<text:sequence text:ref-name="refText52" text:name="Text" text:formula="ooow:Text+1" style:num-format="1">53</text:sequence>)</text:p>
            </table:table-cell>
          </table:table-row>
        </table:table-header-rows>
      </table:table>
      <text:p text:style-name="Standard"/>
      <text:p text:style-name="P58">Exercício <text:span text:style-name="T23">III</text:span></text:p>
      <text:p text:style-name="P84"/>
      <table:table table:name="Tabela54" table:style-name="Tabela54">
        <table:table-column table:style-name="Tabela54.A"/>
        <table:table-column table:style-name="Tabela54.B"/>
        <table:table-header-rows>
          <table:table-row>
            <table:table-cell table:style-name="Tabela54.A1" office:value-type="string">
              <text:p text:style-name="P40"><draw:frame draw:style-name="fr1" draw:name="Objeto55" text:anchor-type="as-char" svg:y="-0.88cm" svg:width="5.115cm" svg:height="1.625cm" draw:z-index="54"><draw:object xlink:href="./Object 55" xlink:type="simple" xlink:show="embed" xlink:actuate="onLoad"/><draw:image xlink:href="./ObjectReplacements/Object 55" xlink:type="simple" xlink:show="embed" xlink:actuate="onLoad"/><svg:desc>fórmula</svg:desc></draw:frame></text:p>
            </table:table-cell>
            <table:table-cell table:style-name="Tabela54.A1" office:value-type="string">
              <text:p text:style-name="P41">(<text:sequence text:ref-name="refText53" text:name="Text" text:formula="ooow:Text+1" style:num-format="1">54</text:sequence>)</text:p>
            </table:table-cell>
          </table:table-row>
        </table:table-header-rows>
      </table:table>
      <text:p text:style-name="Standard"/>
      <text:p text:style-name="P59">Exercício <text:span text:style-name="T23">IV</text:span></text:p>
      <text:p text:style-name="P85"/>
      <table:table table:name="Tabela55" table:style-name="Tabela55">
        <table:table-column table:style-name="Tabela55.A"/>
        <table:table-column table:style-name="Tabela55.B"/>
        <table:table-header-rows>
          <table:table-row>
            <table:table-cell table:style-name="Tabela55.A1" office:value-type="string">
              <text:p text:style-name="P40"><draw:frame draw:style-name="fr1" draw:name="Objeto56" text:anchor-type="as-char" svg:y="-0.859cm" svg:width="8.823cm" svg:height="1.582cm" draw:z-index="55"><draw:object xlink:href="./Object 56" xlink:type="simple" xlink:show="embed" xlink:actuate="onLoad"/><draw:image xlink:href="./ObjectReplacements/Object 56" xlink:type="simple" xlink:show="embed" xlink:actuate="onLoad"/><svg:desc>fórmula</svg:desc></draw:frame></text:p>
            </table:table-cell>
            <table:table-cell table:style-name="Tabela55.A1" office:value-type="string">
              <text:p text:style-name="P41">(<text:sequence text:ref-name="refText54" text:name="Text" text:formula="ooow:Text+1" style:num-format="1">55</text:sequence>)</text:p>
            </table:table-cell>
          </table:table-row>
        </table:table-header-rows>
      </table:table>
      <text:p text:style-name="Standard"/>
      <text:p text:style-name="P60"/>
      <text:p text:style-name="P60"/>
      <text:p text:style-name="P60"/>
      <text:p text:style-name="P60"/>
      <text:p text:style-name="P60"><text:soft-page-break/>Exercício <text:span text:style-name="T23">V</text:span></text:p>
      <text:p text:style-name="P86"/>
      <table:table table:name="Tabela56" table:style-name="Tabela56">
        <table:table-column table:style-name="Tabela56.A"/>
        <table:table-column table:style-name="Tabela56.B"/>
        <table:table-header-rows>
          <table:table-row>
            <table:table-cell table:style-name="Tabela56.A1" office:value-type="string">
              <text:p text:style-name="P40"><draw:frame draw:style-name="fr1" draw:name="Objeto57" text:anchor-type="as-char" svg:y="-1.854cm" svg:width="13.169cm" svg:height="3.554cm" draw:z-index="56"><draw:object xlink:href="./Object 57" xlink:type="simple" xlink:show="embed" xlink:actuate="onLoad"/><draw:image xlink:href="./ObjectReplacements/Object 57" xlink:type="simple" xlink:show="embed" xlink:actuate="onLoad"/><svg:desc>fórmula</svg:desc></draw:frame></text:p>
            </table:table-cell>
            <table:table-cell table:style-name="Tabela56.A1" office:value-type="string">
              <text:p text:style-name="P41">(<text:sequence text:ref-name="refText55" text:name="Text" text:formula="ooow:Text+1" style:num-format="1">56</text:sequence>)</text:p>
            </table:table-cell>
          </table:table-row>
        </table:table-header-rows>
      </table:table>
      <text:p text:style-name="Standard"/>
      <text:p text:style-name="P61">Exercício <text:span text:style-name="T23">VI</text:span></text:p>
      <text:p text:style-name="P87"/>
      <table:table table:name="Tabela57" table:style-name="Tabela57">
        <table:table-column table:style-name="Tabela57.A"/>
        <table:table-column table:style-name="Tabela57.B"/>
        <table:table-header-rows>
          <table:table-row>
            <table:table-cell table:style-name="Tabela57.A1" office:value-type="string">
              <text:p text:style-name="P40"><draw:frame draw:style-name="fr1" draw:name="Objeto58" text:anchor-type="as-char" svg:y="-1.154cm" svg:width="9.767cm" svg:height="2.171cm" draw:z-index="57"><draw:object xlink:href="./Object 58" xlink:type="simple" xlink:show="embed" xlink:actuate="onLoad"/><draw:image xlink:href="./ObjectReplacements/Object 58" xlink:type="simple" xlink:show="embed" xlink:actuate="onLoad"/><svg:desc>fórmula</svg:desc></draw:frame></text:p>
            </table:table-cell>
            <table:table-cell table:style-name="Tabela57.A1" office:value-type="string">
              <text:p text:style-name="P41">(<text:sequence text:ref-name="refText56" text:name="Text" text:formula="ooow:Text+1" style:num-format="1">57</text:sequence>)</text:p>
            </table:table-cell>
          </table:table-row>
        </table:table-header-rows>
      </table:table>
      <text:p text:style-name="Standard"/>
      <text:p text:style-name="P1"><text:span text:style-name="T1">Derivadas envolvendo funções quociente, produto, raiz, logaritmo, exponencial</text:span><text:span text:style-name="T20"> – </text:span><text:a xlink:type="simple" xlink:href="https://www.youtube.com/watch?v=GgokCrIVzdE&amp;list=PL063E43EF2E298037&amp;index=19" text:style-name="Internet_20_link" text:visited-style-name="Visited_20_Internet_20_Link"><text:span text:style-name="T1">Aula 20</text:span></text:a></text:p>
      <text:p text:style-name="Standard"/>
      <text:p text:style-name="P62">Exercício <text:span text:style-name="T23">I</text:span></text:p>
      <text:p text:style-name="P88"/>
      <table:table table:name="Tabela58" table:style-name="Tabela58">
        <table:table-column table:style-name="Tabela58.A"/>
        <table:table-column table:style-name="Tabela58.B"/>
        <table:table-header-rows>
          <table:table-row>
            <table:table-cell table:style-name="Tabela58.A1" office:value-type="string">
              <text:p text:style-name="P40"><draw:frame draw:style-name="fr1" draw:name="Objeto59" text:anchor-type="as-char" svg:y="-1.868cm" svg:width="15.198cm" svg:height="3.602cm" draw:z-index="58"><draw:object xlink:href="./Object 59" xlink:type="simple" xlink:show="embed" xlink:actuate="onLoad"/><draw:image xlink:href="./ObjectReplacements/Object 59" xlink:type="simple" xlink:show="embed" xlink:actuate="onLoad"/><svg:desc>fórmula</svg:desc></draw:frame></text:p>
            </table:table-cell>
            <table:table-cell table:style-name="Tabela58.A1" office:value-type="string">
              <text:p text:style-name="P41">(<text:sequence text:ref-name="refText57" text:name="Text" text:formula="ooow:Text+1" style:num-format="1">58</text:sequence>)</text:p>
            </table:table-cell>
          </table:table-row>
        </table:table-header-rows>
      </table:table>
      <text:p text:style-name="Standard"/>
      <text:p text:style-name="P63">Exercício <text:span text:style-name="T23">II</text:span></text:p>
      <text:p text:style-name="P89"/>
      <table:table table:name="Tabela59" table:style-name="Tabela59">
        <table:table-column table:style-name="Tabela59.A"/>
        <table:table-column table:style-name="Tabela59.B"/>
        <table:table-header-rows>
          <table:table-row>
            <table:table-cell table:style-name="Tabela59.A1" office:value-type="string">
              <text:p text:style-name="P40"><draw:frame draw:style-name="fr1" draw:name="Objeto60" text:anchor-type="as-char" svg:y="-0.651cm" svg:width="2.685cm" svg:height="1.15cm" draw:z-index="59"><draw:object xlink:href="./Object 60" xlink:type="simple" xlink:show="embed" xlink:actuate="onLoad"/><draw:image xlink:href="./ObjectReplacements/Object 60" xlink:type="simple" xlink:show="embed" xlink:actuate="onLoad"/><svg:desc>fórmula</svg:desc></draw:frame></text:p>
            </table:table-cell>
            <table:table-cell table:style-name="Tabela59.A1" office:value-type="string">
              <text:p text:style-name="P41">(<text:sequence text:ref-name="refText58" text:name="Text" text:formula="ooow:Text+1" style:num-format="1">59</text:sequence>)</text:p>
            </table:table-cell>
          </table:table-row>
        </table:table-header-rows>
      </table:table>
      <text:p text:style-name="Standard"/>
      <text:p text:style-name="P64">Exercício <text:span text:style-name="T23">III</text:span></text:p>
      <text:p text:style-name="P90"/>
      <table:table table:name="Tabela60" table:style-name="Tabela60">
        <table:table-column table:style-name="Tabela60.A"/>
        <table:table-column table:style-name="Tabela60.B"/>
        <table:table-header-rows>
          <table:table-row>
            <table:table-cell table:style-name="Tabela60.A1" office:value-type="string">
              <text:p text:style-name="P40"><draw:frame draw:style-name="fr1" draw:name="Objeto61" text:anchor-type="as-char" svg:y="-1.231cm" svg:width="6.357cm" svg:height="2.364cm" draw:z-index="60"><draw:object xlink:href="./Object 61" xlink:type="simple" xlink:show="embed" xlink:actuate="onLoad"/><draw:image xlink:href="./ObjectReplacements/Object 61" xlink:type="simple" xlink:show="embed" xlink:actuate="onLoad"/><svg:desc>fórmula</svg:desc></draw:frame></text:p>
            </table:table-cell>
            <table:table-cell table:style-name="Tabela60.A1" office:value-type="string">
              <text:p text:style-name="P41">(<text:sequence text:ref-name="refText59" text:name="Text" text:formula="ooow:Text+1" style:num-format="1">60</text:sequence>)</text:p>
            </table:table-cell>
          </table:table-row>
        </table:table-header-rows>
      </table:table>
      <text:p text:style-name="Standard"/>
      <text:p text:style-name="P65">Exercício <text:span text:style-name="T23">IV</text:span></text:p>
      <text:p text:style-name="P91"/>
      <table:table table:name="Tabela61" table:style-name="Tabela61">
        <table:table-column table:style-name="Tabela61.A"/>
        <table:table-column table:style-name="Tabela61.B"/>
        <table:table-header-rows>
          <table:table-row>
            <table:table-cell table:style-name="Tabela61.A1" office:value-type="string">
              <text:p text:style-name="P40"><draw:frame draw:style-name="fr1" draw:name="Objeto62" text:anchor-type="as-char" svg:y="-0.651cm" svg:width="3.027cm" svg:height="1.166cm" draw:z-index="61"><draw:object xlink:href="./Object 62" xlink:type="simple" xlink:show="embed" xlink:actuate="onLoad"/><draw:image xlink:href="./ObjectReplacements/Object 62" xlink:type="simple" xlink:show="embed" xlink:actuate="onLoad"/><svg:desc>fórmula</svg:desc></draw:frame></text:p>
            </table:table-cell>
            <table:table-cell table:style-name="Tabela61.A1" office:value-type="string">
              <text:p text:style-name="P41">(<text:sequence text:ref-name="refText60" text:name="Text" text:formula="ooow:Text+1" style:num-format="1">61</text:sequence>)</text:p>
            </table:table-cell>
          </table:table-row>
        </table:table-header-rows>
      </table:table>
      <text:p text:style-name="P66"><text:soft-page-break/>Exercício <text:span text:style-name="T23">V</text:span></text:p>
      <text:p text:style-name="P92"/>
      <table:table table:name="Tabela62" table:style-name="Tabela62">
        <table:table-column table:style-name="Tabela62.A"/>
        <table:table-column table:style-name="Tabela62.B"/>
        <table:table-header-rows>
          <table:table-row>
            <table:table-cell table:style-name="Tabela62.A1" office:value-type="string">
              <text:p text:style-name="P40"><draw:frame draw:style-name="fr1" draw:name="Objeto63" text:anchor-type="as-char" svg:y="-0.651cm" svg:width="4.808cm" svg:height="1.166cm" draw:z-index="62"><draw:object xlink:href="./Object 63" xlink:type="simple" xlink:show="embed" xlink:actuate="onLoad"/><draw:image xlink:href="./ObjectReplacements/Object 63" xlink:type="simple" xlink:show="embed" xlink:actuate="onLoad"/><svg:desc>fórmula</svg:desc></draw:frame></text:p>
            </table:table-cell>
            <table:table-cell table:style-name="Tabela62.A1" office:value-type="string">
              <text:p text:style-name="P41">(<text:sequence text:ref-name="refText61" text:name="Text" text:formula="ooow:Text+1" style:num-format="1">62</text:sequence>)</text:p>
            </table:table-cell>
          </table:table-row>
        </table:table-header-rows>
      </table:table>
      <text:p text:style-name="Standard"/>
      <text:p text:style-name="P67">Exercício <text:span text:style-name="T23">VI</text:span></text:p>
      <text:p text:style-name="P93"/>
      <table:table table:name="Tabela63" table:style-name="Tabela63">
        <table:table-column table:style-name="Tabela63.A"/>
        <table:table-column table:style-name="Tabela63.B"/>
        <table:table-header-rows>
          <table:table-row>
            <table:table-cell table:style-name="Tabela63.A1" office:value-type="string">
              <text:p text:style-name="P40"><draw:frame draw:style-name="fr1" draw:name="Objeto64" text:anchor-type="as-char" svg:y="-1.483cm" svg:width="14.559cm" svg:height="2.817cm" draw:z-index="63"><draw:object xlink:href="./Object 64" xlink:type="simple" xlink:show="embed" xlink:actuate="onLoad"/><draw:image xlink:href="./ObjectReplacements/Object 64" xlink:type="simple" xlink:show="embed" xlink:actuate="onLoad"/><svg:desc>fórmula</svg:desc></draw:frame></text:p>
            </table:table-cell>
            <table:table-cell table:style-name="Tabela63.A1" office:value-type="string">
              <text:p text:style-name="P41">(<text:sequence text:ref-name="refText62" text:name="Text" text:formula="ooow:Text+1" style:num-format="1">63</text:sequence>)</text:p>
            </table:table-cell>
          </table:table-row>
        </table:table-header-rows>
      </table:table>
      <text:p text:style-name="Standard"/>
      <text:p text:style-name="P94"><text:span text:style-name="T27">Exercício VII</text:span></text:p>
      <table:table table:name="Tabela64" table:style-name="Tabela64">
        <table:table-column table:style-name="Tabela64.A"/>
        <table:table-column table:style-name="Tabela64.B"/>
        <table:table-header-rows>
          <table:table-row>
            <table:table-cell table:style-name="Tabela64.A1" office:value-type="string">
              <text:p text:style-name="P40"><draw:frame draw:style-name="fr1" draw:name="Objeto65" text:anchor-type="as-char" svg:y="-1.894cm" svg:width="8.047cm" svg:height="3.655cm" draw:z-index="64"><draw:object xlink:href="./Object 65" xlink:type="simple" xlink:show="embed" xlink:actuate="onLoad"/><draw:image xlink:href="./ObjectReplacements/Object 65" xlink:type="simple" xlink:show="embed" xlink:actuate="onLoad"/><svg:desc>fórmula</svg:desc></draw:frame></text:p>
            </table:table-cell>
            <table:table-cell table:style-name="Tabela64.A1" office:value-type="string">
              <text:p text:style-name="P41">(<text:sequence text:ref-name="refText63" text:name="Text" text:formula="ooow:Text+1" style:num-format="1">64</text:sequence>)</text:p>
            </table:table-cell>
          </table:table-row>
        </table:table-header-rows>
      </table:table>
      <text:p text:style-name="P94"/>
      <text:p text:style-name="P70"><text:span text:style-name="T1">Derivadas envolvendo funções quociente, produto, raiz, logaritmo, exponencial</text:span><text:span text:style-name="T21"> – </text:span><text:a xlink:type="simple" xlink:href="https://www.youtube.com/watch?v=8W9ajAJamj8&amp;list=PL063E43EF2E298037&amp;index=20" text:style-name="Internet_20_link" text:visited-style-name="Visited_20_Internet_20_Link"><text:span text:style-name="T1">Aula 21</text:span></text:a></text:p>
      <text:p text:style-name="P95"/>
      <text:p text:style-name="P68">Exercício <text:span text:style-name="T23">I</text:span></text:p>
      <text:p text:style-name="P96"/>
      <table:table table:name="Tabela65" table:style-name="Tabela65">
        <table:table-column table:style-name="Tabela65.A"/>
        <table:table-column table:style-name="Tabela65.B"/>
        <table:table-header-rows>
          <table:table-row>
            <table:table-cell table:style-name="Tabela65.A1" office:value-type="string">
              <text:p text:style-name="P40"><draw:frame draw:style-name="fr1" draw:name="Objeto66" text:anchor-type="as-char" svg:y="-0.896cm" svg:width="4.591cm" svg:height="1.64cm" draw:z-index="65"><draw:object xlink:href="./Object 66" xlink:type="simple" xlink:show="embed" xlink:actuate="onLoad"/><draw:image xlink:href="./ObjectReplacements/Object 66" xlink:type="simple" xlink:show="embed" xlink:actuate="onLoad"/><svg:desc>fórmula</svg:desc></draw:frame></text:p>
            </table:table-cell>
            <table:table-cell table:style-name="Tabela65.A1" office:value-type="string">
              <text:p text:style-name="P41">(<text:sequence text:ref-name="refText64" text:name="Text" text:formula="ooow:Text+1" style:num-format="1">65</text:sequence>)</text:p>
            </table:table-cell>
          </table:table-row>
        </table:table-header-rows>
      </table:table>
      <text:p text:style-name="P95"/>
      <text:p text:style-name="P97"><text:span text:style-name="T27">Exercício II</text:span></text:p>
      <table:table table:name="Tabela66" table:style-name="Tabela66">
        <table:table-column table:style-name="Tabela66.A"/>
        <table:table-column table:style-name="Tabela66.B"/>
        <table:table-header-rows>
          <table:table-row>
            <table:table-cell table:style-name="Tabela66.A1" office:value-type="string">
              <text:p text:style-name="P40"><draw:frame draw:style-name="fr1" draw:name="Objeto67" text:anchor-type="as-char" svg:y="-0.91cm" svg:width="3.595cm" svg:height="1.672cm" draw:z-index="66"><draw:object xlink:href="./Object 67" xlink:type="simple" xlink:show="embed" xlink:actuate="onLoad"/><draw:image xlink:href="./ObjectReplacements/Object 67" xlink:type="simple" xlink:show="embed" xlink:actuate="onLoad"/><svg:desc>fórmula</svg:desc></draw:frame></text:p>
            </table:table-cell>
            <table:table-cell table:style-name="Tabela66.A1" office:value-type="string">
              <text:p text:style-name="P41">(<text:sequence text:ref-name="refText65" text:name="Text" text:formula="ooow:Text+1" style:num-format="1">66</text:sequence>)</text:p>
            </table:table-cell>
          </table:table-row>
        </table:table-header-rows>
      </table:table>
      <text:p text:style-name="P97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text:soft-page-break/><text:span text:style-name="T27">Exercício III</text:span></text:p>
      <table:table table:name="Tabela67" table:style-name="Tabela67">
        <table:table-column table:style-name="Tabela67.A"/>
        <table:table-column table:style-name="Tabela67.B"/>
        <table:table-header-rows>
          <table:table-row>
            <table:table-cell table:style-name="Tabela67.A1" office:value-type="string">
              <text:p text:style-name="P40"><draw:frame draw:style-name="fr1" draw:name="Objeto68" text:anchor-type="as-char" svg:y="-5.637cm" svg:width="13.58cm" svg:height="11.18cm" draw:z-index="67"><draw:object xlink:href="./Object 68" xlink:type="simple" xlink:show="embed" xlink:actuate="onLoad"/><draw:image xlink:href="./ObjectReplacements/Object 68" xlink:type="simple" xlink:show="embed" xlink:actuate="onLoad"/><svg:desc>fórmula</svg:desc></draw:frame></text:p>
            </table:table-cell>
            <table:table-cell table:style-name="Tabela67.A1" office:value-type="string">
              <text:p text:style-name="P41">(<text:sequence text:ref-name="refText66" text:name="Text" text:formula="ooow:Text+1" style:num-format="1">67</text:sequence>)</text:p>
            </table:table-cell>
          </table:table-row>
        </table:table-header-rows>
      </table:table>
      <text:p text:style-name="P98"/>
      <text:p text:style-name="P99"><text:span text:style-name="T27">Exercício IV</text:span></text:p>
      <text:p text:style-name="P100"/>
      <table:table table:name="Tabela68" table:style-name="Tabela68">
        <table:table-column table:style-name="Tabela68.A"/>
        <table:table-column table:style-name="Tabela68.B"/>
        <table:table-header-rows>
          <table:table-row>
            <table:table-cell table:style-name="Tabela68.A1" office:value-type="string">
              <text:p text:style-name="P40"><draw:frame draw:style-name="fr1" draw:name="Objeto69" text:anchor-type="as-char" svg:y="-1.168cm" svg:width="7.9cm" svg:height="2.184cm" draw:z-index="68"><draw:object xlink:href="./Object 69" xlink:type="simple" xlink:show="embed" xlink:actuate="onLoad"/><draw:image xlink:href="./ObjectReplacements/Object 69" xlink:type="simple" xlink:show="embed" xlink:actuate="onLoad"/><svg:desc>fórmula</svg:desc></draw:frame></text:p>
            </table:table-cell>
            <table:table-cell table:style-name="Tabela68.A1" office:value-type="string">
              <text:p text:style-name="P41">(<text:sequence text:ref-name="refText67" text:name="Text" text:formula="ooow:Text+1" style:num-format="1">68</text:sequence>)</text:p>
            </table:table-cell>
          </table:table-row>
        </table:table-header-rows>
      </table:table>
      <text:p text:style-name="P98"/>
      <text:p text:style-name="P101"><text:span text:style-name="T27">Exercício V</text:span></text:p>
      <table:table table:name="Tabela69" table:style-name="Tabela69">
        <table:table-column table:style-name="Tabela69.A"/>
        <table:table-column table:style-name="Tabela69.B"/>
        <table:table-header-rows>
          <table:table-row>
            <table:table-cell table:style-name="Tabela69.A1" office:value-type="string">
              <text:p text:style-name="P40"><draw:frame draw:style-name="fr1" draw:name="Objeto70" text:anchor-type="as-char" svg:y="-2.252cm" svg:width="6.99cm" svg:height="4.357cm" draw:z-index="69"><draw:object xlink:href="./Object 70" xlink:type="simple" xlink:show="embed" xlink:actuate="onLoad"/><draw:image xlink:href="./ObjectReplacements/Object 70" xlink:type="simple" xlink:show="embed" xlink:actuate="onLoad"/><svg:desc>fórmula</svg:desc></draw:frame></text:p>
            </table:table-cell>
            <table:table-cell table:style-name="Tabela69.A1" office:value-type="string">
              <text:p text:style-name="P41">(<text:sequence text:ref-name="refText68" text:name="Text" text:formula="ooow:Text+1" style:num-format="1">69</text:sequence>)</text:p>
            </table:table-cell>
          </table:table-row>
        </table:table-header-rows>
      </table:table>
      <text:p text:style-name="P101"/>
      <text:p text:style-name="P101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><text:soft-page-break/><text:span text:style-name="T27">Exercício VI</text:span></text:p>
      <table:table table:name="Tabela70" table:style-name="Tabela70">
        <table:table-column table:style-name="Tabela70.A"/>
        <table:table-column table:style-name="Tabela70.B"/>
        <table:table-header-rows>
          <table:table-row>
            <table:table-cell table:style-name="Tabela70.A1" office:value-type="string">
              <text:p text:style-name="P40"><draw:frame draw:style-name="fr1" draw:name="Objeto71" text:anchor-type="as-char" svg:y="-1.505cm" svg:width="11.716cm" svg:height="2.858cm" draw:z-index="70"><draw:object xlink:href="./Object 71" xlink:type="simple" xlink:show="embed" xlink:actuate="onLoad"/><draw:image xlink:href="./ObjectReplacements/Object 71" xlink:type="simple" xlink:show="embed" xlink:actuate="onLoad"/><svg:desc>fórmula</svg:desc></draw:frame></text:p>
            </table:table-cell>
            <table:table-cell table:style-name="Tabela70.A1" office:value-type="string">
              <text:p text:style-name="P41">(<text:sequence text:ref-name="refText69" text:name="Text" text:formula="ooow:Text+1" style:num-format="1">70</text:sequence>)</text:p>
            </table:table-cell>
          </table:table-row>
        </table:table-header-rows>
      </table:table>
      <text:p text:style-name="P102"/>
      <text:p text:style-name="P102"/>
      <text:p text:style-name="P103"><text:span text:style-name="T27">Exercício VII</text:span></text:p>
      <table:table table:name="Tabela71" table:style-name="Tabela71">
        <table:table-column table:style-name="Tabela71.A"/>
        <table:table-column table:style-name="Tabela71.B"/>
        <table:table-header-rows>
          <table:table-row>
            <table:table-cell table:style-name="Tabela71.A1" office:value-type="string">
              <text:p text:style-name="P40"><draw:frame draw:style-name="fr1" draw:name="Objeto72" text:anchor-type="as-char" svg:y="-1.79cm" svg:width="11.624cm" svg:height="3.448cm" draw:z-index="71"><draw:object xlink:href="./Object 72" xlink:type="simple" xlink:show="embed" xlink:actuate="onLoad"/><draw:image xlink:href="./ObjectReplacements/Object 72" xlink:type="simple" xlink:show="embed" xlink:actuate="onLoad"/><svg:desc>fórmula</svg:desc></draw:frame></text:p>
            </table:table-cell>
            <table:table-cell table:style-name="Tabela71.A1" office:value-type="string">
              <text:p text:style-name="P41">(<text:sequence text:ref-name="refText70" text:name="Text" text:formula="ooow:Text+1" style:num-format="1">71</text:sequence>)</text:p>
            </table:table-cell>
          </table:table-row>
        </table:table-header-rows>
      </table:table>
      <text:p text:style-name="P10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7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01:57.386000000</meta:creation-date>
    <meta:generator>LibreOffice/5.1.4.2$Windows_x86 LibreOffice_project/f99d75f39f1c57ebdd7ffc5f42867c12031db97a</meta:generator>
    <dc:date>2016-07-20T18:45:58.283000000</dc:date>
    <meta:editing-duration>PT19H59M22S</meta:editing-duration>
    <meta:editing-cycles>168</meta:editing-cycles>
    <meta:document-statistic meta:table-count="71" meta:image-count="0" meta:object-count="72" meta:page-count="15" meta:paragraph-count="235" meta:word-count="365" meta:character-count="2146" meta:non-whitespace-character-count="1921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style color="red">
              <mfrac>
                <mrow>
                  <mo stretchy="false">∂</mo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</mstyle>
            <mo stretchy="false">=</mo>
            <mstyle color="red">
              <mrow>
                <msub>
                  <mi>D</mi>
                  <mi>x</mi>
                </msub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i>f</mi>
                <mi>'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row>
        </mtd>
      </mtr>
      <mtr>
        <mtd>
          <mrow/>
        </mtd>
      </mtr>
      <mtr>
        <mtd>
          <mtable>
            <mtr>
              <mtd>
                <mtext>1)</mtext>
              </mtd>
              <mtd columnalign="left">
                <mrow>
                  <mi>f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style color="red">
                      <mi>c</mi>
                    </mstyle>
                  </mrow>
                </mrow>
              </mtd>
              <mtd>
                <mo stretchy="false">→</mo>
              </mtd>
              <mtd columnalign="left">
                <mrow>
                  <mi>f</mi>
                  <mi>'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style color="red">
                      <mn>0</mn>
                    </mstyle>
                  </mrow>
                </mrow>
              </mtd>
            </mtr>
            <mtr>
              <mtd>
                <mtext>2)</mtext>
              </mtd>
              <mtd columnalign="left">
                <mrow>
                  <mi>f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style color="red">
                      <mi>x</mi>
                    </mstyle>
                  </mrow>
                </mrow>
              </mtd>
              <mtd>
                <mo stretchy="false">→</mo>
              </mtd>
              <mtd columnalign="left">
                <mrow>
                  <mi>f</mi>
                  <mi>'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style color="red">
                      <mn>1</mn>
                    </mstyle>
                  </mrow>
                </mrow>
              </mtd>
            </mtr>
            <mtr>
              <mtd>
                <mtext>3)</mtext>
              </mtd>
              <mtd columnalign="left">
                <mrow>
                  <mi>f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style color="red">
                      <msup>
                        <mi>x</mi>
                        <mi>p</mi>
                      </msup>
                    </mstyle>
                  </mrow>
                </mrow>
              </mtd>
              <mtd>
                <mo stretchy="false">→</mo>
              </mtd>
              <mtd columnalign="left">
                <mrow>
                  <mi>f</mi>
                  <mi>'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style color="red">
                      <mrow>
                        <mi>p</mi>
                        <mo stretchy="false">⋅</mo>
                        <msup>
                          <mi>x</mi>
                          <mrow>
                            <mi>p</mi>
                            <mo stretchy="false">−</mo>
                            <mn>1</mn>
                          </mrow>
                        </msup>
                      </mrow>
                    </mstyle>
                  </mrow>
                </mrow>
              </mtd>
            </mtr>
            <mtr>
              <mtd>
                <mtext>4)</mtext>
              </mtd>
              <mtd columnalign="left">
                <mrow>
                  <mi>f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style color="red">
                      <msup>
                        <mi>e</mi>
                        <mi>x</mi>
                      </msup>
                    </mstyle>
                  </mrow>
                </mrow>
              </mtd>
              <mtd>
                <mo stretchy="false">→</mo>
              </mtd>
              <mtd columnalign="left">
                <mrow>
                  <mi>f</mi>
                  <mi>'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style color="red">
                      <msup>
                        <mi>e</mi>
                        <mi>x</mi>
                      </msup>
                    </mstyle>
                  </mrow>
                </mrow>
              </mtd>
            </mtr>
            <mtr>
              <mtd>
                <mtext>5)</mtext>
              </mtd>
              <mtd columnalign="left">
                <mrow>
                  <mi>f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style color="red">
                      <mrow>
                        <mi>l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style>
                  </mrow>
                </mrow>
              </mtd>
              <mtd>
                <mo stretchy="false">→</mo>
              </mtd>
              <mtd columnalign="left">
                <mrow>
                  <mi>f</mi>
                  <mi>'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style color="red">
                      <mfrac>
                        <mn>1</mn>
                        <mi>x</mi>
                      </mfrac>
                    </mstyle>
                  </mrow>
                </mrow>
              </mtd>
            </mtr>
            <mtr>
              <mtd>
                <mtext>6)</mtext>
              </mtd>
              <mtd columnalign="left">
                <mrow>
                  <mi>f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style color="red">
                      <mrow>
                        <mi>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⋅</mo>
                          <mi>h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style>
                  </mrow>
                </mrow>
              </mtd>
              <mtd>
                <mo stretchy="false">→</mo>
              </mtd>
              <mtd columnalign="left">
                <mrow>
                  <mi>f</mi>
                  <mi>'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style color="red">
                      <mrow>
                        <mi>g</mi>
                        <mi>'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⋅</mo>
                          <mi>h</mi>
                        </mrow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g</mi>
                        </mrow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⋅</mo>
                          <mi>h</mi>
                        </mrow>
                        <mi>'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style>
                  </mrow>
                </mrow>
              </mtd>
            </mtr>
            <mtr>
              <mtd>
                <mtext>7)</mtext>
              </mtd>
              <mtd columnalign="left">
                <mrow>
                  <mi>f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style color="red">
                      <mfrac>
                        <mrow>
                          <mi>g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  <mrow>
                          <mi>h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frac>
                    </mstyle>
                  </mrow>
                </mrow>
              </mtd>
              <mtd>
                <mo stretchy="false">→</mo>
              </mtd>
              <mtd columnalign="left">
                <mrow>
                  <mi>f</mi>
                  <mi>'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style color="red">
                      <mfrac>
                        <mrow>
                          <mi>g</mi>
                          <mi>'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⋅</mo>
                            <mi>h</mi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g</mi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⋅</mo>
                            <mi>h</mi>
                          </mrow>
                          <mi>'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  <mrow>
                          <mi>h</mi>
                          <msup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n>2</mn>
                          </msup>
                        </mrow>
                      </mfrac>
                    </mstyle>
                  </mrow>
                </mrow>
              </mtd>
            </mtr>
            <mtr>
              <mtd>
                <mtext>8)</mtext>
              </mtd>
              <mtd columnalign="left">
                <mrow>
                  <mi>f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style color="red">
                      <mrow>
                        <mi>g</mi>
                        <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i>p</mi>
                        </msup>
                      </mrow>
                    </mstyle>
                  </mrow>
                </mrow>
              </mtd>
              <mtd>
                <mo stretchy="false">→</mo>
              </mtd>
              <mtd columnalign="left">
                <mrow>
                  <mi>f</mi>
                  <mi>'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style color="red">
                      <mrow>
                        <mrow>
                          <mi>p</mi>
                          <mo stretchy="false">⋅</mo>
                          <mi>g</mi>
                        </mrow>
                        <mrow>
                          <msup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row>
                              <mi>p</mi>
                              <mo stretchy="false">−</mo>
                              <mn>1</mn>
                            </mrow>
                          </msup>
                          <mo stretchy="false">⋅</mo>
                          <mi>g</mi>
                        </mrow>
                        <mi>'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style>
                  </mrow>
                </mrow>
              </mtd>
            </mtr>
            <mtr>
              <mtd>
                <mtext>9)</mtext>
              </mtd>
              <mtd columnalign="left">
                <mrow>
                  <mi>f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style color="red">
                      <msup>
                        <mi>e</mi>
                        <mrow>
                          <mi>g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sup>
                    </mstyle>
                  </mrow>
                </mrow>
              </mtd>
              <mtd>
                <mo stretchy="false">→</mo>
              </mtd>
              <mtd columnalign="left">
                <mrow>
                  <mi>f</mi>
                  <mi>'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style color="red">
                      <mrow>
                        <mrow>
                          <msup>
                            <mi>e</mi>
                            <mrow>
                              <mi>g</mi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sup>
                          <mo stretchy="false">⋅</mo>
                          <mi>g</mi>
                        </mrow>
                        <mi>'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style>
                  </mrow>
                </mrow>
              </mtd>
            </mtr>
            <mtr>
              <mtd>
                <mtext>10)</mtext>
              </mtd>
              <mtd columnalign="left">
                <mrow>
                  <mi>f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style color="red">
                      <msup>
                        <mi>c</mi>
                        <mrow>
                          <mi>g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sup>
                    </mstyle>
                  </mrow>
                </mrow>
              </mtd>
              <mtd>
                <mo stretchy="false">→</mo>
              </mtd>
              <mtd columnalign="left">
                <mrow>
                  <mi>f</mi>
                  <mi>'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style color="red">
                      <mrow>
                        <mrow>
                          <msup>
                            <mi>c</mi>
                            <mrow>
                              <mi>g</mi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sup>
                          <mo stretchy="false">⋅</mo>
                          <mi>g</mi>
                        </mrow>
                        <mi>'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⋅</mo>
                          <mi>ln</mi>
                        </mrow>
                        <mrow>
                          <mo fence="true" stretchy="false">(</mo>
                          <mrow>
                            <mi>c</mi>
                          </mrow>
                          <mo fence="true" stretchy="false">)</mo>
                        </mrow>
                      </mrow>
                    </mstyle>
                  </mrow>
                </mrow>
              </mtd>
            </mtr>
            <mtr>
              <mtd>
                <mtext>11)</mtext>
              </mtd>
              <mtd columnalign="left">
                <mrow>
                  <mi>f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style color="red">
                      <mrow>
                        <mi>ln</mi>
                        <mrow>
                          <mo fence="true" stretchy="false">(</mo>
                          <mrow>
                            <mrow>
                              <mi>g</mi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style>
                  </mrow>
                </mrow>
              </mtd>
              <mtd>
                <mo stretchy="false">→</mo>
              </mtd>
              <mtd columnalign="left">
                <mrow>
                  <mi>f</mi>
                  <mi>'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style color="red">
                      <mfrac>
                        <mrow>
                          <mi>g</mi>
                          <mi>'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  <mrow>
                          <mi>g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frac>
                    </mstyle>
                  </mrow>
                </mrow>
              </mtd>
            </mtr>
            <mtr>
              <mtd>
                <mtext>12)</mtext>
              </mtd>
              <mtd columnalign="left">
                <mrow>
                  <mi>f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style color="red">
                      <mrow>
                        <msub>
                          <mi>log</mi>
                          <mi>c</mi>
                        </msub>
                        <mrow>
                          <mo fence="true" stretchy="false">(</mo>
                          <mrow>
                            <mrow>
                              <mi>g</mi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style>
                  </mrow>
                </mrow>
              </mtd>
              <mtd>
                <mo stretchy="false">→</mo>
              </mtd>
              <mtd columnalign="left">
                <mrow>
                  <mi>f</mi>
                  <mi>'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style color="red">
                      <mrow>
                        <mrow>
                          <mfrac>
                            <mrow>
                              <mi>g</mi>
                              <mi>'</mi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row>
                              <mi>g</mi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frac>
                          <mo stretchy="false">⋅</mo>
                          <msub>
                            <mi>log</mi>
                            <mi>c</mi>
                          </msub>
                        </mrow>
                        <mrow>
                          <mo fence="true" stretchy="false">(</mo>
                          <mrow>
                            <mi>e</mi>
                          </mrow>
                          <mo fence="true" stretchy="false">)</mo>
                        </mrow>
                      </mrow>
                    </mstyle>
                  </mrow>
                </mrow>
              </mtd>
            </mtr>
          </mtable>
        </mtd>
      </mtr>
    </mtable>
    <annotation encoding="StarMath 5.0">alignl color red {{ partial f(x) } over { partial x }} = color red {D_x f( x )} = color red {f'( x )} newline newline
matrix { 
"1)" # alignl f( x ) = color red {c} # -&gt; # alignl f'( x ) = color red {0} ##
"2)" # alignl f( x ) = color red {x} # -&gt; # alignl f'( x ) = color red {1} ##
"3)" # alignl f( x ) = color red {x^p} # -&gt; # alignl f'( x ) = color red {p cdot x^{ p - 1 }} ##
"4)" # alignl f( x ) = color red {e^x} # -&gt; # alignl f'( x ) = color red {e^x} ## 
"5)" # alignl f( x ) = color red {ln( x )} # -&gt; # alignl f'( x ) = color red {1 over x} ##
"6)" # alignl f( x ) = color red {g( x ) cdot h( x )} # -&gt; # alignl f'( x ) = color red {g'( x ) cdot h( x ) + g( x ) cdot h'( x )} ##
"7)" # alignl f( x ) = color red {{g( x )} over {h( x )}} # -&gt; # alignl f'( x ) = {alignc color red {{g'( x ) cdot h( x ) - g( x ) cdot h'( x )} over {h( x )^2}}} ##
"8)" # alignl f( x ) = color red {g( x )^p} # -&gt; # alignl f'( x ) = color red {p cdot g( x )^{ p - 1 } cdot g'( x )} ##
"9)" # alignl f( x ) = color red { e^{g(x)} } # -&gt; # alignl f'( x ) = color red { e^{g(x)} cdot g'(x) } ##
"10)" # alignl f( x ) = color red {c^{g(x)}} # -&gt; # alignl f'( x ) = color red {c^{g(x)} cdot g'(x) cdot ln(c)} ##
"11)" # alignl f( x ) = color red {ln(g(x))} # -&gt; # alignl f'( x ) = color red {{g'(x)} over {g(x)}} ##
"12)" # alignl f( x ) = color red {log_c(g(x))} # -&gt; # alignl f'( x ) = color red {{g'(x)} over {g(x)} cdot log_c(e)}
}</annotation>
  </semantics>
</math>
</file>

<file path=Object 10/content.xml><?xml version="1.0" encoding="utf-8"?>
<math xmlns="http://www.w3.org/1998/Math/MathML" display="block">
  <semantics>
    <mrow>
      <mrow>
        <mi>y</mi>
        <mo stretchy="false">=</mo>
        <msup>
          <mi>x</mi>
          <mn>3</mn>
        </msup>
      </mrow>
      <mo stretchy="false">→</mo>
      <mi>y</mi>
      <mrow>
        <mi>'</mi>
        <mo stretchy="false">=</mo>
        <mn>3</mn>
      </mrow>
      <msup>
        <mi>x</mi>
        <mn>2</mn>
      </msup>
    </mrow>
    <annotation encoding="StarMath 5.0">y = x^3 -&gt; y' = 3x^2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row>
                  <mn>5</mn>
                  <msup>
                    <mi>x</mi>
                    <mn>4</mn>
                  </msup>
                  <msup>
                    <mi>x</mi>
                    <mn>3</mn>
                  </msup>
                </mrow>
                <msup>
                  <mi>x</mi>
                  <mn>2</mn>
                </msup>
              </mfrac>
              <mo stretchy="false">=</mo>
              <mn>5</mn>
            </mrow>
            <mrow>
              <msup>
                <mi>x</mi>
                <mrow>
                  <mn>4</mn>
                  <mo stretchy="false">+</mo>
                  <mn>3</mn>
                  <mo stretchy="false">−</mo>
                  <mn>2</mn>
                </mrow>
              </msup>
              <mo stretchy="false">=</mo>
              <mn>5</mn>
            </mrow>
            <msup>
              <mi>x</mi>
              <mn>5</mn>
            </msup>
          </mrow>
        </mtd>
      </mtr>
      <mtr>
        <mtd>
          <mrow>
            <mi>y</mi>
            <mrow>
              <mi>'</mi>
              <mo stretchy="false">=</mo>
              <mn>5</mn>
            </mrow>
            <mrow>
              <mrow>
                <mo fence="true" stretchy="false">(</mo>
                <mrow>
                  <mrow>
                    <mn>5</mn>
                    <msup>
                      <mi>x</mi>
                      <mrow>
                        <mn>5</mn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o stretchy="false">=</mo>
              <mn>25</mn>
            </mrow>
            <msup>
              <mi>x</mi>
              <mn>4</mn>
            </msup>
          </mrow>
        </mtd>
      </mtr>
    </mtable>
    <annotation encoding="StarMath 5.0">y = { 5{x^4}{x^3} } over x^2 = 5x^{ 4 + 3 - 2 } = 5x^5 newline
y' = 5( 5x^{5-1} ) = 25x^4</annotation>
  </semantics>
</math>
</file>

<file path=Object 12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row>
                  <msup>
                    <mi>x</mi>
                    <mn>2</mn>
                  </msup>
                  <msqrt>
                    <mi>x</mi>
                  </msqrt>
                </mrow>
                <mroot>
                  <mi>x</mi>
                  <mn>3</mn>
                </mroot>
              </mfrac>
              <mo stretchy="false">=</mo>
              <msup>
                <mi>x</mi>
                <mn>2</mn>
              </msup>
            </mrow>
            <mrow>
              <mfrac>
                <msup>
                  <mi>x</mi>
                  <mfrac>
                    <mn>1</mn>
                    <mn>2</mn>
                  </mfrac>
                </msup>
                <msup>
                  <mi>x</mi>
                  <mfrac>
                    <mn>1</mn>
                    <mn>3</mn>
                  </mfrac>
                </msup>
              </mfrac>
              <mo stretchy="false">=</mo>
              <msup>
                <mi>x</mi>
                <mrow>
                  <mn>2</mn>
                  <mo stretchy="false">+</mo>
                  <mfrac>
                    <mn>1</mn>
                    <mn>2</mn>
                  </mfrac>
                  <mo stretchy="false">−</mo>
                  <mfrac>
                    <mn>1</mn>
                    <mn>3</mn>
                  </mfrac>
                </mrow>
              </msup>
              <mo stretchy="false">=</mo>
              <msup>
                <mi>x</mi>
                <mfrac>
                  <mrow>
                    <mn>12</mn>
                    <mo stretchy="false">+</mo>
                    <mn>3</mn>
                    <mo stretchy="false">−</mo>
                    <mn>2</mn>
                  </mrow>
                  <mn>6</mn>
                </mfrac>
              </msup>
              <mo stretchy="false">=</mo>
              <msup>
                <mi>x</mi>
                <mfrac>
                  <mn>13</mn>
                  <mn>6</mn>
                </mfrac>
              </msup>
            </mrow>
          </mrow>
        </mtd>
      </mtr>
      <mtr>
        <mtd>
          <mrow>
            <mi>y</mi>
            <mrow>
              <mi>'</mi>
              <mo stretchy="false">=</mo>
              <mfrac>
                <mn>13</mn>
                <mn>6</mn>
              </mfrac>
            </mrow>
            <mrow>
              <msup>
                <mi>x</mi>
                <mrow>
                  <mfrac>
                    <mn>13</mn>
                    <mn>6</mn>
                  </mfrac>
                  <mo stretchy="false">−</mo>
                  <mn>1</mn>
                </mrow>
              </msup>
              <mo stretchy="false">=</mo>
              <mfrac>
                <mn>13</mn>
                <mn>6</mn>
              </mfrac>
            </mrow>
            <mrow>
              <msup>
                <mi>x</mi>
                <mfrac>
                  <mn>7</mn>
                  <mn>6</mn>
                </mfrac>
              </msup>
              <mo stretchy="false">=</mo>
              <mfrac>
                <mn>13</mn>
                <mn>6</mn>
              </mfrac>
            </mrow>
            <mroot>
              <msup>
                <mi>x</mi>
                <mn>7</mn>
              </msup>
              <mn>6</mn>
            </mroot>
          </mrow>
        </mtd>
      </mtr>
    </mtable>
    <annotation encoding="StarMath 5.0">y = { x^2 sqrt x } over { nroot 3 x } = x^2 x^{ 1 over 2 } over { x ^{1 over 3} } = x^{ 2 + {1 over 2} - {1 over 3} } = x^{ {12 + 3 - 2} over 6 } = x^{ 13 over 6 } newline
y' = { 13 over 6 } x^{ 13 over 6 -1 } = { 13 over 6 } x^{ 7 over 6 } = { 13 over 6 } nroot 6 x^7</annotation>
  </semantics>
</math>
</file>

<file path=Object 13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sup>
                <mi>e</mi>
                <mi>x</mi>
              </msup>
              <mo stretchy="false">+</mo>
              <mrow>
                <mn>10</mn>
                <mo stretchy="false">⋅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row>
                <msup>
                  <mi>e</mi>
                  <mi>x</mi>
                </msup>
                <mo stretchy="false">+</mo>
                <mfrac>
                  <mn>10</mn>
                  <mi>x</mi>
                </mfrac>
              </mrow>
              <mo stretchy="false">=</mo>
              <mfrac>
                <mrow>
                  <mn>3</mn>
                  <mrow>
                    <msup>
                      <mi mathvariant="italic">xe</mi>
                      <mi>x</mi>
                    </msup>
                    <mo stretchy="false">+</mo>
                    <mn>10</mn>
                  </mrow>
                </mrow>
                <mi>x</mi>
              </mfrac>
            </mrow>
          </mrow>
        </mtd>
      </mtr>
    </mtable>
    <annotation encoding="StarMath 5.0">f( x ) = 3e^x + 10 cdot ln( x ) newline
f'( x ) = 3e^x + 10 over x = {3xe^x + 10} over x</annotation>
  </semantics>
</math>
</file>

<file path=Object 14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sup>
                <mi>e</mi>
                <mi>x</mi>
              </msup>
              <mo stretchy="false">+</mo>
              <mrow>
                <mn>9</mn>
                <mo stretchy="false">⋅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3</mn>
            </mrow>
            <mrow>
              <msup>
                <mi>x</mi>
                <mn>4</mn>
              </msup>
              <mo stretchy="false">−</mo>
              <mn>4</mn>
            </mrow>
            <mrow>
              <mi>x</mi>
              <mo stretchy="false">+</mo>
              <mn>100</mn>
            </mrow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sup>
                <mi>e</mi>
                <mi>x</mi>
              </msup>
              <mo stretchy="false">+</mo>
              <mfrac>
                <mn>9</mn>
                <mi>x</mi>
              </mfrac>
              <mo stretchy="false">+</mo>
              <mn>12</mn>
            </mrow>
            <mrow>
              <mrow>
                <msup>
                  <mi>x</mi>
                  <mn>3</mn>
                </msup>
                <mo stretchy="false">−</mo>
                <mn>4</mn>
              </mrow>
              <mo stretchy="false">=</mo>
              <mfrac>
                <mrow>
                  <mn>7</mn>
                  <mrow>
                    <msup>
                      <mi mathvariant="italic">xe</mi>
                      <mi>x</mi>
                    </msup>
                    <mo stretchy="false">+</mo>
                    <mn>9</mn>
                    <mo stretchy="false">+</mo>
                    <mn>12</mn>
                  </mrow>
                  <mrow>
                    <msup>
                      <mi>x</mi>
                      <mn>4</mn>
                    </msup>
                    <mo stretchy="false">−</mo>
                    <mn>4</mn>
                  </mrow>
                  <mi>x</mi>
                </mrow>
                <mi>x</mi>
              </mfrac>
            </mrow>
          </mrow>
        </mtd>
      </mtr>
    </mtable>
    <annotation encoding="StarMath 5.0">g( x ) = 7e^x + 9 cdot ln( x ) + 3x^4 - 4x + 100 newline
g'( x ) = 7e^x + 9 over x + 12x^3 - 4 = { 7xe^x + 9 + 12x^4 -4x } over x</annotation>
  </semantics>
</math>
</file>

<file path=Object 15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>x</mi>
                <mo stretchy="false">⋅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o fence="true" stretchy="true">{</mo>
            <mrow>
              <mtable>
                <mtr>
                  <mtd columnalign="left">
                    <mrow>
                      <mi>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i>x</mi>
                      </mrow>
                    </mrow>
                  </mtd>
                  <mtd>
                    <mo stretchy="false">→</mo>
                  </mtd>
                  <mtd>
                    <mrow>
                      <mi>g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1</mn>
                      </mrow>
                    </mrow>
                  </mtd>
                </mtr>
                <mtr>
                  <mtd>
                    <mrow>
                      <mi>h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i>l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td>
                  <mtd>
                    <mo stretchy="false">→</mo>
                  </mtd>
                  <mtd>
                    <mrow>
                      <mi>h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frac>
                          <mn>1</mn>
                          <mi>x</mi>
                        </mfrac>
                      </mrow>
                    </mrow>
                  </mtd>
                </mtr>
              </mtab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i>g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1</mn>
                <mo stretchy="false">⋅</mo>
                <mi>ln</mi>
              </mrow>
            </mrow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row>
                  <mi>x</mi>
                  <mo stretchy="false">⋅</mo>
                  <mfrac>
                    <mn>1</mn>
                    <mi>x</mi>
                  </mfrac>
                </mrow>
              </mrow>
              <mo stretchy="false">=</mo>
              <mstyle color="red">
                <mrow>
                  <mi>l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1</mn>
                  </mrow>
                </mrow>
              </mstyle>
            </mrow>
          </mrow>
        </mtd>
      </mtr>
    </mtable>
    <annotation encoding="StarMath 5.0">f(x) = x cdot ln( x ) newline
left lbrace matrix {alignl g(x) = x # -&gt; # g'(x)= 1 ## h(x) = ln(x) # -&gt; # h'(x)= 1 over x} right none newline
f(x) = g(x) cdot h(x) -&gt; color red {f'(x)} = g'(x) cdot h(x) + g(x) cdot h'(x) = 1 cdot ln( x ) + x cdot {1 over x} = color red {ln( x ) + 1}</annotation>
  </semantics>
</math>
</file>

<file path=Object 16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sup>
                  <mi>e</mi>
                  <mi>x</mi>
                </msup>
                <mrow>
                  <mn>3</mn>
                  <mi>x</mi>
                </mrow>
              </mfrac>
              <mo stretchy="false">=</mo>
              <mrow>
                <msup>
                  <mi>e</mi>
                  <mi>x</mi>
                </msup>
                <mo stretchy="false">⋅</mo>
                <mfrac>
                  <mn>1</mn>
                  <mrow>
                    <mn>3</mn>
                    <mi>x</mi>
                  </mrow>
                </mfrac>
              </mrow>
              <mo stretchy="false">=</mo>
              <mrow>
                <msup>
                  <mi>e</mi>
                  <mi>x</mi>
                </msup>
                <mo stretchy="false">⋅</mo>
                <mfrac>
                  <msup>
                    <mi>x</mi>
                    <mrow>
                      <mo stretchy="false">−</mo>
                      <mn>1</mn>
                    </mrow>
                  </msup>
                  <mn>3</mn>
                </mfrac>
              </mrow>
            </mrow>
          </mrow>
        </mtd>
      </mtr>
      <mtr>
        <mtd>
          <mrow>
            <mo fence="true" stretchy="true">{</mo>
            <mrow>
              <mtable>
                <mtr>
                  <mtd columnalign="left">
                    <mrow>
                      <mi>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sup>
                          <mi>e</mi>
                          <mi>x</mi>
                        </msup>
                      </mrow>
                    </mrow>
                  </mtd>
                  <mtd>
                    <mo stretchy="false">→</mo>
                  </mtd>
                  <mtd columnalign="left">
                    <mrow>
                      <mi>g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sup>
                          <mi>e</mi>
                          <mi>x</mi>
                        </msup>
                      </mrow>
                    </mrow>
                  </mtd>
                </mtr>
                <mtr>
                  <mtd>
                    <mrow>
                      <mi>h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frac>
                          <msup>
                            <mi>x</mi>
                            <mrow>
                              <mo stretchy="false">−</mo>
                              <mn>1</mn>
                            </mrow>
                          </msup>
                          <mn>3</mn>
                        </mfrac>
                        <mo stretchy="false">=</mo>
                        <mfrac>
                          <mn>1</mn>
                          <mrow>
                            <mn>3</mn>
                            <mi>x</mi>
                          </mrow>
                        </mfrac>
                      </mrow>
                    </mrow>
                  </mtd>
                  <mtd>
                    <mo stretchy="false">→</mo>
                  </mtd>
                  <mtd>
                    <mrow>
                      <mi>h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frac>
                          <mrow>
                            <mo stretchy="false">−</mo>
                            <msup>
                              <mi>x</mi>
                              <mrow>
                                <mo stretchy="false">−</mo>
                                <mn>2</mn>
                              </mrow>
                            </msup>
                          </mrow>
                          <mn>3</mn>
                        </mfrac>
                        <mo stretchy="false">=</mo>
                        <mrow>
                          <mo stretchy="false">−</mo>
                          <mfrac>
                            <mn>1</mn>
                            <mrow>
                              <mn>3</mn>
                              <msup>
                                <mi>x</mi>
                                <mn>2</mn>
                              </msup>
                            </mrow>
                          </mfrac>
                        </mrow>
                      </mrow>
                    </mrow>
                  </mtd>
                </mtr>
              </mtab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i>g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i>'</mi>
            <mrow>
              <mo fence="true" stretchy="false">(</mo>
              <mrow>
                <mi>x</mi>
              </mrow>
              <mo fence="true" stretchy="false">)</mo>
            </mrow>
            <mtext>=</mtext>
          </mrow>
        </mtd>
      </mtr>
      <mtr>
        <mtd>
          <mrow>
            <mrow>
              <mrow>
                <msup>
                  <mi>e</mi>
                  <mi>x</mi>
                </msup>
                <mo stretchy="false">⋅</mo>
                <mfrac>
                  <mn>1</mn>
                  <mrow>
                    <mn>3</mn>
                    <mi>x</mi>
                  </mrow>
                </mfrac>
              </mrow>
              <mo stretchy="false">+</mo>
              <mrow>
                <msup>
                  <mi>e</mi>
                  <mi>x</mi>
                </msup>
                <mo stretchy="false">⋅</mo>
                <mrow>
                  <mo fence="true" stretchy="true">(</mo>
                  <mrow>
                    <mrow>
                      <mo stretchy="false">−</mo>
                      <mfrac>
                        <mn>1</mn>
                        <mrow>
                          <mn>3</mn>
                          <msup>
                            <mi>x</mi>
                            <mn>2</mn>
                          </msup>
                        </mrow>
                      </mfrac>
                    </mrow>
                  </mrow>
                  <mo fence="true" stretchy="true">)</mo>
                </mrow>
              </mrow>
            </mrow>
            <mo stretchy="false">=</mo>
            <mrow>
              <mfrac>
                <msup>
                  <mi>e</mi>
                  <mi>x</mi>
                </msup>
                <mrow>
                  <mn>3</mn>
                  <mi>x</mi>
                </mrow>
              </mfrac>
              <mo stretchy="false">−</mo>
              <mfrac>
                <msup>
                  <mi>e</mi>
                  <mi>x</mi>
                </msup>
                <mrow>
                  <mn>3</mn>
                  <msup>
                    <mi>x</mi>
                    <mn>2</mn>
                  </msup>
                </mrow>
              </mfrac>
            </mrow>
            <mo stretchy="false">=</mo>
            <mfrac>
              <mrow>
                <mrow>
                  <mi>x</mi>
                  <mo stretchy="false">⋅</mo>
                  <msup>
                    <mi>e</mi>
                    <mi>x</mi>
                  </msup>
                </mrow>
                <mo stretchy="false">−</mo>
                <msup>
                  <mi>e</mi>
                  <mi>x</mi>
                </msup>
              </mrow>
              <mrow>
                <mn>3</mn>
                <msup>
                  <mi>x</mi>
                  <mn>2</mn>
                </msup>
              </mrow>
            </mfrac>
            <mo stretchy="false">=</mo>
            <mstyle color="red">
              <mfrac>
                <mrow>
                  <msup>
                    <mi>e</mi>
                    <mi>x</mi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n>3</mn>
                  <msup>
                    <mi>x</mi>
                    <mn>2</mn>
                  </msup>
                </mrow>
              </mfrac>
            </mstyle>
          </mrow>
        </mtd>
      </mtr>
      <mtr>
        <mtd>
          <mrow/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sup>
                  <mi>e</mi>
                  <mi>x</mi>
                </msup>
                <mrow>
                  <mn>3</mn>
                  <mi>x</mi>
                </mrow>
              </mfrac>
            </mrow>
          </mrow>
        </mtd>
      </mtr>
      <mtr>
        <mtd>
          <mrow>
            <mo fence="true" stretchy="true">{</mo>
            <mrow>
              <mtable>
                <mtr>
                  <mtd>
                    <mrow>
                      <mi>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sup>
                          <mi>e</mi>
                          <mi>x</mi>
                        </msup>
                      </mrow>
                    </mrow>
                  </mtd>
                  <mtd>
                    <mo stretchy="false">→</mo>
                  </mtd>
                  <mtd>
                    <mrow>
                      <mi>g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sup>
                          <mi>e</mi>
                          <mi>x</mi>
                        </msup>
                      </mrow>
                    </mrow>
                  </mtd>
                </mtr>
                <mtr>
                  <mtd>
                    <mrow>
                      <mi>h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3</mn>
                      </mrow>
                      <mi>x</mi>
                    </mrow>
                  </mtd>
                  <mtd>
                    <mo stretchy="false">→</mo>
                  </mtd>
                  <mtd>
                    <mrow>
                      <mi>h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3</mn>
                      </mrow>
                    </mrow>
                  </mtd>
                </mtr>
              </mtab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h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frac>
                <mrow>
                  <mi>g</mi>
                  <mi>'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⋅</mo>
                    <mi>h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>g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⋅</mo>
                    <mi>h</mi>
                  </mrow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h</mi>
                  <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n>2</mn>
                  </msup>
                </mrow>
              </mfrac>
            </mrow>
            <mtext>=</mtext>
          </mrow>
        </mtd>
      </mtr>
      <mtr>
        <mtd>
          <mrow>
            <mfrac>
              <mrow>
                <mrow>
                  <msup>
                    <mi>e</mi>
                    <mi>x</mi>
                  </msup>
                  <mo stretchy="false">⋅</mo>
                  <mn>3</mn>
                </mrow>
                <mrow>
                  <mi>x</mi>
                  <mo stretchy="false">−</mo>
                  <mrow>
                    <msup>
                      <mi>e</mi>
                      <mi>x</mi>
                    </msup>
                    <mo stretchy="false">⋅</mo>
                    <mn>3</mn>
                  </mrow>
                </mrow>
              </mrow>
              <msup>
                <mrow>
                  <mo fence="true" stretchy="false">(</mo>
                  <mrow>
                    <mrow>
                      <mn>3</mn>
                      <mi>x</mi>
                    </mrow>
                  </mrow>
                  <mo fence="true" stretchy="false">)</mo>
                </mrow>
                <mn>2</mn>
              </msup>
            </mfrac>
            <mo stretchy="false">=</mo>
            <mfrac>
              <mrow>
                <mn>3</mn>
                <msup>
                  <mi>e</mi>
                  <mi>x</mi>
                </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n>9</mn>
                <msup>
                  <mi>x</mi>
                  <mn>2</mn>
                </msup>
              </mrow>
            </mfrac>
            <mo stretchy="false">=</mo>
            <mstyle color="red">
              <mfrac>
                <mrow>
                  <msup>
                    <mi>e</mi>
                    <mi>x</mi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n>3</mn>
                  <msup>
                    <mi>x</mi>
                    <mn>2</mn>
                  </msup>
                </mrow>
              </mfrac>
            </mstyle>
          </mrow>
        </mtd>
      </mtr>
    </mtable>
    <annotation encoding="StarMath 5.0">f( x ) = e^x over { 3x } = e^x cdot {1 over { 3x }} = e^x cdot { x^{-1} over 3 } newline
left lbrace matrix {alignl g(x) = e^x # -&gt; # alignl g'(x) = e^x ## h(x) = x^{-1} over 3 = 1 over {3x} # -&gt; # h'(x) = -x^{-2} over 3 = -{1 over {3x^2}}  } right none newline
f( x ) = g( x ) cdot h( x ) -&gt; color red {f'( x )} = g'( x ) cdot h( x ) + g( x ) cdot h'( x ) "=" newline 
e^x cdot { 1 over {3x} } + e^x cdot left ( -{1 over {3x^2}} right ) = e^x over { 3x } - e^x over { 3x^2 } = { x cdot e^x - e^x } over { 3x^2 } = color red {{ e^x(x - 1) } over { 3x^2 }} newline newline
f( x ) = e^x over { 3x } newline
left lbrace matrix {g(x) = e^x # -&gt; # g'(x) = e^x ## h(x) = 3x # -&gt; # h'(x) = 3} right none newline
f( x ) = { g(x) } over { h(x) } -&gt; color red { f'(x) } = { g'(x) cdot h(x) - g(x) cdot h'(x) } over { h(x)^2 } "=" newline
{ e^x cdot 3x - e^x cdot 3 } over { (3x)^2 } = { 3e^x(x - 1) } over { 9x^2 } = color red {{ e^x(x - 1) } over { 3x^2 }}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row>
                  <mn>2</mn>
                  <mrow>
                    <msup>
                      <mi>x</mi>
                      <mn>2</mn>
                    </msup>
                    <mo stretchy="false">+</mo>
                    <mn>5</mn>
                  </mrow>
                  <mi>x</mi>
                </mrow>
                <mi>x</mi>
              </mfrac>
              <mo stretchy="false">=</mo>
              <mrow>
                <mfrac>
                  <mrow>
                    <mn>2</mn>
                    <msup>
                      <mi>x</mi>
                      <mn>2</mn>
                    </msup>
                  </mrow>
                  <mi>x</mi>
                </mfrac>
                <mo stretchy="false">+</mo>
                <mfrac>
                  <mrow>
                    <mn>5</mn>
                    <mi>x</mi>
                  </mrow>
                  <mi>x</mi>
                </mfrac>
              </mrow>
              <mo stretchy="false">=</mo>
              <mn>2</mn>
            </mrow>
            <mrow>
              <mi>x</mi>
              <mo stretchy="false">+</mo>
              <mn>5</mn>
            </mrow>
          </mrow>
        </mtd>
      </mtr>
      <mtr>
        <mtd>
          <mrow>
            <mi>y</mi>
            <mrow>
              <mi>'</mi>
              <mo stretchy="false">=</mo>
              <mn>2</mn>
            </mrow>
          </mrow>
        </mtd>
      </mtr>
    </mtable>
    <annotation encoding="StarMath 5.0">y = { 2x^2 + 5x } over x = { 2x^2 } over x + { 5x } over x = 2x + 5 newline
y' = 2</annotation>
  </semantics>
</math>
</file>

<file path=Object 18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3</mn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</mrow>
                <mi>x</mi>
              </mfrac>
              <mo stretchy="false">=</mo>
              <mfrac>
                <mrow>
                  <mn>3</mn>
                  <mrow>
                    <msup>
                      <mi>x</mi>
                      <mn>2</mn>
                    </msup>
                    <mo stretchy="false">−</mo>
                    <mn>3</mn>
                  </mrow>
                </mrow>
                <mi>x</mi>
              </mfrac>
              <mo stretchy="false">=</mo>
              <mrow>
                <mfrac>
                  <mrow>
                    <mn>3</mn>
                    <msup>
                      <mi>x</mi>
                      <mn>2</mn>
                    </msup>
                  </mrow>
                  <mi>x</mi>
                </mfrac>
                <mo stretchy="false">−</mo>
                <mfrac>
                  <mn>3</mn>
                  <mi>x</mi>
                </mfrac>
              </mrow>
              <mo stretchy="false">=</mo>
              <mn>3</mn>
            </mrow>
            <mrow>
              <mi>x</mi>
              <mo stretchy="false">−</mo>
              <mn>3</mn>
            </mrow>
            <msup>
              <mi>x</mi>
              <mrow>
                <mo stretchy="false">−</mo>
                <mn>1</mn>
              </mrow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3</mn>
                <mo stretchy="false">−</mo>
                <mrow>
                  <mo fence="true" stretchy="false">(</mo>
                  <mrow>
                    <mrow>
                      <mrow>
                        <mo stretchy="false">−</mo>
                        <mn>3</mn>
                      </mrow>
                      <msup>
                        <mi>x</mi>
                        <mrow>
                          <mo stretchy="false">−</mo>
                          <mn>2</mn>
                        </mrow>
                      </msup>
                    </mrow>
                  </mrow>
                  <mo fence="true" stretchy="false">)</mo>
                </mrow>
              </mrow>
              <mo stretchy="false">=</mo>
              <mrow>
                <mn>3</mn>
                <mo stretchy="false">+</mo>
                <mfrac>
                  <mn>3</mn>
                  <msup>
                    <mi>x</mi>
                    <mn>2</mn>
                  </msup>
                </mfrac>
              </mrow>
              <mo stretchy="false">=</mo>
              <mfrac>
                <mrow>
                  <mn>3</mn>
                  <mrow>
                    <msup>
                      <mi>x</mi>
                      <mn>2</mn>
                    </msup>
                    <mo stretchy="false">+</mo>
                    <mn>3</mn>
                  </mrow>
                </mrow>
                <msup>
                  <mi>x</mi>
                  <mn>2</mn>
                </msup>
              </mfrac>
              <mo stretchy="false">=</mo>
              <mfrac>
                <mrow>
                  <mn>3</mn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</mrow>
                <msup>
                  <mi>x</mi>
                  <mn>2</mn>
                </msup>
              </mfrac>
            </mrow>
          </mrow>
        </mtd>
      </mtr>
    </mtable>
    <annotation encoding="StarMath 5.0">h( x ) = { 3(x^2 - 1) } over x = {3x^2 - 3} over x = { 3x^2 } over x - 3 over x = 3x - 3x^{ -1 } newline
h'( x ) = 3 - ( -3x^{-2} ) = 3 + 3 over x^2 = { 3x^2 + 3 } over x^2 = { 3(x^2 + 1)  } over x^2</annotation>
  </semantics>
</math>
</file>

<file path=Object 19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sup>
              <mi>x</mi>
              <mn>3</mn>
            </msup>
            <mrow>
              <mrow>
                <mo fence="true" stretchy="false">(</mo>
                <mrow>
                  <mrow>
                    <mrow>
                      <mn>2</mn>
                      <mo stretchy="false">+</mo>
                      <mn>4</mn>
                    </mrow>
                    <mi>x</mi>
                  </mrow>
                </mrow>
                <mo fence="true" stretchy="false">)</mo>
              </mrow>
              <mo stretchy="false">=</mo>
              <mn>6</mn>
            </mrow>
            <mrow>
              <msup>
                <mi>x</mi>
                <mn>3</mn>
              </msup>
              <mo stretchy="false">+</mo>
              <mn>12</mn>
            </mrow>
            <msup>
              <mi>x</mi>
              <mn>4</mn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18</mn>
            </mrow>
            <mrow>
              <msup>
                <mi>x</mi>
                <mn>2</mn>
              </msup>
              <mo stretchy="false">+</mo>
              <mn>48</mn>
            </mrow>
            <mrow>
              <msup>
                <mi>x</mi>
                <mn>3</mn>
              </msup>
              <mo stretchy="false">=</mo>
              <mn>6</mn>
            </mrow>
            <msup>
              <mi>x</mi>
              <mn>2</mn>
            </msup>
            <mrow>
              <mo fence="true" stretchy="false">(</mo>
              <mrow>
                <mrow>
                  <mn>8</mn>
                  <mrow>
                    <mi>x</mi>
                    <mo stretchy="false">+</mo>
                    <mn>3</mn>
                  </mrow>
                </mrow>
              </mrow>
              <mo fence="true" stretchy="false">)</mo>
            </mrow>
          </mrow>
        </mtd>
      </mtr>
    </mtable>
    <annotation encoding="StarMath 5.0">h( x ) = 3x^3( 2 + 4x ) = 6x^3 + 12x^4 newline
h'( x ) = 18x^2 + 48x^3 = 6x^2( 8x + 3 )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text>a) </mtext>
            <mrow>
              <mi>y</mi>
              <mo stretchy="false">=</mo>
              <mn>8</mn>
            </mrow>
            <mo stretchy="false">→</mo>
            <mi>y</mi>
            <mrow>
              <mi>'</mi>
              <mo stretchy="false">=</mo>
              <mn>0</mn>
            </mrow>
          </mrow>
        </mtd>
      </mtr>
      <mtr>
        <mtd columnalign="left">
          <mrow>
            <mtext>b) </mtext>
            <mrow>
              <mi>y</mi>
              <mo stretchy="false">=</mo>
              <msqrt>
                <mn>3</mn>
              </msqrt>
            </mrow>
            <mo stretchy="false">→</mo>
            <mi>y</mi>
            <mrow>
              <mi>'</mi>
              <mo stretchy="false">=</mo>
              <mn>0</mn>
            </mrow>
          </mrow>
        </mtd>
      </mtr>
      <mtr>
        <mtd columnalign="left">
          <mrow>
            <mtext>c)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 mathvariant="normal">π</mi>
            </mrow>
            <mo stretchy="false">→</mo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</mrow>
        </mtd>
      </mtr>
      <mtr>
        <mtd columnalign="left">
          <mrow>
            <mtext>d)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row>
                  <mo fence="true" stretchy="false">(</mo>
                  <mrow>
                    <mrow>
                      <mi mathvariant="normal">π</mi>
                      <mo stretchy="false">−</mo>
                      <mn>1</mn>
                    </mrow>
                  </mrow>
                  <mo fence="true" stretchy="false">)</mo>
                </mrow>
                <mi mathvariant="normal">π</mi>
              </msup>
            </mrow>
            <mo stretchy="false">→</mo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</mrow>
        </mtd>
      </mtr>
    </mtable>
    <annotation encoding="StarMath 5.0">alignl "a) " y = 8 -&gt; y' = 0 newline
alignl "b) " y = sqrt{3} -&gt; y' = 0 newline
alignl "c) " f(x) = %pi -&gt; f'(x) = 0 newline
alignl "d) " g(x) = (%pi - 1)^{%pi} -&gt; g'(x) = 0 newline</annotation>
  </semantics>
</math>
</file>

<file path=Object 20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  <mo fence="true" stretchy="false">)</mo>
              </mrow>
              <mo stretchy="false">=</mo>
              <mrow>
                <msup>
                  <mi>x</mi>
                  <mn>5</mn>
                </msup>
                <mo stretchy="false">+</mo>
                <mn>4</mn>
              </mrow>
            </mrow>
            <mrow>
              <msup>
                <mi>x</mi>
                <mn>2</mn>
              </msup>
              <mo stretchy="false">−</mo>
              <msup>
                <mi>x</mi>
                <mn>3</mn>
              </msup>
              <mo stretchy="false">−</mo>
              <mn>4</mn>
            </mrow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5</mn>
            </mrow>
            <mrow>
              <msup>
                <mi>x</mi>
                <mn>4</mn>
              </msup>
              <mo stretchy="false">+</mo>
              <mn>8</mn>
            </mrow>
            <mrow>
              <mi>x</mi>
              <mo stretchy="false">−</mo>
              <mn>3</mn>
            </mrow>
            <mrow>
              <msup>
                <mi>x</mi>
                <mn>2</mn>
              </msup>
              <mo stretchy="false">=</mo>
              <mi>x</mi>
            </mrow>
            <mrow>
              <mo fence="true" stretchy="false">(</mo>
              <mrow>
                <mrow>
                  <mn>5</mn>
                  <mrow>
                    <msup>
                      <mi>x</mi>
                      <mn>3</mn>
                    </msup>
                    <mo stretchy="false">−</mo>
                    <mn>3</mn>
                  </mrow>
                  <mrow>
                    <mi>x</mi>
                    <mo stretchy="false">+</mo>
                    <mn>8</mn>
                  </mrow>
                </mrow>
              </mrow>
              <mo fence="true" stretchy="false">)</mo>
            </mrow>
          </mrow>
        </mtd>
      </mtr>
    </mtable>
    <annotation encoding="StarMath 5.0">g( x ) = ( x^2 - 1 )( x^3 + 4 ) = x^5 + 4x^2 - x^3 - 4 newline
g'( x ) = 5x^4 + 8x -3x^2 = x( 5x^3 - 3x + 8 )</annotation>
  </semantics>
</math>
</file>

<file path=Object 21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x</mi>
                  <mn>4</mn>
                </msup>
                <mo stretchy="false">+</mo>
                <mn>2</mn>
              </mrow>
            </mrow>
            <mrow>
              <msup>
                <mi>e</mi>
                <mi>x</mi>
              </msup>
              <mo stretchy="false">+</mo>
              <msup>
                <mi>e</mi>
                <mn>2</mn>
              </msup>
            </mrow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4</mn>
            </mrow>
            <mrow>
              <msup>
                <mi>x</mi>
                <mn>3</mn>
              </msup>
              <mo stretchy="false">+</mo>
              <mn>2</mn>
            </mrow>
            <mrow>
              <msup>
                <mi>e</mi>
                <mi>x</mi>
              </msup>
              <mo stretchy="false">=</mo>
              <mn>2</mn>
            </mrow>
            <mrow>
              <mo fence="true" stretchy="false">(</mo>
              <mrow>
                <mrow>
                  <mn>2</mn>
                  <mrow>
                    <msup>
                      <mi>x</mi>
                      <mn>3</mn>
                    </msup>
                    <mo stretchy="false">+</mo>
                    <msup>
                      <mi>e</mi>
                      <mi>x</mi>
                    </msup>
                  </mrow>
                </mrow>
              </mrow>
              <mo fence="true" stretchy="false">)</mo>
            </mrow>
          </mrow>
        </mtd>
      </mtr>
    </mtable>
    <annotation encoding="StarMath 5.0">g( x ) = x^4 + 2e^x + e^2 newline
g'( x ) = 4x^3 + 2e^x = 2( 2x^3 + e^x )</annotation>
  </semantics>
</math>
</file>

<file path=Object 22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root>
                  <msup>
                    <mi>x</mi>
                    <mn>7</mn>
                  </msup>
                  <mn>3</mn>
                </mroot>
                <mo stretchy="false">+</mo>
                <mfrac>
                  <mn>3</mn>
                  <msup>
                    <mi>x</mi>
                    <mn>2</mn>
                  </msup>
                </mfrac>
                <mo stretchy="false">+</mo>
                <mn>5</mn>
              </mrow>
              <mo stretchy="false">=</mo>
              <mrow>
                <msup>
                  <mi>x</mi>
                  <mfrac>
                    <mn>7</mn>
                    <mn>3</mn>
                  </mfrac>
                </msup>
                <mo stretchy="false">+</mo>
                <mn>3</mn>
              </mrow>
            </mrow>
            <mrow>
              <msup>
                <mi>x</mi>
                <mrow>
                  <mo stretchy="false">−</mo>
                  <mn>2</mn>
                </mrow>
              </msup>
              <mo stretchy="false">+</mo>
              <mn>5</mn>
            </mrow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frac>
                  <mrow>
                    <mn>7</mn>
                    <msup>
                      <mi>x</mi>
                      <mfrac>
                        <mn>4</mn>
                        <mn>3</mn>
                      </mfrac>
                    </msup>
                  </mrow>
                  <mn>3</mn>
                </mfrac>
                <mo stretchy="false">+</mo>
                <mrow>
                  <mo fence="true" stretchy="false">(</mo>
                  <mrow>
                    <mrow>
                      <mrow>
                        <mo stretchy="false">−</mo>
                        <mn>6</mn>
                      </mrow>
                      <msup>
                        <mi>x</mi>
                        <mrow>
                          <mo stretchy="false">−</mo>
                          <mn>3</mn>
                        </mrow>
                      </msup>
                    </mrow>
                  </mrow>
                  <mo fence="true" stretchy="false">)</mo>
                </mrow>
              </mrow>
              <mo stretchy="false">=</mo>
              <mrow>
                <mfrac>
                  <mrow>
                    <mn>7</mn>
                    <mroot>
                      <msup>
                        <mi>x</mi>
                        <mn>4</mn>
                      </msup>
                      <mn>3</mn>
                    </mroot>
                  </mrow>
                  <mn>3</mn>
                </mfrac>
                <mo stretchy="false">−</mo>
                <mfrac>
                  <mn>6</mn>
                  <msup>
                    <mi>x</mi>
                    <mn>3</mn>
                  </msup>
                </mfrac>
              </mrow>
              <mo stretchy="false">=</mo>
              <mfrac>
                <mrow>
                  <mn>7</mn>
                  <msup>
                    <mi>x</mi>
                    <mn>3</mn>
                  </msup>
                  <mrow>
                    <mroot>
                      <msup>
                        <mi>x</mi>
                        <mn>4</mn>
                      </msup>
                      <mn>3</mn>
                    </mroot>
                    <mo stretchy="false">−</mo>
                    <mn>18</mn>
                  </mrow>
                </mrow>
                <mrow>
                  <mn>3</mn>
                  <msup>
                    <mi>x</mi>
                    <mn>3</mn>
                  </msup>
                </mrow>
              </mfrac>
              <mo stretchy="false">=</mo>
              <mfrac>
                <mrow>
                  <mn>7</mn>
                  <mrow>
                    <mroot>
                      <msup>
                        <mi>x</mi>
                        <mn>13</mn>
                      </msup>
                      <mn>3</mn>
                    </mroot>
                    <mo stretchy="false">−</mo>
                    <mn>18</mn>
                  </mrow>
                </mrow>
                <mrow>
                  <mn>3</mn>
                  <msup>
                    <mi>x</mi>
                    <mn>3</mn>
                  </msup>
                </mrow>
              </mfrac>
            </mrow>
          </mrow>
        </mtd>
      </mtr>
    </mtable>
    <annotation encoding="StarMath 5.0">g( x ) = nroot 3 x^7 + 3 over x^2 + 5 = x^{ 7 over 3 } + 3x^{ -2 } + 5 newline
g'( x ) = { 7x^{4 over 3} } over 3 + ( -6x^{-3} ) = { 7 nroot 3 x^4 } over 3 - 6 over x^3 = { 7x^3 nroot 3 x^4 - 18 } over { 3x^3 } = { 7 nroot 3 x^{13} - 18 } over { 3x^3 }</annotation>
  </semantics>
</math>
</file>

<file path=Object 23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n>8</mn>
            </mrow>
            <mrow>
              <mi>x</mi>
              <mo stretchy="false">⋅</mo>
              <mi>ln</mi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row>
                <mn>8</mn>
                <mo stretchy="false">⋅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8</mn>
            </mrow>
            <mrow>
              <mrow>
                <mi>x</mi>
                <mo stretchy="false">⋅</mo>
                <mfrac>
                  <mn>1</mn>
                  <mi>x</mi>
                </mfrac>
              </mrow>
              <mo stretchy="false">=</mo>
              <mrow>
                <mn>8</mn>
                <mo stretchy="false">⋅</mo>
                <mi>ln</mi>
              </mrow>
            </mrow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8</mn>
              </mrow>
              <mo stretchy="false">=</mo>
              <mn>8</mn>
            </mrow>
            <mrow>
              <mo fence="true" stretchy="false">(</mo>
              <mrow>
                <mrow>
                  <mi>l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1</mn>
                  </mrow>
                </mrow>
              </mrow>
              <mo fence="true" stretchy="false">)</mo>
            </mrow>
          </mrow>
        </mtd>
      </mtr>
    </mtable>
    <annotation encoding="StarMath 5.0">y = 8x cdot ln( x ) newline
y' = 8 cdot ln( x ) + 8x cdot { 1 over x } = 8 cdot ln( x ) + 8 = 8( ln( x ) + 1)</annotation>
  </semantics>
</math>
</file>

<file path=Object 24/content.xml><?xml version="1.0" encoding="utf-8"?>
<math xmlns="http://www.w3.org/1998/Math/MathML" display="block">
  <semantics>
    <mrow>
      <mrow>
        <mi>y</mi>
        <mo stretchy="false">=</mo>
        <msup>
          <mi>x</mi>
          <mn>3</mn>
        </msup>
      </mrow>
      <mo stretchy="false">→</mo>
      <mi>y</mi>
      <mrow>
        <mi>'</mi>
        <mo stretchy="false">=</mo>
        <mn>3</mn>
      </mrow>
      <msup>
        <mi>x</mi>
        <mn>2</mn>
      </msup>
    </mrow>
    <annotation encoding="StarMath 5.0">y = x^3 -&gt; y' = 3x^2</annotation>
  </semantics>
</math>
</file>

<file path=Object 25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</mrow>
          </mrow>
        </mtd>
      </mtr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2</mn>
            </mrow>
            <mrow>
              <msup>
                <mi>x</mi>
                <mn>2</mn>
              </msup>
              <mo stretchy="false">−</mo>
              <mn>1</mn>
            </mrow>
            <mo stretchy="false">→</mo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4</mn>
            </mrow>
            <mi>x</mi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sup>
              <mrow>
                <mo fence="true" stretchy="false">(</mo>
                <mrow>
                  <mi>x</mi>
                </mrow>
                <mo fence="true" stretchy="false">)</mo>
              </mrow>
              <mi>p</mi>
            </msup>
            <mo stretchy="false">→</mo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>p</mi>
                <mo stretchy="false">⋅</mo>
                <mi>g</mi>
              </mrow>
            </mrow>
            <mrow>
              <msup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i>p</mi>
                  <mo stretchy="false">−</mo>
                  <mn>1</mn>
                </mrow>
              </msup>
              <mo stretchy="false">⋅</mo>
              <mi>g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2</mn>
              </msup>
              <mo stretchy="false">⋅</mo>
              <mn>4</mn>
            </mrow>
            <mrow>
              <mi>x</mi>
              <mo stretchy="false">=</mo>
              <mn>12</mn>
            </mrow>
            <mi>x</mi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n>2</mn>
            </msup>
          </mrow>
        </mtd>
      </mtr>
    </mtable>
    <annotation encoding="StarMath 5.0">f( x ) = ( 2x^2 - 1 )^3 newline
g(x) = 2x^2 - 1 -&gt; g'(x) = 4x newline
f( x ) = g( x )^p -&gt; f'( x ) = p cdot g( x )^{ p -1 } cdot g'( x ) = 3( 2x^2 - 1 )^2 cdot 4x = 12x( 2x^2 - 1 )^2</annotation>
  </semantics>
</math>
</file>

<file path=Object 26/content.xml><?xml version="1.0" encoding="utf-8"?>
<math xmlns="http://www.w3.org/1998/Math/MathML" display="block">
  <semantics>
    <mtable>
      <mtr>
        <mtd>
          <mrow>
            <mi>y</mi>
            <mo stretchy="false">=</mo>
            <msup>
              <mrow>
                <mo fence="true" stretchy="false">(</mo>
                <mrow>
                  <mrow>
                    <mn>3</mn>
                    <mo stretchy="false">−</mo>
                    <msup>
                      <mi>x</mi>
                      <mn>2</mn>
                    </msup>
                  </mrow>
                </mrow>
                <mo fence="true" stretchy="false">)</mo>
              </mrow>
              <mn>3</mn>
            </msup>
          </mrow>
        </mtd>
      </mtr>
      <mtr>
        <mtd>
          <mrow>
            <mi>y</mi>
            <mrow>
              <mi>'</mi>
              <mo stretchy="false">=</mo>
              <mn>3</mn>
            </mrow>
            <msup>
              <mrow>
                <mo fence="true" stretchy="false">(</mo>
                <mrow>
                  <mrow>
                    <mn>3</mn>
                    <mo stretchy="false">−</mo>
                    <msup>
                      <mi>x</mi>
                      <mn>2</mn>
                    </msup>
                  </mrow>
                </mrow>
                <mo fence="true" stretchy="false">)</mo>
              </mrow>
              <mn>2</mn>
            </msup>
            <mrow>
              <mrow>
                <mo fence="true" stretchy="false">(</mo>
                <mrow>
                  <mrow>
                    <mrow>
                      <mo stretchy="false">−</mo>
                      <mn>2</mn>
                    </mrow>
                    <mi>x</mi>
                  </mrow>
                </mrow>
                <mo fence="true" stretchy="false">)</mo>
              </mrow>
              <mo stretchy="false">=</mo>
              <mrow>
                <mo stretchy="false">−</mo>
                <mn>6</mn>
              </mrow>
            </mrow>
            <mi>x</mi>
            <msup>
              <mrow>
                <mo fence="true" stretchy="false">(</mo>
                <mrow>
                  <mrow>
                    <mn>3</mn>
                    <mo stretchy="false">−</mo>
                    <msup>
                      <mi>x</mi>
                      <mn>2</mn>
                    </msup>
                  </mrow>
                </mrow>
                <mo fence="true" stretchy="false">)</mo>
              </mrow>
              <mn>2</mn>
            </msup>
          </mrow>
        </mtd>
      </mtr>
    </mtable>
    <annotation encoding="StarMath 5.0">y = ( 3 - x^2 )^3 newline
y' = 3( 3 - x^2 )^2( -2x ) = -6x( 3 - x^2 )^2</annotation>
  </semantics>
</math>
</file>

<file path=Object 2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n>3</mn>
                <msup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4</mn>
                </msup>
              </mfrac>
              <mo stretchy="false">=</mo>
              <mn>3</mn>
            </mrow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row>
                <mo stretchy="false">−</mo>
                <mn>4</mn>
              </mrow>
            </msup>
          </mrow>
        </mtd>
      </mtr>
      <mtr>
        <mtd>
          <mrow>
            <mi>y</mi>
            <mrow>
              <mi>'</mi>
              <mo stretchy="false">=</mo>
              <mn>3</mn>
            </mrow>
            <mrow>
              <mo fence="true" stretchy="false">(</mo>
              <mrow>
                <mrow>
                  <mo stretchy="false">−</mo>
                  <mn>4</mn>
                </mrow>
              </mrow>
              <mo fence="true" stretchy="false">)</mo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n>5</mn>
                </mrow>
              </msup>
              <mo stretchy="false">⋅</mo>
              <mn>4</mn>
            </mrow>
            <mrow>
              <mi>x</mi>
              <mo stretchy="false">=</mo>
              <mrow>
                <mo stretchy="false">−</mo>
                <mn>48</mn>
              </mrow>
            </mrow>
            <mi>x</mi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n>5</mn>
                </mrow>
              </msup>
              <mo stretchy="false">=</mo>
              <mrow>
                <mo stretchy="false">−</mo>
                <mfrac>
                  <mrow>
                    <mn>48</mn>
                    <mi>x</mi>
                  </mrow>
                  <msup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5</mn>
                  </msup>
                </mfrac>
              </mrow>
            </mrow>
          </mrow>
        </mtd>
      </mtr>
    </mtable>
    <annotation encoding="StarMath 5.0">y = 3 over ( 2x^2 - 1 )^4 = 3( 2x^2 - 1 )^{-4} newline
y' = 3( -4 )( 2x^2 - 1 )^{-5} cdot 4x = -48x( 2x^2 - 1 )^{-5} = -{{48x} over ( 2x^2 - 1 )^5}</annotation>
  </semantics>
</math>
</file>

<file path=Object 28/content.xml><?xml version="1.0" encoding="utf-8"?>
<math xmlns="http://www.w3.org/1998/Math/MathML" display="block">
  <semantics>
    <mtable>
      <mtr>
        <mtd>
          <mrow>
            <mi>y</mi>
            <mo stretchy="false">=</mo>
            <msqrt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</msqrt>
            <mo stretchy="false">=</mo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frac>
                <mn>3</mn>
                <mn>2</mn>
              </mfrac>
            </msup>
          </mrow>
        </mtd>
      </mtr>
      <mtr>
        <mtd>
          <mrow>
            <mi>y</mi>
            <mrow>
              <mi>'</mi>
              <mo stretchy="false">=</mo>
              <mfrac>
                <mn>3</mn>
                <mn>2</mn>
              </mfrac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⋅</mo>
              <mn>4</mn>
            </mrow>
            <mrow>
              <mi>x</mi>
              <mo stretchy="false">=</mo>
              <mn>6</mn>
            </mrow>
            <mi>x</mi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=</mo>
              <mn>6</mn>
            </mrow>
            <mi>x</mi>
            <msqrt>
              <mrow>
                <mn>2</mn>
                <mrow>
                  <msup>
                    <mi>x</mi>
                    <mn>2</mn>
                  </msup>
                  <mo stretchy="false">−</mo>
                  <mn>1</mn>
                </mrow>
              </mrow>
            </msqrt>
          </mrow>
        </mtd>
      </mtr>
    </mtable>
    <annotation encoding="StarMath 5.0">y = sqrt { (2x^2 - 1)^3 } = (2x^2 - 1)^{3 over 2} newline
y' = { 3 over 2 }(2x^2 - 1)^{ 1 over 2 } cdot 4x = 6x(2x^2 - 1)^{ 1 over 2 } = 6x sqrt { 2x^2 - 1 }</annotation>
  </semantics>
</math>
</file>

<file path=Object 29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n>7</mn>
            </mrow>
            <mrow>
              <msup>
                <mi>x</mi>
                <mn>4</mn>
              </msup>
              <mo stretchy="false">−</mo>
              <mn>2</mn>
            </mrow>
            <mrow>
              <msup>
                <mi>x</mi>
                <mn>3</mn>
              </msup>
              <mo stretchy="false">+</mo>
              <mn>8</mn>
            </mrow>
            <mrow>
              <mi>x</mi>
              <mo stretchy="false">+</mo>
              <mn>5</mn>
            </mrow>
          </mrow>
        </mtd>
      </mtr>
      <mtr>
        <mtd>
          <mrow>
            <mi>y</mi>
            <mrow>
              <mi>'</mi>
              <mo stretchy="false">=</mo>
              <mn>28</mn>
            </mrow>
            <mrow>
              <msup>
                <mi>x</mi>
                <mn>3</mn>
              </msup>
              <mo stretchy="false">−</mo>
              <mn>6</mn>
            </mrow>
            <mrow>
              <mrow>
                <msup>
                  <mi>x</mi>
                  <mn>2</mn>
                </msup>
                <mo stretchy="false">+</mo>
                <mn>8</mn>
              </mrow>
              <mo stretchy="false">=</mo>
              <mn>2</mn>
            </mrow>
            <mrow>
              <mo fence="true" stretchy="false">(</mo>
              <mrow>
                <mrow>
                  <mn>14</mn>
                  <mrow>
                    <msup>
                      <mi>x</mi>
                      <mn>3</mn>
                    </msup>
                    <mo stretchy="false">−</mo>
                    <mn>3</mn>
                  </mrow>
                  <mrow>
                    <msup>
                      <mi>x</mi>
                      <mn>2</mn>
                    </msup>
                    <mo stretchy="false">+</mo>
                    <mn>4</mn>
                  </mrow>
                </mrow>
              </mrow>
              <mo fence="true" stretchy="false">)</mo>
            </mrow>
          </mrow>
        </mtd>
      </mtr>
    </mtable>
    <annotation encoding="StarMath 5.0">y = 7x^4 - 2x^3 + 8x +5 newline
y' = 28x^3 - 6x^2 + 8 = 2( 14x^3 - 3x^2 + 4 )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text>a) </mtext>
            <mrow>
              <mi>y</mi>
              <mo stretchy="false">=</mo>
              <msup>
                <mi>x</mi>
                <mn>5</mn>
              </msup>
            </mrow>
            <mo stretchy="false">→</mo>
            <mi>y</mi>
            <mrow>
              <mi>'</mi>
              <mo stretchy="false">=</mo>
              <mn>5</mn>
            </mrow>
            <mrow>
              <msup>
                <mi>x</mi>
                <mrow>
                  <mn>5</mn>
                  <mo stretchy="false">−</mo>
                  <mn>1</mn>
                </mrow>
              </msup>
              <mo stretchy="false">=</mo>
              <mn>5</mn>
            </mrow>
            <msup>
              <mi>x</mi>
              <mn>4</mn>
            </msup>
          </mrow>
        </mtd>
      </mtr>
      <mtr>
        <mtd columnalign="left">
          <mrow>
            <mtext>b) </mtext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>x</mi>
                <mrow>
                  <mo stretchy="false">−</mo>
                  <mn>5</mn>
                </mrow>
              </msup>
            </mrow>
            <mo stretchy="false">→</mo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−</mo>
                <mn>5</mn>
              </mrow>
            </mrow>
            <mrow>
              <msup>
                <mi>x</mi>
                <mrow>
                  <mrow>
                    <mo stretchy="false">−</mo>
                    <mn>5</mn>
                  </mrow>
                  <mo stretchy="false">−</mo>
                  <mn>1</mn>
                </mrow>
              </msup>
              <mo stretchy="false">=</mo>
              <mrow>
                <mo stretchy="false">−</mo>
                <mn>5</mn>
              </mrow>
            </mrow>
            <mrow>
              <msup>
                <mi>x</mi>
                <mrow>
                  <mo stretchy="false">−</mo>
                  <mn>6</mn>
                </mrow>
              </msup>
              <mo stretchy="false">=</mo>
              <mrow>
                <mrow>
                  <mo stretchy="false">−</mo>
                  <mn>5</mn>
                </mrow>
                <mo stretchy="false">⋅</mo>
                <mfrac>
                  <mn>1</mn>
                  <msup>
                    <mi>x</mi>
                    <mn>6</mn>
                  </msup>
                </mfrac>
              </mrow>
              <mo stretchy="false">=</mo>
              <mrow>
                <mo stretchy="false">−</mo>
                <mfrac>
                  <mn>5</mn>
                  <msup>
                    <mi>x</mi>
                    <mn>6</mn>
                  </msup>
                </mfrac>
              </mrow>
            </mrow>
          </mrow>
        </mtd>
      </mtr>
      <mtr>
        <mtd columnalign="left">
          <mrow>
            <mtext>c)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5</mn>
            </mrow>
            <msup>
              <mi>x</mi>
              <mn>3</mn>
            </msup>
            <mo stretchy="false">→</mo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5</mn>
                <mo stretchy="false">⋅</mo>
                <mn>3</mn>
              </mrow>
            </mrow>
            <mrow>
              <msup>
                <mi>x</mi>
                <mrow>
                  <mn>3</mn>
                  <mo stretchy="false">−</mo>
                  <mn>1</mn>
                </mrow>
              </msup>
              <mo stretchy="false">=</mo>
              <mn>15</mn>
            </mrow>
            <msup>
              <mi>x</mi>
              <mn>2</mn>
            </msup>
          </mrow>
        </mtd>
      </mtr>
    </mtable>
    <annotation encoding="StarMath 5.0">alignl "a) " y = x^5 -&gt; y' = 5x^{5 - 1} = 5x^4 newline
alignl "b) " h(x) = x^{-5} -&gt; h'(x) = -5x^{-5 - 1} = -5x^{-6} = -5 cdot {1 over x^6} = -{5 over x^6} newline
alignl "c) " g(x) = 5x^3 -&gt; g'(x) = 5 cdot 3x^{3 - 1} = 15x^2 newline</annotation>
  </semantics>
</math>
</file>

<file path=Object 30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o fence="true" stretchy="fals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−</mo>
                      <mn>4</mn>
                    </mrow>
                    <msup>
                      <mi>x</mi>
                      <mn>2</mn>
                    </msup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n>3</mn>
                    <mrow>
                      <msup>
                        <mi>x</mi>
                        <mn>5</mn>
                      </msup>
                      <mo stretchy="false">+</mo>
                      <msup>
                        <mi>x</mi>
                        <mn>2</mn>
                      </msup>
                    </mrow>
                  </mrow>
                </mrow>
                <mo fence="true" stretchy="false">)</mo>
              </mrow>
              <mo stretchy="false">=</mo>
              <mn>6</mn>
            </mrow>
            <mrow>
              <msup>
                <mi>x</mi>
                <mn>8</mn>
              </msup>
              <mo stretchy="false">+</mo>
              <mn>2</mn>
            </mrow>
            <mrow>
              <msup>
                <mi>x</mi>
                <mn>5</mn>
              </msup>
              <mo stretchy="false">−</mo>
              <mn>12</mn>
            </mrow>
            <mrow>
              <msup>
                <mi>x</mi>
                <mn>7</mn>
              </msup>
              <mo stretchy="false">−</mo>
              <mn>4</mn>
            </mrow>
            <mrow>
              <msup>
                <mi>x</mi>
                <mn>4</mn>
              </msup>
              <mo stretchy="false">=</mo>
              <mn>6</mn>
            </mrow>
            <mrow>
              <msup>
                <mi>x</mi>
                <mn>8</mn>
              </msup>
              <mo stretchy="false">−</mo>
              <mn>12</mn>
            </mrow>
            <mrow>
              <msup>
                <mi>x</mi>
                <mn>7</mn>
              </msup>
              <mo stretchy="false">+</mo>
              <mn>2</mn>
            </mrow>
            <mrow>
              <msup>
                <mi>x</mi>
                <mn>5</mn>
              </msup>
              <mo stretchy="false">−</mo>
              <mn>4</mn>
            </mrow>
            <msup>
              <mi>x</mi>
              <mn>4</mn>
            </msup>
          </mrow>
        </mtd>
      </mtr>
      <mtr>
        <mtd>
          <mrow>
            <mi>y</mi>
            <mrow>
              <mi>'</mi>
              <mo stretchy="false">=</mo>
              <mn>48</mn>
            </mrow>
            <mrow>
              <msup>
                <mi>x</mi>
                <mn>7</mn>
              </msup>
              <mo stretchy="false">−</mo>
              <mn>84</mn>
            </mrow>
            <mrow>
              <msup>
                <mi>x</mi>
                <mn>6</mn>
              </msup>
              <mo stretchy="false">+</mo>
              <mn>10</mn>
            </mrow>
            <mrow>
              <msup>
                <mi>x</mi>
                <mn>4</mn>
              </msup>
              <mo stretchy="false">−</mo>
              <mn>16</mn>
            </mrow>
            <mrow>
              <msup>
                <mi>x</mi>
                <mn>3</mn>
              </msup>
              <mo stretchy="false">=</mo>
              <mn>2</mn>
            </mrow>
            <msup>
              <mi>x</mi>
              <mn>3</mn>
            </msup>
            <mrow>
              <mo fence="true" stretchy="false">(</mo>
              <mrow>
                <mrow>
                  <mn>24</mn>
                  <mrow>
                    <msup>
                      <mi>x</mi>
                      <mn>4</mn>
                    </msup>
                    <mo stretchy="false">−</mo>
                    <mn>42</mn>
                  </mrow>
                  <mrow>
                    <msup>
                      <mi>x</mi>
                      <mn>3</mn>
                    </msup>
                    <mo stretchy="false">+</mo>
                    <mn>5</mn>
                  </mrow>
                  <mrow>
                    <mi>x</mi>
                    <mo stretchy="false">−</mo>
                    <mn>8</mn>
                  </mrow>
                </mrow>
              </mrow>
              <mo fence="true" stretchy="false">)</mo>
            </mrow>
          </mrow>
        </mtd>
      </mtr>
    </mtable>
    <annotation encoding="StarMath 5.0">y = ( 2x^3 - 4x^2 )( 3x^5 + x^2 ) = 6x^8 + 2x^5 - 12x^7 - 4x^4 = 6x^8 - 12x^7 + 2x^5 - 4x^4 newline
y'= 48x^7 - 84x^6 + 10x^4 - 16x^3 = 2x^3( 24x^4 - 42x^3 + 5x - 8 )</annotation>
  </semantics>
</math>
</file>

<file path=Object 31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2</mn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  <mrow>
                  <mrow>
                    <msup>
                      <mi>x</mi>
                      <mn>2</mn>
                    </msup>
                    <mo stretchy="false">−</mo>
                    <mn>4</mn>
                  </mrow>
                  <mrow>
                    <mi>x</mi>
                    <mo stretchy="false">+</mo>
                    <mn>1</mn>
                  </mrow>
                </mrow>
              </mfrac>
            </mrow>
          </mrow>
        </mtd>
      </mtr>
      <mtr>
        <mtd>
          <mrow>
            <mo fence="true" stretchy="true">{</mo>
            <mrow>
              <mtable>
                <mtr>
                  <mtd columnalign="left">
                    <mrow>
                      <mi>f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2</mn>
                      </mrow>
                      <mrow>
                        <msup>
                          <mi>x</mi>
                          <mn>3</mn>
                        </msup>
                        <mo stretchy="false">+</mo>
                        <mn>4</mn>
                      </mrow>
                    </mrow>
                  </mtd>
                  <mtd>
                    <mo stretchy="false">→</mo>
                  </mtd>
                  <mtd columnalign="left">
                    <mrow>
                      <mi>f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6</mn>
                      </mrow>
                      <msup>
                        <mi>x</mi>
                        <mn>2</mn>
                      </msup>
                    </mrow>
                  </mtd>
                </mtr>
                <mtr>
                  <mtd>
                    <mrow>
                      <mi>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</mrow>
                      <mrow>
                        <mi>x</mi>
                        <mo stretchy="false">+</mo>
                        <mn>1</mn>
                      </mrow>
                    </mrow>
                  </mtd>
                  <mtd>
                    <mo stretchy="false">→</mo>
                  </mtd>
                  <mtd>
                    <mrow>
                      <mi>g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2</mn>
                      </mrow>
                      <mrow>
                        <mi>x</mi>
                        <mo stretchy="false">−</mo>
                        <mn>4</mn>
                      </mrow>
                    </mrow>
                  </mtd>
                </mtr>
              </mtable>
            </mrow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>f</mi>
                  <mi>'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⋅</mo>
                    <mi>g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>f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⋅</mo>
                    <mi>g</mi>
                  </mrow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g</mi>
                  <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n>2</mn>
                  </msup>
                </mrow>
              </mfrac>
              <mo stretchy="false">=</mo>
              <mfrac>
                <mrow>
                  <mn>6</mn>
                  <msup>
                    <mi>x</mi>
                    <mn>2</mn>
                  </msup>
                  <mrow>
                    <mrow>
                      <mo fence="true" stretchy="false">(</mo>
                      <mrow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4</mn>
                          </mrow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3</mn>
                            </msup>
                            <mo stretchy="false">+</mo>
                            <mn>4</mn>
                          </mrow>
                        </mrow>
                      </mrow>
                      <mo fence="true" stretchy="false">)</mo>
                    </mrow>
                  </mrow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4</mn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row>
              <mfrac>
                <mrow>
                  <mn>6</mn>
                  <mrow>
                    <msup>
                      <mi>x</mi>
                      <mn>4</mn>
                    </msup>
                    <mo stretchy="false">−</mo>
                    <mn>24</mn>
                  </mrow>
                  <mrow>
                    <msup>
                      <mi>x</mi>
                      <mn>3</mn>
                    </msup>
                    <mo stretchy="false">+</mo>
                    <mn>6</mn>
                  </mrow>
                  <mrow>
                    <msup>
                      <mi>x</mi>
                      <mn>2</mn>
                    </msup>
                    <mo stretchy="false">−</mo>
                    <mrow>
                      <mo fence="true" stretchy="false">(</mo>
                      <mrow>
                        <mrow>
                          <mn>4</mn>
                          <mrow>
                            <msup>
                              <mi>x</mi>
                              <mn>4</mn>
                            </msup>
                            <mo stretchy="false">−</mo>
                            <mn>8</mn>
                          </mrow>
                          <mrow>
                            <msup>
                              <mi>x</mi>
                              <mn>3</mn>
                            </msup>
                            <mo stretchy="false">+</mo>
                            <mn>8</mn>
                          </mrow>
                          <mrow>
                            <mi>x</mi>
                            <mo stretchy="false">−</mo>
                            <mn>16</mn>
                          </mrow>
                        </mrow>
                      </mrow>
                      <mo fence="true" stretchy="false">)</mo>
                    </mrow>
                  </mrow>
                </mrow>
                <msup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n>6</mn>
                  <mrow>
                    <msup>
                      <mi>x</mi>
                      <mn>4</mn>
                    </msup>
                    <mo stretchy="false">−</mo>
                    <mn>24</mn>
                  </mrow>
                  <mrow>
                    <msup>
                      <mi>x</mi>
                      <mn>3</mn>
                    </msup>
                    <mo stretchy="false">+</mo>
                    <mn>6</mn>
                  </mrow>
                  <mrow>
                    <msup>
                      <mi>x</mi>
                      <mn>2</mn>
                    </msup>
                    <mo stretchy="false">−</mo>
                    <mn>4</mn>
                  </mrow>
                  <mrow>
                    <msup>
                      <mi>x</mi>
                      <mn>4</mn>
                    </msup>
                    <mo stretchy="false">+</mo>
                    <mn>8</mn>
                  </mrow>
                  <mrow>
                    <msup>
                      <mi>x</mi>
                      <mn>3</mn>
                    </msup>
                    <mo stretchy="false">−</mo>
                    <mn>8</mn>
                  </mrow>
                  <mrow>
                    <mi>x</mi>
                    <mo stretchy="false">+</mo>
                    <mn>16</mn>
                  </mrow>
                </mrow>
                <msup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frac>
              <mrow>
                <mn>2</mn>
                <mrow>
                  <msup>
                    <mi>x</mi>
                    <mn>4</mn>
                  </msup>
                  <mo stretchy="false">−</mo>
                  <mn>16</mn>
                </mrow>
                <mrow>
                  <msup>
                    <mi>x</mi>
                    <mn>3</mn>
                  </msup>
                  <mo stretchy="false">+</mo>
                  <mn>6</mn>
                </mrow>
                <mrow>
                  <msup>
                    <mi>x</mi>
                    <mn>2</mn>
                  </msup>
                  <mo stretchy="false">−</mo>
                  <mn>8</mn>
                </mrow>
                <mrow>
                  <mi>x</mi>
                  <mo stretchy="false">+</mo>
                  <mn>16</mn>
                </mrow>
              </mrow>
              <msup>
                <mrow>
                  <mo fence="true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n>2</mn>
              </msup>
            </mfrac>
            <mo stretchy="false">=</mo>
            <mfrac>
              <mrow>
                <mn>2</mn>
                <mrow>
                  <mo fence="true" stretchy="false">(</mo>
                  <mrow>
                    <mrow>
                      <mrow>
                        <msup>
                          <mi>x</mi>
                          <mn>4</mn>
                        </msup>
                        <mo stretchy="false">−</mo>
                        <mn>8</mn>
                      </mrow>
                      <mrow>
                        <msup>
                          <mi>x</mi>
                          <mn>3</mn>
                        </msup>
                        <mo stretchy="false">+</mo>
                        <mn>3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row>
                        <mi>x</mi>
                        <mo stretchy="false">+</mo>
                        <mn>8</mn>
                      </mrow>
                    </mrow>
                  </mrow>
                  <mo fence="true" stretchy="false">)</mo>
                </mrow>
              </mrow>
              <msup>
                <mrow>
                  <mo fence="true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n>2</mn>
              </msup>
            </mfrac>
          </mrow>
        </mtd>
      </mtr>
    </mtable>
    <annotation encoding="StarMath 5.0">h( x ) = { 2x^3 + 4 } over { x^2 - 4x + 1 } newline
left lbrace matrix { alignl f(x) = 2x^3 + 4 # -&gt; # alignl f'(x) = 6x^2 ## g(x) = x^2 - 4x + 1 # -&gt; # g'(x) = 2x - 4} right none newline
h'( x ) = {f'( x ) cdot g( x ) - f(x) cdot g'(x)} over { g(x)^2 } = { 6x^2(x^2 - 4x + 1) - (2x^3 + 4)(2x - 4) } over ( x^2 - 4x + 1 )^2 "=" newline
{ 6x^4 -24x^3 + 6x^2 - (4x^4 - 8x^3 + 8x - 16) } over ( x^2 - 4x + 1 )^2  = { 6x^4 -24x^3 + 6x^2 - 4x^4 + 8x^3 - 8x + 16 } over ( x^2 - 4x + 1 )^2 "=" newline
{ 2x^4 - 16x^3 + 6x^2 - 8x + 16 } over ( x^2 - 4x + 1 )^2 = { 2(x^4 - 8x^3 + 3x^2 - 4x + 8) } over ( x^2 - 4x + 1 )^2</annotation>
  </semantics>
</math>
</file>

<file path=Object 32/content.xml><?xml version="1.0" encoding="utf-8"?>
<math xmlns="http://www.w3.org/1998/Math/MathML" display="block">
  <semantics>
    <mrow>
      <mrow>
        <mi>y</mi>
        <mo stretchy="false">=</mo>
        <mfrac>
          <mn>3</mn>
          <msup>
            <mi>x</mi>
            <mn>5</mn>
          </msup>
        </mfrac>
        <mo stretchy="false">=</mo>
        <mn>3</mn>
      </mrow>
      <msup>
        <mi>x</mi>
        <mrow>
          <mo stretchy="false">−</mo>
          <mn>5</mn>
        </mrow>
      </msup>
      <mo stretchy="false">→</mo>
      <mi>y</mi>
      <mrow>
        <mi>'</mi>
        <mo stretchy="false">=</mo>
        <mrow>
          <mo stretchy="false">−</mo>
          <mn>15</mn>
        </mrow>
      </mrow>
      <mrow>
        <msup>
          <mi>x</mi>
          <mrow>
            <mo stretchy="false">−</mo>
            <mn>6</mn>
          </mrow>
        </msup>
        <mo stretchy="false">=</mo>
        <mrow>
          <mo stretchy="false">−</mo>
          <mfrac>
            <mn>15</mn>
            <msup>
              <mi>x</mi>
              <mn>6</mn>
            </msup>
          </mfrac>
        </mrow>
      </mrow>
    </mrow>
    <annotation encoding="StarMath 5.0">y = 3 over x^5 = 3x^{ -5 } -&gt; y'=-15x^{ -6 } = -{ 15 over x^6 }</annotation>
  </semantics>
</math>
</file>

<file path=Object 33/content.xml><?xml version="1.0" encoding="utf-8"?>
<math xmlns="http://www.w3.org/1998/Math/MathML" display="block">
  <semantics>
    <mrow>
      <mi>v</mi>
      <mrow>
        <mrow>
          <mo fence="true" stretchy="false">(</mo>
          <mrow>
            <mi>r</mi>
          </mrow>
          <mo fence="true" stretchy="false">)</mo>
        </mrow>
        <mo stretchy="false">=</mo>
        <mfrac>
          <mn>4</mn>
          <mn>3</mn>
        </mfrac>
      </mrow>
      <mi mathvariant="normal">π</mi>
      <msup>
        <mi>r</mi>
        <mn>3</mn>
      </msup>
      <mo stretchy="false">→</mo>
      <mi>v</mi>
      <mi>'</mi>
      <mrow>
        <mrow>
          <mo fence="true" stretchy="false">(</mo>
          <mrow>
            <mi>r</mi>
          </mrow>
          <mo fence="true" stretchy="false">)</mo>
        </mrow>
        <mo stretchy="false">=</mo>
        <mn>4</mn>
      </mrow>
      <mi mathvariant="normal">π</mi>
      <msup>
        <mi>r</mi>
        <mn>2</mn>
      </msup>
    </mrow>
    <annotation encoding="StarMath 5.0">v( r ) = { 4 over 3 } %pi r^3 -&gt; v'( r ) = 4 %pi r^2</annotation>
  </semantics>
</math>
</file>

<file path=Object 34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sqrt>
                <mn>3</mn>
              </msqrt>
            </mrow>
            <mrow>
              <mrow>
                <mo fence="true" stretchy="false">(</mo>
                <mrow>
                  <mrow>
                    <msup>
                      <mi>s</mi>
                      <mn>3</mn>
                    </msup>
                    <mo stretchy="false">−</mo>
                    <msup>
                      <mi>s</mi>
                      <mn>2</mn>
                    </msup>
                  </mrow>
                </mrow>
                <mo fence="true" stretchy="false">)</mo>
              </mrow>
              <mo stretchy="false">=</mo>
              <msqrt>
                <mn>3</mn>
              </msqrt>
            </mrow>
            <mrow>
              <msup>
                <mi>s</mi>
                <mn>3</mn>
              </msup>
              <mo stretchy="false">−</mo>
              <msqrt>
                <mn>3</mn>
              </msqrt>
            </mrow>
            <msup>
              <mi>s</mi>
              <mn>2</mn>
            </msup>
          </mrow>
        </mtd>
      </mtr>
      <mtr>
        <mtd>
          <mrow>
            <mi>f</mi>
            <mi>'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n>3</mn>
            </mrow>
            <msqrt>
              <mn>3</mn>
            </msqrt>
            <mrow>
              <msup>
                <mi>s</mi>
                <mn>2</mn>
              </msup>
              <mo stretchy="false">−</mo>
              <mn>2</mn>
            </mrow>
            <msqrt>
              <mn>3</mn>
            </msqrt>
            <mrow>
              <mi>s</mi>
              <mo stretchy="false">=</mo>
              <mi>s</mi>
            </mrow>
            <msqrt>
              <mn>3</mn>
            </msqrt>
            <mrow>
              <mo fence="true" stretchy="false">(</mo>
              <mrow>
                <mrow>
                  <mn>3</mn>
                  <mrow>
                    <mi>s</mi>
                    <mo stretchy="false">−</mo>
                    <mn>2</mn>
                  </mrow>
                </mrow>
              </mrow>
              <mo fence="true" stretchy="false">)</mo>
            </mrow>
          </mrow>
        </mtd>
      </mtr>
    </mtable>
    <annotation encoding="StarMath 5.0">f( s ) = sqrt{ 3 }( s^3 - s^2 ) = sqrt{ 3 }s^3 - sqrt{ 3 }s^2 newline
f'( s ) = 3 sqrt{ 3 }s^2 - 2sqrt{ 3 }s = s sqrt{ 3 }( 3s - 2 )</annotation>
  </semantics>
</math>
</file>

<file path=Object 35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p>
                <mrow>
                  <mo fence="true" stretchy="false">(</mo>
                  <mrow>
                    <mrow>
                      <mn>4</mn>
                      <mrow>
                        <msup>
                          <mi>x</mi>
                          <mn>2</mn>
                        </msup>
                        <mo stretchy="false">+</mo>
                        <mn>3</mn>
                      </mrow>
                    </mrow>
                  </mrow>
                  <mo fence="true" stretchy="false">)</mo>
                </mrow>
                <mn>2</mn>
              </msup>
              <mo stretchy="false">=</mo>
              <mn>16</mn>
            </mrow>
            <mrow>
              <msup>
                <mi>x</mi>
                <mn>4</mn>
              </msup>
              <mo stretchy="false">+</mo>
              <mn>12</mn>
            </mrow>
            <mrow>
              <msup>
                <mi>x</mi>
                <mn>2</mn>
              </msup>
              <mo stretchy="false">+</mo>
              <mn>12</mn>
            </mrow>
            <mrow>
              <mrow>
                <msup>
                  <mi>x</mi>
                  <mn>2</mn>
                </msup>
                <mo stretchy="false">+</mo>
                <mn>9</mn>
              </mrow>
              <mo stretchy="false">=</mo>
              <mn>16</mn>
            </mrow>
            <mrow>
              <msup>
                <mi>x</mi>
                <mn>4</mn>
              </msup>
              <mo stretchy="false">+</mo>
              <mn>24</mn>
            </mrow>
            <mrow>
              <msup>
                <mi>x</mi>
                <mn>2</mn>
              </msup>
              <mo stretchy="false">+</mo>
              <mn>9</mn>
            </mrow>
          </mrow>
        </mtd>
      </mtr>
      <mtr>
        <mtd>
          <mrow>
            <mi>y</mi>
            <mrow>
              <mi>'</mi>
              <mo stretchy="false">=</mo>
              <mn>64</mn>
            </mrow>
            <mrow>
              <msup>
                <mi>x</mi>
                <mn>3</mn>
              </msup>
              <mo stretchy="false">+</mo>
              <mn>48</mn>
            </mrow>
            <mrow>
              <mi>x</mi>
              <mo stretchy="false">=</mo>
              <mn>16</mn>
            </mrow>
            <mi>x</mi>
            <mrow>
              <mo fence="true" stretchy="false">(</mo>
              <mrow>
                <mrow>
                  <mn>4</mn>
                  <mrow>
                    <msup>
                      <mi>x</mi>
                      <mn>2</mn>
                    </msup>
                    <mo stretchy="false">+</mo>
                    <mn>3</mn>
                  </mrow>
                </mrow>
              </mrow>
              <mo fence="true" stretchy="false">)</mo>
            </mrow>
          </mrow>
        </mtd>
      </mtr>
    </mtable>
    <annotation encoding="StarMath 5.0">y = ( 4x^2 + 3 )^2 = 16x^4 + 12x^2 + 12x^2 + 9 = 16x^4 + 24x^2 + 9 newline
y' = 64x^3 + 48x = 16x( 4x^2 + 3)</annotation>
  </semantics>
</math>
</file>

<file path=Object 36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row>
                  <mrow>
                    <msup>
                      <mi>x</mi>
                      <mn>4</mn>
                    </msup>
                    <mo stretchy="false">−</mo>
                    <mn>2</mn>
                  </mrow>
                  <mrow>
                    <msup>
                      <mi>x</mi>
                      <mn>2</mn>
                    </msup>
                    <mo stretchy="false">+</mo>
                    <mn>5</mn>
                  </mrow>
                  <mrow>
                    <mi>x</mi>
                    <mo stretchy="false">+</mo>
                    <mn>1</mn>
                  </mrow>
                </mrow>
                <msup>
                  <mi>x</mi>
                  <mn>4</mn>
                </msup>
              </mfrac>
              <mo stretchy="false">=</mo>
              <mrow>
                <mfrac>
                  <msup>
                    <mi>x</mi>
                    <mn>4</mn>
                  </msup>
                  <msup>
                    <mi>x</mi>
                    <mn>4</mn>
                  </msup>
                </mfrac>
                <mo stretchy="false">−</mo>
                <mfrac>
                  <mrow>
                    <mn>2</mn>
                    <msup>
                      <mi>x</mi>
                      <mn>2</mn>
                    </msup>
                  </mrow>
                  <msup>
                    <mi>x</mi>
                    <mn>4</mn>
                  </msup>
                </mfrac>
                <mo stretchy="false">+</mo>
                <mfrac>
                  <mrow>
                    <mn>5</mn>
                    <mi>x</mi>
                  </mrow>
                  <msup>
                    <mi>x</mi>
                    <mn>4</mn>
                  </msup>
                </mfrac>
                <mo stretchy="false">+</mo>
                <mfrac>
                  <mn>1</mn>
                  <msup>
                    <mi>x</mi>
                    <mn>4</mn>
                  </msup>
                </mfrac>
              </mrow>
              <mo stretchy="false">=</mo>
              <mrow>
                <mn>1</mn>
                <mo stretchy="false">−</mo>
                <mn>2</mn>
              </mrow>
            </mrow>
            <mrow>
              <msup>
                <mi>x</mi>
                <mrow>
                  <mo stretchy="false">−</mo>
                  <mn>2</mn>
                </mrow>
              </msup>
              <mo stretchy="false">+</mo>
              <mn>5</mn>
            </mrow>
            <mrow>
              <msup>
                <mi>x</mi>
                <mrow>
                  <mo stretchy="false">−</mo>
                  <mn>3</mn>
                </mrow>
              </msup>
              <mo stretchy="false">+</mo>
              <msup>
                <mi>x</mi>
                <mrow>
                  <mo stretchy="false">−</mo>
                  <mn>4</mn>
                </mrow>
              </msup>
            </mrow>
          </mrow>
        </mtd>
      </mtr>
      <mtr>
        <mtd>
          <mrow>
            <mi>y</mi>
            <mrow>
              <mi>'</mi>
              <mo stretchy="false">=</mo>
              <mn>4</mn>
            </mrow>
            <mrow>
              <msup>
                <mi>x</mi>
                <mrow>
                  <mo stretchy="false">−</mo>
                  <mn>3</mn>
                </mrow>
              </msup>
              <mo stretchy="false">−</mo>
              <mn>15</mn>
            </mrow>
            <mrow>
              <msup>
                <mi>x</mi>
                <mrow>
                  <mo stretchy="false">−</mo>
                  <mn>4</mn>
                </mrow>
              </msup>
              <mo stretchy="false">−</mo>
              <mn>4</mn>
            </mrow>
            <mrow>
              <msup>
                <mi>x</mi>
                <mrow>
                  <mo stretchy="false">−</mo>
                  <mn>5</mn>
                </mrow>
              </msup>
              <mo stretchy="false">=</mo>
              <mrow>
                <mfrac>
                  <mn>4</mn>
                  <msup>
                    <mi>x</mi>
                    <mn>3</mn>
                  </msup>
                </mfrac>
                <mo stretchy="false">−</mo>
                <mfrac>
                  <mn>15</mn>
                  <msup>
                    <mi>x</mi>
                    <mn>4</mn>
                  </msup>
                </mfrac>
                <mo stretchy="false">−</mo>
                <mfrac>
                  <mn>4</mn>
                  <msup>
                    <mi>x</mi>
                    <mn>5</mn>
                  </msup>
                </mfrac>
              </mrow>
              <mo stretchy="false">=</mo>
              <mfrac>
                <mrow>
                  <mn>4</mn>
                  <mrow>
                    <msup>
                      <mi>x</mi>
                      <mn>2</mn>
                    </msup>
                    <mo stretchy="false">−</mo>
                    <mn>15</mn>
                  </mrow>
                  <mrow>
                    <mi>x</mi>
                    <mo stretchy="false">−</mo>
                    <mn>4</mn>
                  </mrow>
                </mrow>
                <msup>
                  <mi>x</mi>
                  <mn>5</mn>
                </msup>
              </mfrac>
            </mrow>
          </mrow>
        </mtd>
      </mtr>
    </mtable>
    <annotation encoding="StarMath 5.0">y = { x^4 - 2x^2 + 5x + 1 } over x^4 = x^4 over x^4 - { 2x^2 } over x^4 + { 5x } over x^4 + 1 over x^4 = 1 - 2x^{ -2 } + 5x^{ -3 } + x^{ -4 } newline
y' = 4x^{ -3 } - 15x^{ -4 } - 4x^{ -5 } = 4 over x^3 - { 15 } over x^4 - 4 over x^5 = { 4x^2 - 15x - 4 } over x^5</annotation>
  </semantics>
</math>
</file>

<file path=Object 37/content.xml><?xml version="1.0" encoding="utf-8"?>
<math xmlns="http://www.w3.org/1998/Math/MathML" display="block">
  <semantics>
    <mtable>
      <mtr>
        <mtd>
          <mrow>
            <mi>y</mi>
            <mo stretchy="false">=</mo>
            <mfrac>
              <mi>x</mi>
              <mrow>
                <mi>x</mi>
                <mo stretchy="false">−</mo>
                <mn>1</mn>
              </mrow>
            </mfrac>
          </mrow>
        </mtd>
      </mtr>
      <mtr>
        <mtd>
          <mrow>
            <mi>y</mi>
            <mrow>
              <mi>'</mi>
              <mo stretchy="false">=</mo>
              <mfrac>
                <mrow>
                  <mn>1</mn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−</mo>
                    <mrow>
                      <mi>x</mi>
                      <mo stretchy="false">⋅</mo>
                      <mn>1</mn>
                    </mrow>
                  </mrow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i>x</mi>
                  <mo stretchy="false">−</mo>
                  <mn>1</mn>
                  <mo stretchy="false">−</mo>
                  <mi>x</mi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row>
                <mo stretchy="false">−</mo>
                <mfrac>
                  <mn>1</mn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frac>
              </mrow>
            </mrow>
          </mrow>
        </mtd>
      </mtr>
    </mtable>
    <annotation encoding="StarMath 5.0">y = x over { x - 1 } newline
y' = {1( x - 1 ) - x cdot 1} over ( x - 1 )^2 = { x - 1 -x } over ( x - 1 )^2 = - {1  over ( x - 1 )^2}</annotation>
  </semantics>
</math>
</file>

<file path=Object 38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o fence="true" stretchy="true">(</mo>
                <mrow>
                  <mfrac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  <mrow>
                      <mi>x</mi>
                      <mo stretchy="false">+</mo>
                      <mn>5</mn>
                    </mrow>
                  </mfrac>
                </mrow>
                <mo fence="true" stretchy="true">)</mo>
              </mrow>
            </mrow>
            <mrow>
              <mrow>
                <mo fence="true" stretchy="false">(</mo>
                <mrow>
                  <mrow>
                    <mn>3</mn>
                    <mrow>
                      <mi>x</mi>
                      <mo stretchy="false">−</mo>
                      <mn>1</mn>
                    </mrow>
                  </mrow>
                </mrow>
                <mo fence="true" stretchy="false">)</mo>
              </mrow>
              <mo stretchy="false">=</mo>
              <mfrac>
                <mrow>
                  <mn>6</mn>
                  <mrow>
                    <msup>
                      <mi>x</mi>
                      <mn>2</mn>
                    </msup>
                    <mo stretchy="false">−</mo>
                    <mn>2</mn>
                  </mrow>
                  <mrow>
                    <mi>x</mi>
                    <mo stretchy="false">+</mo>
                    <mn>3</mn>
                  </mrow>
                  <mrow>
                    <mi>x</mi>
                    <mo stretchy="false">−</mo>
                    <mn>1</mn>
                  </mrow>
                </mrow>
                <mrow>
                  <mi>x</mi>
                  <mo stretchy="false">+</mo>
                  <mn>5</mn>
                </mrow>
              </mfrac>
              <mo stretchy="false">=</mo>
              <mfrac>
                <mrow>
                  <mn>6</mn>
                  <mrow>
                    <msup>
                      <mi>x</mi>
                      <mn>2</mn>
                    </msup>
                    <mo stretchy="false">+</mo>
                    <mi>x</mi>
                    <mo stretchy="false">−</mo>
                    <mn>1</mn>
                  </mrow>
                </mrow>
                <mrow>
                  <mi>x</mi>
                  <mo stretchy="false">+</mo>
                  <mn>5</mn>
                </mrow>
              </mfrac>
            </mrow>
          </mrow>
        </mtd>
      </mtr>
      <mtr>
        <mtd>
          <mrow>
            <mi>y</mi>
            <mrow>
              <mi>'</mi>
              <mo stretchy="false">=</mo>
              <mfrac>
                <mrow>
                  <mrow>
                    <mo fence="true" stretchy="false">(</mo>
                    <mrow>
                      <mrow>
                        <mn>1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5</mn>
                        </mrow>
                      </mrow>
                      <mo fence="true" stretchy="false">)</mo>
                    </mrow>
                    <mo stretchy="false">−</mo>
                    <mrow>
                      <mrow>
                        <mo fence="true" stretchy="false">(</mo>
                        <mrow>
                          <mrow>
                            <mn>6</mn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o stretchy="false">⋅</mo>
                      <mn>1</mn>
                    </mrow>
                  </mrow>
                </mrow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5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n>12</mn>
                  <mrow>
                    <msup>
                      <mi>x</mi>
                      <mn>2</mn>
                    </msup>
                    <mo stretchy="false">+</mo>
                    <mn>60</mn>
                  </mrow>
                  <mrow>
                    <mi>x</mi>
                    <mo stretchy="false">+</mo>
                    <mi>x</mi>
                    <mo stretchy="false">+</mo>
                    <mn>5</mn>
                    <mo stretchy="false">−</mo>
                    <mn>6</mn>
                  </mrow>
                  <mrow>
                    <msup>
                      <mi>x</mi>
                      <mn>2</mn>
                    </msup>
                    <mo stretchy="false">−</mo>
                    <mi>x</mi>
                    <mo stretchy="false">+</mo>
                    <mn>1</mn>
                  </mrow>
                </mrow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5</mn>
                      </mrow>
                    </mrow>
                    <mo fence="true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frac>
              <mrow>
                <mn>6</mn>
                <mrow>
                  <msup>
                    <mi>x</mi>
                    <mn>2</mn>
                  </msup>
                  <mo stretchy="false">+</mo>
                  <mn>60</mn>
                </mrow>
                <mrow>
                  <mi>x</mi>
                  <mo stretchy="false">+</mo>
                  <mn>6</mn>
                </mrow>
              </mrow>
              <msup>
                <mrow>
                  <mo fence="true" stretchy="false">(</mo>
                  <mrow>
                    <mrow>
                      <mi>x</mi>
                      <mo stretchy="false">+</mo>
                      <mn>5</mn>
                    </mrow>
                  </mrow>
                  <mo fence="true" stretchy="false">)</mo>
                </mrow>
                <mn>2</mn>
              </msup>
            </mfrac>
            <mo stretchy="false">=</mo>
            <mfrac>
              <mrow>
                <mn>6</mn>
                <mrow>
                  <mo fence="true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+</mo>
                        <mn>10</mn>
                      </mrow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  <msup>
                <mrow>
                  <mo fence="true" stretchy="false">(</mo>
                  <mrow>
                    <mrow>
                      <mi>x</mi>
                      <mo stretchy="false">+</mo>
                      <mn>5</mn>
                    </mrow>
                  </mrow>
                  <mo fence="true" stretchy="false">)</mo>
                </mrow>
                <mn>2</mn>
              </msup>
            </mfrac>
          </mrow>
        </mtd>
      </mtr>
    </mtable>
    <annotation encoding="StarMath 5.0">y = left ( {2x + 1} over {x + 5} right )( 3x - 1 ) = { 6x^2 - 2x + 3x - 1 } over {x + 5} = { 6x^2 + x - 1 } over {x + 5} newline
y' = {( 12x +1 )( x + 5 ) - ( 6x^2 + x - 1 ) cdot 1} over ( x + 5 )^2 = { 12x^2 + 60x + x + 5 - 6x^2 - x + 1 } over ( x + 5 )^2 "=" newline
{ 6x^2 + 60x + 6 } over ( x + 5 )^2 = { 6(x^2 + 10x + 1) } over ( x + 5 )^2</annotation>
  </semantics>
</math>
</file>

<file path=Object 39/content.xml><?xml version="1.0" encoding="utf-8"?>
<math xmlns="http://www.w3.org/1998/Math/MathML" display="block">
  <semantics>
    <mrow>
      <mrow>
        <mi>y</mi>
        <mo stretchy="false">=</mo>
        <mfrac>
          <mn>1</mn>
          <mn>8</mn>
        </mfrac>
      </mrow>
      <mrow>
        <msup>
          <mi>x</mi>
          <mn>8</mn>
        </msup>
        <mo stretchy="false">−</mo>
        <mn>4</mn>
      </mrow>
      <msup>
        <mi>x</mi>
        <mn>4</mn>
      </msup>
      <mo stretchy="false">→</mo>
      <mi>y</mi>
      <mrow>
        <mi>'</mi>
        <mo stretchy="false">=</mo>
        <mrow>
          <msup>
            <mi>x</mi>
            <mn>7</mn>
          </msup>
          <mo stretchy="false">−</mo>
          <mn>16</mn>
        </mrow>
      </mrow>
      <mrow>
        <msup>
          <mi>x</mi>
          <mn>3</mn>
        </msup>
        <mo stretchy="false">=</mo>
        <msup>
          <mi>x</mi>
          <mn>3</mn>
        </msup>
      </mrow>
      <mrow>
        <mo fence="true" stretchy="false">(</mo>
        <mrow>
          <mrow>
            <msup>
              <mi>x</mi>
              <mn>4</mn>
            </msup>
            <mo stretchy="false">−</mo>
            <mn>16</mn>
          </mrow>
        </mrow>
        <mo fence="true" stretchy="false">)</mo>
      </mrow>
    </mrow>
    <annotation encoding="StarMath 5.0">y = { 1 over 8 }x^8 - 4x^4 -&gt; y'=x^7 - 16x^3 = x^3( x^4 - 16 )</annotation>
  </semantics>
</math>
</file>

<file path=Object 4/content.xml><?xml version="1.0" encoding="utf-8"?>
<math xmlns="http://www.w3.org/1998/Math/MathML" display="block">
  <semantics>
    <mrow>
      <mi>h</mi>
      <mrow>
        <mrow>
          <mo fence="true" stretchy="false">(</mo>
          <mrow>
            <mi>x</mi>
          </mrow>
          <mo fence="true" stretchy="false">)</mo>
        </mrow>
        <mo stretchy="false">=</mo>
        <mn>8</mn>
      </mrow>
      <mi>x</mi>
      <mo stretchy="false">→</mo>
      <mi>h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n>8</mn>
          <mo stretchy="false">⋅</mo>
          <mn>1</mn>
        </mrow>
        <mo stretchy="false">=</mo>
        <mn>8</mn>
      </mrow>
    </mrow>
    <annotation encoding="StarMath 5.0">h( x ) = 8x -&gt; h'( x ) = 8 cdot 1 = 8</annotation>
  </semantics>
</math>
</file>

<file path=Object 40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sup>
                  <mi>x</mi>
                  <mn>2</mn>
                </msup>
                <mo stretchy="false">+</mo>
                <mn>3</mn>
              </mrow>
            </mrow>
            <mrow>
              <mrow>
                <mi>x</mi>
                <mo stretchy="false">+</mo>
                <mfrac>
                  <mn>1</mn>
                  <msup>
                    <mi>x</mi>
                    <mn>2</mn>
                  </msup>
                </mfrac>
              </mrow>
              <mo stretchy="false">=</mo>
              <mrow>
                <msup>
                  <mi>x</mi>
                  <mn>2</mn>
                </msup>
                <mo stretchy="false">+</mo>
                <mn>3</mn>
              </mrow>
            </mrow>
            <mrow>
              <mi>x</mi>
              <mo stretchy="false">+</mo>
              <msup>
                <mi>x</mi>
                <mrow>
                  <mo stretchy="false">−</mo>
                  <mn>2</mn>
                </mrow>
              </msup>
            </mrow>
          </mrow>
        </mtd>
      </mtr>
      <mtr>
        <mtd>
          <mrow>
            <mi>y</mi>
            <mrow>
              <mi>'</mi>
              <mo stretchy="false">=</mo>
              <mn>2</mn>
            </mrow>
            <mrow>
              <mi>x</mi>
              <mo stretchy="false">+</mo>
              <mn>3</mn>
              <mo stretchy="false">−</mo>
              <mn>2</mn>
            </mrow>
            <mrow>
              <msup>
                <mi>x</mi>
                <mrow>
                  <mo stretchy="false">−</mo>
                  <mn>3</mn>
                </mrow>
              </msup>
              <mo stretchy="false">=</mo>
              <mn>2</mn>
            </mrow>
            <mrow>
              <mrow>
                <mi>x</mi>
                <mo stretchy="false">+</mo>
                <mn>3</mn>
                <mo stretchy="false">+</mo>
                <mfrac>
                  <mn>2</mn>
                  <msup>
                    <mi>x</mi>
                    <mn>3</mn>
                  </msup>
                </mfrac>
              </mrow>
              <mo stretchy="false">=</mo>
              <mfrac>
                <mrow>
                  <mn>2</mn>
                  <mrow>
                    <msup>
                      <mi>x</mi>
                      <mn>4</mn>
                    </msup>
                    <mo stretchy="false">+</mo>
                    <mn>3</mn>
                  </mrow>
                  <mrow>
                    <msup>
                      <mi>x</mi>
                      <mn>3</mn>
                    </msup>
                    <mo stretchy="false">+</mo>
                    <mn>2</mn>
                  </mrow>
                </mrow>
                <msup>
                  <mi>x</mi>
                  <mn>3</mn>
                </msup>
              </mfrac>
            </mrow>
          </mrow>
        </mtd>
      </mtr>
    </mtable>
    <annotation encoding="StarMath 5.0">y = x^2 + 3x + 1 over x^2 = x^2 + 3x + x^{ -2 } newline
y' = 2x + 3 -2x^{ -3 } = 2x + 3 + 2 over x^3 = { 2x^4 + 3x^3 + 2 } over x^3</annotation>
  </semantics>
</math>
</file>

<file path=Object 41/content.xml><?xml version="1.0" encoding="utf-8"?>
<math xmlns="http://www.w3.org/1998/Math/MathML" display="block">
  <semantics>
    <mrow>
      <mrow>
        <mi>y</mi>
        <mo stretchy="false">=</mo>
        <mrow>
          <mfrac>
            <mn>3</mn>
            <msup>
              <mi>x</mi>
              <mn>2</mn>
            </msup>
          </mfrac>
          <mo stretchy="false">+</mo>
          <mfrac>
            <mn>5</mn>
            <msup>
              <mi>x</mi>
              <mn>4</mn>
            </msup>
          </mfrac>
        </mrow>
        <mo stretchy="false">=</mo>
        <mn>3</mn>
      </mrow>
      <mrow>
        <msup>
          <mi>x</mi>
          <mrow>
            <mo stretchy="false">−</mo>
            <mn>2</mn>
          </mrow>
        </msup>
        <mo stretchy="false">+</mo>
        <mn>5</mn>
      </mrow>
      <msup>
        <mi>x</mi>
        <mrow>
          <mo stretchy="false">−</mo>
          <mn>4</mn>
        </mrow>
      </msup>
      <mo stretchy="false">→</mo>
      <mi>y</mi>
      <mrow>
        <mi>'</mi>
        <mo stretchy="false">=</mo>
        <mrow>
          <mo stretchy="false">−</mo>
          <mn>6</mn>
        </mrow>
      </mrow>
      <mrow>
        <msup>
          <mi>x</mi>
          <mrow>
            <mo stretchy="false">−</mo>
            <mn>3</mn>
          </mrow>
        </msup>
        <mo stretchy="false">−</mo>
        <mn>20</mn>
      </mrow>
      <mrow>
        <msup>
          <mi>x</mi>
          <mrow>
            <mo stretchy="false">−</mo>
            <mn>5</mn>
          </mrow>
        </msup>
        <mo stretchy="false">=</mo>
        <mrow>
          <mrow>
            <mo stretchy="false">−</mo>
            <mfrac>
              <mn>6</mn>
              <msup>
                <mi>x</mi>
                <mn>3</mn>
              </msup>
            </mfrac>
          </mrow>
          <mo stretchy="false">−</mo>
          <mfrac>
            <mn>20</mn>
            <msup>
              <mi>x</mi>
              <mn>5</mn>
            </msup>
          </mfrac>
        </mrow>
        <mo stretchy="false">=</mo>
        <mfrac>
          <mrow>
            <mrow>
              <mo stretchy="false">−</mo>
              <mn>6</mn>
            </mrow>
            <mrow>
              <msup>
                <mi>x</mi>
                <mn>2</mn>
              </msup>
              <mo stretchy="false">−</mo>
              <mn>20</mn>
            </mrow>
          </mrow>
          <msup>
            <mi>x</mi>
            <mn>5</mn>
          </msup>
        </mfrac>
      </mrow>
    </mrow>
    <annotation encoding="StarMath 5.0">y = 3 over x^2 + 5 over x^4 = 3x^{ -2 } + 5x^{ -4 } -&gt; y'=-6x^{ -3 } - 20x^{ -5 } = -{6 over x^3} - 20 over x^5 = { -6x^2 - 20 } over x^5</annotation>
  </semantics>
</math>
</file>

<file path=Object 42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3</mn>
                <msqrt>
                  <mi>x</mi>
                </msqrt>
              </mfrac>
              <mo stretchy="false">=</mo>
              <mfrac>
                <mn>3</mn>
                <msup>
                  <mi>x</mi>
                  <mfrac>
                    <mn>1</mn>
                    <mn>2</mn>
                  </mfrac>
                </msup>
              </mfrac>
              <mo stretchy="false">=</mo>
              <mn>3</mn>
            </mrow>
            <msup>
              <mi>x</mi>
              <mrow>
                <mo stretchy="false">−</mo>
                <mfrac>
                  <mn>1</mn>
                  <mn>2</mn>
                </mfrac>
              </mrow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o fence="true" stretchy="true">(</mo>
              <mrow>
                <mrow>
                  <mo stretchy="false">−</mo>
                  <mfrac>
                    <mn>1</mn>
                    <mn>2</mn>
                  </mfrac>
                </mrow>
              </mrow>
              <mo fence="true" stretchy="true">)</mo>
            </mrow>
            <mrow>
              <msup>
                <mi>x</mi>
                <mrow>
                  <mo stretchy="false">−</mo>
                  <mfrac>
                    <mn>3</mn>
                    <mn>2</mn>
                  </mfrac>
                </mrow>
              </msup>
              <mo stretchy="false">=</mo>
              <mfrac>
                <mrow>
                  <mo stretchy="false">−</mo>
                  <mn>3</mn>
                </mrow>
                <mrow>
                  <mn>2</mn>
                  <msup>
                    <mi>x</mi>
                    <mfrac>
                      <mn>3</mn>
                      <mn>2</mn>
                    </mfrac>
                  </msup>
                </mrow>
              </mfrac>
              <mo stretchy="false">=</mo>
              <mrow>
                <mo stretchy="false">−</mo>
                <mfrac>
                  <mn>3</mn>
                  <mrow>
                    <mn>2</mn>
                    <msqrt>
                      <msup>
                        <mi>x</mi>
                        <mn>3</mn>
                      </msup>
                    </msqrt>
                  </mrow>
                </mfrac>
              </mrow>
            </mrow>
          </mrow>
        </mtd>
      </mtr>
    </mtable>
    <annotation encoding="StarMath 5.0">g( x ) = 3 over sqrt x = 3 over { x^{1 over 2} } = 3x^{- {1 over 2}} newline
g'( x ) = 3 left (-{ 1 over 2 } right )x^{ -{3 over 2} } = -3 over {2x^{3 over 2}} = - { 3 over {2 sqrt x^3} }</annotation>
  </semantics>
</math>
</file>

<file path=Object 43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5</mn>
            </mrow>
            <mrow>
              <mroot>
                <msup>
                  <mi>x</mi>
                  <mn>2</mn>
                </msup>
                <mn>3</mn>
              </mroot>
              <mo stretchy="false">=</mo>
              <mn>5</mn>
            </mrow>
            <msup>
              <mi>x</mi>
              <mfrac>
                <mn>2</mn>
                <mn>3</mn>
              </mfrac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5</mn>
                <mo stretchy="false">⋅</mo>
                <mfrac>
                  <mn>2</mn>
                  <mn>3</mn>
                </mfrac>
              </mrow>
            </mrow>
            <mrow>
              <msup>
                <mi>x</mi>
                <mrow>
                  <mo stretchy="false">−</mo>
                  <mfrac>
                    <mn>1</mn>
                    <mn>3</mn>
                  </mfrac>
                </mrow>
              </msup>
              <mo stretchy="false">=</mo>
              <mfrac>
                <mn>10</mn>
                <mrow>
                  <mn>3</mn>
                  <msup>
                    <mi>x</mi>
                    <mfrac>
                      <mn>1</mn>
                      <mn>3</mn>
                    </mfrac>
                  </msup>
                </mrow>
              </mfrac>
              <mo stretchy="false">=</mo>
              <mfrac>
                <mn>10</mn>
                <mrow>
                  <mn>3</mn>
                  <mroot>
                    <mi>x</mi>
                    <mn>3</mn>
                  </mroot>
                </mrow>
              </mfrac>
            </mrow>
          </mrow>
        </mtd>
      </mtr>
    </mtable>
    <annotation encoding="StarMath 5.0">g( x ) = 5 nroot 3 x^2 = 5x^{ 2 over 3 } newline
g'( x ) = 5 cdot {2 over 3}x^{ -{1 over 3} } = 10 over { 3x^{1 over 3} }  = 10 over { 3 nroot 3 x }</annotation>
  </semantics>
</math>
</file>

<file path=Object 44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r</mi>
                </mrow>
                <mo fence="true" stretchy="false">)</mo>
              </mrow>
              <mo stretchy="false">=</mo>
              <mn>6</mn>
            </mrow>
            <mrow>
              <mrow>
                <mroot>
                  <msup>
                    <mi>r</mi>
                    <mn>3</mn>
                  </msup>
                  <mn>4</mn>
                </mroot>
                <mo stretchy="false">+</mo>
                <mfrac>
                  <mn>7</mn>
                  <msup>
                    <mi>r</mi>
                    <mn>3</mn>
                  </msup>
                </mfrac>
              </mrow>
              <mo stretchy="false">=</mo>
              <mn>6</mn>
            </mrow>
            <mrow>
              <msup>
                <mi>r</mi>
                <mfrac>
                  <mn>3</mn>
                  <mn>4</mn>
                </mfrac>
              </msup>
              <mo stretchy="false">+</mo>
              <mn>7</mn>
            </mrow>
            <msup>
              <mi>r</mi>
              <mrow>
                <mo stretchy="false">−</mo>
                <mn>3</mn>
              </mrow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r</mi>
                </mrow>
                <mo fence="true" stretchy="false">)</mo>
              </mrow>
              <mo stretchy="false">=</mo>
              <mrow>
                <mn>6</mn>
                <mo stretchy="false">⋅</mo>
                <mfrac>
                  <mn>3</mn>
                  <mn>4</mn>
                </mfrac>
              </mrow>
            </mrow>
            <mrow>
              <msup>
                <mi>r</mi>
                <mrow>
                  <mo stretchy="false">−</mo>
                  <mfrac>
                    <mn>1</mn>
                    <mn>4</mn>
                  </mfrac>
                </mrow>
              </msup>
              <mo stretchy="false">+</mo>
              <mn>7</mn>
            </mrow>
            <mrow>
              <mo fence="true" stretchy="false">(</mo>
              <mrow>
                <mrow>
                  <mo stretchy="false">−</mo>
                  <mn>3</mn>
                </mrow>
              </mrow>
              <mo fence="true" stretchy="false">)</mo>
            </mrow>
            <mrow>
              <msup>
                <mi>r</mi>
                <mrow>
                  <mo stretchy="false">−</mo>
                  <mn>4</mn>
                </mrow>
              </msup>
              <mo stretchy="false">=</mo>
              <mfrac>
                <mn>9</mn>
                <mn>2</mn>
              </mfrac>
            </mrow>
            <mrow>
              <msup>
                <mi>r</mi>
                <mrow>
                  <mo stretchy="false">−</mo>
                  <mfrac>
                    <mn>1</mn>
                    <mn>4</mn>
                  </mfrac>
                </mrow>
              </msup>
              <mo stretchy="false">−</mo>
              <mn>21</mn>
            </mrow>
            <mrow>
              <msup>
                <mi>r</mi>
                <mrow>
                  <mo stretchy="false">−</mo>
                  <mn>4</mn>
                </mrow>
              </msup>
              <mo stretchy="false">=</mo>
              <mrow>
                <mfrac>
                  <mn>9</mn>
                  <mrow>
                    <mn>2</mn>
                    <msup>
                      <mi>r</mi>
                      <mfrac>
                        <mn>1</mn>
                        <mn>4</mn>
                      </mfrac>
                    </msup>
                  </mrow>
                </mfrac>
                <mo stretchy="false">−</mo>
                <mfrac>
                  <mn>21</mn>
                  <msup>
                    <mi>r</mi>
                    <mn>4</mn>
                  </msup>
                </mfrac>
              </mrow>
              <mo stretchy="false">=</mo>
              <mrow>
                <mfrac>
                  <mn>9</mn>
                  <mrow>
                    <mn>2</mn>
                    <mroot>
                      <mi>r</mi>
                      <mn>4</mn>
                    </mroot>
                  </mrow>
                </mfrac>
                <mo stretchy="false">−</mo>
                <mfrac>
                  <mn>21</mn>
                  <msup>
                    <mi>r</mi>
                    <mn>4</mn>
                  </msup>
                </mfrac>
              </mrow>
            </mrow>
            <mtext>=</mtext>
          </mrow>
        </mtd>
      </mtr>
      <mtr>
        <mtd>
          <mrow>
            <mrow>
              <mfrac>
                <mrow>
                  <mn>9</mn>
                  <mrow>
                    <msup>
                      <mi>r</mi>
                      <mn>4</mn>
                    </msup>
                    <mo stretchy="false">−</mo>
                    <mn>42</mn>
                  </mrow>
                  <mroot>
                    <mi>r</mi>
                    <mn>4</mn>
                  </mroot>
                </mrow>
                <mrow>
                  <mn>2</mn>
                  <mi>r</mi>
                </mrow>
              </mfrac>
              <mo stretchy="false">=</mo>
              <mfrac>
                <mn>3</mn>
                <mrow>
                  <mn>2</mn>
                  <mi>r</mi>
                </mrow>
              </mfrac>
            </mrow>
            <mrow>
              <mo fence="true" stretchy="false">(</mo>
              <mrow>
                <mrow>
                  <mn>3</mn>
                  <mrow>
                    <msup>
                      <mi>r</mi>
                      <mn>4</mn>
                    </msup>
                    <mo stretchy="false">−</mo>
                    <mn>14</mn>
                  </mrow>
                  <mroot>
                    <mi>r</mi>
                    <mn>4</mn>
                  </mroot>
                </mrow>
              </mrow>
              <mo fence="true" stretchy="false">)</mo>
            </mrow>
          </mrow>
        </mtd>
      </mtr>
    </mtable>
    <annotation encoding="StarMath 5.0">h( r ) = 6 nroot 4 r^3 + 7 over r^3 = 6r^{ 3 over 4 } + 7r^{ -3 } newline
h'( r ) = 6 cdot { 3 over 4 }r^{ -{1 over 4} } + 7( -3 )r^{ -4 } = { 9 over 2 }r^{-{1 over 4}} - 21r^{ -4 } = 9 over { 2r^{1 over 4} } - 21 over r^4 = 9 over { 2 nroot 4 r } - 21 over r^4 "=" newline 
{ 9r^4 - 42 nroot 4 r } over { 2r } = { 3 over { 2r } }(3r^4 - 14 nroot 4 r)</annotation>
  </semantics>
</math>
</file>

<file path=Object 4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g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n>5</mn>
                    <msup>
                      <mi>t</mi>
                      <mn>3</mn>
                    </msup>
                  </mrow>
                  <mrow>
                    <mn>6</mn>
                    <msqrt>
                      <mi>t</mi>
                    </msqrt>
                  </mrow>
                </mfrac>
              </mstyle>
              <mo stretchy="false">=</mo>
              <mn>5</mn>
            </mrow>
            <mrow>
              <mrow>
                <msup>
                  <mi>t</mi>
                  <mn>3</mn>
                </msup>
                <mo stretchy="false">⋅</mo>
                <mfrac>
                  <mn>1</mn>
                  <mrow>
                    <mn>6</mn>
                    <msup>
                      <mi>t</mi>
                      <mfrac>
                        <mn>1</mn>
                        <mn>2</mn>
                      </mfrac>
                    </msup>
                  </mrow>
                </mfrac>
              </mrow>
              <mo stretchy="false">=</mo>
              <mn>5</mn>
            </mrow>
            <mrow>
              <msup>
                <mi>t</mi>
                <mn>3</mn>
              </msup>
              <mo stretchy="false">⋅</mo>
              <mfrac>
                <msup>
                  <mi>t</mi>
                  <mrow>
                    <mo stretchy="false">−</mo>
                    <mfrac>
                      <mn>1</mn>
                      <mn>2</mn>
                    </mfrac>
                  </mrow>
                </msup>
                <mn>6</mn>
              </mfrac>
            </mrow>
          </mrow>
        </mtd>
      </mtr>
      <mtr>
        <mtd>
          <mrow>
            <mrow>
              <mstyle color="red">
                <mrow>
                  <mi>g</mi>
                  <mi>'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row>
                <mn>5</mn>
                <mo stretchy="false">⋅</mo>
                <mn>3</mn>
              </mrow>
            </mrow>
            <mrow>
              <mrow>
                <msup>
                  <mi>t</mi>
                  <mrow>
                    <mn>3</mn>
                    <mo stretchy="false">−</mo>
                    <mn>1</mn>
                  </mrow>
                </msup>
                <mo stretchy="false">⋅</mo>
                <mfrac>
                  <mn>1</mn>
                  <mrow>
                    <mn>6</mn>
                    <msqrt>
                      <mi>t</mi>
                    </msqrt>
                  </mrow>
                </mfrac>
              </mrow>
              <mo stretchy="false">+</mo>
              <mn>5</mn>
            </mrow>
            <msup>
              <mi>t</mi>
              <mn>3</mn>
            </msup>
            <mrow>
              <mrow>
                <mo fence="true" stretchy="true">(</mo>
                <mrow>
                  <mrow>
                    <mfrac>
                      <mn>1</mn>
                      <mn>6</mn>
                    </mfrac>
                    <mrow>
                      <mo fence="true" stretchy="true">(</mo>
                      <mrow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</mrow>
                      <mo fence="true" stretchy="true">)</mo>
                    </mrow>
                    <msup>
                      <mi>t</mi>
                      <mrow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  <mo stretchy="false">−</mo>
                        <mn>1</mn>
                      </mrow>
                    </msup>
                  </mrow>
                </mrow>
                <mo fence="true" stretchy="true">)</mo>
              </mrow>
              <mo stretchy="false">=</mo>
              <mrow>
                <mfrac>
                  <mrow>
                    <mn>15</mn>
                    <msup>
                      <mi>t</mi>
                      <mn>2</mn>
                    </msup>
                  </mrow>
                  <mrow>
                    <mn>6</mn>
                    <msqrt>
                      <mi>t</mi>
                    </msqrt>
                  </mrow>
                </mfrac>
                <mo stretchy="false">+</mo>
                <mn>5</mn>
              </mrow>
            </mrow>
            <msup>
              <mi>t</mi>
              <mn>3</mn>
            </msup>
            <mrow>
              <mrow>
                <mo fence="true" stretchy="true">(</mo>
                <mrow>
                  <mrow>
                    <mo stretchy="false">−</mo>
                    <mfrac>
                      <msup>
                        <mi>t</mi>
                        <mrow>
                          <mo stretchy="false">−</mo>
                          <mfrac>
                            <mn>3</mn>
                            <mn>2</mn>
                          </mfrac>
                        </mrow>
                      </msup>
                      <mn>12</mn>
                    </mfrac>
                  </mrow>
                </mrow>
                <mo fence="true" stretchy="true">)</mo>
              </mrow>
              <mo stretchy="false">=</mo>
              <mrow>
                <mfrac>
                  <mrow>
                    <mn>5</mn>
                    <msup>
                      <mi>t</mi>
                      <mn>2</mn>
                    </msup>
                  </mrow>
                  <mrow>
                    <mn>2</mn>
                    <msup>
                      <mi>t</mi>
                      <mfrac>
                        <mn>1</mn>
                        <mn>2</mn>
                      </mfrac>
                    </msup>
                  </mrow>
                </mfrac>
                <mo stretchy="false">−</mo>
                <mrow>
                  <mfrac>
                    <mn>5</mn>
                    <mn>12</mn>
                  </mfrac>
                  <msup>
                    <mi>t</mi>
                    <mrow>
                      <mn>3</mn>
                      <mo stretchy="false">−</mo>
                      <mfrac>
                        <mn>3</mn>
                        <mn>2</mn>
                      </mfrac>
                    </mrow>
                  </msup>
                </mrow>
              </mrow>
            </mrow>
            <mtext>=</mtext>
          </mrow>
        </mtd>
      </mtr>
      <mtr>
        <mtd>
          <mrow>
            <mfrac>
              <mn>5</mn>
              <mn>2</mn>
            </mfrac>
            <mrow>
              <mrow>
                <msup>
                  <mi>t</mi>
                  <mrow>
                    <mn>2</mn>
                    <mo stretchy="false">−</mo>
                    <mfrac>
                      <mn>1</mn>
                      <mn>2</mn>
                    </mfrac>
                  </mrow>
                </msup>
                <mo stretchy="false">−</mo>
                <mrow>
                  <mfrac>
                    <mn>5</mn>
                    <mn>12</mn>
                  </mfrac>
                  <msup>
                    <mi>t</mi>
                    <mfrac>
                      <mn>3</mn>
                      <mn>2</mn>
                    </mfrac>
                  </msup>
                </mrow>
              </mrow>
              <mo stretchy="false">=</mo>
              <mfrac>
                <mn>5</mn>
                <mn>2</mn>
              </mfrac>
            </mrow>
            <mrow>
              <mrow>
                <msup>
                  <mi>t</mi>
                  <mfrac>
                    <mn>3</mn>
                    <mn>2</mn>
                  </mfrac>
                </msup>
                <mo stretchy="false">−</mo>
                <mrow>
                  <mfrac>
                    <mn>5</mn>
                    <mn>12</mn>
                  </mfrac>
                  <msup>
                    <mi>t</mi>
                    <mfrac>
                      <mn>3</mn>
                      <mn>2</mn>
                    </mfrac>
                  </msup>
                </mrow>
              </mrow>
              <mo stretchy="false">=</mo>
              <mrow>
                <mfrac>
                  <mrow>
                    <mn>5</mn>
                    <msqrt>
                      <msup>
                        <mi>t</mi>
                        <mn>3</mn>
                      </msup>
                    </msqrt>
                  </mrow>
                  <mn>2</mn>
                </mfrac>
                <mo stretchy="false">−</mo>
                <mfrac>
                  <mrow>
                    <mn>5</mn>
                    <msqrt>
                      <msup>
                        <mi>t</mi>
                        <mn>3</mn>
                      </msup>
                    </msqrt>
                  </mrow>
                  <mn>12</mn>
                </mfrac>
              </mrow>
              <mo stretchy="false">=</mo>
              <mfrac>
                <mrow>
                  <mn>30</mn>
                  <mrow>
                    <msqrt>
                      <msup>
                        <mi>t</mi>
                        <mn>3</mn>
                      </msup>
                    </msqrt>
                    <mo stretchy="false">−</mo>
                    <mn>5</mn>
                  </mrow>
                  <msqrt>
                    <msup>
                      <mi>t</mi>
                      <mn>3</mn>
                    </msup>
                  </msqrt>
                </mrow>
                <mn>12</mn>
              </mfrac>
              <mo stretchy="false">=</mo>
              <mfrac>
                <mrow>
                  <mn>5</mn>
                  <msqrt>
                    <msup>
                      <mi>t</mi>
                      <mn>3</mn>
                    </msup>
                  </msqrt>
                  <mrow>
                    <mo fence="true" stretchy="false">(</mo>
                    <mrow>
                      <mrow>
                        <mn>6</mn>
                        <mo stretchy="false">−</mo>
                        <mn>1</mn>
                      </mrow>
                    </mrow>
                    <mo fence="true" stretchy="false">)</mo>
                  </mrow>
                </mrow>
                <mn>12</mn>
              </mfrac>
              <mo stretchy="false">=</mo>
              <mstyle color="red">
                <mfrac>
                  <mrow>
                    <mn>25</mn>
                    <msqrt>
                      <msup>
                        <mi>t</mi>
                        <mn>3</mn>
                      </msup>
                    </msqrt>
                  </mrow>
                  <mn>12</mn>
                </mfrac>
              </mstyle>
            </mrow>
          </mrow>
        </mtd>
      </mtr>
      <mtr>
        <mtd>
          <mrow/>
        </mtd>
      </mtr>
      <mtr>
        <mtd>
          <mrow>
            <mstyle color="red">
              <mrow>
                <mi>g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style>
            <mo stretchy="false">=</mo>
            <mstyle color="red">
              <mfrac>
                <mrow>
                  <mn>5</mn>
                  <msup>
                    <mi>t</mi>
                    <mn>3</mn>
                  </msup>
                </mrow>
                <mrow>
                  <mn>6</mn>
                  <msqrt>
                    <mi>t</mi>
                  </msqrt>
                </mrow>
              </mfrac>
            </mstyle>
            <mo stretchy="false">=</mo>
            <mfrac>
              <mrow>
                <mn>5</mn>
                <msup>
                  <mi>t</mi>
                  <mn>3</mn>
                </msup>
              </mrow>
              <mrow>
                <mn>6</mn>
                <msup>
                  <mi>t</mi>
                  <mfrac>
                    <mn>1</mn>
                    <mn>2</mn>
                  </mfrac>
                </msup>
              </mrow>
            </mfrac>
          </mrow>
        </mtd>
      </mtr>
      <mtr>
        <mtd>
          <mrow>
            <mrow>
              <mstyle color="red">
                <mrow>
                  <mi>g</mi>
                  <mi>'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frac>
                <mrow>
                  <mrow>
                    <mn>5</mn>
                    <mo stretchy="false">⋅</mo>
                    <mn>3</mn>
                  </mrow>
                  <mrow>
                    <msup>
                      <mi>t</mi>
                      <mrow>
                        <mn>3</mn>
                        <mo stretchy="false">−</mo>
                        <mn>1</mn>
                      </mrow>
                    </msup>
                    <mo stretchy="false">⋅</mo>
                    <mn>6</mn>
                  </mrow>
                  <mrow>
                    <msup>
                      <mi>t</mi>
                      <mfrac>
                        <mn>1</mn>
                        <mn>2</mn>
                      </mfrac>
                    </msup>
                    <mo stretchy="false">−</mo>
                    <mn>5</mn>
                  </mrow>
                  <mrow>
                    <msup>
                      <mi>t</mi>
                      <mn>3</mn>
                    </msup>
                    <mo stretchy="false">⋅</mo>
                    <mrow>
                      <mn>6</mn>
                      <mrow>
                        <mo fence="true" stretchy="true">(</mo>
                        <mrow>
                          <mfrac>
                            <mn>1</mn>
                            <mn>2</mn>
                          </mfrac>
                        </mrow>
                        <mo fence="true" stretchy="true">)</mo>
                      </mrow>
                      <msup>
                        <mi>t</mi>
                        <mrow>
                          <mfrac>
                            <mn>1</mn>
                            <mn>2</mn>
                          </mfrac>
                          <mo stretchy="false">−</mo>
                          <mn>1</mn>
                        </mrow>
                      </msup>
                    </mrow>
                  </mrow>
                </mrow>
                <msup>
                  <mrow>
                    <mo fence="true" stretchy="true">(</mo>
                    <mrow>
                      <mrow>
                        <mn>6</mn>
                        <msup>
                          <mi>t</mi>
                          <mfrac>
                            <mn>1</mn>
                            <mn>2</mn>
                          </mfrac>
                        </msup>
                      </mrow>
                    </mrow>
                    <mo fence="true" stretchy="true">)</mo>
                  </mrow>
                  <mn>2</mn>
                </msup>
              </mfrac>
              <mo stretchy="false">=</mo>
              <mfrac>
                <mrow>
                  <mn>15</mn>
                  <mrow>
                    <msup>
                      <mi>t</mi>
                      <mn>2</mn>
                    </msup>
                    <mo stretchy="false">⋅</mo>
                    <mn>6</mn>
                  </mrow>
                  <mrow>
                    <msup>
                      <mi>t</mi>
                      <mfrac>
                        <mn>1</mn>
                        <mn>2</mn>
                      </mfrac>
                    </msup>
                    <mo stretchy="false">−</mo>
                    <mn>5</mn>
                  </mrow>
                  <mrow>
                    <msup>
                      <mi>t</mi>
                      <mn>3</mn>
                    </msup>
                    <mo stretchy="false">⋅</mo>
                    <mrow>
                      <mn>3</mn>
                      <msup>
                        <mi>t</mi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</mrow>
                  </mrow>
                </mrow>
                <mrow>
                  <mn>36</mn>
                  <mi>t</mi>
                </mrow>
              </mfrac>
            </mrow>
            <mtext>=</mtext>
          </mrow>
        </mtd>
      </mtr>
      <mtr>
        <mtd>
          <mrow>
            <mrow>
              <mfrac>
                <mrow>
                  <mn>90</mn>
                  <mrow>
                    <msup>
                      <mi>t</mi>
                      <mrow>
                        <mn>2</mn>
                        <mo stretchy="false">+</mo>
                        <mfrac>
                          <mn>1</mn>
                          <mn>2</mn>
                        </mfrac>
                      </mrow>
                    </msup>
                    <mo stretchy="false">−</mo>
                    <mn>15</mn>
                  </mrow>
                  <msup>
                    <mi>t</mi>
                    <mrow>
                      <mn>3</mn>
                      <mo stretchy="false">−</mo>
                      <mfrac>
                        <mn>1</mn>
                        <mn>2</mn>
                      </mfrac>
                    </mrow>
                  </msup>
                </mrow>
                <mrow>
                  <mn>36</mn>
                  <mi>t</mi>
                </mrow>
              </mfrac>
              <mo stretchy="false">=</mo>
              <mfrac>
                <mrow>
                  <mn>15</mn>
                  <mrow>
                    <mo fence="true" stretchy="true">(</mo>
                    <mrow>
                      <mrow>
                        <mn>6</mn>
                        <mrow>
                          <msup>
                            <mi>t</mi>
                            <mfrac>
                              <mn>5</mn>
                              <mn>2</mn>
                            </mfrac>
                          </msup>
                          <mo stretchy="false">−</mo>
                          <msup>
                            <mi>t</mi>
                            <mfrac>
                              <mn>5</mn>
                              <mn>2</mn>
                            </mfrac>
                          </msup>
                        </mrow>
                      </mrow>
                    </mrow>
                    <mo fence="true" stretchy="true">)</mo>
                  </mrow>
                </mrow>
                <mrow>
                  <mn>36</mn>
                  <mi>t</mi>
                </mrow>
              </mfrac>
              <mo stretchy="false">=</mo>
              <mfrac>
                <mrow>
                  <mn>5</mn>
                  <msqrt>
                    <msup>
                      <mi>t</mi>
                      <mn>5</mn>
                    </msup>
                  </msqrt>
                  <mrow>
                    <mo fence="true" stretchy="false">(</mo>
                    <mrow>
                      <mrow>
                        <mn>6</mn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n>12</mn>
                  <mi>t</mi>
                </mrow>
              </mfrac>
              <mo stretchy="false">=</mo>
              <mrow>
                <mfrac>
                  <mrow>
                    <mn>30</mn>
                    <msqrt>
                      <msup>
                        <mi>t</mi>
                        <mn>5</mn>
                      </msup>
                    </msqrt>
                  </mrow>
                  <mrow>
                    <mn>12</mn>
                    <mi>t</mi>
                  </mrow>
                </mfrac>
                <mo stretchy="false">−</mo>
                <mfrac>
                  <mrow>
                    <mn>5</mn>
                    <msqrt>
                      <msup>
                        <mi>t</mi>
                        <mn>5</mn>
                      </msup>
                    </msqrt>
                  </mrow>
                  <mrow>
                    <mn>12</mn>
                    <mi>t</mi>
                  </mrow>
                </mfrac>
              </mrow>
            </mrow>
            <mtext>=</mtext>
          </mrow>
        </mtd>
      </mtr>
      <mtr>
        <mtd>
          <mrow>
            <mfrac>
              <mn>5</mn>
              <mn>2</mn>
            </mfrac>
            <mrow>
              <msup>
                <mi>t</mi>
                <mrow>
                  <mfrac>
                    <mn>5</mn>
                    <mn>2</mn>
                  </mfrac>
                  <mo stretchy="false">−</mo>
                  <mn>1</mn>
                </mrow>
              </msup>
              <mo stretchy="false">−</mo>
              <mfrac>
                <mn>5</mn>
                <mn>12</mn>
              </mfrac>
            </mrow>
            <mrow>
              <msup>
                <mi>t</mi>
                <mrow>
                  <mfrac>
                    <mn>5</mn>
                    <mn>2</mn>
                  </mfrac>
                  <mo stretchy="false">−</mo>
                  <mn>1</mn>
                </mrow>
              </msup>
              <mo stretchy="false">=</mo>
              <mfrac>
                <mn>5</mn>
                <mn>2</mn>
              </mfrac>
            </mrow>
            <mrow>
              <msup>
                <mi>t</mi>
                <mfrac>
                  <mn>3</mn>
                  <mn>2</mn>
                </mfrac>
              </msup>
              <mo stretchy="false">−</mo>
              <mfrac>
                <mn>5</mn>
                <mn>12</mn>
              </mfrac>
            </mrow>
            <mrow>
              <msup>
                <mi>t</mi>
                <mfrac>
                  <mn>3</mn>
                  <mn>2</mn>
                </mfrac>
              </msup>
              <mo stretchy="false">=</mo>
              <mrow>
                <mfrac>
                  <mrow>
                    <mn>5</mn>
                    <msqrt>
                      <msup>
                        <mi>t</mi>
                        <mn>3</mn>
                      </msup>
                    </msqrt>
                  </mrow>
                  <mn>2</mn>
                </mfrac>
                <mo stretchy="false">−</mo>
                <mfrac>
                  <mrow>
                    <mn>5</mn>
                    <msqrt>
                      <msup>
                        <mi>t</mi>
                        <mn>3</mn>
                      </msup>
                    </msqrt>
                  </mrow>
                  <mn>12</mn>
                </mfrac>
              </mrow>
              <mo stretchy="false">=</mo>
              <mfrac>
                <mrow>
                  <mn>5</mn>
                  <msqrt>
                    <msup>
                      <mi>t</mi>
                      <mn>3</mn>
                    </msup>
                  </msqrt>
                  <mrow>
                    <mo fence="true" stretchy="false">(</mo>
                    <mrow>
                      <mrow>
                        <mn>6</mn>
                        <mo stretchy="false">−</mo>
                        <mn>1</mn>
                      </mrow>
                    </mrow>
                    <mo fence="true" stretchy="false">)</mo>
                  </mrow>
                </mrow>
                <mn>12</mn>
              </mfrac>
              <mo stretchy="false">=</mo>
              <mstyle color="red">
                <mfrac>
                  <mrow>
                    <mn>25</mn>
                    <msqrt>
                      <msup>
                        <mi>t</mi>
                        <mn>3</mn>
                      </msup>
                    </msqrt>
                  </mrow>
                  <mn>12</mn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red">
                <mrow>
                  <mi>g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n>5</mn>
                    <msup>
                      <mi>t</mi>
                      <mn>3</mn>
                    </msup>
                  </mrow>
                  <mrow>
                    <mn>6</mn>
                    <msqrt>
                      <mi>t</mi>
                    </msqrt>
                  </mrow>
                </mfrac>
              </mstyle>
              <mo stretchy="false">=</mo>
              <mfrac>
                <mrow>
                  <mn>5</mn>
                  <msup>
                    <mi>t</mi>
                    <mn>3</mn>
                  </msup>
                </mrow>
                <mrow>
                  <mn>6</mn>
                  <msup>
                    <mi>t</mi>
                    <mfrac>
                      <mn>1</mn>
                      <mn>2</mn>
                    </mfrac>
                  </msup>
                </mrow>
              </mfrac>
              <mo stretchy="false">=</mo>
              <mfrac>
                <mn>5</mn>
                <mn>6</mn>
              </mfrac>
            </mrow>
            <mrow>
              <msup>
                <mi>t</mi>
                <mrow>
                  <mn>3</mn>
                  <mo stretchy="false">−</mo>
                  <mfrac>
                    <mn>1</mn>
                    <mn>2</mn>
                  </mfrac>
                </mrow>
              </msup>
              <mo stretchy="false">=</mo>
              <mfrac>
                <mn>5</mn>
                <mn>6</mn>
              </mfrac>
            </mrow>
            <msup>
              <mi>t</mi>
              <mfrac>
                <mn>5</mn>
                <mn>2</mn>
              </mfrac>
            </msup>
          </mrow>
        </mtd>
      </mtr>
      <mtr>
        <mtd>
          <mrow>
            <mrow>
              <mstyle color="red">
                <mrow>
                  <mi>g</mi>
                  <mi>'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row>
                <mfrac>
                  <mn>5</mn>
                  <mn>6</mn>
                </mfrac>
                <mo stretchy="false">⋅</mo>
                <mfrac>
                  <mn>5</mn>
                  <mn>2</mn>
                </mfrac>
              </mrow>
            </mrow>
            <mrow>
              <msup>
                <mi>t</mi>
                <mrow>
                  <mfrac>
                    <mn>5</mn>
                    <mn>2</mn>
                  </mfrac>
                  <mo stretchy="false">−</mo>
                  <mn>1</mn>
                </mrow>
              </msup>
              <mo stretchy="false">=</mo>
              <mfrac>
                <mrow>
                  <mn>25</mn>
                  <msup>
                    <mi>t</mi>
                    <mfrac>
                      <mn>3</mn>
                      <mn>2</mn>
                    </mfrac>
                  </msup>
                </mrow>
                <mn>12</mn>
              </mfrac>
              <mo stretchy="false">=</mo>
              <mstyle color="red">
                <mfrac>
                  <mrow>
                    <mn>25</mn>
                    <msqrt>
                      <msup>
                        <mi>t</mi>
                        <mn>3</mn>
                      </msup>
                    </msqrt>
                  </mrow>
                  <mn>12</mn>
                </mfrac>
              </mstyle>
            </mrow>
          </mrow>
        </mtd>
      </mtr>
    </mtable>
    <annotation encoding="StarMath 5.0">color red {g( t )} = color red {{ 5t^3 } over { 6 sqrt t }} = 5t^3 cdot { 1 over {6t^{1 over 2}} } = 5t^3 cdot {t^{-{1 over 2}} over 6} newline
color red {g'( t )} = 5 cdot 3t^{3 - 1} cdot {1 over {6 sqrt t}} + 5t^3 left ( 1 over 6 left ( -{1 over 2} right )t^{-{1 over 2} - 1} right ) = {15t^2} over { 6 sqrt t } + 5t^3 left ( -{t^{-{3 over 2}} over 12} right ) = {5t^2} over {2t^{1 over 2}} - { {5 over 12}t^{3 - 3 over 2} } "=" newline 
{ 5 over 2 }t^{ 2 - {1 over 2} } - { {5 over 12}t^{3 over 2} } = { 5 over 2 }t^{ 3 over 2 }  - { {5 over 12}t^{ 3 over 2 } } = {5 sqrt t^3} over 2 - {5 sqrt t^3} over 12 = { 30 sqrt t^3 - 5 sqrt t^3} over 12 = {5 sqrt t^3(6 - 1)} over 12 = color red {{25 sqrt t^3} over 12} newline newline
color red {g( t )} = color red {{ 5t^3 } over { 6 sqrt t }} = { 5t^3 } over { 6t^{1 over 2} } newline
color red {g'( t )} = {5 cdot 3t^{3 - 1} cdot 6t^{1 over 2} - 5t^3 cdot {6 left ( 1 over 2 right)t^{1 over 2 - 1}}} over left (6t^{1 over 2} right )^2 = {15t^2 cdot 6t^{1 over 2} - 5t^3 cdot {3t^{-{1 over 2}}}} over {36t} "=" newline 
{90t^{2 + 1 over 2} - 15t^{3 - 1 over 2}} over { 36t } = { 15 left ( 6t^{5 over 2} - t^{5 over 2} right ) } over { 36t } = { 5 sqrt t^5 ( 6 - 1 ) } over { 12t } = { 30 sqrt t^5 } over { 12t } - { 5 sqrt t^5 } over { 12t } "=" newline 
{ 5 over 2 }t^{ 5 over 2 - 1 } - { 5 over 12 }t^{ 5 over 2 - 1 } = { 5 over 2 }t^{ 3 over 2 } - { 5 over 12 }t^{ 3 over 2 } = { 5 sqrt t^3 } over 2 - { 5 sqrt t^3 } over 12 = { 5 sqrt t^3(6 - 1) } over 12 = color red {{25 sqrt t^3} over 12} newline newline
color red {g( t )} = color red {{ 5t^3 } over { 6 sqrt t }} = { 5t^3 } over { 6t^{1 over 2} } = {5 over 6}t^{3 - 1 over 2} = {5 over 6}t^{5 over 2} newline
color red { g'(t) } = { 5 over 6 } cdot { 5 over 2 }t^{ 5 over 2 - 1 } =  { {25t^{ 3 over 2 }} over 12 } = color red {{ 25 sqrt t^3 } over 12}</annotation>
  </semantics>
</math>
</file>

<file path=Object 46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i>x</mi>
            <mrow>
              <mroot>
                <msup>
                  <mi>x</mi>
                  <mn>2</mn>
                </msup>
                <mn>3</mn>
              </mroot>
              <mo stretchy="false">=</mo>
              <mn>7</mn>
            </mrow>
            <mrow>
              <mrow>
                <mi>x</mi>
                <mo stretchy="false">⋅</mo>
                <msup>
                  <mi>x</mi>
                  <mfrac>
                    <mn>2</mn>
                    <mn>3</mn>
                  </mfrac>
                </msup>
              </mrow>
              <mo stretchy="false">=</mo>
              <mn>7</mn>
            </mrow>
            <mrow>
              <msup>
                <mi>x</mi>
                <mrow>
                  <mn>1</mn>
                  <mo stretchy="false">+</mo>
                  <mfrac>
                    <mn>2</mn>
                    <mn>3</mn>
                  </mfrac>
                </mrow>
              </msup>
              <mo stretchy="false">=</mo>
              <mn>7</mn>
            </mrow>
            <msup>
              <mi>x</mi>
              <mfrac>
                <mn>5</mn>
                <mn>3</mn>
              </mfrac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7</mn>
                <mo stretchy="false">⋅</mo>
                <mfrac>
                  <mn>5</mn>
                  <mn>3</mn>
                </mfrac>
              </mrow>
            </mrow>
            <mrow>
              <msup>
                <mi>x</mi>
                <mrow>
                  <mfrac>
                    <mn>5</mn>
                    <mn>3</mn>
                  </mfrac>
                  <mo stretchy="false">−</mo>
                  <mn>1</mn>
                </mrow>
              </msup>
              <mo stretchy="false">=</mo>
              <mfrac>
                <mrow>
                  <mn>35</mn>
                  <msup>
                    <mi>x</mi>
                    <mfrac>
                      <mn>2</mn>
                      <mn>3</mn>
                    </mfrac>
                  </msup>
                </mrow>
                <mn>3</mn>
              </mfrac>
              <mo stretchy="false">=</mo>
              <mfrac>
                <mrow>
                  <mn>35</mn>
                  <mroot>
                    <msup>
                      <mi>x</mi>
                      <mn>2</mn>
                    </msup>
                    <mn>3</mn>
                  </mroot>
                </mrow>
                <mn>3</mn>
              </mfrac>
            </mrow>
          </mrow>
        </mtd>
      </mtr>
    </mtable>
    <annotation encoding="StarMath 5.0">h( x ) = 7x nroot 3 x^2 = 7x cdot x^{ 2 over 3 } = 7x^{ 1 + 2 over 3 } =  7x^{ 5 over 3 } newline
h'( x ) = 7 cdot { 5 over 3 }x^{ 5 over 3 - 1 } = { 35x^{2 over 3} } over 3 = { 35 nroot 3 x^2 } over 3</annotation>
  </semantics>
</math>
</file>

<file path=Object 47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row>
                  <mn>8</mn>
                  <msup>
                    <mi>t</mi>
                    <mn>3</mn>
                  </msup>
                  <msqrt>
                    <mi>t</mi>
                  </msqrt>
                </mrow>
                <mi>t</mi>
              </mfrac>
              <mo stretchy="false">=</mo>
              <mfrac>
                <mrow>
                  <mrow>
                    <mn>8</mn>
                    <msup>
                      <mi>t</mi>
                      <mn>3</mn>
                    </msup>
                  </mrow>
                  <msup>
                    <mi>t</mi>
                    <mfrac>
                      <mn>1</mn>
                      <mn>2</mn>
                    </mfrac>
                  </msup>
                </mrow>
                <mi>t</mi>
              </mfrac>
              <mo stretchy="false">=</mo>
              <mn>8</mn>
            </mrow>
            <mrow>
              <msup>
                <mi>t</mi>
                <mrow>
                  <mn>3</mn>
                  <mo stretchy="false">+</mo>
                  <mfrac>
                    <mn>1</mn>
                    <mn>2</mn>
                  </mfrac>
                  <mo stretchy="false">−</mo>
                  <mn>1</mn>
                </mrow>
              </msup>
              <mo stretchy="false">=</mo>
              <mn>8</mn>
            </mrow>
            <msup>
              <mi>t</mi>
              <mfrac>
                <mn>5</mn>
                <mn>2</mn>
              </mfrac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n>8</mn>
                <mo stretchy="false">⋅</mo>
                <mfrac>
                  <mn>5</mn>
                  <mn>2</mn>
                </mfrac>
              </mrow>
            </mrow>
            <mrow>
              <msup>
                <mi>t</mi>
                <mrow>
                  <mfrac>
                    <mn>5</mn>
                    <mn>2</mn>
                  </mfrac>
                  <mo stretchy="false">−</mo>
                  <mn>1</mn>
                </mrow>
              </msup>
              <mo stretchy="false">=</mo>
              <mn>20</mn>
            </mrow>
            <mrow>
              <msup>
                <mi>t</mi>
                <mfrac>
                  <mn>3</mn>
                  <mn>2</mn>
                </mfrac>
              </msup>
              <mo stretchy="false">=</mo>
              <mn>20</mn>
            </mrow>
            <msqrt>
              <msup>
                <mi>t</mi>
                <mn>3</mn>
              </msup>
            </msqrt>
          </mrow>
        </mtd>
      </mtr>
    </mtable>
    <annotation encoding="StarMath 5.0">g( t ) = { 8t^3 sqrt t } over t = { {8t^3}t^{1 over 2} } over t = 8t^{ 3 + 1 over 2 - 1 } = 8t^{ 5 over 2 } newline
g'( t ) = 8 cdot { 5 over 2 }t^{ 5 over 2 - 1 } = 20t^{ 3 over 2 } = 20 sqrt t^3</annotation>
  </semantics>
</math>
</file>

<file path=Object 48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3</mn>
                  <mrow>
                    <msup>
                      <mi>x</mi>
                      <mn>4</mn>
                    </msup>
                    <mo stretchy="false">−</mo>
                    <mn>8</mn>
                  </mrow>
                  <mrow>
                    <msup>
                      <mi>x</mi>
                      <mn>2</mn>
                    </msup>
                    <mo stretchy="false">+</mo>
                    <mn>4</mn>
                  </mrow>
                </mrow>
                <msup>
                  <mi>x</mi>
                  <mn>2</mn>
                </msup>
              </mfrac>
              <mo stretchy="false">=</mo>
              <mrow>
                <mfrac>
                  <mrow>
                    <mn>3</mn>
                    <msup>
                      <mi>x</mi>
                      <mn>4</mn>
                    </msup>
                  </mrow>
                  <msup>
                    <mi>x</mi>
                    <mn>2</mn>
                  </msup>
                </mfrac>
                <mo stretchy="false">−</mo>
                <mfrac>
                  <mrow>
                    <mn>8</mn>
                    <msup>
                      <mi>x</mi>
                      <mn>2</mn>
                    </msup>
                  </mrow>
                  <msup>
                    <mi>x</mi>
                    <mn>2</mn>
                  </msup>
                </mfrac>
                <mo stretchy="false">+</mo>
                <mfrac>
                  <mn>4</mn>
                  <msup>
                    <mi>x</mi>
                    <mn>2</mn>
                  </msup>
                </mfrac>
              </mrow>
              <mo stretchy="false">=</mo>
              <mn>3</mn>
            </mrow>
            <mrow>
              <msup>
                <mi>x</mi>
                <mn>2</mn>
              </msup>
              <mo stretchy="false">−</mo>
              <mn>8</mn>
              <mo stretchy="false">+</mo>
              <mn>4</mn>
            </mrow>
            <msup>
              <mi>x</mi>
              <mrow>
                <mo stretchy="false">−</mo>
                <mn>2</mn>
              </mrow>
            </msup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6</mn>
            </mrow>
            <mrow>
              <mi>x</mi>
              <mo stretchy="false">−</mo>
              <mn>8</mn>
            </mrow>
            <mrow>
              <msup>
                <mi>x</mi>
                <mrow>
                  <mo stretchy="false">−</mo>
                  <mn>3</mn>
                </mrow>
              </msup>
              <mo stretchy="false">=</mo>
              <mn>6</mn>
            </mrow>
            <mrow>
              <mrow>
                <mi>x</mi>
                <mo stretchy="false">−</mo>
                <mfrac>
                  <mn>8</mn>
                  <msup>
                    <mi>x</mi>
                    <mn>3</mn>
                  </msup>
                </mfrac>
              </mrow>
              <mo stretchy="false">=</mo>
              <mfrac>
                <mrow>
                  <mn>6</mn>
                  <mrow>
                    <msup>
                      <mi>x</mi>
                      <mn>4</mn>
                    </msup>
                    <mo stretchy="false">−</mo>
                    <mn>8</mn>
                  </mrow>
                </mrow>
                <msup>
                  <mi>x</mi>
                  <mn>3</mn>
                </msup>
              </mfrac>
            </mrow>
          </mrow>
        </mtd>
      </mtr>
    </mtable>
    <annotation encoding="StarMath 5.0">f( x ) = { 3x^4 - 8x^2 + 4 } over x^2 = { 3x^4 } over x^2 - { 8x^2 } over x^2 + 4 over x^2 = 3x^2 - 8 + 4x^{ -2 } newline
f'( x ) = 6x - 8x^{ -3 } = 6x - 8 over x^3 = { 6x^4 - 8 } over x^3</annotation>
  </semantics>
</math>
</file>

<file path=Object 49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 mathvariant="normal">π</mi>
                  <msup>
                    <mi>x</mi>
                    <mn>3</mn>
                  </msup>
                </mrow>
                <msqrt>
                  <msup>
                    <mi>x</mi>
                    <mn>3</mn>
                  </msup>
                </msqrt>
              </mfrac>
              <mo stretchy="false">=</mo>
              <mfrac>
                <mrow>
                  <mi mathvariant="normal">π</mi>
                  <msup>
                    <mi>x</mi>
                    <mn>3</mn>
                  </msup>
                </mrow>
                <msup>
                  <mi>x</mi>
                  <mfrac>
                    <mn>3</mn>
                    <mn>2</mn>
                  </mfrac>
                </msup>
              </mfrac>
              <mo stretchy="false">=</mo>
              <mrow>
                <mi mathvariant="normal">π</mi>
                <msup>
                  <mi>x</mi>
                  <mrow>
                    <mn>3</mn>
                    <mo stretchy="false">−</mo>
                    <mfrac>
                      <mn>3</mn>
                      <mn>2</mn>
                    </mfrac>
                  </mrow>
                </msup>
              </mrow>
              <mo stretchy="false">=</mo>
              <mrow>
                <mi mathvariant="normal">π</mi>
                <msup>
                  <mi>x</mi>
                  <mfrac>
                    <mn>3</mn>
                    <mn>2</mn>
                  </mfrac>
                </msup>
              </mrow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 mathvariant="normal">π</mi>
                <mo stretchy="false">⋅</mo>
                <mfrac>
                  <mn>3</mn>
                  <mn>2</mn>
                </mfrac>
              </mrow>
            </mrow>
            <mrow>
              <msup>
                <mi>x</mi>
                <mrow>
                  <mfrac>
                    <mn>3</mn>
                    <mn>2</mn>
                  </mfrac>
                  <mo stretchy="false">−</mo>
                  <mn>1</mn>
                </mrow>
              </msup>
              <mo stretchy="false">=</mo>
              <mfrac>
                <mrow>
                  <mn>3</mn>
                  <mi mathvariant="normal">π</mi>
                  <msup>
                    <mi>x</mi>
                    <mfrac>
                      <mn>1</mn>
                      <mn>2</mn>
                    </mfrac>
                  </msup>
                </mrow>
                <mn>2</mn>
              </mfrac>
              <mo stretchy="false">=</mo>
              <mfrac>
                <mrow>
                  <mn>3</mn>
                  <mi mathvariant="normal">π</mi>
                  <msqrt>
                    <mi>x</mi>
                  </msqrt>
                </mrow>
                <mn>2</mn>
              </mfrac>
            </mrow>
          </mrow>
        </mtd>
      </mtr>
    </mtable>
    <annotation encoding="StarMath 5.0">f( x ) = { %pi x^3 } over { sqrt x^3 } = { %pi x^3 } over x^{ 3 over 2 }  = { %pi x^{3 - 3 over 2} } = { %pi x^{3 over 2} } newline
f'( x ) = %pi cdot {3 over 2} x^{3 over 2 - 1} = {3 %pi x^{ 1 over 2 }} over 2 = { 3 %pi sqrt x } over 2</annotation>
  </semantics>
</math>
</file>

<file path=Object 5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sup>
                <mi>x</mi>
                <mn>3</mn>
              </msup>
              <mo stretchy="false">−</mo>
              <mn>2</mn>
            </mrow>
            <mrow>
              <mi>x</mi>
              <mo stretchy="false">−</mo>
              <mn>400</mn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7</mn>
                <mo stretchy="false">⋅</mo>
                <mn>3</mn>
              </mrow>
            </mrow>
            <mrow>
              <mrow>
                <msup>
                  <mi>x</mi>
                  <mrow>
                    <mn>3</mn>
                    <mo stretchy="false">−</mo>
                    <mn>1</mn>
                  </mrow>
                </msup>
                <mo stretchy="false">−</mo>
                <mrow>
                  <mn>2</mn>
                  <mo stretchy="false">⋅</mo>
                  <mn>1</mn>
                </mrow>
                <mo stretchy="false">−</mo>
                <mn>0</mn>
              </mrow>
              <mo stretchy="false">=</mo>
              <mn>21</mn>
            </mrow>
            <mrow>
              <msup>
                <mi>x</mi>
                <mn>2</mn>
              </msup>
              <mo stretchy="false">−</mo>
              <mn>2</mn>
            </mrow>
          </mrow>
        </mtd>
      </mtr>
    </mtable>
    <annotation encoding="StarMath 5.0">f( x ) = 7x^3 - 2x - 400 newline
f'( x ) = 7 cdot 3x^{ 3 - 1 } -2 cdot 1 - 0 = 21x^2 - 2</annotation>
  </semantics>
</math>
</file>

<file path=Object 50/content.xml><?xml version="1.0" encoding="utf-8"?>
<math xmlns="http://www.w3.org/1998/Math/MathML" display="block">
  <semantics>
    <mtable>
      <mtr>
        <mtd>
          <mrow>
            <mi>y</mi>
            <mo stretchy="false">=</mo>
            <mfrac>
              <msup>
                <mi>x</mi>
                <mn>2</mn>
              </msup>
              <msup>
                <mi>e</mi>
                <mi>x</mi>
              </msup>
            </mfrac>
          </mrow>
        </mtd>
      </mtr>
      <mtr>
        <mtd>
          <mrow>
            <mi>y</mi>
            <mrow>
              <mi>'</mi>
              <mo stretchy="false">=</mo>
              <mfrac>
                <mrow>
                  <mn>2</mn>
                  <mrow>
                    <mrow>
                      <mi>x</mi>
                      <mo stretchy="false">⋅</mo>
                      <msup>
                        <mi>e</mi>
                        <mi>x</mi>
                      </msup>
                    </mrow>
                    <mo stretchy="false">−</mo>
                    <mrow>
                      <msup>
                        <mi>x</mi>
                        <mn>2</mn>
                      </msup>
                      <mo stretchy="false">⋅</mo>
                      <msup>
                        <mi>e</mi>
                        <mi>x</mi>
                      </msup>
                    </mrow>
                  </mrow>
                </mrow>
                <msup>
                  <mrow>
                    <mo fence="true" stretchy="false">(</mo>
                    <mrow>
                      <msup>
                        <mi>e</mi>
                        <mi>x</mi>
                      </msup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row>
                    <msup>
                      <mi>e</mi>
                      <mi>x</mi>
                    </msup>
                    <mo stretchy="false">⋅</mo>
                    <mi>x</mi>
                  </mrow>
                  <mrow>
                    <mo fence="true" stretchy="false">(</mo>
                    <mrow>
                      <mrow>
                        <mn>2</mn>
                        <mo stretchy="false">−</mo>
                        <mi>x</mi>
                      </mrow>
                    </mrow>
                    <mo fence="true" stretchy="false">)</mo>
                  </mrow>
                </mrow>
                <msup>
                  <mi>e</mi>
                  <mrow>
                    <mn>2</mn>
                    <mi>x</mi>
                  </mrow>
                </msup>
              </mfrac>
              <mo stretchy="false">=</mo>
              <mfrac>
                <mrow>
                  <mi>x</mi>
                  <mrow>
                    <mo fence="true" stretchy="false">(</mo>
                    <mrow>
                      <mrow>
                        <mn>2</mn>
                        <mo stretchy="false">−</mo>
                        <mi>x</mi>
                      </mrow>
                    </mrow>
                    <mo fence="true" stretchy="false">)</mo>
                  </mrow>
                </mrow>
                <msup>
                  <mi>e</mi>
                  <mi>x</mi>
                </msup>
              </mfrac>
              <mo stretchy="false">=</mo>
              <mfrac>
                <mi>x</mi>
                <msup>
                  <mi>e</mi>
                  <mi>x</mi>
                </msup>
              </mfrac>
            </mrow>
            <mrow>
              <mo fence="true" stretchy="false">(</mo>
              <mrow>
                <mrow>
                  <mn>2</mn>
                  <mo stretchy="false">−</mo>
                  <mi>x</mi>
                </mrow>
              </mrow>
              <mo fence="true" stretchy="false">)</mo>
            </mrow>
          </mrow>
        </mtd>
      </mtr>
    </mtable>
    <annotation encoding="StarMath 5.0">y = x^2 over e^x newline
y' = {2x cdot e^x - x^2 cdot e^x} over ( e^x )^2 = { e^x cdot x(2 - x) } over e^{ 2x } = { x(2 - x) } over e^x = { x over e^x }( 2 - x )</annotation>
  </semantics>
</math>
</file>

<file path=Object 51/content.xml><?xml version="1.0" encoding="utf-8"?>
<math xmlns="http://www.w3.org/1998/Math/MathML" display="block">
  <semantics>
    <mtable>
      <mtr>
        <mtd>
          <mrow>
            <mi>y</mi>
            <mo stretchy="false">=</mo>
            <mrow>
              <msup>
                <mi>x</mi>
                <mn>5</mn>
              </msup>
              <mo stretchy="false">⋅</mo>
              <msup>
                <mi>e</mi>
                <mi>x</mi>
              </msup>
            </mrow>
          </mrow>
        </mtd>
      </mtr>
      <mtr>
        <mtd>
          <mrow>
            <mi>y</mi>
            <mrow>
              <mi>'</mi>
              <mo stretchy="false">=</mo>
              <mn>5</mn>
            </mrow>
            <mrow>
              <mrow>
                <mrow>
                  <msup>
                    <mi>x</mi>
                    <mn>4</mn>
                  </msup>
                  <mo stretchy="false">⋅</mo>
                  <msup>
                    <mi>e</mi>
                    <mi>x</mi>
                  </msup>
                </mrow>
                <mo stretchy="false">+</mo>
                <mrow>
                  <msup>
                    <mi>x</mi>
                    <mn>5</mn>
                  </msup>
                  <mo stretchy="false">⋅</mo>
                  <msup>
                    <mi>e</mi>
                    <mi>x</mi>
                  </msup>
                </mrow>
              </mrow>
              <mo stretchy="false">=</mo>
              <mrow>
                <msup>
                  <mi>e</mi>
                  <mi>x</mi>
                </msup>
                <mo stretchy="false">⋅</mo>
                <msup>
                  <mi>x</mi>
                  <mn>4</mn>
                </msup>
              </mrow>
            </mrow>
            <mrow>
              <mo fence="true" stretchy="false">(</mo>
              <mrow>
                <mrow>
                  <mn>5</mn>
                  <mo stretchy="false">+</mo>
                  <mi>x</mi>
                </mrow>
              </mrow>
              <mo fence="true" stretchy="false">)</mo>
            </mrow>
          </mrow>
        </mtd>
      </mtr>
    </mtable>
    <annotation encoding="StarMath 5.0">y = x^5 cdot e^x newline
y' = 5x^4 cdot e^x + x^5 cdot e^x = e^x cdot x^4( 5 + x )</annotation>
  </semantics>
</math>
</file>

<file path=Object 52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sqrt>
                  <mi>x</mi>
                </msqrt>
                <mo stretchy="false">⋅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x</mi>
                  <mfrac>
                    <mn>1</mn>
                    <mn>2</mn>
                  </mfrac>
                </msup>
                <mo stretchy="false">⋅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row>
                <mo fence="true" stretchy="true">(</mo>
                <mrow>
                  <mrow>
                    <mfrac>
                      <mn>1</mn>
                      <mn>2</mn>
                    </mfrac>
                    <msup>
                      <mi>x</mi>
                      <mrow>
                        <mfrac>
                          <mn>1</mn>
                          <mn>2</mn>
                        </mfrac>
                        <mo stretchy="false">−</mo>
                        <mn>1</mn>
                      </mrow>
                    </msup>
                  </mrow>
                </mrow>
                <mo fence="true" stretchy="true">)</mo>
              </mrow>
            </mrow>
            <mi>ln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row>
                  <msup>
                    <mi>x</mi>
                    <mfrac>
                      <mn>1</mn>
                      <mn>2</mn>
                    </mfrac>
                  </msup>
                  <mo stretchy="false">⋅</mo>
                  <mfrac>
                    <mn>1</mn>
                    <mi>x</mi>
                  </mfrac>
                </mrow>
              </mrow>
              <mo stretchy="false">=</mo>
              <mrow>
                <mfrac>
                  <mrow>
                    <mrow>
                      <msup>
                        <mi>x</mi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  <mo stretchy="false">⋅</mo>
                      <mi>l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row>
                  <msup>
                    <mi>x</mi>
                    <mfrac>
                      <mn>1</mn>
                      <mn>2</mn>
                    </mfrac>
                  </msup>
                  <mo stretchy="false">⋅</mo>
                  <msup>
                    <mi>x</mi>
                    <mrow>
                      <mo stretchy="false">−</mo>
                      <mn>1</mn>
                    </mrow>
                  </msup>
                </mrow>
              </mrow>
              <mo stretchy="false">=</mo>
              <mrow>
                <mfrac>
                  <mrow>
                    <mi>l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n>2</mn>
                    <msup>
                      <mi>x</mi>
                      <mfrac>
                        <mn>1</mn>
                        <mn>2</mn>
                      </mfrac>
                    </msup>
                  </mrow>
                </mfrac>
                <mo stretchy="false">+</mo>
                <msup>
                  <mi>x</mi>
                  <mrow>
                    <mfrac>
                      <mn>1</mn>
                      <mn>2</mn>
                    </mfrac>
                    <mo stretchy="false">−</mo>
                    <mn>1</mn>
                  </mrow>
                </msup>
              </mrow>
              <mo stretchy="false">=</mo>
              <mrow>
                <mfrac>
                  <mrow>
                    <mi>l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n>2</mn>
                    <msqrt>
                      <mi>x</mi>
                    </msqrt>
                  </mrow>
                </mfrac>
                <mo stretchy="false">+</mo>
                <msup>
                  <mi>x</mi>
                  <mrow>
                    <mo stretchy="false">−</mo>
                    <mfrac>
                      <mn>1</mn>
                      <mn>2</mn>
                    </mfrac>
                  </mrow>
                </msup>
              </mrow>
              <mo stretchy="false">=</mo>
              <mrow>
                <mfrac>
                  <mrow>
                    <mi>l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n>2</mn>
                    <msqrt>
                      <mi>x</mi>
                    </msqrt>
                  </mrow>
                </mfrac>
                <mo stretchy="false">+</mo>
                <mfrac>
                  <mn>1</mn>
                  <msup>
                    <mi>x</mi>
                    <mfrac>
                      <mn>1</mn>
                      <mn>2</mn>
                    </mfrac>
                  </msup>
                </mfrac>
              </mrow>
            </mrow>
            <mtext>=</mtext>
          </mrow>
        </mtd>
      </mtr>
      <mtr>
        <mtd>
          <mrow>
            <mrow>
              <mrow>
                <mfrac>
                  <mrow>
                    <mi>l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n>2</mn>
                    <msqrt>
                      <mi>x</mi>
                    </msqrt>
                  </mrow>
                </mfrac>
                <mo stretchy="false">+</mo>
                <mfrac>
                  <mn>1</mn>
                  <msqrt>
                    <mi>x</mi>
                  </msqrt>
                </mfrac>
              </mrow>
              <mo stretchy="false">=</mo>
              <mrow>
                <mo fence="true" stretchy="true">(</mo>
                <mrow>
                  <mrow>
                    <mfrac>
                      <mn>1</mn>
                      <msqrt>
                        <mi>x</mi>
                      </msqrt>
                    </mfrac>
                    <mrow>
                      <mo fence="true" stretchy="true">(</mo>
                      <mrow>
                        <mrow>
                          <mfrac>
                            <mrow>
                              <mi>ln</mi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+</mo>
                          <mn>1</mn>
                        </mrow>
                      </mrow>
                      <mo fence="true" stretchy="true">)</mo>
                    </mrow>
                  </mrow>
                </mrow>
                <mo fence="true" stretchy="true">)</mo>
              </mrow>
            </mrow>
            <mrow>
              <mrow>
                <mo fence="true" stretchy="true">(</mo>
                <mrow>
                  <mfrac>
                    <msqrt>
                      <mi>x</mi>
                    </msqrt>
                    <msqrt>
                      <mi>x</mi>
                    </msqrt>
                  </mfrac>
                </mrow>
                <mo fence="true" stretchy="true">)</mo>
              </mrow>
              <mo stretchy="false">=</mo>
              <mrow>
                <mfrac>
                  <msqrt>
                    <mi>x</mi>
                  </msqrt>
                  <mi>x</mi>
                </mfrac>
                <mrow>
                  <mo fence="true" stretchy="true">(</mo>
                  <mrow>
                    <mrow>
                      <mfrac>
                        <mrow>
                          <mi>ln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  <mn>2</mn>
                      </mfrac>
                      <mo stretchy="false">+</mo>
                      <mn>1</mn>
                    </mrow>
                  </mrow>
                  <mo fence="true" stretchy="true">)</mo>
                </mrow>
              </mrow>
            </mrow>
          </mrow>
        </mtd>
      </mtr>
    </mtable>
    <annotation encoding="StarMath 5.0">y = sqrt x cdot ln( x ) = x^{ 1 over 2 } cdot ln( x ) newline
y' = left ({ 1 over 2 }x^{ 1 over 2 - 1 } right)ln( x ) + x^{1 over 2} cdot {1 over x} = { x^{-{1 over 2}} cdot ln(x) } over 2 + x^{1 over 2} cdot x^{-1} = {ln( x )} over { 2x^{1 over 2} } + x^{ 1 over 2 - 1 } = { ln(x) } over { 2 sqrt x } + x^{ -{1 over 2} } = { ln(x) } over { 2 sqrt x } + 1 over x^{ 1 over 2 } "=" newline 
{ ln(x) } over { 2 sqrt x } + 1 over { sqrt x } = left( {1 over sqrt x} left({ln(x)} over 2 + 1 right) right) left( sqrt x over sqrt x right) = { sqrt x over x left({ln(x)} over 2 + 1 right)}</annotation>
  </semantics>
</math>
</file>

<file path=Object 53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sup>
                  <mi>e</mi>
                  <mi>t</mi>
                </msup>
                <mo stretchy="false">⋅</mo>
                <mi>ln</mi>
              </mrow>
            </mrow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sup>
                  <mi>e</mi>
                  <mi>t</mi>
                </msup>
                <mo stretchy="false">⋅</mo>
                <mi>ln</mi>
              </mrow>
            </mrow>
            <mrow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+</mo>
                <mrow>
                  <msup>
                    <mi>e</mi>
                    <mi>t</mi>
                  </msup>
                  <mo stretchy="false">⋅</mo>
                  <mfrac>
                    <mn>1</mn>
                    <mi>t</mi>
                  </mfrac>
                </mrow>
              </mrow>
              <mo stretchy="false">=</mo>
              <msup>
                <mi>e</mi>
                <mi>t</mi>
              </msup>
            </mrow>
            <mrow>
              <mrow>
                <mo fence="true" stretchy="true">(</mo>
                <mrow>
                  <mrow>
                    <mi>ln</mi>
                    <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o stretchy="false">+</mo>
                      <mfrac>
                        <mn>1</mn>
                        <mi>t</mi>
                      </mfrac>
                    </mrow>
                  </mrow>
                </mrow>
                <mo fence="true" stretchy="true">)</mo>
              </mrow>
              <mo stretchy="false">=</mo>
              <mfrac>
                <mrow>
                  <msup>
                    <mi>e</mi>
                    <mi>t</mi>
                  </msup>
                  <mrow>
                    <mo fence="true" stretchy="false">(</mo>
                    <mrow>
                      <mrow>
                        <mrow>
                          <mi>t</mi>
                          <mo stretchy="false">⋅</mo>
                          <mi>ln</mi>
                        </mrow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  <mi>t</mi>
              </mfrac>
              <mo stretchy="false">=</mo>
              <mfrac>
                <msup>
                  <mi>e</mi>
                  <mi>t</mi>
                </msup>
                <mi>t</mi>
              </mfrac>
            </mrow>
            <mrow>
              <mo fence="true" stretchy="false">(</mo>
              <mrow>
                <mrow>
                  <mrow>
                    <mi>t</mi>
                    <mo stretchy="false">⋅</mo>
                    <mi>ln</mi>
                  </mrow>
                  <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o stretchy="false">+</mo>
                    <mn>1</mn>
                  </mrow>
                </mrow>
              </mrow>
              <mo fence="true" stretchy="false">)</mo>
            </mrow>
          </mrow>
        </mtd>
      </mtr>
    </mtable>
    <annotation encoding="StarMath 5.0">f( t ) = e^t cdot ln( t ) newline
f'( t ) = e^t cdot ln( t ) + e^t cdot {1 over t} = e^t left( ln(t) + 1 over t right) = { e^t(t cdot ln(t) + 1) } over t = { e^t over t }( t cdot ln(t) + 1 )</annotation>
  </semantics>
</math>
</file>

<file path=Object 54/content.xml><?xml version="1.0" encoding="utf-8"?>
<math xmlns="http://www.w3.org/1998/Math/MathML" display="block">
  <semantics>
    <mtable>
      <mtr>
        <mtd>
          <mrow>
            <mstyle color="red">
              <mrow>
                <mi>f</mi>
                <mrow>
                  <mo fence="true" stretchy="false">(</mo>
                  <mrow>
                    <mi>r</mi>
                  </mrow>
                  <mo fence="true" stretchy="false">)</mo>
                </mrow>
              </mrow>
            </mstyle>
            <mo stretchy="false">=</mo>
            <mstyle color="red">
              <mfrac>
                <msup>
                  <mi>e</mi>
                  <mi>r</mi>
                </msup>
                <msqrt>
                  <mi>r</mi>
                </msqrt>
              </mfrac>
            </mstyle>
            <mo stretchy="false">=</mo>
            <mfrac>
              <msup>
                <mi>e</mi>
                <mi>r</mi>
              </msup>
              <msup>
                <mi>r</mi>
                <mfrac>
                  <mn>1</mn>
                  <mn>2</mn>
                </mfrac>
              </msup>
            </mfrac>
          </mrow>
        </mtd>
      </mtr>
      <mtr>
        <mtd>
          <mrow>
            <mrow>
              <mstyle color="red">
                <mrow>
                  <mi>f</mi>
                  <mi>'</mi>
                  <mrow>
                    <mo fence="true" stretchy="false">(</mo>
                    <mrow>
                      <mi>r</mi>
                    </mrow>
                    <mo fence="true" stretchy="false">)</mo>
                  </mrow>
                </mrow>
              </mstyle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row>
                      <msup>
                        <mi>e</mi>
                        <mi>r</mi>
                      </msup>
                      <mo stretchy="false">⋅</mo>
                      <mfrac>
                        <mn>1</mn>
                        <mn>2</mn>
                      </mfrac>
                    </mrow>
                  </mrow>
                  <msup>
                    <mi>r</mi>
                    <mrow>
                      <mfrac>
                        <mn>1</mn>
                        <mn>2</mn>
                      </mfrac>
                      <mo stretchy="false">−</mo>
                      <mn>1</mn>
                    </mrow>
                  </msup>
                </mrow>
                <msup>
                  <mrow>
                    <mo fence="true" stretchy="false">(</mo>
                    <mrow>
                      <msqrt>
                        <mi>r</mi>
                      </msqrt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row>
                      <msup>
                        <mi>e</mi>
                        <mi>r</mi>
                      </msup>
                      <mo stretchy="false">⋅</mo>
                      <mfrac>
                        <msup>
                          <mi>r</mi>
                          <mrow>
                            <mo stretchy="false">−</mo>
                            <mfrac>
                              <mn>1</mn>
                              <mn>2</mn>
                            </mfrac>
                          </mrow>
                        </msup>
                        <mn>2</mn>
                      </mfrac>
                    </mrow>
                  </mrow>
                </mrow>
                <mi>r</mi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frac>
                      <msup>
                        <mi>e</mi>
                        <mi>r</mi>
                      </msup>
                      <mrow>
                        <mn>2</mn>
                        <msup>
                          <mi>r</mi>
                          <mfrac>
                            <mn>1</mn>
                            <mn>2</mn>
                          </mfrac>
                        </msup>
                      </mrow>
                    </mfrac>
                  </mrow>
                </mrow>
                <mi>r</mi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frac>
                      <msub>
                        <mi>e</mi>
                        <mi>r</mi>
                      </msub>
                      <mrow>
                        <mn>2</mn>
                        <msqrt>
                          <mi>r</mi>
                        </msqrt>
                      </mrow>
                    </mfrac>
                  </mrow>
                </mrow>
                <mi>r</mi>
              </mfrac>
              <mo stretchy="false">=</mo>
              <mfrac>
                <mfrac>
                  <mrow>
                    <mn>2</mn>
                    <mrow>
                      <mrow>
                        <mi>r</mi>
                        <mo stretchy="false">⋅</mo>
                        <msup>
                          <mi>e</mi>
                          <mi>r</mi>
                        </msup>
                      </mrow>
                      <mo stretchy="false">−</mo>
                      <msup>
                        <mi>e</mi>
                        <mi>r</mi>
                      </msup>
                    </mrow>
                  </mrow>
                  <mrow>
                    <mn>2</mn>
                    <msqrt>
                      <mi>r</mi>
                    </msqrt>
                  </mrow>
                </mfrac>
                <mi>r</mi>
              </mfrac>
            </mrow>
            <mtext>=</mtext>
          </mrow>
        </mtd>
      </mtr>
      <mtr>
        <mtd>
          <mrow>
            <mrow>
              <mfrac>
                <mrow>
                  <mn>2</mn>
                  <mrow>
                    <mrow>
                      <mi>r</mi>
                      <mo stretchy="false">⋅</mo>
                      <msup>
                        <mi>e</mi>
                        <mi>r</mi>
                      </msup>
                    </mrow>
                    <mo stretchy="false">−</mo>
                    <msup>
                      <mi>e</mi>
                      <mi>r</mi>
                    </msup>
                  </mrow>
                </mrow>
                <mrow>
                  <mn>2</mn>
                  <mrow>
                    <msqrt>
                      <mi>r</mi>
                    </msqrt>
                    <mo stretchy="false">⋅</mo>
                    <mi>r</mi>
                  </mrow>
                </mrow>
              </mfrac>
              <mo stretchy="false">=</mo>
              <mfrac>
                <mrow>
                  <msup>
                    <mi>e</mi>
                    <mi>r</mi>
                  </msup>
                  <mrow>
                    <mo fence="true" stretchy="false">(</mo>
                    <mrow>
                      <mrow>
                        <mn>2</mn>
                        <mrow>
                          <mi>r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n>2</mn>
                  <msup>
                    <mi>r</mi>
                    <mrow>
                      <mfrac>
                        <mn>1</mn>
                        <mn>2</mn>
                      </mfrac>
                      <mo stretchy="false">+</mo>
                      <mn>1</mn>
                    </mrow>
                  </msup>
                </mrow>
              </mfrac>
              <mo stretchy="false">=</mo>
              <mfrac>
                <mrow>
                  <msup>
                    <mi>e</mi>
                    <mi>r</mi>
                  </msup>
                  <mrow>
                    <mo fence="true" stretchy="false">(</mo>
                    <mrow>
                      <mrow>
                        <mn>2</mn>
                        <mrow>
                          <mi>r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n>2</mn>
                  <msup>
                    <mi>r</mi>
                    <mfrac>
                      <mn>3</mn>
                      <mn>2</mn>
                    </mfrac>
                  </msup>
                </mrow>
              </mfrac>
              <mo stretchy="false">=</mo>
              <mrow>
                <mo fence="true" stretchy="true">(</mo>
                <mrow>
                  <mfrac>
                    <mrow>
                      <msup>
                        <mi>e</mi>
                        <mi>r</mi>
                      </msup>
                      <mrow>
                        <mo fence="true" stretchy="false">(</mo>
                        <mrow>
                          <mrow>
                            <mn>2</mn>
                            <mrow>
                              <mi>r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  <mrow>
                      <mn>2</mn>
                      <msqrt>
                        <msup>
                          <mi>r</mi>
                          <mn>3</mn>
                        </msup>
                      </msqrt>
                    </mrow>
                  </mfrac>
                </mrow>
                <mo fence="true" stretchy="true">)</mo>
              </mrow>
            </mrow>
            <mrow>
              <mrow>
                <mo fence="true" stretchy="true">(</mo>
                <mrow>
                  <mfrac>
                    <msqrt>
                      <msup>
                        <mi>r</mi>
                        <mn>3</mn>
                      </msup>
                    </msqrt>
                    <msqrt>
                      <msup>
                        <mi>r</mi>
                        <mn>3</mn>
                      </msup>
                    </msqrt>
                  </mfrac>
                </mrow>
                <mo fence="true" stretchy="true">)</mo>
              </mrow>
              <mo stretchy="false">=</mo>
              <mfrac>
                <mrow>
                  <msup>
                    <mi>e</mi>
                    <mi>r</mi>
                  </msup>
                  <msqrt>
                    <msup>
                      <mi>r</mi>
                      <mn>3</mn>
                    </msup>
                  </msqrt>
                  <mrow>
                    <mo fence="true" stretchy="false">(</mo>
                    <mrow>
                      <mrow>
                        <mn>2</mn>
                        <mrow>
                          <mi>r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n>2</mn>
                  <msup>
                    <mi>r</mi>
                    <mn>3</mn>
                  </msup>
                </mrow>
              </mfrac>
              <mo stretchy="false">=</mo>
              <mstyle color="red">
                <mrow>
                  <mfrac>
                    <mrow>
                      <msup>
                        <mi>e</mi>
                        <mi>r</mi>
                      </msup>
                      <msqrt>
                        <msup>
                          <mi>r</mi>
                          <mn>3</mn>
                        </msup>
                      </msqrt>
                    </mrow>
                    <mrow>
                      <mn>2</mn>
                      <msup>
                        <mi>r</mi>
                        <mn>3</mn>
                      </msup>
                    </mrow>
                  </mfrac>
                  <mrow>
                    <mo fence="true" stretchy="false">(</mo>
                    <mrow>
                      <mrow>
                        <mn>2</mn>
                        <mrow>
                          <mi>r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style color="red">
              <mrow>
                <mi>f</mi>
                <mrow>
                  <mo fence="true" stretchy="false">(</mo>
                  <mrow>
                    <mi>r</mi>
                  </mrow>
                  <mo fence="true" stretchy="false">)</mo>
                </mrow>
              </mrow>
            </mstyle>
            <mo stretchy="false">=</mo>
            <mstyle color="red">
              <mfrac>
                <msup>
                  <mi>e</mi>
                  <mi>r</mi>
                </msup>
                <msqrt>
                  <mi>r</mi>
                </msqrt>
              </mfrac>
            </mstyle>
            <mo stretchy="false">=</mo>
            <mfrac>
              <msup>
                <mi>e</mi>
                <mi>r</mi>
              </msup>
              <msup>
                <mi>r</mi>
                <mfrac>
                  <mn>1</mn>
                  <mn>2</mn>
                </mfrac>
              </msup>
            </mfrac>
          </mrow>
        </mtd>
      </mtr>
      <mtr>
        <mtd>
          <mrow>
            <mrow>
              <mstyle color="red">
                <mrow>
                  <mi>f</mi>
                  <mi>'</mi>
                  <mrow>
                    <mo fence="true" stretchy="false">(</mo>
                    <mrow>
                      <mi>r</mi>
                    </mrow>
                    <mo fence="true" stretchy="false">)</mo>
                  </mrow>
                </mrow>
              </mstyle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row>
                      <msup>
                        <mi>e</mi>
                        <mi>r</mi>
                      </msup>
                      <mo stretchy="false">⋅</mo>
                      <mfrac>
                        <mn>1</mn>
                        <mn>2</mn>
                      </mfrac>
                    </mrow>
                  </mrow>
                  <msup>
                    <mi>r</mi>
                    <mrow>
                      <mfrac>
                        <mn>1</mn>
                        <mn>2</mn>
                      </mfrac>
                      <mo stretchy="false">−</mo>
                      <mn>1</mn>
                    </mrow>
                  </msup>
                </mrow>
                <msup>
                  <mrow>
                    <mo fence="true" stretchy="false">(</mo>
                    <mrow>
                      <msqrt>
                        <mi>r</mi>
                      </msqrt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row>
                      <msup>
                        <mi>e</mi>
                        <mi>r</mi>
                      </msup>
                      <mo stretchy="false">⋅</mo>
                      <mfrac>
                        <msup>
                          <mi>r</mi>
                          <mrow>
                            <mo stretchy="false">−</mo>
                            <mfrac>
                              <mn>1</mn>
                              <mn>2</mn>
                            </mfrac>
                          </mrow>
                        </msup>
                        <mn>2</mn>
                      </mfrac>
                    </mrow>
                  </mrow>
                </mrow>
                <mi>r</mi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frac>
                      <msup>
                        <mi>e</mi>
                        <mi>r</mi>
                      </msup>
                      <mrow>
                        <mn>2</mn>
                        <msup>
                          <mi>r</mi>
                          <mfrac>
                            <mn>1</mn>
                            <mn>2</mn>
                          </mfrac>
                        </msup>
                      </mrow>
                    </mfrac>
                  </mrow>
                </mrow>
                <mi>r</mi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frac>
                      <msub>
                        <mi>e</mi>
                        <mi>r</mi>
                      </msub>
                      <mrow>
                        <mn>2</mn>
                        <msqrt>
                          <mi>r</mi>
                        </msqrt>
                      </mrow>
                    </mfrac>
                  </mrow>
                </mrow>
                <mi>r</mi>
              </mfrac>
              <mo stretchy="false">=</mo>
              <mfrac>
                <mrow>
                  <msup>
                    <mi>e</mi>
                    <mi>r</mi>
                  </msup>
                  <mrow>
                    <mo fence="true" stretchy="true">(</mo>
                    <mrow>
                      <mrow>
                        <msqrt>
                          <mi>r</mi>
                        </msqrt>
                        <mo stretchy="false">−</mo>
                        <mfrac>
                          <mn>1</mn>
                          <mrow>
                            <mn>2</mn>
                            <msqrt>
                              <mi>r</mi>
                            </msqrt>
                          </mrow>
                        </mfrac>
                      </mrow>
                    </mrow>
                    <mo fence="true" stretchy="true">)</mo>
                  </mrow>
                </mrow>
                <mi>r</mi>
              </mfrac>
            </mrow>
            <mtext>=</mtext>
          </mrow>
        </mtd>
      </mtr>
      <mtr>
        <mtd>
          <mrow>
            <mfrac>
              <msup>
                <mi>e</mi>
                <mi>r</mi>
              </msup>
              <mi>r</mi>
            </mfrac>
            <mrow>
              <mrow>
                <mo fence="true" stretchy="true">(</mo>
                <mrow>
                  <mrow>
                    <msqrt>
                      <mi>r</mi>
                    </msqrt>
                    <mo stretchy="false">−</mo>
                    <mfrac>
                      <mn>1</mn>
                      <mrow>
                        <mn>2</mn>
                        <msqrt>
                          <mi>r</mi>
                        </msqrt>
                      </mrow>
                    </mfrac>
                  </mrow>
                </mrow>
                <mo fence="true" stretchy="true">)</mo>
              </mrow>
              <mo stretchy="false">=</mo>
              <mfrac>
                <msup>
                  <mi>e</mi>
                  <mi>r</mi>
                </msup>
                <mi>r</mi>
              </mfrac>
            </mrow>
            <mrow>
              <mo fence="true" stretchy="true">(</mo>
              <mrow>
                <mfrac>
                  <mrow>
                    <mn>2</mn>
                    <mrow>
                      <mi>r</mi>
                      <mo stretchy="false">−</mo>
                      <mn>1</mn>
                    </mrow>
                  </mrow>
                  <mrow>
                    <mn>2</mn>
                    <msqrt>
                      <mi>r</mi>
                    </msqrt>
                  </mrow>
                </mfrac>
              </mrow>
              <mo fence="true" stretchy="true">)</mo>
            </mrow>
            <mrow>
              <mrow>
                <mo fence="true" stretchy="true">(</mo>
                <mrow>
                  <mfrac>
                    <msqrt>
                      <mi>r</mi>
                    </msqrt>
                    <msqrt>
                      <mi>r</mi>
                    </msqrt>
                  </mfrac>
                </mrow>
                <mo fence="true" stretchy="true">)</mo>
              </mrow>
              <mo stretchy="false">=</mo>
              <mstyle color="red">
                <mrow>
                  <mfrac>
                    <mrow>
                      <msup>
                        <mi>e</mi>
                        <mi>r</mi>
                      </msup>
                      <msqrt>
                        <mi>r</mi>
                      </msqrt>
                    </mrow>
                    <mrow>
                      <mn>2</mn>
                      <msup>
                        <mi>r</mi>
                        <mn>2</mn>
                      </msup>
                    </mrow>
                  </mfrac>
                  <mrow>
                    <mo fence="true" stretchy="false">(</mo>
                    <mrow>
                      <mrow>
                        <mn>2</mn>
                        <mrow>
                          <mi>r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 {f( r )} = color red {e^r over sqrt r} = e^r over r^{ 1 over 2 } newline
color red {f'( r )} = {e^r sqrt r - e^r cdot {1 over 2}r^{1 over 2 - 1}} over ( sqrt r )^2 = {e^r sqrt r - e^r cdot {r^{-{1 over 2}} over 2}} over r = { e^r sqrt r - e^r over {2r^{1 over 2}} } over r = { e^r sqrt r - e_r over {2 sqrt r} } over r = { {2r cdot e^r - e^r} over {2 sqrt r} } over r "=" newline 
{ 2r cdot e^r - e^r } over { 2 sqrt r cdot r  } = { e^r(2r - 1) } over { 2r^{1 over 2 + 1} } = { e^r(2r - 1) } over { 2r^{3 over 2} } = left( { e^r(2r - 1) } over { 2 sqrt r^3 } right) left(sqrt r^3 over sqrt r^3 right) = {  e^r sqrt r^3(2r - 1) } over { 2r^3 } = color red {{{e^r sqrt r^3} over {2r^3}}(2r - 1)} newline newline
color red {f( r )} = color red {e^r over sqrt r} = e^r over r^{ 1 over 2 } newline
color red {f'( r )} = {e^r sqrt r - e^r cdot {1 over 2}r^{1 over 2 - 1}} over ( sqrt r )^2 = {e^r sqrt r - e^r cdot {r^{-{1 over 2}} over 2}} over r = { e^r sqrt r - e^r over {2r^{1 over 2}} } over r = { e^r sqrt r - e_r over {2 sqrt r} } over r = { e^r left( sqrt r - 1 over {2 sqrt r} right) } over r "=" newline
{ e^r over r} left( sqrt r - 1 over {2 sqrt r} right) = { e^r over r} left( {2r - 1} over {2 sqrt r} right) left( sqrt r over sqrt r right) = color red{{ {e^r sqrt r} over {2r^2} }( 2r - 1 )}</annotation>
  </semantics>
</math>
</file>

<file path=Object 55/content.xml><?xml version="1.0" encoding="utf-8"?>
<math xmlns="http://www.w3.org/1998/Math/MathML" display="block">
  <semantics>
    <mtable>
      <mtr>
        <mtd>
          <mrow>
            <mi>v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row>
                  <msup>
                    <mi>t</mi>
                    <mn>3</mn>
                  </msup>
                  <mo stretchy="false">⋅</mo>
                  <msup>
                    <mi>e</mi>
                    <mi>t</mi>
                  </msup>
                </mrow>
                <mi>t</mi>
              </mfrac>
              <mo stretchy="false">=</mo>
              <mrow>
                <msup>
                  <mi>t</mi>
                  <mrow>
                    <mn>3</mn>
                    <mo stretchy="false">−</mo>
                    <mn>1</mn>
                  </mrow>
                </msup>
                <mo stretchy="false">⋅</mo>
                <msup>
                  <mi>e</mi>
                  <mi>t</mi>
                </msup>
              </mrow>
              <mo stretchy="false">=</mo>
              <mrow>
                <msup>
                  <mi>t</mi>
                  <mn>2</mn>
                </msup>
                <mo stretchy="false">⋅</mo>
                <msup>
                  <mi>e</mi>
                  <mi>t</mi>
                </msup>
              </mrow>
            </mrow>
          </mrow>
        </mtd>
      </mtr>
      <mtr>
        <mtd>
          <mrow>
            <mi>v</mi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n>2</mn>
            </mrow>
            <mrow>
              <mrow>
                <mrow>
                  <mi>t</mi>
                  <mo stretchy="false">⋅</mo>
                  <msup>
                    <mi>e</mi>
                    <mi>t</mi>
                  </msup>
                </mrow>
                <mo stretchy="false">+</mo>
                <mrow>
                  <msup>
                    <mi>t</mi>
                    <mn>2</mn>
                  </msup>
                  <mo stretchy="false">⋅</mo>
                  <msup>
                    <mi>e</mi>
                    <mi>t</mi>
                  </msup>
                </mrow>
              </mrow>
              <mo stretchy="false">=</mo>
              <mrow>
                <msup>
                  <mi>e</mi>
                  <mi>t</mi>
                </msup>
                <mo stretchy="false">⋅</mo>
                <mi>t</mi>
              </mrow>
            </mrow>
            <mrow>
              <mo fence="true" stretchy="false">(</mo>
              <mrow>
                <mrow>
                  <mn>2</mn>
                  <mo stretchy="false">+</mo>
                  <mi>t</mi>
                </mrow>
              </mrow>
              <mo fence="true" stretchy="false">)</mo>
            </mrow>
          </mrow>
        </mtd>
      </mtr>
    </mtable>
    <annotation encoding="StarMath 5.0">v( t )  = {t^3 cdot e^t} over t = t^{ 3 - 1 } cdot e^t = t^2 cdot e^t newline
v'( t ) = 2t cdot e^t + t^2 cdot e^t = e^t cdot t( 2 + t )</annotation>
  </semantics>
</math>
</file>

<file path=Object 56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p>
                <mi>x</mi>
                <mn>5</mn>
              </msup>
            </mrow>
            <mo stretchy="false">→</mo>
            <mi>y</mi>
            <mrow>
              <mi>'</mi>
              <mo stretchy="false">=</mo>
              <mn>5</mn>
            </mrow>
            <msup>
              <mi>x</mi>
              <mn>4</mn>
            </msup>
          </mrow>
        </mtd>
      </mtr>
      <mtr>
        <mtd>
          <mrow/>
        </mtd>
      </mtr>
      <mtr>
        <mtd>
          <mrow>
            <mrow>
              <mi>y</mi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</mrow>
                  </mrow>
                  <mo fence="true" stretchy="false">)</mo>
                </mrow>
                <mn>5</mn>
              </msup>
            </mrow>
            <mo stretchy="false">→</mo>
            <mi>y</mi>
            <mrow>
              <mi>'</mi>
              <mo stretchy="false">=</mo>
              <mn>5</mn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</mrow>
                  </mrow>
                  <mo fence="true" stretchy="false">)</mo>
                </mrow>
                <mn>4</mn>
              </msup>
              <mo stretchy="false">⋅</mo>
              <mn>4</mn>
            </mrow>
            <mrow>
              <mi>x</mi>
              <mo stretchy="false">=</mo>
              <mn>20</mn>
            </mrow>
            <mi>x</mi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</mrow>
                </mrow>
                <mo fence="true" stretchy="false">)</mo>
              </mrow>
              <mn>4</mn>
            </msup>
          </mrow>
        </mtd>
      </mtr>
    </mtable>
    <annotation encoding="StarMath 5.0">y = x^5 -&gt; y'= 5x^4 newline newline
y = ( 2x^2 - 4 )^5 -&gt; y' = 5( 2x^2 - 4 )^4 cdot 4x = 20x( 2x^2 - 4 )^4</annotation>
  </semantics>
</math>
</file>

<file path=Object 57/content.xml><?xml version="1.0" encoding="utf-8"?>
<math xmlns="http://www.w3.org/1998/Math/MathML" display="block">
  <semantics>
    <mtable>
      <mtr>
        <mtd>
          <mrow>
            <mi>y</mi>
            <mo stretchy="false">=</mo>
            <msqrt>
              <mrow>
                <mn>2</mn>
                <mrow>
                  <msup>
                    <mi>x</mi>
                    <mn>3</mn>
                  </msup>
                  <mo stretchy="false">−</mo>
                  <mn>1</mn>
                </mrow>
              </mrow>
            </msqrt>
            <mo stretchy="false">=</mo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frac>
                <mn>1</mn>
                <mn>2</mn>
              </mfrac>
            </msup>
          </mrow>
        </mtd>
      </mtr>
      <mtr>
        <mtd>
          <mrow>
            <mi>y</mi>
            <mrow>
              <mi>'</mi>
              <mo stretchy="false">=</mo>
              <mfrac>
                <mn>1</mn>
                <mn>2</mn>
              </mfrac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frac>
                    <mn>1</mn>
                    <mn>2</mn>
                  </mfrac>
                </mrow>
              </msup>
              <mo stretchy="false">⋅</mo>
              <mn>6</mn>
            </mrow>
            <mrow>
              <msup>
                <mi>x</mi>
                <mn>2</mn>
              </msup>
              <mo stretchy="false">=</mo>
              <mn>3</mn>
            </mrow>
            <msup>
              <mi>x</mi>
              <mn>2</mn>
            </msup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frac>
                    <mn>1</mn>
                    <mn>2</mn>
                  </mfrac>
                </mrow>
              </msup>
              <mo stretchy="false">=</mo>
              <mfrac>
                <mrow>
                  <mn>3</mn>
                  <msup>
                    <mi>x</mi>
                    <mn>2</mn>
                  </msup>
                </mrow>
                <msup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</mfrac>
              <mo stretchy="false">=</mo>
              <mrow>
                <mo fence="true" stretchy="true">(</mo>
                <mrow>
                  <mfrac>
                    <mrow>
                      <mn>3</mn>
                      <msup>
                        <mi>x</mi>
                        <mn>2</mn>
                      </msup>
                    </mrow>
                    <msqrt>
                      <mrow>
                        <mn>2</mn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</msqrt>
                  </mfrac>
                </mrow>
                <mo fence="true" stretchy="true">)</mo>
              </mrow>
            </mrow>
            <mrow>
              <mo fence="true" stretchy="true">(</mo>
              <mrow>
                <mfrac>
                  <msqrt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1</mn>
                      </mrow>
                    </mrow>
                  </msqrt>
                  <msqrt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1</mn>
                      </mrow>
                    </mrow>
                  </msqrt>
                </mfrac>
              </mrow>
              <mo fence="true" stretchy="true">)</mo>
            </mrow>
            <mtext>=</mtext>
          </mrow>
        </mtd>
      </mtr>
      <mtr>
        <mtd>
          <mfrac>
            <mrow>
              <mn>3</mn>
              <msup>
                <mi>x</mi>
                <mn>2</mn>
              </msup>
              <msqrt>
                <mrow>
                  <mn>2</mn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</msqrt>
            </mrow>
            <mrow>
              <mn>2</mn>
              <mrow>
                <msup>
                  <mi>x</mi>
                  <mn>3</mn>
                </msup>
                <mo stretchy="false">−</mo>
                <mn>1</mn>
              </mrow>
            </mrow>
          </mfrac>
        </mtd>
      </mtr>
    </mtable>
    <annotation encoding="StarMath 5.0">y = sqrt { 2x^3 - 1 } = ( 2x^3 - 1 )^{ 1 over 2 } newline
y' = { 1 over 2 }( 2x^3 - 1 )^{ -{1 over 2} } cdot 6x^2 = 3x^2( 2x^3 - 1 )^{ -{1 over 2} } = {3x^2} over ( 2x^3 - 1 )^{1 over 2} = left( {3x^2} over sqrt { 2x^3 - 1 } right) left( sqrt { 2x^3 - 1 } over sqrt { 2x^3 - 1 } right) "=" newline 
{ 3x^2 sqrt { 2x^3 - 1 } } over { 2x^3 - 1 }</annotation>
  </semantics>
</math>
</file>

<file path=Object 58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n>5</mn>
                <msup>
                  <mrow>
                    <mo fence="true" stretchy="false">(</mo>
                    <mrow>
                      <mrow>
                        <mn>3</mn>
                        <mrow>
                          <msup>
                            <mi>x</mi>
                            <mn>2</mn>
                          </msup>
                          <mo stretchy="false">+</mo>
                          <mn>9</mn>
                        </mrow>
                      </mrow>
                    </mrow>
                    <mo fence="true" stretchy="false">)</mo>
                  </mrow>
                  <mn>4</mn>
                </msup>
              </mfrac>
              <mo stretchy="false">=</mo>
              <mn>5</mn>
            </mrow>
            <msup>
              <mrow>
                <mo fence="true" stretchy="false">(</mo>
                <mrow>
                  <mrow>
                    <mn>3</mn>
                    <mrow>
                      <msup>
                        <mi>x</mi>
                        <mn>2</mn>
                      </msup>
                      <mo stretchy="false">+</mo>
                      <mn>9</mn>
                    </mrow>
                  </mrow>
                </mrow>
                <mo fence="true" stretchy="false">)</mo>
              </mrow>
              <mrow>
                <mo stretchy="false">−</mo>
                <mn>4</mn>
              </mrow>
            </msup>
          </mrow>
        </mtd>
      </mtr>
      <mtr>
        <mtd>
          <mrow>
            <mi>y</mi>
            <mrow>
              <mi>'</mi>
              <mo stretchy="false">=</mo>
              <mrow>
                <mo stretchy="false">−</mo>
                <mn>20</mn>
              </mrow>
            </mrow>
            <mrow>
              <msup>
                <mrow>
                  <mo fence="true" stretchy="false">(</mo>
                  <mrow>
                    <mrow>
                      <mn>3</mn>
                      <mrow>
                        <msup>
                          <mi>x</mi>
                          <mn>2</mn>
                        </msup>
                        <mo stretchy="false">+</mo>
                        <mn>9</mn>
                      </mrow>
                    </mrow>
                  </mrow>
                  <mo fence="true" stretchy="false">)</mo>
                </mrow>
                <mrow>
                  <mo stretchy="false">−</mo>
                  <mn>5</mn>
                </mrow>
              </msup>
              <mo stretchy="false">⋅</mo>
              <mn>6</mn>
            </mrow>
            <mrow>
              <mi>x</mi>
              <mo stretchy="false">=</mo>
              <mrow>
                <mo stretchy="false">−</mo>
                <mn>120</mn>
              </mrow>
            </mrow>
            <mi>x</mi>
            <mrow>
              <msup>
                <mrow>
                  <mo fence="true" stretchy="false">(</mo>
                  <mrow>
                    <mrow>
                      <mn>3</mn>
                      <mrow>
                        <msup>
                          <mi>x</mi>
                          <mn>2</mn>
                        </msup>
                        <mo stretchy="false">+</mo>
                        <mn>9</mn>
                      </mrow>
                    </mrow>
                  </mrow>
                  <mo fence="true" stretchy="false">)</mo>
                </mrow>
                <mrow>
                  <mo stretchy="false">−</mo>
                  <mn>5</mn>
                </mrow>
              </msup>
              <mo stretchy="false">=</mo>
              <mrow>
                <mo stretchy="false">−</mo>
                <mfrac>
                  <mrow>
                    <mn>120</mn>
                    <mi>x</mi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9</mn>
                          </mrow>
                        </mrow>
                      </mrow>
                      <mo fence="true" stretchy="false">)</mo>
                    </mrow>
                    <mn>5</mn>
                  </msup>
                </mfrac>
              </mrow>
            </mrow>
          </mrow>
        </mtd>
      </mtr>
    </mtable>
    <annotation encoding="StarMath 5.0">y = 5 over ( 3x^2 + 9 )^4 = 5( 3x^2 + 9 )^{-4} newline
y' = -20( 3x^2 + 9 )^{ -5 } cdot 6x = -120x( 3x^2 + 9 )^{ -5 } = -{{120x} over ( 3x^2 + 9 )^5} </annotation>
  </semantics>
</math>
</file>

<file path=Object 59/content.xml><?xml version="1.0" encoding="utf-8"?>
<math xmlns="http://www.w3.org/1998/Math/MathML" display="block">
  <semantics>
    <mtable>
      <mtr>
        <mtd>
          <mrow>
            <mi>y</mi>
            <mo stretchy="false">=</mo>
            <mroot>
              <mrow>
                <mn>6</mn>
                <mrow>
                  <msup>
                    <mi>x</mi>
                    <mn>2</mn>
                  </msup>
                  <mo stretchy="false">+</mo>
                  <mn>7</mn>
                </mrow>
                <mrow>
                  <mi>x</mi>
                  <mo stretchy="false">+</mo>
                  <mn>2</mn>
                </mrow>
              </mrow>
              <mn>3</mn>
            </mroot>
            <mo stretchy="false">=</mo>
            <msup>
              <mrow>
                <mo fence="true" stretchy="false">(</mo>
                <mrow>
                  <mrow>
                    <mn>6</mn>
                    <mrow>
                      <msup>
                        <mi>x</mi>
                        <mn>2</mn>
                      </msup>
                      <mo stretchy="false">+</mo>
                      <mn>7</mn>
                    </mrow>
                    <mrow>
                      <mi>x</mi>
                      <mo stretchy="false">+</mo>
                      <mn>2</mn>
                    </mrow>
                  </mrow>
                </mrow>
                <mo fence="true" stretchy="false">)</mo>
              </mrow>
              <mfrac>
                <mn>1</mn>
                <mn>3</mn>
              </mfrac>
            </msup>
          </mrow>
        </mtd>
      </mtr>
      <mtr>
        <mtd>
          <mrow>
            <mi>y</mi>
            <mrow>
              <mi>'</mi>
              <mo stretchy="false">=</mo>
              <mfrac>
                <mn>1</mn>
                <mn>3</mn>
              </mfrac>
            </mrow>
            <mrow>
              <mrow>
                <msup>
                  <mrow>
                    <mo fence="true" stretchy="false">(</mo>
                    <mrow>
                      <mrow>
                        <mn>6</mn>
                        <mrow>
                          <msup>
                            <mi>x</mi>
                            <mn>2</mn>
                          </msup>
                          <mo stretchy="false">+</mo>
                          <mn>7</mn>
                        </mrow>
                        <mrow>
                          <mi>x</mi>
                          <mo stretchy="false">+</mo>
                          <mn>2</mn>
                        </mrow>
                      </mrow>
                    </mrow>
                    <mo fence="true" stretchy="false">)</mo>
                  </mrow>
                  <mrow>
                    <mo stretchy="false">−</mo>
                    <mfrac>
                      <mn>2</mn>
                      <mn>3</mn>
                    </mfrac>
                  </mrow>
                </msup>
                <mo stretchy="false">⋅</mo>
                <mrow>
                  <mo fence="true" stretchy="false">(</mo>
                  <mrow>
                    <mrow>
                      <mn>12</mn>
                      <mrow>
                        <mi>x</mi>
                        <mo stretchy="false">+</mo>
                        <mn>7</mn>
                      </mrow>
                    </mrow>
                  </mrow>
                  <mo fence="true" stretchy="false">)</mo>
                </mrow>
              </mrow>
              <mo stretchy="false">=</mo>
              <mfrac>
                <mrow>
                  <mn>12</mn>
                  <mrow>
                    <mi>x</mi>
                    <mo stretchy="false">+</mo>
                    <mn>7</mn>
                  </mrow>
                </mrow>
                <mrow>
                  <mn>3</mn>
                  <msup>
                    <mrow>
                      <mo fence="true" stretchy="false">(</mo>
                      <mrow>
                        <mrow>
                          <mn>6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7</mn>
                          </mrow>
                          <mrow>
                            <mi>x</mi>
                            <mo stretchy="false">+</mo>
                            <mn>2</mn>
                          </mrow>
                        </mrow>
                      </mrow>
                      <mo fence="true" stretchy="false">)</mo>
                    </mrow>
                    <mfrac>
                      <mn>2</mn>
                      <mn>3</mn>
                    </mfrac>
                  </msup>
                </mrow>
              </mfrac>
              <mo stretchy="false">=</mo>
              <mrow>
                <mo fence="true" stretchy="true">(</mo>
                <mrow>
                  <mfrac>
                    <mrow>
                      <mn>12</mn>
                      <mrow>
                        <mi>x</mi>
                        <mo stretchy="false">+</mo>
                        <mn>7</mn>
                      </mrow>
                    </mrow>
                    <mrow>
                      <mn>3</mn>
                      <mroot>
                        <msup>
                          <mrow>
                            <mo fence="true" stretchy="false">(</mo>
                            <mrow>
                              <mrow>
                                <mn>6</mn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n>7</mn>
                                </mrow>
                                <mrow>
                                  <mi>x</mi>
                                  <mo stretchy="false">+</mo>
                                  <mn>2</mn>
                                </mrow>
                              </mrow>
                            </mrow>
                            <mo fence="true" stretchy="false">)</mo>
                          </mrow>
                          <mn>2</mn>
                        </msup>
                        <mn>3</mn>
                      </mroot>
                    </mrow>
                  </mfrac>
                </mrow>
                <mo fence="true" stretchy="true">)</mo>
              </mrow>
            </mrow>
            <mrow>
              <mo fence="true" stretchy="true">(</mo>
              <mrow>
                <mfrac>
                  <mroot>
                    <mrow>
                      <mn>6</mn>
                      <mrow>
                        <msup>
                          <mi>x</mi>
                          <mn>2</mn>
                        </msup>
                        <mo stretchy="false">+</mo>
                        <mn>7</mn>
                      </mrow>
                      <mrow>
                        <mi>x</mi>
                        <mo stretchy="false">+</mo>
                        <mn>2</mn>
                      </mrow>
                    </mrow>
                    <mn>3</mn>
                  </mroot>
                  <mroot>
                    <mrow>
                      <mn>6</mn>
                      <mrow>
                        <msup>
                          <mi>x</mi>
                          <mn>2</mn>
                        </msup>
                        <mo stretchy="false">+</mo>
                        <mn>7</mn>
                      </mrow>
                      <mrow>
                        <mi>x</mi>
                        <mo stretchy="false">+</mo>
                        <mn>2</mn>
                      </mrow>
                    </mrow>
                    <mn>3</mn>
                  </mroot>
                </mfrac>
              </mrow>
              <mo fence="true" stretchy="true">)</mo>
            </mrow>
            <mtext>=</mtext>
          </mrow>
        </mtd>
      </mtr>
      <mtr>
        <mtd>
          <mfrac>
            <mrow>
              <mrow>
                <mo fence="true" stretchy="false">(</mo>
                <mrow>
                  <mrow>
                    <mn>12</mn>
                    <mrow>
                      <mi>x</mi>
                      <mo stretchy="false">+</mo>
                      <mn>7</mn>
                    </mrow>
                  </mrow>
                </mrow>
                <mo fence="true" stretchy="false">)</mo>
              </mrow>
              <mroot>
                <mrow>
                  <mn>6</mn>
                  <mrow>
                    <msup>
                      <mi>x</mi>
                      <mn>2</mn>
                    </msup>
                    <mo stretchy="false">+</mo>
                    <mn>7</mn>
                  </mrow>
                  <mrow>
                    <mi>x</mi>
                    <mo stretchy="false">+</mo>
                    <mn>2</mn>
                  </mrow>
                </mrow>
                <mn>3</mn>
              </mroot>
            </mrow>
            <mrow>
              <mn>3</mn>
              <mrow>
                <mo fence="true" stretchy="false">(</mo>
                <mrow>
                  <mrow>
                    <mn>6</mn>
                    <mrow>
                      <msup>
                        <mi>x</mi>
                        <mn>2</mn>
                      </msup>
                      <mo stretchy="false">+</mo>
                      <mn>7</mn>
                    </mrow>
                    <mrow>
                      <mi>x</mi>
                      <mo stretchy="false">+</mo>
                      <mn>2</mn>
                    </mrow>
                  </mrow>
                </mrow>
                <mo fence="true" stretchy="false">)</mo>
              </mrow>
            </mrow>
          </mfrac>
        </mtd>
      </mtr>
    </mtable>
    <annotation encoding="StarMath 5.0">y = nroot 3 { 6x^2 + 7x + 2 } = ( 6x^2 + 7x + 2 )^{ 1 over 3 } newline
y' = { 1 over 3 }( 6x^2 + 7x + 2 )^{ -{2 over 3} } cdot ( 12x + 7 ) = { 12x + 7 } over {3( 6x^2 + 7x + 2 )^{2 over 3}} = left( { 12x + 7 } over {3 nroot 3( 6x^2 + 7x + 2 )^2} right) left( nroot 3{ 6x^2 + 7x + 2} over nroot 3{ 6x^2 + 7x + 2} right) "=" newline 
{ (12x + 7)nroot 3{ 6x^2 + 7x + 2} } over { 3(6x^2 + 7x + 2) }</annotation>
  </semantics>
</math>
</file>

<file path=Object 6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3</mn>
                <msup>
                  <mi>x</mi>
                  <mn>5</mn>
                </msup>
              </mfrac>
              <mo stretchy="false">=</mo>
              <mn>3</mn>
            </mrow>
            <msup>
              <mi>x</mi>
              <mrow>
                <mo stretchy="false">−</mo>
                <mn>5</mn>
              </mrow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row>
                <mo fence="true" stretchy="false">(</mo>
                <mrow>
                  <mrow>
                    <mrow>
                      <mo stretchy="false">−</mo>
                      <mn>5</mn>
                    </mrow>
                    <msup>
                      <mi>x</mi>
                      <mrow>
                        <mrow>
                          <mo stretchy="false">−</mo>
                          <mn>5</mn>
                        </mrow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o stretchy="false">=</mo>
              <mrow>
                <mo stretchy="false">−</mo>
                <mn>15</mn>
              </mrow>
            </mrow>
            <mrow>
              <msup>
                <mi>x</mi>
                <mrow>
                  <mo stretchy="false">−</mo>
                  <mn>6</mn>
                </mrow>
              </msup>
              <mo stretchy="false">=</mo>
              <mrow>
                <mo stretchy="false">−</mo>
                <mfrac>
                  <mn>15</mn>
                  <msup>
                    <mi>x</mi>
                    <mn>6</mn>
                  </msup>
                </mfrac>
              </mrow>
            </mrow>
          </mrow>
        </mtd>
      </mtr>
    </mtable>
    <annotation encoding="StarMath 5.0">g( x ) = 3 over x^5 = 3x^{ -5 } newline
g'( x ) = 3( -5x^{-5 - 1} ) = -15x^{ -6 } = -{15 over x^6}</annotation>
  </semantics>
</math>
</file>

<file path=Object 60/content.xml><?xml version="1.0" encoding="utf-8"?>
<math xmlns="http://www.w3.org/1998/Math/MathML" display="block">
  <semantics>
    <mtable>
      <mtr>
        <mtd>
          <mrow>
            <mi>y</mi>
            <mo stretchy="false">=</mo>
            <msup>
              <mi>e</mi>
              <mrow>
                <mn>5</mn>
                <mrow>
                  <msup>
                    <mi>x</mi>
                    <mn>2</mn>
                  </msup>
                  <mo stretchy="false">+</mo>
                  <mn>4</mn>
                </mrow>
              </mrow>
            </msup>
          </mrow>
        </mtd>
      </mtr>
      <mtr>
        <mtd>
          <mrow>
            <mi>y</mi>
            <mrow>
              <mi>'</mi>
              <mo stretchy="false">=</mo>
              <mrow>
                <msup>
                  <mi>e</mi>
                  <mrow>
                    <mn>5</mn>
                    <mrow>
                      <msup>
                        <mi>x</mi>
                        <mn>2</mn>
                      </msup>
                      <mo stretchy="false">+</mo>
                      <mn>4</mn>
                    </mrow>
                  </mrow>
                </msup>
                <mo stretchy="false">⋅</mo>
                <mn>10</mn>
              </mrow>
            </mrow>
            <mi>x</mi>
          </mrow>
        </mtd>
      </mtr>
    </mtable>
    <annotation encoding="StarMath 5.0">y = e^{ 5x^2 + 4 } newline
y' = e^{ 5x^2 + 4 } cdot 10x</annotation>
  </semantics>
</math>
</file>

<file path=Object 61/content.xml><?xml version="1.0" encoding="utf-8"?>
<math xmlns="http://www.w3.org/1998/Math/MathML" display="block">
  <semantics>
    <mtable>
      <mtr>
        <mtd>
          <mrow>
            <mi>y</mi>
            <mo stretchy="false">=</mo>
            <msup>
              <mi>e</mi>
              <mfrac>
                <mn>1</mn>
                <msup>
                  <mi>x</mi>
                  <mn>2</mn>
                </msup>
              </mfrac>
            </msup>
            <mo stretchy="false">=</mo>
            <msup>
              <mi>e</mi>
              <msup>
                <mi>x</mi>
                <mrow>
                  <mo stretchy="false">−</mo>
                  <mn>2</mn>
                </mrow>
              </msup>
            </msup>
          </mrow>
        </mtd>
      </mtr>
      <mtr>
        <mtd>
          <mrow>
            <mi>y</mi>
            <mrow>
              <mi>'</mi>
              <mo stretchy="false">=</mo>
              <msup>
                <mi>e</mi>
                <mfrac>
                  <mn>1</mn>
                  <msup>
                    <mi>x</mi>
                    <mn>2</mn>
                  </msup>
                </mfrac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n>2</mn>
                    </mrow>
                    <msup>
                      <mi>x</mi>
                      <mrow>
                        <mo stretchy="false">−</mo>
                        <mn>3</mn>
                      </mrow>
                    </msup>
                  </mrow>
                </mrow>
                <mo fence="true" stretchy="false">)</mo>
              </mrow>
              <mo stretchy="false">=</mo>
              <msup>
                <mi>e</mi>
                <mfrac>
                  <mn>1</mn>
                  <msup>
                    <mi>x</mi>
                    <mn>2</mn>
                  </msup>
                </mfrac>
              </msup>
            </mrow>
            <mrow>
              <mrow>
                <mo fence="true" stretchy="true">(</mo>
                <mrow>
                  <mrow>
                    <mo stretchy="false">−</mo>
                    <mfrac>
                      <mn>2</mn>
                      <msup>
                        <mi>x</mi>
                        <mn>3</mn>
                      </msup>
                    </mfrac>
                  </mrow>
                </mrow>
                <mo fence="true" stretchy="true">)</mo>
              </mrow>
              <mo stretchy="false">=</mo>
              <mrow>
                <mo stretchy="false">−</mo>
                <mfrac>
                  <mrow>
                    <mn>2</mn>
                    <msup>
                      <mi>e</mi>
                      <mfrac>
                        <mn>1</mn>
                        <msup>
                          <mi>x</mi>
                          <mn>2</mn>
                        </msup>
                      </mfrac>
                    </msup>
                  </mrow>
                  <msup>
                    <mi>x</mi>
                    <mn>3</mn>
                  </msup>
                </mfrac>
              </mrow>
            </mrow>
          </mrow>
        </mtd>
      </mtr>
    </mtable>
    <annotation encoding="StarMath 5.0">y = e^{ 1 over x^2 } = e^{ x^{-2} } newline
y' = e^{ 1 over x^2 } ( -2x^{-3} ) = e^{ 1 over x^2 } left( -{2 over x^3} right) = -{{ 2e^{ 1 over x^2 } } over x^3}</annotation>
  </semantics>
</math>
</file>

<file path=Object 62/content.xml><?xml version="1.0" encoding="utf-8"?>
<math xmlns="http://www.w3.org/1998/Math/MathML" display="block">
  <semantics>
    <mtable>
      <mtr>
        <mtd>
          <mrow>
            <mi>y</mi>
            <mo stretchy="false">=</mo>
            <msup>
              <mn>3</mn>
              <msup>
                <mi>x</mi>
                <mn>2</mn>
              </msup>
            </msup>
          </mrow>
        </mtd>
      </mtr>
      <mtr>
        <mtd>
          <mrow>
            <mi>y</mi>
            <mrow>
              <mi>'</mi>
              <mo stretchy="false">=</mo>
              <mrow>
                <msup>
                  <mn>3</mn>
                  <msup>
                    <mi>x</mi>
                    <mn>2</mn>
                  </msup>
                </msup>
                <mo stretchy="false">⋅</mo>
                <mi>ln</mi>
              </mrow>
            </mrow>
            <mrow>
              <mrow>
                <mo fence="true" stretchy="false">(</mo>
                <mrow>
                  <mn>3</mn>
                </mrow>
                <mo fence="true" stretchy="false">)</mo>
              </mrow>
              <mo stretchy="false">⋅</mo>
              <mn>2</mn>
            </mrow>
            <mi>x</mi>
          </mrow>
        </mtd>
      </mtr>
    </mtable>
    <annotation encoding="StarMath 5.0">y = 3^{ x^2 } newline
y' = 3^{ x^2 } cdot ln( 3 ) cdot 2x</annotation>
  </semantics>
</math>
</file>

<file path=Object 63/content.xml><?xml version="1.0" encoding="utf-8"?>
<math xmlns="http://www.w3.org/1998/Math/MathML" display="block">
  <semantics>
    <mtable>
      <mtr>
        <mtd>
          <mrow>
            <mi>y</mi>
            <mo stretchy="false">=</mo>
            <msup>
              <mn>5</mn>
              <mrow>
                <mn>2</mn>
                <mrow>
                  <msup>
                    <mi>x</mi>
                    <mn>2</mn>
                  </msup>
                  <mo stretchy="false">+</mo>
                  <mn>3</mn>
                </mrow>
                <mrow>
                  <mi>x</mi>
                  <mo stretchy="false">−</mo>
                  <mn>1</mn>
                </mrow>
              </mrow>
            </msup>
          </mrow>
        </mtd>
      </mtr>
      <mtr>
        <mtd>
          <mrow>
            <mi>y</mi>
            <mrow>
              <mi>'</mi>
              <mo stretchy="false">=</mo>
              <mrow>
                <msup>
                  <mn>5</mn>
                  <mrow>
                    <mn>2</mn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  <mrow>
                      <mi>x</mi>
                      <mo stretchy="false">−</mo>
                      <mn>1</mn>
                    </mrow>
                  </mrow>
                </msup>
                <mo stretchy="false">⋅</mo>
                <mi>ln</mi>
              </mrow>
            </mrow>
            <mrow>
              <mrow>
                <mo fence="true" stretchy="false">(</mo>
                <mrow>
                  <mn>5</mn>
                </mrow>
                <mo fence="true" stretchy="false">)</mo>
              </mrow>
              <mo stretchy="false">⋅</mo>
              <mrow>
                <mo fence="true" stretchy="false">(</mo>
                <mrow>
                  <mrow>
                    <mn>4</mn>
                    <mrow>
                      <mi>x</mi>
                      <mo stretchy="false">+</mo>
                      <mn>3</mn>
                    </mrow>
                  </mrow>
                </mrow>
                <mo fence="true" stretchy="false">)</mo>
              </mrow>
            </mrow>
          </mrow>
        </mtd>
      </mtr>
    </mtable>
    <annotation encoding="StarMath 5.0">y = 5^{ 2x^2 + 3x - 1 } newline
y' = 5^{ 2x^2 + 3x - 1 } cdot ln( 5 ) cdot ( 4x +3 )</annotation>
  </semantics>
</math>
</file>

<file path=Object 64/content.xml><?xml version="1.0" encoding="utf-8"?>
<math xmlns="http://www.w3.org/1998/Math/MathML" display="block">
  <semantics>
    <mtable>
      <mtr>
        <mtd>
          <mrow>
            <mstyle color="red">
              <mi>y</mi>
            </mstyle>
            <mo stretchy="false">=</mo>
            <mstyle color="red">
              <msup>
                <mrow>
                  <mo fence="true" stretchy="true">(</mo>
                  <mrow>
                    <mfrac>
                      <mn>1</mn>
                      <mn>2</mn>
                    </mfrac>
                  </mrow>
                  <mo fence="true" stretchy="true">)</mo>
                </mrow>
                <msqrt>
                  <mi>x</mi>
                </msqrt>
              </msup>
            </mstyle>
            <mo stretchy="false">=</mo>
            <msup>
              <mrow>
                <mo fence="true" stretchy="true">(</mo>
                <mrow>
                  <mfrac>
                    <mn>1</mn>
                    <mn>2</mn>
                  </mfrac>
                </mrow>
                <mo fence="true" stretchy="true">)</mo>
              </mrow>
              <msup>
                <mi>x</mi>
                <mfrac>
                  <mn>1</mn>
                  <mn>2</mn>
                </mfrac>
              </msup>
            </msup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row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sqrt>
                    <mi>x</mi>
                  </msqrt>
                </msup>
                <mo stretchy="false">⋅</mo>
                <mi>ln</mi>
              </mrow>
            </mrow>
            <mrow>
              <mrow>
                <mo fence="true" stretchy="true">(</mo>
                <mrow>
                  <mfrac>
                    <mn>1</mn>
                    <mn>2</mn>
                  </mfrac>
                </mrow>
                <mo fence="true" stretchy="true">)</mo>
              </mrow>
              <mo stretchy="false">⋅</mo>
              <mfrac>
                <mn>1</mn>
                <mn>2</mn>
              </mfrac>
            </mrow>
            <mrow>
              <msup>
                <mi>x</mi>
                <mrow>
                  <mfrac>
                    <mn>1</mn>
                    <mn>2</mn>
                  </mfrac>
                  <mo stretchy="false">−</mo>
                  <mn>1</mn>
                </mrow>
              </msup>
              <mo stretchy="false">=</mo>
              <mrow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sqrt>
                    <mi>x</mi>
                  </msqrt>
                </msup>
                <mo stretchy="false">⋅</mo>
                <mi>ln</mi>
              </mrow>
            </mrow>
            <mrow>
              <mrow>
                <mo fence="true" stretchy="true">(</mo>
                <mrow>
                  <mfrac>
                    <mn>1</mn>
                    <mn>2</mn>
                  </mfrac>
                </mrow>
                <mo fence="true" stretchy="true">)</mo>
              </mrow>
              <mo stretchy="false">⋅</mo>
              <mfrac>
                <mn>1</mn>
                <mn>2</mn>
              </mfrac>
            </mrow>
            <mrow>
              <msup>
                <mi>x</mi>
                <mrow>
                  <mo stretchy="false">−</mo>
                  <mfrac>
                    <mn>1</mn>
                    <mn>2</mn>
                  </mfrac>
                </mrow>
              </msup>
              <mo stretchy="false">=</mo>
              <mrow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sqrt>
                    <mi>x</mi>
                  </msqrt>
                </msup>
                <mo stretchy="false">⋅</mo>
                <mi>ln</mi>
              </mrow>
            </mrow>
            <mrow>
              <mrow>
                <mrow>
                  <mo fence="true" stretchy="true">(</mo>
                  <mrow>
                    <mfrac>
                      <mn>1</mn>
                      <mn>2</mn>
                    </mfrac>
                  </mrow>
                  <mo fence="true" stretchy="true">)</mo>
                </mrow>
                <mo stretchy="false">⋅</mo>
                <mfrac>
                  <mn>1</mn>
                  <mrow>
                    <mn>2</mn>
                    <msup>
                      <mi>x</mi>
                      <mfrac>
                        <mn>1</mn>
                        <mn>2</mn>
                      </mfrac>
                    </msup>
                  </mrow>
                </mfrac>
              </mrow>
              <mo stretchy="false">=</mo>
              <mstyle color="red">
                <mrow>
                  <mrow>
                    <msup>
                      <mrow>
                        <mo fence="true" stretchy="true">(</mo>
                        <mrow>
                          <mfrac>
                            <mn>1</mn>
                            <mn>2</mn>
                          </mfrac>
                        </mrow>
                        <mo fence="true" stretchy="true">)</mo>
                      </mrow>
                      <msqrt>
                        <mi>x</mi>
                      </msqrt>
                    </msup>
                    <mo stretchy="false">⋅</mo>
                    <mi>ln</mi>
                  </mrow>
                  <mrow>
                    <mrow>
                      <mo fence="true" stretchy="true">(</mo>
                      <mrow>
                        <mfrac>
                          <mn>1</mn>
                          <mn>2</mn>
                        </mfrac>
                      </mrow>
                      <mo fence="true" stretchy="true">)</mo>
                    </mrow>
                    <mo stretchy="false">⋅</mo>
                    <mfrac>
                      <mn>1</mn>
                      <mrow>
                        <mn>2</mn>
                        <msqrt>
                          <mi>x</mi>
                        </msqrt>
                      </mrow>
                    </mfrac>
                  </mrow>
                </mrow>
              </mstyle>
            </mrow>
          </mrow>
        </mtd>
      </mtr>
    </mtable>
    <annotation encoding="StarMath 5.0">color red{y} = color red{left( 1 over 2 right)^{ sqrt x }} = left( 1 over 2 right)^{ x^{1 over 2} } newline
color red{y'} = left( 1 over 2 right)^{ sqrt x } cdot ln left( 1 over 2 right) cdot {1 over 2}x^{ 1 over 2 - 1 } = left( 1 over 2 right)^{ sqrt x } cdot ln left( 1 over 2 right) cdot {1 over 2}x^{ -{1 over 2} } = left( 1 over 2 right)^{ sqrt x } cdot ln left( 1 over 2 right) cdot { 1 over {2x^{1 over 2}} } = color red{left( 1 over 2 right)^{ sqrt x } cdot ln left( 1 over 2 right) cdot { 1 over {2 sqrt x} }}</annotation>
  </semantics>
</math>
</file>

<file path=Object 65/content.xml><?xml version="1.0" encoding="utf-8"?>
<math xmlns="http://www.w3.org/1998/Math/MathML" display="block">
  <semantics>
    <mtable>
      <mtr>
        <mtd>
          <mrow>
            <mrow>
              <mstyle color="red">
                <mi>f</mi>
              </mstyle>
              <mo stretchy="false">=</mo>
              <mstyle color="red">
                <msup>
                  <mi>e</mi>
                  <mfrac>
                    <mrow>
                      <mi>x</mi>
                      <mo stretchy="false">+</mo>
                      <mn>1</mn>
                    </mrow>
                    <mrow>
                      <mi>x</mi>
                      <mo stretchy="false">−</mo>
                      <mn>1</mn>
                    </mrow>
                  </mfrac>
                </msup>
              </mstyle>
            </mrow>
            <mo stretchy="false">→</mo>
            <mrow>
              <mi>g</mi>
              <mo stretchy="false">=</mo>
              <mfrac>
                <mrow>
                  <mi>x</mi>
                  <mo stretchy="false">+</mo>
                  <mn>1</mn>
                </mrow>
                <mrow>
                  <mi>x</mi>
                  <mo stretchy="false">−</mo>
                  <mn>1</mn>
                </mrow>
              </mfrac>
            </mrow>
            <mo stretchy="false">→</mo>
            <mrow>
              <mi>f</mi>
              <mo stretchy="false">=</mo>
              <msup>
                <mi>e</mi>
                <mi>g</mi>
              </msup>
            </mrow>
          </mrow>
        </mtd>
      </mtr>
      <mtr>
        <mtd>
          <mrow>
            <mi>g</mi>
            <mrow>
              <mi>'</mi>
              <mo stretchy="false">=</mo>
              <mfrac>
                <mrow>
                  <mrow>
                    <mn>1</mn>
                    <mo stretchy="false">⋅</mo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o stretchy="false">−</mo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⋅</mo>
                    <mn>1</mn>
                  </mrow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i>x</mi>
                  <mo stretchy="false">−</mo>
                  <mn>1</mn>
                  <mo stretchy="false">−</mo>
                  <mi>x</mi>
                  <mo stretchy="false">−</mo>
                  <mn>1</mn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o stretchy="false">−</mo>
                  <mn>2</mn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</mrow>
          </mrow>
        </mtd>
      </mtr>
      <mtr>
        <mtd>
          <mrow>
            <mrow>
              <mstyle color="red">
                <mrow>
                  <mi>f</mi>
                  <mi>'</mi>
                </mrow>
              </mstyle>
              <mo stretchy="false">=</mo>
              <mrow>
                <msup>
                  <mi>e</mi>
                  <mi>g</mi>
                </msup>
                <mo stretchy="false">⋅</mo>
                <mi>g</mi>
              </mrow>
            </mrow>
            <mi>'</mi>
            <mo stretchy="false">→</mo>
            <mi>f</mi>
            <mrow>
              <mi>'</mi>
              <mo stretchy="false">=</mo>
              <mrow>
                <msup>
                  <mi>e</mi>
                  <mfrac>
                    <mrow>
                      <mi>x</mi>
                      <mo stretchy="false">+</mo>
                      <mn>1</mn>
                    </mrow>
                    <mrow>
                      <mi>x</mi>
                      <mo stretchy="false">−</mo>
                      <mn>1</mn>
                    </mrow>
                  </mfrac>
                </msup>
                <mo stretchy="false">⋅</mo>
                <mfrac>
                  <mrow>
                    <mo stretchy="false">−</mo>
                    <mn>2</mn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frac>
              </mrow>
              <mo stretchy="false">=</mo>
              <mstyle color="red">
                <mfrac>
                  <mrow>
                    <mo stretchy="false">−</mo>
                    <mrow>
                      <mn>2</mn>
                      <msup>
                        <mi>e</mi>
                        <mfrac>
                          <mrow>
                            <mi>x</mi>
                            <mo stretchy="false">+</mo>
                            <mn>1</mn>
                          </mrow>
                          <mrow>
                            <mi>x</mi>
                            <mo stretchy="false">−</mo>
                            <mn>1</mn>
                          </mrow>
                        </mfrac>
                      </msup>
                    </mrow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frac>
              </mstyle>
            </mrow>
          </mrow>
        </mtd>
      </mtr>
    </mtable>
    <annotation encoding="StarMath 5.0">color red{f} = color red{e^{ {x + 1} over {x - 1} }} -&gt; g = {x + 1} over {x - 1} -&gt; f = e^g newline
g' = {1 cdot ( x - 1 ) - (x + 1) cdot 1} over ( x - 1 )^2 = { x - 1 - x - 1 } over ( x - 1 )^2 = -2 over ( x - 1 )^2 newline
color red{f'} = e^g cdot g' -&gt; f'=  e^{ {x + 1} over {x - 1} } cdot { -2 over ( x - 1 )^2 } = color red{-{2e^{ {x + 1} over {x - 1} }} over ( x - 1 )^2}
</annotation>
  </semantics>
</math>
</file>

<file path=Object 66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o fence="true" stretchy="false">(</mo>
              <mrow>
                <mrow>
                  <mn>5</mn>
                  <mrow>
                    <msup>
                      <mi>x</mi>
                      <mn>2</mn>
                    </msup>
                    <mo stretchy="false">−</mo>
                    <mn>4</mn>
                  </mrow>
                  <mi>x</mi>
                </mrow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frac>
                <mrow>
                  <mn>10</mn>
                  <mrow>
                    <mi>x</mi>
                    <mo stretchy="false">−</mo>
                    <mn>4</mn>
                  </mrow>
                </mrow>
                <mrow>
                  <mn>5</mn>
                  <mrow>
                    <msup>
                      <mi>x</mi>
                      <mn>2</mn>
                    </msup>
                    <mo stretchy="false">−</mo>
                    <mn>4</mn>
                  </mrow>
                  <mi>x</mi>
                </mrow>
              </mfrac>
              <mo stretchy="false">=</mo>
              <mfrac>
                <mrow>
                  <mn>2</mn>
                  <mrow>
                    <mo fence="true" stretchy="false">(</mo>
                    <mrow>
                      <mrow>
                        <mn>5</mn>
                        <mrow>
                          <mi>x</mi>
                          <mo stretchy="false">−</mo>
                          <mn>2</mn>
                        </mrow>
                      </mrow>
                    </mrow>
                    <mo fence="true" stretchy="false">)</mo>
                  </mrow>
                </mrow>
                <mrow>
                  <mi>x</mi>
                  <mrow>
                    <mo fence="true" stretchy="false">(</mo>
                    <mrow>
                      <mrow>
                        <mn>5</mn>
                        <mrow>
                          <mi>x</mi>
                          <mo stretchy="false">−</mo>
                          <mn>4</mn>
                        </mrow>
                      </mrow>
                    </mrow>
                    <mo fence="true" stretchy="false">)</mo>
                  </mrow>
                </mrow>
              </mfrac>
            </mrow>
          </mrow>
        </mtd>
      </mtr>
    </mtable>
    <annotation encoding="StarMath 5.0">y = ln( 5x^2 -4x ) newline
y' = { 10x - 4 } over { 5x^2 -4x } = { 2(5x - 2) } over { x(5x - 4) }</annotation>
  </semantics>
</math>
</file>

<file path=Object 6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b>
                <mi>log</mi>
                <mn>2</mn>
              </msub>
            </mrow>
            <mrow>
              <mo fence="true" stretchy="false">(</mo>
              <mrow>
                <mrow>
                  <mn>3</mn>
                  <mrow>
                    <msup>
                      <mi>x</mi>
                      <mn>2</mn>
                    </msup>
                    <mo stretchy="false">−</mo>
                    <mn>7</mn>
                  </mrow>
                </mrow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row>
                <mfrac>
                  <mrow>
                    <mn>6</mn>
                    <mi>x</mi>
                  </mrow>
                  <mrow>
                    <mn>3</mn>
                    <mrow>
                      <msup>
                        <mi>x</mi>
                        <mn>2</mn>
                      </msup>
                      <mo stretchy="false">−</mo>
                      <mn>7</mn>
                    </mrow>
                  </mrow>
                </mfrac>
                <mo stretchy="false">⋅</mo>
                <msub>
                  <mi>log</mi>
                  <mn>2</mn>
                </msub>
              </mrow>
            </mrow>
            <mrow>
              <mo fence="true" stretchy="false">(</mo>
              <mrow>
                <mi>e</mi>
              </mrow>
              <mo fence="true" stretchy="false">)</mo>
            </mrow>
          </mrow>
        </mtd>
      </mtr>
    </mtable>
    <annotation encoding="StarMath 5.0">y = log_2( 3x^2 - 7 ) newline
y' = { 6x } over { 3x^2 - 7 } cdot log_2(e)</annotation>
  </semantics>
</math>
</file>

<file path=Object 68/content.xml><?xml version="1.0" encoding="utf-8"?>
<math xmlns="http://www.w3.org/1998/Math/MathML" display="block">
  <semantics>
    <mtable>
      <mtr>
        <mtd>
          <mrow>
            <mrow>
              <mstyle color="red">
                <mi>f</mi>
              </mstyle>
              <mo stretchy="false">=</mo>
              <mstyle color="red">
                <mrow>
                  <msub>
                    <mi>log</mi>
                    <mn>10</mn>
                  </msub>
                  <mrow>
                    <mo fence="true" stretchy="true">(</mo>
                    <mrow>
                      <mfrac>
                        <mrow>
                          <mi>x</mi>
                          <mo stretchy="false">+</mo>
                          <mn>1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frac>
                    </mrow>
                    <mo fence="true" stretchy="true">)</mo>
                  </mrow>
                </mrow>
              </mstyle>
            </mrow>
            <mo stretchy="false">→</mo>
            <mrow>
              <mi>g</mi>
              <mo stretchy="false">=</mo>
              <mfrac>
                <mrow>
                  <mi>x</mi>
                  <mo stretchy="false">+</mo>
                  <mn>1</mn>
                </mrow>
                <mrow>
                  <msup>
                    <mi>x</mi>
                    <mn>2</mn>
                  </msup>
                  <mo stretchy="false">+</mo>
                  <mn>1</mn>
                </mrow>
              </mfrac>
            </mrow>
            <mo stretchy="false">→</mo>
            <mrow>
              <mi>f</mi>
              <mo stretchy="false">=</mo>
              <msub>
                <mi>log</mi>
                <mn>10</mn>
              </msub>
            </mrow>
            <mrow>
              <mo fence="true" stretchy="false">(</mo>
              <mrow>
                <mi>g</mi>
              </mrow>
              <mo fence="true" stretchy="false">)</mo>
            </mrow>
          </mrow>
        </mtd>
      </mtr>
      <mtr>
        <mtd>
          <mrow>
            <mi>g</mi>
            <mrow>
              <mi>'</mi>
              <mo stretchy="false">=</mo>
              <mfrac>
                <mrow>
                  <mn>1</mn>
                  <mrow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  <mn>2</mn>
                  <mi>x</mi>
                </mrow>
                <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row>
                    <msup>
                      <mi>x</mi>
                      <mn>2</mn>
                    </msup>
                    <mo stretchy="false">+</mo>
                    <mn>1</mn>
                    <mo stretchy="false">−</mo>
                    <mn>2</mn>
                  </mrow>
                  <mrow>
                    <msup>
                      <mi>x</mi>
                      <mn>2</mn>
                    </msup>
                    <mo stretchy="false">−</mo>
                    <mn>2</mn>
                  </mrow>
                  <mi>x</mi>
                </mrow>
                <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row>
                    <mrow>
                      <mo stretchy="false">−</mo>
                      <msup>
                        <mi>x</mi>
                        <mn>2</mn>
                      </msup>
                    </mrow>
                    <mo stretchy="false">−</mo>
                    <mn>2</mn>
                  </mrow>
                  <mrow>
                    <mi>x</mi>
                    <mo stretchy="false">+</mo>
                    <mn>1</mn>
                  </mrow>
                </mrow>
                <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o stretchy="false">−</mo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sup>
              </mfrac>
            </mrow>
          </mrow>
        </mtd>
      </mtr>
      <mtr>
        <mtd>
          <mrow>
            <mrow>
              <mstyle color="red">
                <mrow>
                  <mi>f</mi>
                  <mi>'</mi>
                </mrow>
              </mstyle>
              <mo stretchy="false">=</mo>
              <mrow>
                <mfrac>
                  <mrow>
                    <mi>g</mi>
                    <mi>'</mi>
                  </mrow>
                  <mi>g</mi>
                </mfrac>
                <mo stretchy="false">⋅</mo>
                <msub>
                  <mi>log</mi>
                  <mn>10</mn>
                </msub>
              </mrow>
            </mrow>
            <mrow>
              <mo fence="true" stretchy="false">(</mo>
              <mrow>
                <mi>e</mi>
              </mrow>
              <mo fence="true" stretchy="false">)</mo>
            </mrow>
            <mo stretchy="false">→</mo>
            <mi>f</mi>
            <mrow>
              <mi>'</mi>
              <mo stretchy="false">=</mo>
              <mrow>
                <mfrac>
                  <mfrac>
                    <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2</mn>
                            </mrow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  <msup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</mfrac>
                  <mfrac>
                    <mrow>
                      <mi>x</mi>
                      <mo stretchy="false">+</mo>
                      <mn>1</mn>
                    </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frac>
                </mfrac>
                <mo stretchy="false">⋅</mo>
                <msub>
                  <mi>log</mi>
                  <mn>10</mn>
                </msub>
              </mrow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=</mo>
              <mrow>
                <mfrac>
                  <mrow>
                    <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2</mn>
                            </mrow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  <mrow>
                    <msup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frac>
                <mo stretchy="false">⋅</mo>
                <msub>
                  <mi>log</mi>
                  <mn>10</mn>
                </msub>
              </mrow>
            </mrow>
            <mrow>
              <mo fence="true" stretchy="false">(</mo>
              <mrow>
                <mi>e</mi>
              </mrow>
              <mo fence="true" stretchy="false">)</mo>
            </mrow>
            <mtext>=</mtext>
          </mrow>
        </mtd>
      </mtr>
      <mtr>
        <mtd>
          <mrow>
            <mrow>
              <mfrac>
                <mrow>
                  <mo stretchy="false">−</mo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</mfrac>
              <mo stretchy="false">⋅</mo>
              <msub>
                <mi>log</mi>
                <mn>10</mn>
              </msub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=</mo>
              <mstyle color="red">
                <mrow>
                  <mrow>
                    <mfrac>
                      <mrow>
                        <mrow>
                          <mrow>
                            <mo stretchy="false">−</mo>
                            <msup>
                              <mi>x</mi>
                              <mn>2</mn>
                            </msup>
                          </mrow>
                          <mo stretchy="false">−</mo>
                          <mn>2</mn>
                        </mrow>
                        <mrow>
                          <mi>x</mi>
                          <mo stretchy="false">+</mo>
                          <mn>1</mn>
                        </mrow>
                      </mrow>
                      <mrow>
                        <msup>
                          <mi>x</mi>
                          <mn>3</mn>
                        </msup>
                        <mo stretchy="false">+</mo>
                        <msup>
                          <mi>x</mi>
                          <mn>2</mn>
                        </msup>
                        <mo stretchy="false">+</mo>
                        <mi>x</mi>
                        <mo stretchy="false">+</mo>
                        <mn>1</mn>
                      </mrow>
                    </mfrac>
                    <mo stretchy="false">⋅</mo>
                    <msub>
                      <mi>log</mi>
                      <mn>10</mn>
                    </msub>
                  </mrow>
                  <mrow>
                    <mo fence="true" stretchy="false">(</mo>
                    <mrow>
                      <mi>e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i>f</mi>
              </mstyle>
              <mo stretchy="false">=</mo>
              <mstyle color="red">
                <mrow>
                  <msub>
                    <mi>log</mi>
                    <mn>10</mn>
                  </msub>
                  <mrow>
                    <mo fence="true" stretchy="true">(</mo>
                    <mrow>
                      <mfrac>
                        <mrow>
                          <mi>x</mi>
                          <mo stretchy="false">+</mo>
                          <mn>1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frac>
                    </mrow>
                    <mo fence="true" stretchy="true">)</mo>
                  </mrow>
                </mrow>
              </mstyle>
              <mo stretchy="false">=</mo>
              <msub>
                <mi>log</mi>
                <mn>10</mn>
              </msub>
            </mrow>
            <mrow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  <mo stretchy="false">−</mo>
              <msub>
                <mi>log</mi>
                <mn>10</mn>
              </msub>
            </mrow>
            <mrow>
              <mo fence="true" stretchy="false">(</mo>
              <mrow>
                <mrow>
                  <msup>
                    <mi>x</mi>
                    <mn>2</mn>
                  </msup>
                  <mo stretchy="false">+</mo>
                  <mn>1</mn>
                </mrow>
              </mrow>
              <mo fence="true" stretchy="false">)</mo>
            </mrow>
          </mrow>
        </mtd>
      </mtr>
      <mtr>
        <mtd>
          <mrow>
            <mrow>
              <mstyle color="red">
                <mrow>
                  <mi>f</mi>
                  <mi>'</mi>
                </mrow>
              </mstyle>
              <mo stretchy="false">=</mo>
              <mrow>
                <mfrac>
                  <mn>1</mn>
                  <mrow>
                    <mi>x</mi>
                    <mo stretchy="false">+</mo>
                    <mn>1</mn>
                  </mrow>
                </mfrac>
                <mo stretchy="false">⋅</mo>
                <msub>
                  <mi>log</mi>
                  <mn>10</mn>
                </msub>
              </mrow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−</mo>
              <mrow>
                <mfrac>
                  <mrow>
                    <mn>2</mn>
                    <mi>x</mi>
                  </mrow>
                  <mrow>
                    <msup>
                      <mi>x</mi>
                      <mn>2</mn>
                    </msup>
                    <mo stretchy="false">+</mo>
                    <mn>1</mn>
                  </mrow>
                </mfrac>
                <mo stretchy="false">⋅</mo>
                <msub>
                  <mi>log</mi>
                  <mn>10</mn>
                </msub>
              </mrow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=</mo>
              <msub>
                <mi>log</mi>
                <mn>10</mn>
              </msub>
            </mrow>
            <mrow>
              <mo fence="true" stretchy="false">(</mo>
              <mrow>
                <mi>e</mi>
              </mrow>
              <mo fence="true" stretchy="false">)</mo>
            </mrow>
            <mrow>
              <mo fence="true" stretchy="true">(</mo>
              <mrow>
                <mrow>
                  <mfrac>
                    <mn>1</mn>
                    <mrow>
                      <mi>x</mi>
                      <mo stretchy="false">+</mo>
                      <mn>1</mn>
                    </mrow>
                  </mfrac>
                  <mo stretchy="false">−</mo>
                  <mfrac>
                    <mrow>
                      <mn>2</mn>
                      <mi>x</mi>
                    </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frac>
                </mrow>
              </mrow>
              <mo fence="true" stretchy="true">)</mo>
            </mrow>
            <mtext>=</mtext>
          </mrow>
        </mtd>
      </mtr>
      <mtr>
        <mtd>
          <mrow>
            <msub>
              <mi>log</mi>
              <mn>10</mn>
            </msub>
            <mrow>
              <mo fence="true" stretchy="false">(</mo>
              <mrow>
                <mi>e</mi>
              </mrow>
              <mo fence="true" stretchy="false">)</mo>
            </mrow>
            <mrow>
              <mrow>
                <mo fence="true" stretchy="true">(</mo>
                <mrow>
                  <mfrac>
                    <mrow>
                      <mn>1</mn>
                      <mrow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  <mo stretchy="false">−</mo>
                        <mn>2</mn>
                      </mrow>
                      <mi>x</mi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sup>
                        <mi>x</mi>
                        <mn>3</mn>
                      </msup>
                      <mo stretchy="false">+</mo>
                      <mi>x</mi>
                      <mo stretchy="false">+</mo>
                      <msup>
                        <mi>x</mi>
                        <mn>2</mn>
                      </msup>
                      <mo stretchy="false">+</mo>
                      <mn>1</mn>
                    </mrow>
                  </mfrac>
                </mrow>
                <mo fence="true" stretchy="true">)</mo>
              </mrow>
              <mo stretchy="false">=</mo>
              <msub>
                <mi>log</mi>
                <mn>10</mn>
              </msub>
            </mrow>
            <mrow>
              <mo fence="true" stretchy="false">(</mo>
              <mrow>
                <mi>e</mi>
              </mrow>
              <mo fence="true" stretchy="false">)</mo>
            </mrow>
            <mrow>
              <mo fence="true" stretchy="true">(</mo>
              <mrow>
                <mfrac>
                  <mrow>
                    <mrow>
                      <msup>
                        <mi>x</mi>
                        <mn>2</mn>
                      </msup>
                      <mo stretchy="false">+</mo>
                      <mn>1</mn>
                      <mo stretchy="false">−</mo>
                      <mn>2</mn>
                    </mrow>
                    <mrow>
                      <msup>
                        <mi>x</mi>
                        <mn>2</mn>
                      </msup>
                      <mo stretchy="false">−</mo>
                      <mn>2</mn>
                    </mrow>
                    <mi>x</mi>
                  </mrow>
                  <mrow>
                    <msup>
                      <mi>x</mi>
                      <mn>3</mn>
                    </msup>
                    <mo stretchy="false">+</mo>
                    <msup>
                      <mi>x</mi>
                      <mn>2</mn>
                    </msup>
                    <mo stretchy="false">+</mo>
                    <mi>x</mi>
                    <mo stretchy="false">+</mo>
                    <mn>1</mn>
                  </mrow>
                </mfrac>
              </mrow>
              <mo fence="true" stretchy="true">)</mo>
            </mrow>
            <mtext>=</mtext>
          </mrow>
        </mtd>
      </mtr>
      <mtr>
        <mtd>
          <mstyle color="red">
            <mrow>
              <msub>
                <mi>log</mi>
                <mn>10</mn>
              </msub>
              <mrow>
                <mo fence="true" stretchy="false">(</mo>
                <mrow>
                  <mi>e</mi>
                </mrow>
                <mo fence="true" stretchy="false">)</mo>
              </mrow>
              <mrow>
                <mo fence="true" stretchy="true">(</mo>
                <mrow>
                  <mfrac>
                    <mrow>
                      <mrow>
                        <mrow>
                          <mo stretchy="false">−</mo>
                          <msup>
                            <mi>x</mi>
                            <mn>2</mn>
                          </msup>
                        </mrow>
                        <mo stretchy="false">−</mo>
                        <mn>2</mn>
                      </mrow>
                      <mrow>
                        <mi>x</mi>
                        <mo stretchy="false">+</mo>
                        <mn>1</mn>
                      </mrow>
                    </mrow>
                    <mrow>
                      <msup>
                        <mi>x</mi>
                        <mn>3</mn>
                      </msup>
                      <mo stretchy="false">+</mo>
                      <msup>
                        <mi>x</mi>
                        <mn>2</mn>
                      </msup>
                      <mo stretchy="false">+</mo>
                      <mi>x</mi>
                      <mo stretchy="false">+</mo>
                      <mn>1</mn>
                    </mrow>
                  </mfrac>
                </mrow>
                <mo fence="true" stretchy="true">)</mo>
              </mrow>
            </mrow>
          </mstyle>
        </mtd>
      </mtr>
    </mtable>
    <annotation encoding="StarMath 5.0">color red{f} = color red{log_{ 10 } left( {x + 1} over { x^2 + 1} right)} -&gt; g = {x + 1} over { x^2 + 1} -&gt; f = log_{ 10 }( g ) newline
g' = {1( x^2 + 1 ) - (x + 1)2x} over ( x^2 + 1 )^2 = { x^2 + 1 - 2x^2 - 2x } over ( x^2 + 1 )^2 = { -x^2 - 2x + 1 } over ( x^2 + 1 )^2 = { -(x^2 + 2x - 1) } over ( x^2 + 1 )^2 newline
color red{f'} = {g'} over g cdot log_{ 10 }( e ) -&gt; f' = { { -(x^2 + 2x - 1) } over ( x^2 + 1 )^2 } over { {x + 1} over { x^2 + 1} } cdot log_{ 10 }( e ) = { -(x^2 + 2x - 1)(x^2 + 1) } over { ( x^2 + 1 )^2(x + 1) } cdot log_{ 10 }( e ) "=" newline 
{ -(x^2 + 2x - 1) } over { ( x^2 + 1 )(x + 1) } cdot log_{ 10 }( e ) = color red{{ -x^2 - 2x + 1 } over { x^3 + x^2 + x + 1 } cdot log_{ 10 }( e )} newline newline
color red{f} = color red{log_{ 10 } left( {x + 1} over { x^2 + 1} right)} = log_{ 10 }( x + 1 ) - log_{ 10 }( x^2 +1 ) newline
color red{f'} = 1 over { x + 1 } cdot log_{ 10 }( e ) - { 2x } over { x^2 + 1 } cdot log_{ 10 }( e ) = log_{ 10 }( e ) left( 1 over { x + 1 } - { 2x } over { x^2 + 1 } right) "=" newline 
log_{ 10 }( e ) left( {1(x^2 + 1) - 2x(x + 1)} over {x^3 + x + x^2 + 1} right) = log_{ 10 }( e ) left( {x^2 + 1 - 2x^2 -2x} over {x^3 + x^2 + x + 1} right) "=" newline
color red{log_{ 10 }( e ) left( {-x^2 - 2x + 1} over {x^3 + x^2 + x + 1} right)}</annotation>
  </semantics>
</math>
</file>

<file path=Object 69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row>
                <mo fence="true" stretchy="true">(</mo>
                <mrow>
                  <mfrac>
                    <msup>
                      <mi>e</mi>
                      <mi>x</mi>
                    </msup>
                    <mrow>
                      <mi>x</mi>
                      <mo stretchy="false">+</mo>
                      <mn>1</mn>
                    </mrow>
                  </mfrac>
                </mrow>
                <mo fence="true" stretchy="true">)</mo>
              </mrow>
              <mo stretchy="false">=</mo>
              <mi>ln</mi>
            </mrow>
            <mrow>
              <mrow>
                <mo fence="true" stretchy="false">(</mo>
                <mrow>
                  <msup>
                    <mi>e</mi>
                    <mi>x</mi>
                  </msup>
                </mrow>
                <mo fence="true" stretchy="false">)</mo>
              </mrow>
              <mo stretchy="false">−</mo>
              <mi>ln</mi>
            </mrow>
            <mrow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  <mo stretchy="false">=</mo>
              <mrow>
                <mi>x</mi>
                <mo stretchy="false">−</mo>
                <mi>ln</mi>
              </mrow>
            </mrow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row>
                <mn>1</mn>
                <mo stretchy="false">−</mo>
                <mfrac>
                  <mn>1</mn>
                  <mrow>
                    <mi>x</mi>
                    <mo stretchy="false">+</mo>
                    <mn>1</mn>
                  </mrow>
                </mfrac>
              </mrow>
              <mo stretchy="false">=</mo>
              <mfrac>
                <mrow>
                  <mi>x</mi>
                  <mo stretchy="false">+</mo>
                  <mn>1</mn>
                  <mo stretchy="false">−</mo>
                  <mn>1</mn>
                </mrow>
                <mrow>
                  <mi>x</mi>
                  <mo stretchy="false">+</mo>
                  <mn>1</mn>
                </mrow>
              </mfrac>
              <mo stretchy="false">=</mo>
              <mfrac>
                <mi>x</mi>
                <mrow>
                  <mi>x</mi>
                  <mo stretchy="false">+</mo>
                  <mn>1</mn>
                </mrow>
              </mfrac>
            </mrow>
          </mrow>
        </mtd>
      </mtr>
    </mtable>
    <annotation encoding="StarMath 5.0">y = ln left( e^x over {x + 1} right) = ln( e^x ) - ln( x + 1 ) = x - ln( x + 1 ) newline
y' = 1 - 1 over { x + 1 } = { x + 1 - 1 } over { x + 1 } = x over { x + 1 }</annotation>
  </semantics>
</math>
</file>

<file path=Object 7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row>
                <msup>
                  <mi>x</mi>
                  <mn>5</mn>
                </msup>
                <mo stretchy="false">−</mo>
                <mfrac>
                  <mn>2</mn>
                  <msup>
                    <mi>x</mi>
                    <mn>4</mn>
                  </msup>
                </mfrac>
              </mrow>
              <mo stretchy="false">=</mo>
              <mn>3</mn>
            </mrow>
            <mrow>
              <msup>
                <mi>x</mi>
                <mn>5</mn>
              </msup>
              <mo stretchy="false">−</mo>
              <mn>2</mn>
            </mrow>
            <msup>
              <mi>x</mi>
              <mrow>
                <mo stretchy="false">−</mo>
                <mn>4</mn>
              </mrow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row>
                <mo fence="true" stretchy="false">(</mo>
                <mrow>
                  <mrow>
                    <mn>5</mn>
                    <msup>
                      <mi>x</mi>
                      <mrow>
                        <mn>5</mn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o stretchy="false">−</mo>
              <mn>2</mn>
            </mrow>
            <mrow>
              <mrow>
                <mo fence="true" stretchy="false">(</mo>
                <mrow>
                  <mrow>
                    <mrow>
                      <mo stretchy="false">−</mo>
                      <mn>4</mn>
                    </mrow>
                    <msup>
                      <mi>x</mi>
                      <mrow>
                        <mrow>
                          <mo stretchy="false">−</mo>
                          <mn>4</mn>
                        </mrow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o stretchy="false">=</mo>
              <mn>15</mn>
            </mrow>
            <mrow>
              <msup>
                <mi>x</mi>
                <mn>4</mn>
              </msup>
              <mo stretchy="false">+</mo>
              <mn>8</mn>
            </mrow>
            <mrow>
              <msup>
                <mi>x</mi>
                <mrow>
                  <mo stretchy="false">−</mo>
                  <mn>5</mn>
                </mrow>
              </msup>
              <mo stretchy="false">=</mo>
              <mn>15</mn>
            </mrow>
            <mrow>
              <msup>
                <mi>x</mi>
                <mn>4</mn>
              </msup>
              <mo stretchy="false">+</mo>
              <mfrac>
                <mn>8</mn>
                <msup>
                  <mi>x</mi>
                  <mn>5</mn>
                </msup>
              </mfrac>
            </mrow>
          </mrow>
        </mtd>
      </mtr>
    </mtable>
    <annotation encoding="StarMath 5.0">h( x ) = 3x^5 - 2 over x^4 = 3x^5 - 2x^{ -4 } newline
h'( x ) = 3( 5x^{5 - 1} ) - 2( -4x^{-4 - 1} ) = 15x^4 + 8x^{ -5 } = 15x^4 + 8 over x^5</annotation>
  </semantics>
</math>
</file>

<file path=Object 70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i>ln</mi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</mrow>
              </mstyle>
            </mrow>
            <mo stretchy="false">→</mo>
            <mrow>
              <mi>f</mi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</mrow>
            <mo stretchy="false">→</mo>
            <mrow>
              <mi>y</mi>
              <mo stretchy="false">=</mo>
              <mi>ln</mi>
            </mrow>
            <mrow>
              <mo fence="true" stretchy="false">(</mo>
              <mrow>
                <mi>f</mi>
              </mrow>
              <mo fence="true" stretchy="false">)</mo>
            </mrow>
          </mrow>
        </mtd>
      </mtr>
      <mtr>
        <mtd>
          <mrow>
            <mi>f</mi>
            <mrow>
              <mi>'</mi>
              <mo stretchy="false">=</mo>
              <mn>3</mn>
            </mrow>
            <mrow>
              <mrow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  <mo stretchy="false">⋅</mo>
                <mn>2</mn>
              </mrow>
              <mo stretchy="false">=</mo>
              <mn>6</mn>
            </mrow>
            <msup>
              <mrow>
                <mo fence="true" stretchy="false">(</mo>
                <mrow>
                  <mrow>
                    <mn>2</mn>
                    <mrow>
                      <mi>x</mi>
                      <mo stretchy="false">−</mo>
                      <mn>1</mn>
                    </mrow>
                  </mrow>
                </mrow>
                <mo fence="true" stretchy="false">)</mo>
              </mrow>
              <mn>2</mn>
            </msup>
          </mrow>
        </mtd>
      </mtr>
      <mtr>
        <mtd>
          <mrow>
            <mstyle color="red">
              <mrow>
                <mi>y</mi>
                <mi>'</mi>
              </mrow>
            </mstyle>
            <mo stretchy="false">=</mo>
            <mfrac>
              <mrow>
                <mi>f</mi>
                <mi>'</mi>
              </mrow>
              <mi>f</mi>
            </mfrac>
            <mo stretchy="false">=</mo>
            <mfrac>
              <mrow>
                <mn>6</mn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row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</mfrac>
            <mo stretchy="false">=</mo>
            <mstyle color="red">
              <mfrac>
                <mn>6</mn>
                <mrow>
                  <mn>2</mn>
                  <mrow>
                    <mi>x</mi>
                    <mo stretchy="false">−</mo>
                    <mn>1</mn>
                  </mrow>
                </mrow>
              </mfrac>
            </mstyle>
          </mrow>
        </mtd>
      </mtr>
      <mtr>
        <mtd>
          <mrow/>
        </mtd>
      </mtr>
      <mtr>
        <mtd>
          <mrow>
            <mrow>
              <mstyle color="red">
                <mi>y</mi>
              </mstyle>
              <mo stretchy="false">=</mo>
              <mstyle color="red">
                <mrow>
                  <mi>ln</mi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</mrow>
              </mstyle>
              <mo stretchy="false">=</mo>
              <mrow>
                <mn>3</mn>
                <mo stretchy="false">⋅</mo>
                <mi>ln</mi>
              </mrow>
            </mrow>
            <mrow>
              <mo fence="true" stretchy="false">(</mo>
              <mrow>
                <mrow>
                  <mn>2</mn>
                  <mrow>
                    <mi>x</mi>
                    <mo stretchy="false">−</mo>
                    <mn>1</mn>
                  </mrow>
                </mrow>
              </mrow>
              <mo fence="true" stretchy="false">)</mo>
            </mrow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row>
                <mn>0</mn>
                <mo stretchy="false">⋅</mo>
                <mi>ln</mi>
              </mrow>
            </mrow>
            <mrow>
              <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o stretchy="false">+</mo>
                <mrow>
                  <mn>3</mn>
                  <mo stretchy="false">⋅</mo>
                  <mfrac>
                    <mn>2</mn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frac>
                </mrow>
              </mrow>
              <mo stretchy="false">=</mo>
              <mstyle color="red">
                <mfrac>
                  <mn>6</mn>
                  <mrow>
                    <mn>2</mn>
                    <mrow>
                      <mi>x</mi>
                      <mo stretchy="false">−</mo>
                      <mn>1</mn>
                    </mrow>
                  </mrow>
                </mfrac>
              </mstyle>
            </mrow>
          </mrow>
        </mtd>
      </mtr>
    </mtable>
    <annotation encoding="StarMath 5.0">color red {y} = color red {ln(2x - 1)^3} -&gt; f = (2x - 1)^3 -&gt; y = ln( f ) newline
f' = 3( 2x - 1 )^2 cdot 2 = 6( 2x - 1 )^2 newline
color red {y'} = {f'} over f =  { 6( 2x - 1 )^2 } over (2x - 1)^3 = color red {6 over { 2x - 1 }} newline newline
color red {y} = color red {ln(2x - 1)^3} = 3 cdot ln(2x - 1) newline
color red {y'} = 0 cdot ln(2x - 1) + 3 cdot {2 over { 2x - 1 }} = color red {6 over { 2x - 1 }}</annotation>
  </semantics>
</math>
</file>

<file path=Object 71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n>4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3</mn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i>ln</mi>
            </mrow>
            <mrow>
              <mrow>
                <mo fence="true" stretchy="false">(</mo>
                <mrow>
                  <mrow>
                    <mn>4</mn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</mrow>
                </mrow>
                <mo fence="true" stretchy="false">)</mo>
              </mrow>
              <mo stretchy="false">+</mo>
              <mi>ln</mi>
            </mrow>
            <mrow>
              <mo fence="true" stretchy="false">(</mo>
              <mrow>
                <mrow>
                  <mn>2</mn>
                  <mrow>
                    <mi>x</mi>
                    <mo stretchy="false">−</mo>
                    <mn>1</mn>
                  </mrow>
                </mrow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row>
                <mfrac>
                  <mrow>
                    <mn>8</mn>
                    <mi>x</mi>
                  </mrow>
                  <mrow>
                    <mn>4</mn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</mrow>
                </mfrac>
                <mo stretchy="false">+</mo>
                <mfrac>
                  <mn>2</mn>
                  <mrow>
                    <mn>2</mn>
                    <mrow>
                      <mi>x</mi>
                      <mo stretchy="false">−</mo>
                      <mn>1</mn>
                    </mrow>
                  </mrow>
                </mfrac>
              </mrow>
              <mo stretchy="false">=</mo>
              <mfrac>
                <mrow>
                  <mn>8</mn>
                  <mi>x</mi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o stretchy="false">+</mo>
                    <mn>2</mn>
                  </mrow>
                  <mrow>
                    <mo fence="true" stretchy="false">(</mo>
                    <mrow>
                      <mrow>
                        <mn>4</mn>
                        <mrow>
                          <msup>
                            <mi>x</mi>
                            <mn>2</mn>
                          </msup>
                          <mo stretchy="false">+</mo>
                          <mn>3</mn>
                        </mrow>
                      </mrow>
                    </mrow>
                    <mo fence="true" stretchy="false">)</mo>
                  </mrow>
                </mrow>
                <mrow>
                  <mn>8</mn>
                  <mrow>
                    <msup>
                      <mi>x</mi>
                      <mn>3</mn>
                    </msup>
                    <mo stretchy="false">−</mo>
                    <mn>4</mn>
                  </mrow>
                  <mrow>
                    <msup>
                      <mi>x</mi>
                      <mn>2</mn>
                    </msup>
                    <mo stretchy="false">+</mo>
                    <mn>6</mn>
                  </mrow>
                  <mrow>
                    <mi>x</mi>
                    <mo stretchy="false">−</mo>
                    <mn>3</mn>
                  </mrow>
                </mrow>
              </mfrac>
              <mo stretchy="false">=</mo>
              <mfrac>
                <mrow>
                  <mn>16</mn>
                  <mrow>
                    <msup>
                      <mi>x</mi>
                      <mn>2</mn>
                    </msup>
                    <mo stretchy="false">−</mo>
                    <mn>8</mn>
                  </mrow>
                  <mrow>
                    <mi>x</mi>
                    <mo stretchy="false">+</mo>
                    <mn>8</mn>
                  </mrow>
                  <mrow>
                    <msup>
                      <mi>x</mi>
                      <mn>2</mn>
                    </msup>
                    <mo stretchy="false">+</mo>
                    <mn>6</mn>
                  </mrow>
                </mrow>
                <mrow>
                  <mn>8</mn>
                  <mrow>
                    <msup>
                      <mi>x</mi>
                      <mn>3</mn>
                    </msup>
                    <mo stretchy="false">−</mo>
                    <mn>4</mn>
                  </mrow>
                  <mrow>
                    <msup>
                      <mi>x</mi>
                      <mn>2</mn>
                    </msup>
                    <mo stretchy="false">+</mo>
                    <mn>6</mn>
                  </mrow>
                  <mrow>
                    <mi>x</mi>
                    <mo stretchy="false">−</mo>
                    <mn>3</mn>
                  </mrow>
                </mrow>
              </mfrac>
            </mrow>
            <mtext>=</mtext>
          </mrow>
        </mtd>
      </mtr>
      <mtr>
        <mtd>
          <mrow>
            <mfrac>
              <mrow>
                <mn>24</mn>
                <mrow>
                  <msup>
                    <mi>x</mi>
                    <mn>2</mn>
                  </msup>
                  <mo stretchy="false">−</mo>
                  <mn>8</mn>
                </mrow>
                <mrow>
                  <mi>x</mi>
                  <mo stretchy="false">+</mo>
                  <mn>6</mn>
                </mrow>
              </mrow>
              <mrow>
                <mn>8</mn>
                <mrow>
                  <msup>
                    <mi>x</mi>
                    <mn>3</mn>
                  </msup>
                  <mo stretchy="false">−</mo>
                  <mn>4</mn>
                </mrow>
                <mrow>
                  <msup>
                    <mi>x</mi>
                    <mn>2</mn>
                  </msup>
                  <mo stretchy="false">+</mo>
                  <mn>6</mn>
                </mrow>
                <mrow>
                  <mi>x</mi>
                  <mo stretchy="false">−</mo>
                  <mn>3</mn>
                </mrow>
              </mrow>
            </mfrac>
            <mo stretchy="false">=</mo>
            <mfrac>
              <mrow>
                <mn>2</mn>
                <mrow>
                  <mo fence="true" stretchy="false">(</mo>
                  <mrow>
                    <mrow>
                      <mn>12</mn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row>
                        <mi>x</mi>
                        <mo stretchy="false">+</mo>
                        <mn>3</mn>
                      </mrow>
                    </mrow>
                  </mrow>
                  <mo fence="true" stretchy="false">)</mo>
                </mrow>
              </mrow>
              <mrow>
                <mn>8</mn>
                <mrow>
                  <msup>
                    <mi>x</mi>
                    <mn>3</mn>
                  </msup>
                  <mo stretchy="false">−</mo>
                  <mn>4</mn>
                </mrow>
                <mrow>
                  <msup>
                    <mi>x</mi>
                    <mn>2</mn>
                  </msup>
                  <mo stretchy="false">+</mo>
                  <mn>6</mn>
                </mrow>
                <mrow>
                  <mi>x</mi>
                  <mo stretchy="false">−</mo>
                  <mn>3</mn>
                </mrow>
              </mrow>
            </mfrac>
          </mrow>
        </mtd>
      </mtr>
    </mtable>
    <annotation encoding="StarMath 5.0">y = ln[ (4x^2 + 3)(2x - 1) ] = ln(4x^2 + 3) + ln(2x - 1) newline
y' = { 8x } over { 4x^2 + 3 } + { 2 } over { 2x - 1 } = { 8x(2x - 1) + 2(4x^2 + 3) } over { 8x^3 - 4x^2 + 6x -3 } = { 16x^2 - 8x + 8x^2 + 6 } over { 8x^3 - 4x^2 + 6x -3 } "=" newline
{ 24x^2 - 8x + 6 } over { 8x^3 - 4x^2 + 6x -3 } = { 2(12x^2 - 4x + 3) } over { 8x^3 - 4x^2 + 6x -3 }</annotation>
  </semantics>
</math>
</file>

<file path=Object 72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row>
                  <mo fence="true" stretchy="true">(</mo>
                  <mrow>
                    <mfrac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frac>
                  </mrow>
                  <mo fence="true" stretchy="true">)</mo>
                </mrow>
                <mn>4</mn>
              </msup>
            </mrow>
            <mo stretchy="false">→</mo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2</mn>
                  <mrow>
                    <mi>x</mi>
                    <mo stretchy="false">+</mo>
                    <mn>1</mn>
                  </mrow>
                </mrow>
                <mrow>
                  <mn>3</mn>
                  <mrow>
                    <mi>x</mi>
                    <mo stretchy="false">−</mo>
                    <mn>1</mn>
                  </mrow>
                </mrow>
              </mfrac>
            </mrow>
            <mo stretchy="false">→</mo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sup>
              <mrow>
                <mo fence="true" stretchy="false">(</mo>
                <mrow>
                  <mi>x</mi>
                </mrow>
                <mo fence="true" stretchy="false">)</mo>
              </mrow>
              <mn>4</mn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2</mn>
                  <mrow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n>3</mn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n>6</mn>
                  <mrow>
                    <mi>x</mi>
                    <mo stretchy="false">−</mo>
                    <mn>2</mn>
                    <mo stretchy="false">−</mo>
                    <mn>6</mn>
                  </mrow>
                  <mrow>
                    <mi>x</mi>
                    <mo stretchy="false">−</mo>
                    <mn>3</mn>
                  </mrow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o stretchy="false">−</mo>
                  <mn>5</mn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4</mn>
            </mrow>
            <mi>g</mi>
            <mrow>
              <msup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n>4</mn>
                  <mo stretchy="false">−</mo>
                  <mn>1</mn>
                </mrow>
              </msup>
              <mo stretchy="false">⋅</mo>
              <mi>g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4</mn>
            </mrow>
            <mrow>
              <mrow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3</mn>
                </msup>
                <mo stretchy="false">⋅</mo>
                <mfrac>
                  <mrow>
                    <mo stretchy="false">−</mo>
                    <mn>5</mn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frac>
              </mrow>
              <mo stretchy="false">=</mo>
              <mrow>
                <mfrac>
                  <mrow>
                    <mo stretchy="false">−</mo>
                    <mn>20</mn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frac>
                <mo stretchy="false">⋅</mo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3</mn>
                </msup>
              </mrow>
            </mrow>
          </mrow>
        </mtd>
      </mtr>
    </mtable>
    <annotation encoding="StarMath 5.0">f(x) = left ( {2x + 1} over {3x - 1} right )^4 -&gt; g( x ) =  {2x + 1} over {3x - 1} -&gt; f( x ) = g(x)^4 newline
g'( x ) = {2( 3x - 1 ) - (2x + 1)3} over ( 3x - 1 )^2 = { 6x - 2 - 6x - 3 } over ( 3x - 1 )^2 = -5 over ( 3x - 1 )^2 newline
f'( x ) = 4g(x)^{4 - 1} cdot g'(x) = 4 left( {2x + 1} over {3x - 1} right)^3 cdot {-5 over ( 3x - 1 )^2} = {-20 over ( 3x - 1 )^2} cdot left( {2x + 1} over {3x - 1} right)^3  </annotation>
  </semantics>
</math>
</file>

<file path=Object 8/content.xml><?xml version="1.0" encoding="utf-8"?>
<math xmlns="http://www.w3.org/1998/Math/MathML" display="block">
  <semantics>
    <mtable>
      <mtr>
        <mtd>
          <mrow>
            <mi>y</mi>
            <mo stretchy="false">=</mo>
            <mroot>
              <msup>
                <mi>x</mi>
                <mn>4</mn>
              </msup>
              <mn>3</mn>
            </mroot>
            <mo stretchy="false">=</mo>
            <msup>
              <mi>x</mi>
              <mfrac>
                <mn>4</mn>
                <mn>3</mn>
              </mfrac>
            </msup>
          </mrow>
        </mtd>
      </mtr>
      <mtr>
        <mtd>
          <mrow>
            <mi>y</mi>
            <mrow>
              <mi>'</mi>
              <mo stretchy="false">=</mo>
              <mfrac>
                <mn>4</mn>
                <mn>3</mn>
              </mfrac>
            </mrow>
            <mrow>
              <msup>
                <mi>x</mi>
                <mrow>
                  <mfrac>
                    <mn>4</mn>
                    <mn>3</mn>
                  </mfrac>
                  <mo stretchy="false">−</mo>
                  <mn>1</mn>
                </mrow>
              </msup>
              <mo stretchy="false">=</mo>
              <mfrac>
                <mn>4</mn>
                <mn>3</mn>
              </mfrac>
            </mrow>
            <mrow>
              <msup>
                <mi>x</mi>
                <mfrac>
                  <mn>1</mn>
                  <mn>3</mn>
                </mfrac>
              </msup>
              <mo stretchy="false">=</mo>
              <mfrac>
                <mn>4</mn>
                <mn>3</mn>
              </mfrac>
            </mrow>
            <mroot>
              <mi>x</mi>
              <mn>3</mn>
            </mroot>
          </mrow>
        </mtd>
      </mtr>
    </mtable>
    <annotation encoding="StarMath 5.0">y = nroot 3 { x^4 } = x^{ 4 over 3 } newline
y'= {4 over 3}x^{ 4 over 3 - 1 } = {4 over 3}x^{ 1 over 3 } = {4 over 3} nroot 3 { x }</annotation>
  </semantics>
</math>
</file>

<file path=Object 9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root>
                <mi>x</mi>
                <mn>3</mn>
              </mroot>
              <mo stretchy="false">=</mo>
              <mn>7</mn>
            </mrow>
            <msup>
              <mi>x</mi>
              <mfrac>
                <mn>1</mn>
                <mn>3</mn>
              </mfrac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row>
                <mo fence="true" stretchy="true">(</mo>
                <mrow>
                  <mrow>
                    <mfrac>
                      <mn>1</mn>
                      <mn>3</mn>
                    </mfrac>
                    <msup>
                      <mi>x</mi>
                      <mrow>
                        <mfrac>
                          <mn>1</mn>
                          <mn>3</mn>
                        </mfrac>
                        <mo stretchy="false">−</mo>
                        <mn>1</mn>
                      </mrow>
                    </msup>
                  </mrow>
                </mrow>
                <mo fence="true" stretchy="true">)</mo>
              </mrow>
              <mo stretchy="false">=</mo>
              <mfrac>
                <mn>7</mn>
                <mn>3</mn>
              </mfrac>
            </mrow>
            <mrow>
              <msup>
                <mi>x</mi>
                <mrow>
                  <mo stretchy="false">−</mo>
                  <mfrac>
                    <mn>2</mn>
                    <mn>3</mn>
                  </mfrac>
                </mrow>
              </msup>
              <mo stretchy="false">=</mo>
              <mrow>
                <mfrac>
                  <mn>7</mn>
                  <mn>3</mn>
                </mfrac>
                <mo stretchy="false">⋅</mo>
                <mfrac>
                  <mn>1</mn>
                  <msup>
                    <mi>x</mi>
                    <mfrac>
                      <mn>2</mn>
                      <mn>3</mn>
                    </mfrac>
                  </msup>
                </mfrac>
              </mrow>
              <mo stretchy="false">=</mo>
              <mfrac>
                <mn>7</mn>
                <mrow>
                  <mn>3</mn>
                  <mroot>
                    <msup>
                      <mi>x</mi>
                      <mn>2</mn>
                    </msup>
                    <mn>3</mn>
                  </mroot>
                </mrow>
              </mfrac>
            </mrow>
            <mrow>
              <mrow>
                <mo fence="true" stretchy="true">(</mo>
                <mrow>
                  <mfrac>
                    <mroot>
                      <mi>x</mi>
                      <mn>3</mn>
                    </mroot>
                    <mroot>
                      <mi>x</mi>
                      <mn>3</mn>
                    </mroot>
                  </mfrac>
                </mrow>
                <mo fence="true" stretchy="true">)</mo>
              </mrow>
              <mo stretchy="false">=</mo>
              <mfrac>
                <mrow>
                  <mn>7</mn>
                  <mroot>
                    <mi>x</mi>
                    <mn>3</mn>
                  </mroot>
                </mrow>
                <mrow>
                  <mn>3</mn>
                  <mi>x</mi>
                </mrow>
              </mfrac>
            </mrow>
          </mrow>
        </mtd>
      </mtr>
    </mtable>
    <annotation encoding="StarMath 5.0">g( x ) = 7 nroot 3 x = 7x^{ 1 over 3 } newline
g'( x ) = 7 left( {1 over 3}x^{1 over 3 - 1} right) = { 7 over 3 }x^{ -{2 over 3} } = { 7 over 3 } cdot { 1 over x^{2 over 3} } = 7 over { 3 nroot 3 x^2 } left ( {nroot 3 x} over {nroot 3 x} right ) = { 7 nroot 3 x } over { 3x }</annotation>
  </semantics>
</math>
</file>